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19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06916679">
            <text:p>-0,0692</text:p>
          </table:table-cell>
          <table:table-cell table:number-columns-repeated="2"/>
          <table:table-cell office:value-type="string">
            <text:p>Trainée D</text:p>
          </table:table-cell>
          <table:table-cell table:number-columns-repeated="14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06626814">
            <text:p>-0,0663</text:p>
          </table:table-cell>
          <table:table-cell table:number-columns-repeated="17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06564926">
            <text:p>-0,0656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06449533">
            <text:p>-0,0645</text:p>
          </table:table-cell>
          <table:table-cell/>
          <table:table-cell>
            <draw:frame table:end-cell-address="Feuille1.N35" table:end-x="1.874cm" table:end-y="0.009cm" draw:z-index="0" svg:width="22.251cm" svg:height="13.762cm" svg:x="2.203cm" svg:y="0.247cm">
              <draw:object draw:notify-on-update-of-ranges="Feuille1.A1:Feuille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06682946">
            <text:p>-0,0668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6103066">
            <text:p>-0,06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05630425">
            <text:p>-0,056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05492131">
            <text:p>-0,0549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05243829">
            <text:p>-0,0524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05139156">
            <text:p>-0,0514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04993852">
            <text:p>-0,0499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4685955">
            <text:p>-0,0469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04404637">
            <text:p>-0,044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4211208">
            <text:p>-0,0421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4225793">
            <text:p>-0,0423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4665139">
            <text:p>-0,0467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4666082">
            <text:p>-0,0467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4791184">
            <text:p>-0,0479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538314">
            <text:p>-0,0538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5485992">
            <text:p>-0,0549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5485206">
            <text:p>-0,0549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5609448">
            <text:p>-0,0561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074111">
            <text:p>-0,060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5977724">
            <text:p>-0,059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6033788">
            <text:p>-0,0603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6109459">
            <text:p>-0,0611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5679533">
            <text:p>-0,0568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5540603">
            <text:p>-0,0554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5362045">
            <text:p>-0,0536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520683">
            <text:p>-0,0521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486498">
            <text:p>-0,0486</text:p>
          </table:table-cell>
          <table:table-cell table:style-name="ce1" office:value-type="float" office:value="-0.14399538">
            <text:p>-0,144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4862381">
            <text:p>-0,0486</text:p>
          </table:table-cell>
          <table:table-cell table:style-name="ce1" office:value-type="float" office:value="-0.1741066">
            <text:p>-0,1741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5097632">
            <text:p>-0,051</text:p>
          </table:table-cell>
          <table:table-cell table:style-name="ce1" office:value-type="float" office:value="-0.17749111">
            <text:p>-0,1775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5068245">
            <text:p>-0,0507</text:p>
          </table:table-cell>
          <table:table-cell table:style-name="ce1" office:value-type="float" office:value="-0.17394824">
            <text:p>-0,1739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5229505">
            <text:p>-0,0523</text:p>
          </table:table-cell>
          <table:table-cell table:style-name="ce1" office:value-type="float" office:value="-0.17027809">
            <text:p>-0,1703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5657738">
            <text:p>-0,0566</text:p>
          </table:table-cell>
          <table:table-cell table:style-name="ce1" office:value-type="float" office:value="-0.16519371">
            <text:p>-0,1652</text:p>
          </table:table-cell>
          <table:table-cell table:formula="oooc:=[.B36]-[.C36]" office:value-type="float" office:value="0.10861633">
            <text:p>0,1086</text:p>
          </table:table-cell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04849097">
            <text:p>-0,0485</text:p>
          </table:table-cell>
          <table:table-cell table:style-name="ce1" office:value-type="float" office:value="-0.1571073">
            <text:p>-0,1571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05514302">
            <text:p>-0,0551</text:p>
          </table:table-cell>
          <table:table-cell table:style-name="ce1" office:value-type="float" office:value="-0.16375935">
            <text:p>-0,1638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0554043">
            <text:p>-0,0554</text:p>
          </table:table-cell>
          <table:table-cell table:style-name="ce1" office:value-type="float" office:value="-0.16402063">
            <text:p>-0,164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04918183">
            <text:p>-0,0492</text:p>
          </table:table-cell>
          <table:table-cell table:style-name="ce1" office:value-type="float" office:value="-0.15779816">
            <text:p>-0,1578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04572514">
            <text:p>-0,0457</text:p>
          </table:table-cell>
          <table:table-cell table:style-name="ce1" office:value-type="float" office:value="-0.15434147">
            <text:p>-0,1543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04290428">
            <text:p>-0,0429</text:p>
          </table:table-cell>
          <table:table-cell table:style-name="ce1" office:value-type="float" office:value="-0.15152061">
            <text:p>-0,1515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04556729">
            <text:p>-0,0456</text:p>
          </table:table-cell>
          <table:table-cell table:style-name="ce1" office:value-type="float" office:value="-0.15418362">
            <text:p>-0,1542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04514331">
            <text:p>-0,0451</text:p>
          </table:table-cell>
          <table:table-cell table:style-name="ce1" office:value-type="float" office:value="-0.15375964">
            <text:p>-0,1538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04622307">
            <text:p>-0,0462</text:p>
          </table:table-cell>
          <table:table-cell table:style-name="ce1" office:value-type="float" office:value="-0.1548394">
            <text:p>-0,1548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04598359">
            <text:p>-0,046</text:p>
          </table:table-cell>
          <table:table-cell table:style-name="ce1" office:value-type="float" office:value="-0.15459992">
            <text:p>-0,1546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04179131">
            <text:p>-0,0418</text:p>
          </table:table-cell>
          <table:table-cell table:style-name="ce1" office:value-type="float" office:value="-0.15040764">
            <text:p>-0,1504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03364758">
            <text:p>-0,0336</text:p>
          </table:table-cell>
          <table:table-cell table:style-name="ce1" office:value-type="float" office:value="-0.14226391">
            <text:p>-0,1423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03087997">
            <text:p>-0,0309</text:p>
          </table:table-cell>
          <table:table-cell table:style-name="ce1" office:value-type="float" office:value="-0.1394963">
            <text:p>-0,1395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02743336">
            <text:p>-0,0274</text:p>
          </table:table-cell>
          <table:table-cell table:style-name="ce1" office:value-type="float" office:value="-0.13604969">
            <text:p>-0,136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02392845">
            <text:p>-0,0239</text:p>
          </table:table-cell>
          <table:table-cell table:style-name="ce1" office:value-type="float" office:value="-0.13254478">
            <text:p>-0,1325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01826694">
            <text:p>-0,0183</text:p>
          </table:table-cell>
          <table:table-cell table:style-name="ce1" office:value-type="float" office:value="-0.12688327">
            <text:p>-0,1269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01780188">
            <text:p>-0,0178</text:p>
          </table:table-cell>
          <table:table-cell table:style-name="ce1" office:value-type="float" office:value="-0.12641821">
            <text:p>-0,1264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01259051">
            <text:p>-0,0126</text:p>
          </table:table-cell>
          <table:table-cell table:style-name="ce1" office:value-type="float" office:value="-0.12120684">
            <text:p>-0,1212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00753535000000002">
            <text:p>-0,0075</text:p>
          </table:table-cell>
          <table:table-cell table:style-name="ce1" office:value-type="float" office:value="-0.11615168">
            <text:p>-0,1162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000686380000000014">
            <text:p>-0,0007</text:p>
          </table:table-cell>
          <table:table-cell table:style-name="ce1" office:value-type="float" office:value="-0.10930271">
            <text:p>-0,1093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0.00531291999999999">
            <text:p>0,0053</text:p>
          </table:table-cell>
          <table:table-cell table:style-name="ce1" office:value-type="float" office:value="-0.10330341">
            <text:p>-0,1033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0.0108327">
            <text:p>0,0108</text:p>
          </table:table-cell>
          <table:table-cell table:style-name="ce1" office:value-type="float" office:value="-0.09778363">
            <text:p>-0,0978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0.02299254">
            <text:p>0,023</text:p>
          </table:table-cell>
          <table:table-cell table:style-name="ce1" office:value-type="float" office:value="-0.08562379">
            <text:p>-0,0856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0.02954216">
            <text:p>0,0295</text:p>
          </table:table-cell>
          <table:table-cell table:style-name="ce1" office:value-type="float" office:value="-0.07907417">
            <text:p>-0,0791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0.03426375">
            <text:p>0,0343</text:p>
          </table:table-cell>
          <table:table-cell table:style-name="ce1" office:value-type="float" office:value="-0.07435258">
            <text:p>-0,0744</text:p>
          </table:table-cell>
          <table:table-cell table:style-name="ce1" office:value-type="float" office:value="-0.04521342">
            <text:p>-0,0452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0.0394183">
            <text:p>0,0394</text:p>
          </table:table-cell>
          <table:table-cell table:style-name="ce1" office:value-type="float" office:value="-0.06919803">
            <text:p>-0,0692</text:p>
          </table:table-cell>
          <table:table-cell table:style-name="ce1" office:value-type="float" office:value="-0.03733388">
            <text:p>-0,0373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0.0435299">
            <text:p>0,0435</text:p>
          </table:table-cell>
          <table:table-cell table:style-name="ce1" office:value-type="float" office:value="-0.06508643">
            <text:p>-0,0651</text:p>
          </table:table-cell>
          <table:table-cell table:style-name="ce1" office:value-type="float" office:value="-0.0476148">
            <text:p>-0,0476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0.04717415">
            <text:p>0,0472</text:p>
          </table:table-cell>
          <table:table-cell table:style-name="ce1" office:value-type="float" office:value="-0.06144218">
            <text:p>-0,0614</text:p>
          </table:table-cell>
          <table:table-cell table:style-name="ce1" office:value-type="float" office:value="-0.03512487">
            <text:p>-0,0351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0.05296365">
            <text:p>0,053</text:p>
          </table:table-cell>
          <table:table-cell table:style-name="ce1" office:value-type="float" office:value="-0.05565268">
            <text:p>-0,0557</text:p>
          </table:table-cell>
          <table:table-cell table:style-name="ce1" office:value-type="float" office:value="-0.03384753">
            <text:p>-0,0338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0.05894683">
            <text:p>0,0589</text:p>
          </table:table-cell>
          <table:table-cell table:style-name="ce1" office:value-type="float" office:value="-0.0496695">
            <text:p>-0,0497</text:p>
          </table:table-cell>
          <table:table-cell table:style-name="ce1" office:value-type="float" office:value="-0.02052828">
            <text:p>-0,0205</text:p>
          </table:table-cell>
          <table:table-cell table:formula="oooc:=[.B66]-[.D66]" office:value-type="float" office:value="0.07947511">
            <text:p>0,0795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0.07502106">
            <text:p>0,075</text:p>
          </table:table-cell>
          <table:table-cell/>
          <table:table-cell table:style-name="ce1" office:value-type="float" office:value="-0.00445405000000001">
            <text:p>-0,0045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0.06480668">
            <text:p>0,0648</text:p>
          </table:table-cell>
          <table:table-cell/>
          <table:table-cell table:style-name="ce1" office:value-type="float" office:value="-0.01466843">
            <text:p>-0,0147</text:p>
          </table:table-cell>
          <table:table-cell table:number-columns-repeated="15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0.05734049">
            <text:p>0,0573</text:p>
          </table:table-cell>
          <table:table-cell/>
          <table:table-cell table:style-name="ce1" office:value-type="float" office:value="-0.02213462">
            <text:p>-0,0221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6515568">
            <text:p>0,0652</text:p>
          </table:table-cell>
          <table:table-cell/>
          <table:table-cell table:style-name="ce1" office:value-type="float" office:value="-0.01431943">
            <text:p>-0,0143</text:p>
          </table:table-cell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7035581">
            <text:p>0,0704</text:p>
          </table:table-cell>
          <table:table-cell/>
          <table:table-cell table:style-name="ce1" office:value-type="float" office:value="-0.00911930000000001">
            <text:p>-0,0091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7315617">
            <text:p>0,0732</text:p>
          </table:table-cell>
          <table:table-cell/>
          <table:table-cell table:style-name="ce1" office:value-type="float" office:value="-0.00631893999999998">
            <text:p>-0,0063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8814824">
            <text:p>0,0881</text:p>
          </table:table-cell>
          <table:table-cell/>
          <table:table-cell table:style-name="ce1" office:value-type="float" office:value="0.00867313000000001">
            <text:p>0,0087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9464677">
            <text:p>0,0946</text:p>
          </table:table-cell>
          <table:table-cell/>
          <table:table-cell table:style-name="ce1" office:value-type="float" office:value="0.01517166">
            <text:p>0,0152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11134845">
            <text:p>0,1113</text:p>
          </table:table-cell>
          <table:table-cell/>
          <table:table-cell table:style-name="ce1" office:value-type="float" office:value="0.03187334">
            <text:p>0,0319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10928631">
            <text:p>0,1093</text:p>
          </table:table-cell>
          <table:table-cell/>
          <table:table-cell table:style-name="ce1" office:value-type="float" office:value="0.0298112">
            <text:p>0,0298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11179635">
            <text:p>0,1118</text:p>
          </table:table-cell>
          <table:table-cell/>
          <table:table-cell table:style-name="ce1" office:value-type="float" office:value="0.03232124">
            <text:p>0,0323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12122697">
            <text:p>0,1212</text:p>
          </table:table-cell>
          <table:table-cell/>
          <table:table-cell table:style-name="ce1" office:value-type="float" office:value="0.04175186">
            <text:p>0,0418</text:p>
          </table:table-cell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12120732">
            <text:p>0,1212</text:p>
          </table:table-cell>
          <table:table-cell/>
          <table:table-cell table:style-name="ce1" office:value-type="float" office:value="0.04173221">
            <text:p>0,0417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11962715">
            <text:p>0,1196</text:p>
          </table:table-cell>
          <table:table-cell/>
          <table:table-cell table:style-name="ce1" office:value-type="float" office:value="0.04015204">
            <text:p>0,0402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12310312">
            <text:p>0,1231</text:p>
          </table:table-cell>
          <table:table-cell/>
          <table:table-cell table:style-name="ce1" office:value-type="float" office:value="0.04362801">
            <text:p>0,0436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12764569">
            <text:p>0,1276</text:p>
          </table:table-cell>
          <table:table-cell/>
          <table:table-cell table:style-name="ce1" office:value-type="float" office:value="0.04817058">
            <text:p>0,0482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13647152">
            <text:p>0,1365</text:p>
          </table:table-cell>
          <table:table-cell/>
          <table:table-cell table:style-name="ce1" office:value-type="float" office:value="0.05699641">
            <text:p>0,057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1525776">
            <text:p>0,1526</text:p>
          </table:table-cell>
          <table:table-cell/>
          <table:table-cell table:style-name="ce1" office:value-type="float" office:value="0.07310249">
            <text:p>0,0731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15034461">
            <text:p>0,1503</text:p>
          </table:table-cell>
          <table:table-cell/>
          <table:table-cell table:style-name="ce1" office:value-type="float" office:value="0.0708695">
            <text:p>0,0709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15872238">
            <text:p>0,1587</text:p>
          </table:table-cell>
          <table:table-cell/>
          <table:table-cell table:style-name="ce1" office:value-type="float" office:value="0.07924727">
            <text:p>0,0792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16607627">
            <text:p>0,1661</text:p>
          </table:table-cell>
          <table:table-cell/>
          <table:table-cell table:style-name="ce1" office:value-type="float" office:value="0.08660116">
            <text:p>0,0866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6844891">
            <text:p>0,1684</text:p>
          </table:table-cell>
          <table:table-cell/>
          <table:table-cell table:style-name="ce1" office:value-type="float" office:value="0.0889738">
            <text:p>0,089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15823162">
            <text:p>0,1582</text:p>
          </table:table-cell>
          <table:table-cell/>
          <table:table-cell table:style-name="ce1" office:value-type="float" office:value="0.07875651">
            <text:p>0,0788</text:p>
          </table:table-cell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16172312">
            <text:p>0,1617</text:p>
          </table:table-cell>
          <table:table-cell/>
          <table:table-cell table:style-name="ce1" office:value-type="float" office:value="0.08224801">
            <text:p>0,0822</text:p>
          </table:table-cell>
          <table:table-cell table:number-columns-repeated="15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16494512">
            <text:p>0,1649</text:p>
          </table:table-cell>
          <table:table-cell/>
          <table:table-cell table:style-name="ce1" office:value-type="float" office:value="0.08547001">
            <text:p>0,0855</text:p>
          </table:table-cell>
          <table:table-cell table:number-columns-repeated="15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17775772">
            <text:p>0,1778</text:p>
          </table:table-cell>
          <table:table-cell/>
          <table:table-cell table:style-name="ce1" office:value-type="float" office:value="0.09828261">
            <text:p>0,0983</text:p>
          </table:table-cell>
          <table:table-cell table:number-columns-repeated="15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18181785">
            <text:p>0,1818</text:p>
          </table:table-cell>
          <table:table-cell/>
          <table:table-cell table:style-name="ce1" office:value-type="float" office:value="0.10234274">
            <text:p>0,1023</text:p>
          </table:table-cell>
          <table:table-cell table:number-columns-repeated="15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19037345">
            <text:p>0,1904</text:p>
          </table:table-cell>
          <table:table-cell/>
          <table:table-cell table:style-name="ce1" office:value-type="float" office:value="0.11089834">
            <text:p>0,1109</text:p>
          </table:table-cell>
          <table:table-cell table:number-columns-repeated="15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19754095">
            <text:p>0,1975</text:p>
          </table:table-cell>
          <table:table-cell/>
          <table:table-cell table:style-name="ce1" office:value-type="float" office:value="0.11806584">
            <text:p>0,1181</text:p>
          </table:table-cell>
          <table:table-cell table:number-columns-repeated="15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20150757">
            <text:p>0,2015</text:p>
          </table:table-cell>
          <table:table-cell/>
          <table:table-cell table:style-name="ce1" office:value-type="float" office:value="0.12203246">
            <text:p>0,122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06943806">
            <text:p>-0,0694</text:p>
          </table:table-cell>
          <table:table-cell table:number-columns-repeated="2"/>
          <table:table-cell office:value-type="string">
            <text:p>Trainée G</text:p>
          </table:table-cell>
          <table:table-cell table:number-columns-repeated="14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0731194">
            <text:p>-0,0731</text:p>
          </table:table-cell>
          <table:table-cell table:number-columns-repeated="2"/>
          <table:table-cell>
            <draw:frame table:end-cell-address="Feuille1.P136" table:end-x="1.768cm" table:end-y="0.282cm" draw:z-index="1" svg:width="25.198cm" svg:height="15.461cm" svg:x="1.408cm" svg:y="0.175cm">
              <draw:object draw:notify-on-update-of-ranges="Feuille1.A101:Feuille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0731686">
            <text:p>-0,0732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07498729">
            <text:p>-0,075</text:p>
          </table:table-cell>
          <table:table-cell table:number-columns-repeated="17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07411331">
            <text:p>-0,0741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7536068">
            <text:p>-0,0754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07830313">
            <text:p>-0,078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0843668">
            <text:p>-0,0844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08946277">
            <text:p>-0,0895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08980356">
            <text:p>-0,0898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09179404">
            <text:p>-0,0918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9524455">
            <text:p>-0,0952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0035167">
            <text:p>-0,1004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0332815">
            <text:p>-0,1033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0284267">
            <text:p>-0,1028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9974898">
            <text:p>-0,0997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9710374">
            <text:p>-0,0971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9829335">
            <text:p>-0,0983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9108968">
            <text:p>-0,0911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90731">
            <text:p>-0,0907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88769">
            <text:p>-0,0888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8790784">
            <text:p>-0,0879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8325173">
            <text:p>-0,0833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8291343">
            <text:p>-0,0829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8269171">
            <text:p>-0,0827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8377644">
            <text:p>-0,0838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863009">
            <text:p>-0,0863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8667804">
            <text:p>-0,0867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8499532">
            <text:p>-0,085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8541255">
            <text:p>-0,0854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8628264">
            <text:p>-0,0863</text:p>
          </table:table-cell>
          <table:table-cell table:style-name="ce1" office:value-type="float" office:value="-0.12779501">
            <text:p>-0,1278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8427389">
            <text:p>-0,0843</text:p>
          </table:table-cell>
          <table:table-cell table:style-name="ce1" office:value-type="float" office:value="-0.10808467">
            <text:p>-0,1081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8125838">
            <text:p>-0,0813</text:p>
          </table:table-cell>
          <table:table-cell table:style-name="ce1" office:value-type="float" office:value="-0.10354197">
            <text:p>-0,1035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8018169">
            <text:p>-0,0802</text:p>
          </table:table-cell>
          <table:table-cell table:style-name="ce1" office:value-type="float" office:value="-0.10218351">
            <text:p>-0,1022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789529">
            <text:p>-0,079</text:p>
          </table:table-cell>
          <table:table-cell table:style-name="ce1" office:value-type="float" office:value="-0.10220975">
            <text:p>-0,1022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7991221">
            <text:p>-0,0799</text:p>
          </table:table-cell>
          <table:table-cell table:style-name="ce1" office:value-type="float" office:value="-0.09998367">
            <text:p>-0,1</text:p>
          </table:table-cell>
          <table:table-cell table:formula="oooc:=[.B136]-[.C136]" office:value-type="float" office:value="0.02007146">
            <text:p>0,0201</text:p>
          </table:table-cell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07780368">
            <text:p>-0,0778</text:p>
          </table:table-cell>
          <table:table-cell table:style-name="ce1" office:value-type="float" office:value="-0.09787514">
            <text:p>-0,0979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0786036">
            <text:p>-0,0786</text:p>
          </table:table-cell>
          <table:table-cell table:style-name="ce1" office:value-type="float" office:value="-0.09867506">
            <text:p>-0,0987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08088298">
            <text:p>-0,0809</text:p>
          </table:table-cell>
          <table:table-cell table:style-name="ce1" office:value-type="float" office:value="-0.10095444">
            <text:p>-0,101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08296252">
            <text:p>-0,083</text:p>
          </table:table-cell>
          <table:table-cell table:style-name="ce1" office:value-type="float" office:value="-0.10303398">
            <text:p>-0,103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08423321">
            <text:p>-0,0842</text:p>
          </table:table-cell>
          <table:table-cell table:style-name="ce1" office:value-type="float" office:value="-0.10430467">
            <text:p>-0,1043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08302018">
            <text:p>-0,083</text:p>
          </table:table-cell>
          <table:table-cell table:style-name="ce1" office:value-type="float" office:value="-0.10309164">
            <text:p>-0,1031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07193663">
            <text:p>-0,0719</text:p>
          </table:table-cell>
          <table:table-cell table:style-name="ce1" office:value-type="float" office:value="-0.09200809">
            <text:p>-0,092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0666974">
            <text:p>-0,0667</text:p>
          </table:table-cell>
          <table:table-cell table:style-name="ce1" office:value-type="float" office:value="-0.08676886">
            <text:p>-0,0868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05661436">
            <text:p>-0,0566</text:p>
          </table:table-cell>
          <table:table-cell table:style-name="ce1" office:value-type="float" office:value="-0.07668582">
            <text:p>-0,0767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04749949">
            <text:p>-0,0475</text:p>
          </table:table-cell>
          <table:table-cell table:style-name="ce1" office:value-type="float" office:value="-0.06757095">
            <text:p>-0,0676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04532873">
            <text:p>-0,0453</text:p>
          </table:table-cell>
          <table:table-cell table:style-name="ce1" office:value-type="float" office:value="-0.06540019">
            <text:p>-0,0654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04556022">
            <text:p>-0,0456</text:p>
          </table:table-cell>
          <table:table-cell table:style-name="ce1" office:value-type="float" office:value="-0.06563168">
            <text:p>-0,0656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04000907">
            <text:p>-0,04</text:p>
          </table:table-cell>
          <table:table-cell table:style-name="ce1" office:value-type="float" office:value="-0.06008053">
            <text:p>-0,0601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04101714">
            <text:p>-0,041</text:p>
          </table:table-cell>
          <table:table-cell table:style-name="ce1" office:value-type="float" office:value="-0.0610886">
            <text:p>-0,0611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03884835">
            <text:p>-0,0388</text:p>
          </table:table-cell>
          <table:table-cell table:style-name="ce1" office:value-type="float" office:value="-0.05891981">
            <text:p>-0,0589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03768203">
            <text:p>-0,0377</text:p>
          </table:table-cell>
          <table:table-cell table:style-name="ce1" office:value-type="float" office:value="-0.05775349">
            <text:p>-0,0578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03225161">
            <text:p>-0,0323</text:p>
          </table:table-cell>
          <table:table-cell table:style-name="ce1" office:value-type="float" office:value="-0.05232307">
            <text:p>-0,0523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02846887">
            <text:p>-0,0285</text:p>
          </table:table-cell>
          <table:table-cell table:style-name="ce1" office:value-type="float" office:value="-0.04854033">
            <text:p>-0,0485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02702114">
            <text:p>-0,027</text:p>
          </table:table-cell>
          <table:table-cell table:style-name="ce1" office:value-type="float" office:value="-0.0470926">
            <text:p>-0,0471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02396751">
            <text:p>-0,024</text:p>
          </table:table-cell>
          <table:table-cell table:style-name="ce1" office:value-type="float" office:value="-0.04403897">
            <text:p>-0,044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02183998">
            <text:p>-0,0218</text:p>
          </table:table-cell>
          <table:table-cell table:style-name="ce1" office:value-type="float" office:value="-0.04191144">
            <text:p>-0,0419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02607174">
            <text:p>-0,0261</text:p>
          </table:table-cell>
          <table:table-cell table:style-name="ce1" office:value-type="float" office:value="-0.0461432">
            <text:p>-0,0461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02654264">
            <text:p>-0,0265</text:p>
          </table:table-cell>
          <table:table-cell table:style-name="ce1" office:value-type="float" office:value="-0.0466141">
            <text:p>-0,0466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02173446">
            <text:p>-0,0217</text:p>
          </table:table-cell>
          <table:table-cell table:style-name="ce1" office:value-type="float" office:value="-0.04180592">
            <text:p>-0,0418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01764841">
            <text:p>-0,0176</text:p>
          </table:table-cell>
          <table:table-cell table:style-name="ce1" office:value-type="float" office:value="-0.03771987">
            <text:p>-0,0377</text:p>
          </table:table-cell>
          <table:table-cell table:style-name="ce1" office:value-type="float" office:value="-0.04691334">
            <text:p>-0,0469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01541614">
            <text:p>-0,0154</text:p>
          </table:table-cell>
          <table:table-cell table:style-name="ce1" office:value-type="float" office:value="-0.0354876">
            <text:p>-0,0355</text:p>
          </table:table-cell>
          <table:table-cell table:style-name="ce1" office:value-type="float" office:value="-0.03516724">
            <text:p>-0,0352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00939768">
            <text:p>-0,0094</text:p>
          </table:table-cell>
          <table:table-cell table:style-name="ce1" office:value-type="float" office:value="-0.02946914">
            <text:p>-0,0295</text:p>
          </table:table-cell>
          <table:table-cell table:style-name="ce1" office:value-type="float" office:value="-0.03453919">
            <text:p>-0,0345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00769927">
            <text:p>-0,0077</text:p>
          </table:table-cell>
          <table:table-cell table:style-name="ce1" office:value-type="float" office:value="-0.02777073">
            <text:p>-0,0278</text:p>
          </table:table-cell>
          <table:table-cell table:style-name="ce1" office:value-type="float" office:value="-0.05351334">
            <text:p>-0,0535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00549515">
            <text:p>-0,0055</text:p>
          </table:table-cell>
          <table:table-cell table:style-name="ce1" office:value-type="float" office:value="-0.02556661">
            <text:p>-0,0256</text:p>
          </table:table-cell>
          <table:table-cell table:style-name="ce1" office:value-type="float" office:value="-0.05780684">
            <text:p>-0,0578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00213508">
            <text:p>-0,0021</text:p>
          </table:table-cell>
          <table:table-cell table:style-name="ce1" office:value-type="float" office:value="-0.02220654">
            <text:p>-0,0222</text:p>
          </table:table-cell>
          <table:table-cell table:style-name="ce1" office:value-type="float" office:value="-0.06334929">
            <text:p>-0,0633</text:p>
          </table:table-cell>
          <table:table-cell table:formula="oooc:=[.B166]-[.D166]" office:value-type="float" office:value="0.06121421">
            <text:p>0,0612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00627741">
            <text:p>-0,0063</text:p>
          </table:table-cell>
          <table:table-cell/>
          <table:table-cell table:style-name="ce1" office:value-type="float" office:value="-0.06749162">
            <text:p>-0,0675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0.00557516">
            <text:p>0,0056</text:p>
          </table:table-cell>
          <table:table-cell/>
          <table:table-cell table:style-name="ce1" office:value-type="float" office:value="-0.05563905">
            <text:p>-0,0556</text:p>
          </table:table-cell>
          <table:table-cell table:number-columns-repeated="15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0.01327453">
            <text:p>0,0133</text:p>
          </table:table-cell>
          <table:table-cell/>
          <table:table-cell table:style-name="ce1" office:value-type="float" office:value="-0.04793968">
            <text:p>-0,0479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0.0036925">
            <text:p>0,0037</text:p>
          </table:table-cell>
          <table:table-cell/>
          <table:table-cell table:style-name="ce1" office:value-type="float" office:value="-0.05752171">
            <text:p>-0,0575</text:p>
          </table:table-cell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0.01822577">
            <text:p>0,0182</text:p>
          </table:table-cell>
          <table:table-cell/>
          <table:table-cell table:style-name="ce1" office:value-type="float" office:value="-0.04298844">
            <text:p>-0,043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0.01464961">
            <text:p>0,0146</text:p>
          </table:table-cell>
          <table:table-cell/>
          <table:table-cell table:style-name="ce1" office:value-type="float" office:value="-0.0465646">
            <text:p>-0,0466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0.00966641000000001">
            <text:p>0,0097</text:p>
          </table:table-cell>
          <table:table-cell/>
          <table:table-cell table:style-name="ce1" office:value-type="float" office:value="-0.0515478">
            <text:p>-0,0515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0.01000278">
            <text:p>0,01</text:p>
          </table:table-cell>
          <table:table-cell/>
          <table:table-cell table:style-name="ce1" office:value-type="float" office:value="-0.05121143">
            <text:p>-0,0512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032102">
            <text:p>-0,0032</text:p>
          </table:table-cell>
          <table:table-cell/>
          <table:table-cell table:style-name="ce1" office:value-type="float" office:value="-0.06442441">
            <text:p>-0,0644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0.01026235">
            <text:p>0,0103</text:p>
          </table:table-cell>
          <table:table-cell/>
          <table:table-cell table:style-name="ce1" office:value-type="float" office:value="-0.05095186">
            <text:p>-0,051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0.01940308">
            <text:p>0,0194</text:p>
          </table:table-cell>
          <table:table-cell/>
          <table:table-cell table:style-name="ce1" office:value-type="float" office:value="-0.04181113">
            <text:p>-0,0418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0.01103638">
            <text:p>0,011</text:p>
          </table:table-cell>
          <table:table-cell/>
          <table:table-cell table:style-name="ce1" office:value-type="float" office:value="-0.05017783">
            <text:p>-0,0502</text:p>
          </table:table-cell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0.02324785">
            <text:p>0,0232</text:p>
          </table:table-cell>
          <table:table-cell/>
          <table:table-cell table:style-name="ce1" office:value-type="float" office:value="-0.03796636">
            <text:p>-0,038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0.02965772">
            <text:p>0,0297</text:p>
          </table:table-cell>
          <table:table-cell/>
          <table:table-cell table:style-name="ce1" office:value-type="float" office:value="-0.03155649">
            <text:p>-0,0316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0.03401202">
            <text:p>0,034</text:p>
          </table:table-cell>
          <table:table-cell/>
          <table:table-cell table:style-name="ce1" office:value-type="float" office:value="-0.02720219">
            <text:p>-0,0272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0.03570092">
            <text:p>0,0357</text:p>
          </table:table-cell>
          <table:table-cell/>
          <table:table-cell table:style-name="ce1" office:value-type="float" office:value="-0.02551329">
            <text:p>-0,0255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0.03316565">
            <text:p>0,0332</text:p>
          </table:table-cell>
          <table:table-cell/>
          <table:table-cell table:style-name="ce1" office:value-type="float" office:value="-0.02804856">
            <text:p>-0,028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0.02542681">
            <text:p>0,0254</text:p>
          </table:table-cell>
          <table:table-cell/>
          <table:table-cell table:style-name="ce1" office:value-type="float" office:value="-0.0357874">
            <text:p>-0,0358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0.03066614">
            <text:p>0,0307</text:p>
          </table:table-cell>
          <table:table-cell/>
          <table:table-cell table:style-name="ce1" office:value-type="float" office:value="-0.03054807">
            <text:p>-0,0305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0.02702117">
            <text:p>0,027</text:p>
          </table:table-cell>
          <table:table-cell/>
          <table:table-cell table:style-name="ce1" office:value-type="float" office:value="-0.03419304">
            <text:p>-0,0342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0.02734242">
            <text:p>0,0273</text:p>
          </table:table-cell>
          <table:table-cell/>
          <table:table-cell table:style-name="ce1" office:value-type="float" office:value="-0.03387179">
            <text:p>-0,0339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0.03193421">
            <text:p>0,0319</text:p>
          </table:table-cell>
          <table:table-cell/>
          <table:table-cell table:style-name="ce1" office:value-type="float" office:value="-0.02928">
            <text:p>-0,0293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0.04757912">
            <text:p>0,0476</text:p>
          </table:table-cell>
          <table:table-cell/>
          <table:table-cell table:style-name="ce1" office:value-type="float" office:value="-0.01363509">
            <text:p>-0,0136</text:p>
          </table:table-cell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0.05244635">
            <text:p>0,0524</text:p>
          </table:table-cell>
          <table:table-cell/>
          <table:table-cell table:style-name="ce1" office:value-type="float" office:value="-0.00876786000000001">
            <text:p>-0,0088</text:p>
          </table:table-cell>
          <table:table-cell table:number-columns-repeated="15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0.05535021">
            <text:p>0,0554</text:p>
          </table:table-cell>
          <table:table-cell/>
          <table:table-cell table:style-name="ce1" office:value-type="float" office:value="-0.00586399999999999">
            <text:p>-0,0059</text:p>
          </table:table-cell>
          <table:table-cell table:number-columns-repeated="15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0.04966317">
            <text:p>0,0497</text:p>
          </table:table-cell>
          <table:table-cell/>
          <table:table-cell table:style-name="ce1" office:value-type="float" office:value="-0.01155104">
            <text:p>-0,0116</text:p>
          </table:table-cell>
          <table:table-cell table:number-columns-repeated="15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0.0479218">
            <text:p>0,0479</text:p>
          </table:table-cell>
          <table:table-cell/>
          <table:table-cell table:style-name="ce1" office:value-type="float" office:value="-0.01329241">
            <text:p>-0,0133</text:p>
          </table:table-cell>
          <table:table-cell table:number-columns-repeated="15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0.04870894">
            <text:p>0,0487</text:p>
          </table:table-cell>
          <table:table-cell/>
          <table:table-cell table:style-name="ce1" office:value-type="float" office:value="-0.01250527">
            <text:p>-0,0125</text:p>
          </table:table-cell>
          <table:table-cell table:number-columns-repeated="15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0.04662601">
            <text:p>0,0466</text:p>
          </table:table-cell>
          <table:table-cell/>
          <table:table-cell table:style-name="ce1" office:value-type="float" office:value="-0.0145882">
            <text:p>-0,0146</text:p>
          </table:table-cell>
          <table:table-cell table:number-columns-repeated="15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0.04870979">
            <text:p>0,0487</text:p>
          </table:table-cell>
          <table:table-cell/>
          <table:table-cell table:style-name="ce1" office:value-type="float" office:value="-0.01250442">
            <text:p>-0,0125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4023508">
            <text:p>0,0402</text:p>
          </table:table-cell>
          <table:table-cell table:number-columns-repeated="2"/>
          <table:table-cell office:value-type="string">
            <text:p>Portance D</text:p>
            <draw:frame table:end-cell-address="Feuille1.O237" table:end-x="1.235cm" table:end-y="0.148cm" draw:z-index="2" svg:width="23.132cm" svg:height="16.045cm" svg:x="0.683cm" svg:y="0.36cm">
              <draw:object draw:notify-on-update-of-ranges="Feuille1.A201:Feuille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4174766">
            <text:p>0,0417</text:p>
          </table:table-cell>
          <table:table-cell table:number-columns-repeated="17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4359207">
            <text:p>0,0436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4572144">
            <text:p>0,0457</text:p>
          </table:table-cell>
          <table:table-cell table:number-columns-repeated="17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4753575">
            <text:p>0,0475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4886598">
            <text:p>0,0489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5033793">
            <text:p>0,050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05298102">
            <text:p>0,05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05412932">
            <text:p>0,054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05677755">
            <text:p>0,0568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05812833">
            <text:p>0,0581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05929605">
            <text:p>0,0593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06192569">
            <text:p>0,0619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06369341">
            <text:p>0,0637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06457797">
            <text:p>0,0646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06745033">
            <text:p>0,0675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07051072">
            <text:p>0,0705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07316545">
            <text:p>0,0732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0762204">
            <text:p>0,0762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07944918">
            <text:p>0,0794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08278349">
            <text:p>0,0828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08484996">
            <text:p>0,0848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08816219">
            <text:p>0,0882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09179228">
            <text:p>0,091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09448394">
            <text:p>0,0945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0981304">
            <text:p>0,0981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09941993">
            <text:p>0,0994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0388118">
            <text:p>0,1039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10692828">
            <text:p>0,1069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0999525">
            <text:p>0,11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11218012">
            <text:p>0,1122</text:p>
          </table:table-cell>
          <table:table-cell table:style-name="ce1" office:value-type="float" office:value="-0.17915073">
            <text:p>-0,1792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116929">
            <text:p>0,1169</text:p>
          </table:table-cell>
          <table:table-cell table:style-name="ce1" office:value-type="float" office:value="-0.14997898">
            <text:p>-0,15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12001072">
            <text:p>0,12</text:p>
          </table:table-cell>
          <table:table-cell table:style-name="ce1" office:value-type="float" office:value="-0.13987729">
            <text:p>-0,1399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12220657">
            <text:p>0,1222</text:p>
          </table:table-cell>
          <table:table-cell table:style-name="ce1" office:value-type="float" office:value="-0.13405423">
            <text:p>-0,1341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1276282">
            <text:p>0,1276</text:p>
          </table:table-cell>
          <table:table-cell table:style-name="ce1" office:value-type="float" office:value="-0.13112741">
            <text:p>-0,1311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13227714">
            <text:p>0,1323</text:p>
          </table:table-cell>
          <table:table-cell table:style-name="ce1" office:value-type="float" office:value="-0.12329963">
            <text:p>-0,1233</text:p>
          </table:table-cell>
          <table:table-cell table:formula="oooc:=[.B236]-[.C236]" office:value-type="float" office:value="0.25557677">
            <text:p>0,2556</text:p>
          </table:table-cell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12969013">
            <text:p>0,1297</text:p>
          </table:table-cell>
          <table:table-cell table:style-name="ce1" office:value-type="float" office:value="-0.12588664">
            <text:p>-0,1259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13943013">
            <text:p>0,1394</text:p>
          </table:table-cell>
          <table:table-cell table:style-name="ce1" office:value-type="float" office:value="-0.11614664">
            <text:p>-0,1161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14606841">
            <text:p>0,1461</text:p>
          </table:table-cell>
          <table:table-cell table:style-name="ce1" office:value-type="float" office:value="-0.10950836">
            <text:p>-0,1095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14701831">
            <text:p>0,147</text:p>
          </table:table-cell>
          <table:table-cell table:style-name="ce1" office:value-type="float" office:value="-0.10855846">
            <text:p>-0,1086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15090566">
            <text:p>0,1509</text:p>
          </table:table-cell>
          <table:table-cell table:style-name="ce1" office:value-type="float" office:value="-0.10467111">
            <text:p>-0,1047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15400999">
            <text:p>0,154</text:p>
          </table:table-cell>
          <table:table-cell table:style-name="ce1" office:value-type="float" office:value="-0.10156678">
            <text:p>-0,1016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16956296">
            <text:p>0,1696</text:p>
          </table:table-cell>
          <table:table-cell table:style-name="ce1" office:value-type="float" office:value="-0.08601381">
            <text:p>-0,086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17541821">
            <text:p>0,1754</text:p>
          </table:table-cell>
          <table:table-cell table:style-name="ce1" office:value-type="float" office:value="-0.08015856">
            <text:p>-0,0802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18689091">
            <text:p>0,1869</text:p>
          </table:table-cell>
          <table:table-cell table:style-name="ce1" office:value-type="float" office:value="-0.06868586">
            <text:p>-0,0687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19664972">
            <text:p>0,1966</text:p>
          </table:table-cell>
          <table:table-cell table:style-name="ce1" office:value-type="float" office:value="-0.05892705">
            <text:p>-0,0589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20018484">
            <text:p>0,2002</text:p>
          </table:table-cell>
          <table:table-cell table:style-name="ce1" office:value-type="float" office:value="-0.05539193">
            <text:p>-0,0554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20184931">
            <text:p>0,2018</text:p>
          </table:table-cell>
          <table:table-cell table:style-name="ce1" office:value-type="float" office:value="-0.05372746">
            <text:p>-0,0537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21280867">
            <text:p>0,2128</text:p>
          </table:table-cell>
          <table:table-cell table:style-name="ce1" office:value-type="float" office:value="-0.0427681">
            <text:p>-0,0428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22170328">
            <text:p>0,2217</text:p>
          </table:table-cell>
          <table:table-cell table:style-name="ce1" office:value-type="float" office:value="-0.03387349">
            <text:p>-0,0339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22841121">
            <text:p>0,2284</text:p>
          </table:table-cell>
          <table:table-cell table:style-name="ce1" office:value-type="float" office:value="-0.02716556">
            <text:p>-0,0272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23647118">
            <text:p>0,2365</text:p>
          </table:table-cell>
          <table:table-cell table:style-name="ce1" office:value-type="float" office:value="-0.01910559">
            <text:p>-0,0191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24681209">
            <text:p>0,2468</text:p>
          </table:table-cell>
          <table:table-cell table:style-name="ce1" office:value-type="float" office:value="-0.00876468">
            <text:p>-0,0088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2508117">
            <text:p>0,2508</text:p>
          </table:table-cell>
          <table:table-cell table:style-name="ce1" office:value-type="float" office:value="-0.00476507000000001">
            <text:p>-0,0048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25361105">
            <text:p>0,2536</text:p>
          </table:table-cell>
          <table:table-cell table:style-name="ce1" office:value-type="float" office:value="-0.00196572">
            <text:p>-0,002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25871551">
            <text:p>0,2587</text:p>
          </table:table-cell>
          <table:table-cell table:style-name="ce1" office:value-type="float" office:value="0.00313874">
            <text:p>0,0031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26526358">
            <text:p>0,2653</text:p>
          </table:table-cell>
          <table:table-cell table:style-name="ce1" office:value-type="float" office:value="0.00968681000000002">
            <text:p>0,0097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27342975">
            <text:p>0,2734</text:p>
          </table:table-cell>
          <table:table-cell table:style-name="ce1" office:value-type="float" office:value="0.01785298">
            <text:p>0,0179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2656137">
            <text:p>0,2656</text:p>
          </table:table-cell>
          <table:table-cell table:style-name="ce1" office:value-type="float" office:value="0.01003693">
            <text:p>0,01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27352441">
            <text:p>0,2735</text:p>
          </table:table-cell>
          <table:table-cell table:style-name="ce1" office:value-type="float" office:value="0.01794764">
            <text:p>0,0179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27547379">
            <text:p>0,2755</text:p>
          </table:table-cell>
          <table:table-cell table:style-name="ce1" office:value-type="float" office:value="0.01989702">
            <text:p>0,0199</text:p>
          </table:table-cell>
          <table:table-cell table:style-name="ce1" office:value-type="float" office:value="0.28672955">
            <text:p>0,2867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28009371">
            <text:p>0,2801</text:p>
          </table:table-cell>
          <table:table-cell table:style-name="ce1" office:value-type="float" office:value="0.02451694">
            <text:p>0,0245</text:p>
          </table:table-cell>
          <table:table-cell table:style-name="ce1" office:value-type="float" office:value="0.28131837">
            <text:p>0,2813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28706392">
            <text:p>0,2871</text:p>
          </table:table-cell>
          <table:table-cell table:style-name="ce1" office:value-type="float" office:value="0.03148715">
            <text:p>0,0315</text:p>
          </table:table-cell>
          <table:table-cell table:style-name="ce1" office:value-type="float" office:value="0.30920488">
            <text:p>0,3092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29058047">
            <text:p>0,2906</text:p>
          </table:table-cell>
          <table:table-cell table:style-name="ce1" office:value-type="float" office:value="0.0350037">
            <text:p>0,035</text:p>
          </table:table-cell>
          <table:table-cell table:style-name="ce1" office:value-type="float" office:value="0.29484233">
            <text:p>0,2948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2858371">
            <text:p>0,2858</text:p>
          </table:table-cell>
          <table:table-cell table:style-name="ce1" office:value-type="float" office:value="0.03026033">
            <text:p>0,0303</text:p>
          </table:table-cell>
          <table:table-cell table:style-name="ce1" office:value-type="float" office:value="0.30287604">
            <text:p>0,3029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28484061">
            <text:p>0,2848</text:p>
          </table:table-cell>
          <table:table-cell table:style-name="ce1" office:value-type="float" office:value="0.02926384">
            <text:p>0,0293</text:p>
          </table:table-cell>
          <table:table-cell table:style-name="ce1" office:value-type="float" office:value="0.27815078">
            <text:p>0,2782</text:p>
          </table:table-cell>
          <table:table-cell table:formula="oooc:=[.B266]-[.D266]" office:value-type="float" office:value="0.00668983000000001">
            <text:p>0,0067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26951164">
            <text:p>0,2695</text:p>
          </table:table-cell>
          <table:table-cell/>
          <table:table-cell table:style-name="ce1" office:value-type="float" office:value="0.26282181">
            <text:p>0,2628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30289297">
            <text:p>0,3029</text:p>
          </table:table-cell>
          <table:table-cell/>
          <table:table-cell table:style-name="ce1" office:value-type="float" office:value="0.29620314">
            <text:p>0,2962</text:p>
          </table:table-cell>
          <table:table-cell table:number-columns-repeated="15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3397438">
            <text:p>0,3397</text:p>
          </table:table-cell>
          <table:table-cell/>
          <table:table-cell table:style-name="ce1" office:value-type="float" office:value="0.33305397">
            <text:p>0,3331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33627178">
            <text:p>0,3363</text:p>
          </table:table-cell>
          <table:table-cell/>
          <table:table-cell table:style-name="ce1" office:value-type="float" office:value="0.32958195">
            <text:p>0,3296</text:p>
          </table:table-cell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33507042">
            <text:p>0,3351</text:p>
          </table:table-cell>
          <table:table-cell/>
          <table:table-cell table:style-name="ce1" office:value-type="float" office:value="0.32838059">
            <text:p>0,3284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34689033">
            <text:p>0,3469</text:p>
          </table:table-cell>
          <table:table-cell/>
          <table:table-cell table:style-name="ce1" office:value-type="float" office:value="0.3402005">
            <text:p>0,3402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3360309">
            <text:p>0,336</text:p>
          </table:table-cell>
          <table:table-cell/>
          <table:table-cell table:style-name="ce1" office:value-type="float" office:value="0.32934107">
            <text:p>0,3293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33300758">
            <text:p>0,333</text:p>
          </table:table-cell>
          <table:table-cell/>
          <table:table-cell table:style-name="ce1" office:value-type="float" office:value="0.32631775">
            <text:p>0,3263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3049657">
            <text:p>0,305</text:p>
          </table:table-cell>
          <table:table-cell/>
          <table:table-cell table:style-name="ce1" office:value-type="float" office:value="0.29827587">
            <text:p>0,2983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32175604">
            <text:p>0,3218</text:p>
          </table:table-cell>
          <table:table-cell/>
          <table:table-cell table:style-name="ce1" office:value-type="float" office:value="0.31506621">
            <text:p>0,3151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33157109">
            <text:p>0,3316</text:p>
          </table:table-cell>
          <table:table-cell/>
          <table:table-cell table:style-name="ce1" office:value-type="float" office:value="0.32488126">
            <text:p>0,3249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31602323">
            <text:p>0,316</text:p>
          </table:table-cell>
          <table:table-cell/>
          <table:table-cell table:style-name="ce1" office:value-type="float" office:value="0.3093334">
            <text:p>0,3093</text:p>
          </table:table-cell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31262639">
            <text:p>0,3126</text:p>
          </table:table-cell>
          <table:table-cell/>
          <table:table-cell table:style-name="ce1" office:value-type="float" office:value="0.30593656">
            <text:p>0,3059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32847793">
            <text:p>0,3285</text:p>
          </table:table-cell>
          <table:table-cell/>
          <table:table-cell table:style-name="ce1" office:value-type="float" office:value="0.3217881">
            <text:p>0,3218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32871696">
            <text:p>0,3287</text:p>
          </table:table-cell>
          <table:table-cell/>
          <table:table-cell table:style-name="ce1" office:value-type="float" office:value="0.32202713">
            <text:p>0,322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33207874">
            <text:p>0,3321</text:p>
          </table:table-cell>
          <table:table-cell/>
          <table:table-cell table:style-name="ce1" office:value-type="float" office:value="0.32538891">
            <text:p>0,3254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31084484">
            <text:p>0,3108</text:p>
          </table:table-cell>
          <table:table-cell/>
          <table:table-cell table:style-name="ce1" office:value-type="float" office:value="0.30415501">
            <text:p>0,3042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28811702">
            <text:p>0,2881</text:p>
          </table:table-cell>
          <table:table-cell/>
          <table:table-cell table:style-name="ce1" office:value-type="float" office:value="0.28142719">
            <text:p>0,2814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28801968">
            <text:p>0,288</text:p>
          </table:table-cell>
          <table:table-cell/>
          <table:table-cell table:style-name="ce1" office:value-type="float" office:value="0.28132985">
            <text:p>0,2813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28799657">
            <text:p>0,288</text:p>
          </table:table-cell>
          <table:table-cell/>
          <table:table-cell table:style-name="ce1" office:value-type="float" office:value="0.28130674">
            <text:p>0,2813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27499049">
            <text:p>0,275</text:p>
          </table:table-cell>
          <table:table-cell/>
          <table:table-cell table:style-name="ce1" office:value-type="float" office:value="0.26830066">
            <text:p>0,2683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2988112">
            <text:p>0,2988</text:p>
          </table:table-cell>
          <table:table-cell/>
          <table:table-cell table:style-name="ce1" office:value-type="float" office:value="0.29212137">
            <text:p>0,2921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35223904">
            <text:p>0,3522</text:p>
          </table:table-cell>
          <table:table-cell/>
          <table:table-cell table:style-name="ce1" office:value-type="float" office:value="0.34554921">
            <text:p>0,3455</text:p>
          </table:table-cell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36014282">
            <text:p>0,3601</text:p>
          </table:table-cell>
          <table:table-cell/>
          <table:table-cell table:style-name="ce1" office:value-type="float" office:value="0.35345299">
            <text:p>0,3535</text:p>
          </table:table-cell>
          <table:table-cell table:number-columns-repeated="15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35624148">
            <text:p>0,3562</text:p>
          </table:table-cell>
          <table:table-cell/>
          <table:table-cell table:style-name="ce1" office:value-type="float" office:value="0.34955165">
            <text:p>0,3496</text:p>
          </table:table-cell>
          <table:table-cell table:number-columns-repeated="15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30805989">
            <text:p>0,3081</text:p>
          </table:table-cell>
          <table:table-cell/>
          <table:table-cell table:style-name="ce1" office:value-type="float" office:value="0.30137006">
            <text:p>0,3014</text:p>
          </table:table-cell>
          <table:table-cell table:number-columns-repeated="15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30247547">
            <text:p>0,3025</text:p>
          </table:table-cell>
          <table:table-cell/>
          <table:table-cell table:style-name="ce1" office:value-type="float" office:value="0.29578564">
            <text:p>0,2958</text:p>
          </table:table-cell>
          <table:table-cell table:number-columns-repeated="15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28058696">
            <text:p>0,2806</text:p>
          </table:table-cell>
          <table:table-cell/>
          <table:table-cell table:style-name="ce1" office:value-type="float" office:value="0.27389713">
            <text:p>0,2739</text:p>
          </table:table-cell>
          <table:table-cell table:number-columns-repeated="15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25515814">
            <text:p>0,2552</text:p>
          </table:table-cell>
          <table:table-cell/>
          <table:table-cell table:style-name="ce1" office:value-type="float" office:value="0.24846831">
            <text:p>0,2485</text:p>
          </table:table-cell>
          <table:table-cell table:number-columns-repeated="15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26400928">
            <text:p>0,264</text:p>
          </table:table-cell>
          <table:table-cell/>
          <table:table-cell table:style-name="ce1" office:value-type="float" office:value="0.25731945">
            <text:p>0,2573</text:p>
          </table:table-cell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239935">
            <text:p>-0,124</text:p>
          </table:table-cell>
          <table:table-cell table:number-columns-repeated="2"/>
          <table:table-cell office:value-type="string">
            <text:p>Portance G</text:p>
          </table:table-cell>
          <table:table-cell table:number-columns-repeated="14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2018311">
            <text:p>-0,1202</text:p>
          </table:table-cell>
          <table:table-cell>
            <draw:frame table:end-cell-address="Feuille1.L330" table:end-x="1.048cm" table:end-y="0.415cm" draw:z-index="3" svg:width="20.241cm" svg:height="12.831cm" svg:x="1.129cm" svg:y="0.228cm">
              <draw:object draw:notify-on-update-of-ranges="Feuille1.A301:Feuille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1742133">
            <text:p>-0,1174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1544648">
            <text:p>-0,1154</text:p>
          </table:table-cell>
          <table:table-cell table:number-columns-repeated="17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1379675">
            <text:p>-0,1138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1039662">
            <text:p>-0,1104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0776659">
            <text:p>-0,1078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0376918">
            <text:p>-0,1038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0140917">
            <text:p>-0,1014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09798831">
            <text:p>-0,098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09319208">
            <text:p>-0,0932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8920031">
            <text:p>-0,0892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08554826">
            <text:p>-0,0855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8139454">
            <text:p>-0,0814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790071">
            <text:p>-0,079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7562772">
            <text:p>-0,0756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7415042">
            <text:p>-0,0742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7030863">
            <text:p>-0,0703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6860096">
            <text:p>-0,0686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6513991">
            <text:p>-0,0651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6277168">
            <text:p>-0,0628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5954263">
            <text:p>-0,0595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5934882">
            <text:p>-0,0593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5590565">
            <text:p>-0,0559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5304113">
            <text:p>-0,053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4986927">
            <text:p>-0,0499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4607741">
            <text:p>-0,0461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4251009">
            <text:p>-0,0425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4035943">
            <text:p>-0,0404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3627279">
            <text:p>-0,0363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3362139">
            <text:p>-0,0336</text:p>
          </table:table-cell>
          <table:table-cell table:style-name="ce1" office:value-type="float" office:value="-0.04525321">
            <text:p>-0,0453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3081781">
            <text:p>-0,0308</text:p>
          </table:table-cell>
          <table:table-cell table:style-name="ce1" office:value-type="float" office:value="-0.04804561">
            <text:p>-0,048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287198">
            <text:p>-0,0287</text:p>
          </table:table-cell>
          <table:table-cell table:style-name="ce1" office:value-type="float" office:value="-0.04454482">
            <text:p>-0,0445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2756259">
            <text:p>-0,0276</text:p>
          </table:table-cell>
          <table:table-cell table:style-name="ce1" office:value-type="float" office:value="-0.04193106">
            <text:p>-0,0419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2493064">
            <text:p>-0,0249</text:p>
          </table:table-cell>
          <table:table-cell table:style-name="ce1" office:value-type="float" office:value="-0.038515">
            <text:p>-0,0385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2246045">
            <text:p>-0,0225</text:p>
          </table:table-cell>
          <table:table-cell table:style-name="ce1" office:value-type="float" office:value="-0.03837891">
            <text:p>-0,0384</text:p>
          </table:table-cell>
          <table:table-cell table:formula="oooc:=[.B336]-[.C336]" office:value-type="float" office:value="0.01591846">
            <text:p>0,0159</text:p>
          </table:table-cell>
          <table:table-cell table:number-columns-repeated="15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-0.01804869">
            <text:p>-0,018</text:p>
          </table:table-cell>
          <table:table-cell table:style-name="ce1" office:value-type="float" office:value="-0.03396715">
            <text:p>-0,034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-0.0140681">
            <text:p>-0,0141</text:p>
          </table:table-cell>
          <table:table-cell table:style-name="ce1" office:value-type="float" office:value="-0.02998656">
            <text:p>-0,03</text:p>
          </table:table-cell>
          <table:table-cell table:number-columns-repeated="16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-0.0061518">
            <text:p>-0,0062</text:p>
          </table:table-cell>
          <table:table-cell table:style-name="ce1" office:value-type="float" office:value="-0.02207026">
            <text:p>-0,0221</text:p>
          </table:table-cell>
          <table:table-cell table:number-columns-repeated="16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-0.00125273">
            <text:p>-0,0013</text:p>
          </table:table-cell>
          <table:table-cell table:style-name="ce1" office:value-type="float" office:value="-0.01717119">
            <text:p>-0,0172</text:p>
          </table:table-cell>
          <table:table-cell table:number-columns-repeated="16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00894360000000004">
            <text:p>0,0009</text:p>
          </table:table-cell>
          <table:table-cell table:style-name="ce1" office:value-type="float" office:value="-0.0150241">
            <text:p>-0,015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0256762">
            <text:p>0,0026</text:p>
          </table:table-cell>
          <table:table-cell table:style-name="ce1" office:value-type="float" office:value="-0.01335084">
            <text:p>-0,0134</text:p>
          </table:table-cell>
          <table:table-cell table:number-columns-repeated="16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-0.00677929">
            <text:p>-0,0068</text:p>
          </table:table-cell>
          <table:table-cell table:style-name="ce1" office:value-type="float" office:value="-0.02269775">
            <text:p>-0,0227</text:p>
          </table:table-cell>
          <table:table-cell table:number-columns-repeated="16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-0.00839673">
            <text:p>-0,0084</text:p>
          </table:table-cell>
          <table:table-cell table:style-name="ce1" office:value-type="float" office:value="-0.02431519">
            <text:p>-0,0243</text:p>
          </table:table-cell>
          <table:table-cell table:number-columns-repeated="16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-0.01409584">
            <text:p>-0,0141</text:p>
          </table:table-cell>
          <table:table-cell table:style-name="ce1" office:value-type="float" office:value="-0.0300143">
            <text:p>-0,03</text:p>
          </table:table-cell>
          <table:table-cell table:number-columns-repeated="16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-0.0182713">
            <text:p>-0,0183</text:p>
          </table:table-cell>
          <table:table-cell table:style-name="ce1" office:value-type="float" office:value="-0.03418976">
            <text:p>-0,0342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-0.01870488">
            <text:p>-0,0187</text:p>
          </table:table-cell>
          <table:table-cell table:style-name="ce1" office:value-type="float" office:value="-0.03462334">
            <text:p>-0,0346</text:p>
          </table:table-cell>
          <table:table-cell table:number-columns-repeated="16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-0.01704566">
            <text:p>-0,017</text:p>
          </table:table-cell>
          <table:table-cell table:style-name="ce1" office:value-type="float" office:value="-0.03296412">
            <text:p>-0,033</text:p>
          </table:table-cell>
          <table:table-cell table:number-columns-repeated="16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-0.01514959">
            <text:p>-0,0151</text:p>
          </table:table-cell>
          <table:table-cell table:style-name="ce1" office:value-type="float" office:value="-0.03106805">
            <text:p>-0,0311</text:p>
          </table:table-cell>
          <table:table-cell table:number-columns-repeated="16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-0.0125467">
            <text:p>-0,0125</text:p>
          </table:table-cell>
          <table:table-cell table:style-name="ce1" office:value-type="float" office:value="-0.02846516">
            <text:p>-0,0285</text:p>
          </table:table-cell>
          <table:table-cell table:number-columns-repeated="16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-0.00953421">
            <text:p>-0,0095</text:p>
          </table:table-cell>
          <table:table-cell table:style-name="ce1" office:value-type="float" office:value="-0.02545267">
            <text:p>-0,0255</text:p>
          </table:table-cell>
          <table:table-cell table:number-columns-repeated="16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-0.00371819">
            <text:p>-0,0037</text:p>
          </table:table-cell>
          <table:table-cell table:style-name="ce1" office:value-type="float" office:value="-0.01963665">
            <text:p>-0,0196</text:p>
          </table:table-cell>
          <table:table-cell table:number-columns-repeated="16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-0.00262582">
            <text:p>-0,0026</text:p>
          </table:table-cell>
          <table:table-cell table:style-name="ce1" office:value-type="float" office:value="-0.01854428">
            <text:p>-0,0185</text:p>
          </table:table-cell>
          <table:table-cell table:number-columns-repeated="16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00631020000000001">
            <text:p>0,0006</text:p>
          </table:table-cell>
          <table:table-cell table:style-name="ce1" office:value-type="float" office:value="-0.01528744">
            <text:p>-0,0153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0639983999999999">
            <text:p>0,0064</text:p>
          </table:table-cell>
          <table:table-cell table:style-name="ce1" office:value-type="float" office:value="-0.00951862000000001">
            <text:p>-0,0095</text:p>
          </table:table-cell>
          <table:table-cell table:number-columns-repeated="16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1050276">
            <text:p>0,0105</text:p>
          </table:table-cell>
          <table:table-cell table:style-name="ce1" office:value-type="float" office:value="-0.0054157">
            <text:p>-0,0054</text:p>
          </table:table-cell>
          <table:table-cell table:number-columns-repeated="16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01687386">
            <text:p>0,0169</text:p>
          </table:table-cell>
          <table:table-cell table:style-name="ce1" office:value-type="float" office:value="0.000955399999999995">
            <text:p>0,001</text:p>
          </table:table-cell>
          <table:table-cell table:number-columns-repeated="16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0329931">
            <text:p>0,033</text:p>
          </table:table-cell>
          <table:table-cell table:style-name="ce1" office:value-type="float" office:value="0.01707464">
            <text:p>0,0171</text:p>
          </table:table-cell>
          <table:table-cell table:number-columns-repeated="16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04062932">
            <text:p>0,0406</text:p>
          </table:table-cell>
          <table:table-cell table:style-name="ce1" office:value-type="float" office:value="0.02471086">
            <text:p>0,0247</text:p>
          </table:table-cell>
          <table:table-cell table:number-columns-repeated="16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04024226">
            <text:p>0,0402</text:p>
          </table:table-cell>
          <table:table-cell table:style-name="ce1" office:value-type="float" office:value="0.0243238">
            <text:p>0,0243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03802271">
            <text:p>0,038</text:p>
          </table:table-cell>
          <table:table-cell table:style-name="ce1" office:value-type="float" office:value="0.02210425">
            <text:p>0,0221</text:p>
          </table:table-cell>
          <table:table-cell table:style-name="ce1" office:value-type="float" office:value="0.04924033">
            <text:p>0,0492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04218474">
            <text:p>0,0422</text:p>
          </table:table-cell>
          <table:table-cell table:style-name="ce1" office:value-type="float" office:value="0.02626628">
            <text:p>0,0263</text:p>
          </table:table-cell>
          <table:table-cell table:style-name="ce1" office:value-type="float" office:value="0.0321668">
            <text:p>0,0322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04859247">
            <text:p>0,0486</text:p>
          </table:table-cell>
          <table:table-cell table:style-name="ce1" office:value-type="float" office:value="0.03267401">
            <text:p>0,0327</text:p>
          </table:table-cell>
          <table:table-cell table:style-name="ce1" office:value-type="float" office:value="0.03284842">
            <text:p>0,0328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0542698">
            <text:p>0,0543</text:p>
          </table:table-cell>
          <table:table-cell table:style-name="ce1" office:value-type="float" office:value="0.03835134">
            <text:p>0,0384</text:p>
          </table:table-cell>
          <table:table-cell table:style-name="ce1" office:value-type="float" office:value="0.07493989">
            <text:p>0,0749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05632294">
            <text:p>0,0563</text:p>
          </table:table-cell>
          <table:table-cell table:style-name="ce1" office:value-type="float" office:value="0.04040448">
            <text:p>0,0404</text:p>
          </table:table-cell>
          <table:table-cell table:style-name="ce1" office:value-type="float" office:value="0.09373732">
            <text:p>0,0937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0634094">
            <text:p>0,0634</text:p>
          </table:table-cell>
          <table:table-cell table:style-name="ce1" office:value-type="float" office:value="0.04749094">
            <text:p>0,0475</text:p>
          </table:table-cell>
          <table:table-cell table:style-name="ce1" office:value-type="float" office:value="0.10696613">
            <text:p>0,107</text:p>
          </table:table-cell>
          <table:table-cell table:formula="oooc:=[.B366]-[.D366]" office:value-type="float" office:value="-0.04355673">
            <text:p>-0,0436</text:p>
          </table:table-cell>
          <table:table-cell table:number-columns-repeated="14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07570151">
            <text:p>0,0757</text:p>
          </table:table-cell>
          <table:table-cell/>
          <table:table-cell table:style-name="ce1" office:value-type="float" office:value="0.11925824">
            <text:p>0,1193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04925374">
            <text:p>0,0493</text:p>
          </table:table-cell>
          <table:table-cell/>
          <table:table-cell table:style-name="ce1" office:value-type="float" office:value="0.09281047">
            <text:p>0,0928</text:p>
          </table:table-cell>
          <table:table-cell table:number-columns-repeated="15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03345531">
            <text:p>0,0335</text:p>
          </table:table-cell>
          <table:table-cell/>
          <table:table-cell table:style-name="ce1" office:value-type="float" office:value="0.07701204">
            <text:p>0,077</text:p>
          </table:table-cell>
          <table:table-cell table:number-columns-repeated="15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05745347">
            <text:p>0,0575</text:p>
          </table:table-cell>
          <table:table-cell/>
          <table:table-cell table:style-name="ce1" office:value-type="float" office:value="0.1010102">
            <text:p>0,101</text:p>
          </table:table-cell>
          <table:table-cell table:number-columns-repeated="15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03306988">
            <text:p>0,0331</text:p>
          </table:table-cell>
          <table:table-cell/>
          <table:table-cell table:style-name="ce1" office:value-type="float" office:value="0.07662661">
            <text:p>0,0766</text:p>
          </table:table-cell>
          <table:table-cell table:number-columns-repeated="15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04129261">
            <text:p>0,0413</text:p>
          </table:table-cell>
          <table:table-cell/>
          <table:table-cell table:style-name="ce1" office:value-type="float" office:value="0.08484934">
            <text:p>0,0848</text:p>
          </table:table-cell>
          <table:table-cell table:number-columns-repeated="15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04635529">
            <text:p>0,0464</text:p>
          </table:table-cell>
          <table:table-cell/>
          <table:table-cell table:style-name="ce1" office:value-type="float" office:value="0.08991202">
            <text:p>0,0899</text:p>
          </table:table-cell>
          <table:table-cell table:number-columns-repeated="15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04957379">
            <text:p>0,0496</text:p>
          </table:table-cell>
          <table:table-cell/>
          <table:table-cell table:style-name="ce1" office:value-type="float" office:value="0.09313052">
            <text:p>0,0931</text:p>
          </table:table-cell>
          <table:table-cell table:number-columns-repeated="15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08756195">
            <text:p>0,0876</text:p>
          </table:table-cell>
          <table:table-cell/>
          <table:table-cell table:style-name="ce1" office:value-type="float" office:value="0.13111868">
            <text:p>0,1311</text:p>
          </table:table-cell>
          <table:table-cell table:number-columns-repeated="15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06476125">
            <text:p>0,0648</text:p>
          </table:table-cell>
          <table:table-cell/>
          <table:table-cell table:style-name="ce1" office:value-type="float" office:value="0.10831798">
            <text:p>0,1083</text:p>
          </table:table-cell>
          <table:table-cell table:number-columns-repeated="15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05196004">
            <text:p>0,052</text:p>
          </table:table-cell>
          <table:table-cell/>
          <table:table-cell table:style-name="ce1" office:value-type="float" office:value="0.09551677">
            <text:p>0,0955</text:p>
          </table:table-cell>
          <table:table-cell table:number-columns-repeated="15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07895819">
            <text:p>0,079</text:p>
          </table:table-cell>
          <table:table-cell/>
          <table:table-cell table:style-name="ce1" office:value-type="float" office:value="0.12251492">
            <text:p>0,1225</text:p>
          </table:table-cell>
          <table:table-cell table:number-columns-repeated="15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0756051">
            <text:p>0,0756</text:p>
          </table:table-cell>
          <table:table-cell/>
          <table:table-cell table:style-name="ce1" office:value-type="float" office:value="0.11916183">
            <text:p>0,1192</text:p>
          </table:table-cell>
          <table:table-cell table:number-columns-repeated="15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07179272">
            <text:p>0,0718</text:p>
          </table:table-cell>
          <table:table-cell/>
          <table:table-cell table:style-name="ce1" office:value-type="float" office:value="0.11534945">
            <text:p>0,1153</text:p>
          </table:table-cell>
          <table:table-cell table:number-columns-repeated="15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07091585">
            <text:p>0,0709</text:p>
          </table:table-cell>
          <table:table-cell/>
          <table:table-cell table:style-name="ce1" office:value-type="float" office:value="0.11447258">
            <text:p>0,1145</text:p>
          </table:table-cell>
          <table:table-cell table:number-columns-repeated="15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06678749">
            <text:p>0,0668</text:p>
          </table:table-cell>
          <table:table-cell/>
          <table:table-cell table:style-name="ce1" office:value-type="float" office:value="0.11034422">
            <text:p>0,1103</text:p>
          </table:table-cell>
          <table:table-cell table:number-columns-repeated="15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09504699">
            <text:p>0,095</text:p>
          </table:table-cell>
          <table:table-cell/>
          <table:table-cell table:style-name="ce1" office:value-type="float" office:value="0.13860372">
            <text:p>0,1386</text:p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12916537">
            <text:p>0,1292</text:p>
          </table:table-cell>
          <table:table-cell/>
          <table:table-cell table:style-name="ce1" office:value-type="float" office:value="0.1727221">
            <text:p>0,1727</text:p>
          </table:table-cell>
          <table:table-cell table:number-columns-repeated="15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2975861">
            <text:p>0,1298</text:p>
          </table:table-cell>
          <table:table-cell/>
          <table:table-cell table:style-name="ce1" office:value-type="float" office:value="0.17331534">
            <text:p>0,1733</text:p>
          </table:table-cell>
          <table:table-cell table:number-columns-repeated="15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13821022">
            <text:p>0,1382</text:p>
          </table:table-cell>
          <table:table-cell/>
          <table:table-cell table:style-name="ce1" office:value-type="float" office:value="0.18176695">
            <text:p>0,1818</text:p>
          </table:table-cell>
          <table:table-cell table:number-columns-repeated="15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13714607">
            <text:p>0,1371</text:p>
          </table:table-cell>
          <table:table-cell/>
          <table:table-cell table:style-name="ce1" office:value-type="float" office:value="0.1807028">
            <text:p>0,1807</text:p>
          </table:table-cell>
          <table:table-cell table:number-columns-repeated="15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11689568">
            <text:p>0,1169</text:p>
          </table:table-cell>
          <table:table-cell/>
          <table:table-cell table:style-name="ce1" office:value-type="float" office:value="0.16045241">
            <text:p>0,1605</text:p>
          </table:table-cell>
          <table:table-cell table:number-columns-repeated="15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06610979">
            <text:p>0,0661</text:p>
          </table:table-cell>
          <table:table-cell/>
          <table:table-cell table:style-name="ce1" office:value-type="float" office:value="0.10966652">
            <text:p>0,1097</text:p>
          </table:table-cell>
          <table:table-cell table:number-columns-repeated="15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05150871">
            <text:p>0,0515</text:p>
          </table:table-cell>
          <table:table-cell/>
          <table:table-cell table:style-name="ce1" office:value-type="float" office:value="0.09506544">
            <text:p>0,0951</text:p>
          </table:table-cell>
          <table:table-cell table:number-columns-repeated="15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06127234">
            <text:p>0,0613</text:p>
          </table:table-cell>
          <table:table-cell/>
          <table:table-cell table:style-name="ce1" office:value-type="float" office:value="0.10482907">
            <text:p>0,1048</text:p>
          </table:table-cell>
          <table:table-cell table:number-columns-repeated="15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1221465">
            <text:p>0,1221</text:p>
          </table:table-cell>
          <table:table-cell/>
          <table:table-cell table:style-name="ce1" office:value-type="float" office:value="0.16570323">
            <text:p>0,1657</text:p>
          </table:table-cell>
          <table:table-cell table:number-columns-repeated="15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13502512">
            <text:p>0,135</text:p>
          </table:table-cell>
          <table:table-cell/>
          <table:table-cell table:style-name="ce1" office:value-type="float" office:value="0.17858185">
            <text:p>0,1786</text:p>
          </table:table-cell>
          <table:table-cell table:number-columns-repeated="15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1508181">
            <text:p>0,1508</text:p>
          </table:table-cell>
          <table:table-cell/>
          <table:table-cell table:style-name="ce1" office:value-type="float" office:value="0.19437483">
            <text:p>0,1944</text:p>
          </table:table-cell>
          <table:table-cell table:number-columns-repeated="15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17813769">
            <text:p>0,1781</text:p>
          </table:table-cell>
          <table:table-cell/>
          <table:table-cell table:style-name="ce1" office:value-type="float" office:value="0.22169442">
            <text:p>0,2217</text:p>
          </table:table-cell>
          <table:table-cell table:number-columns-repeated="15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16570755">
            <text:p>0,1657</text:p>
          </table:table-cell>
          <table:table-cell/>
          <table:table-cell table:style-name="ce1" office:value-type="float" office:value="0.20926428">
            <text:p>0,2093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>
            <draw:frame table:end-cell-address="Feuille1.Q436" table:end-x="0.019cm" table:end-y="0.149cm" draw:z-index="4" svg:width="22.223cm" svg:height="16.258cm" svg:x="0.377cm" svg:y="0.149cm">
              <draw:object draw:notify-on-update-of-ranges="Feuille1.A401:Feuille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1293876">
            <text:p>-0,2129</text:p>
          </table:table-cell>
          <table:table-cell table:number-columns-repeated="2"/>
          <table:table-cell office:value-type="string">
            <text:p>Portance 3</text:p>
          </table:table-cell>
          <table:table-cell table:number-columns-repeated="14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4797324">
            <text:p>-0,148</text:p>
          </table:table-cell>
          <table:table-cell table:number-columns-repeated="17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8552455">
            <text:p>-0,1855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2843708">
            <text:p>-0,1284</text:p>
          </table:table-cell>
          <table:table-cell table:number-columns-repeated="17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4739781">
            <text:p>-0,1474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1089461">
            <text:p>-0,2109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936251">
            <text:p>-0,1936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3322629">
            <text:p>-0,2332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3035676">
            <text:p>-0,2304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870999">
            <text:p>-0,1871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9309768">
            <text:p>-0,1931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9360957">
            <text:p>-0,1936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9377988">
            <text:p>-0,1938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8395714">
            <text:p>-0,184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8001334">
            <text:p>-0,18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8095285">
            <text:p>-0,181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8275294">
            <text:p>-0,1828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867702">
            <text:p>-0,1868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8999136">
            <text:p>-0,19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9329732">
            <text:p>-0,1933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9463127">
            <text:p>-0,1946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9763557">
            <text:p>-0,1976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9963151">
            <text:p>-0,1996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20286405">
            <text:p>-0,2029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20609349">
            <text:p>-0,2061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20856201">
            <text:p>-0,2086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20694419">
            <text:p>-0,2069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2096563">
            <text:p>-0,2097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21232301">
            <text:p>-0,2123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21215628">
            <text:p>-0,2122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21532242">
            <text:p>-0,2153</text:p>
          </table:table-cell>
          <table:table-cell table:style-name="ce1" office:value-type="float" office:value="-0.26708151">
            <text:p>-0,2671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21718899">
            <text:p>-0,2172</text:p>
          </table:table-cell>
          <table:table-cell table:style-name="ce1" office:value-type="float" office:value="-0.23502914">
            <text:p>-0,235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21878154">
            <text:p>-0,2188</text:p>
          </table:table-cell>
          <table:table-cell table:style-name="ce1" office:value-type="float" office:value="-0.22912337">
            <text:p>-0,2291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22030526">
            <text:p>-0,2203</text:p>
          </table:table-cell>
          <table:table-cell table:style-name="ce1" office:value-type="float" office:value="-0.22917991">
            <text:p>-0,2292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22388175">
            <text:p>-0,2239</text:p>
          </table:table-cell>
          <table:table-cell table:style-name="ce1" office:value-type="float" office:value="-0.23392329">
            <text:p>-0,2339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4070656">
            <text:p>-0,2407</text:p>
          </table:table-cell>
          <table:table-cell table:formula="oooc:=[.F436]*COS(RADIANS(30))" office:value-type="float" office:value="-0.205112652266046">
            <text:p>-0,2051</text:p>
          </table:table-cell>
          <table:table-cell table:formula="oooc:=[.B436]-[.C436]" office:value-type="float" office:value="-0.0355939077339536">
            <text:p>-0,0356</text:p>
          </table:table-cell>
          <table:table-cell/>
          <table:table-cell table:style-name="ce1" office:value-type="float" office:value="-0.23684369">
            <text:p>-0,2368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40715887093599">
            <text:p>-0,2407</text:p>
          </table:table-cell>
          <table:table-cell table:formula="oooc:=[.F437]*COS(RADIANS(30))" office:value-type="float" office:value="-0.205121979359645">
            <text:p>-0,2051</text:p>
          </table:table-cell>
          <table:table-cell table:number-columns-repeated="2"/>
          <table:table-cell table:style-name="ce1" office:value-type="float" office:value="-0.23685446">
            <text:p>-0,2369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60914639259019">
            <text:p>-0,2609</text:p>
          </table:table-cell>
          <table:table-cell table:formula="oooc:=[.F438]*COS(RADIANS(30))" office:value-type="float" office:value="-0.225320731525066">
            <text:p>-0,2253</text:p>
          </table:table-cell>
          <table:table-cell table:number-columns-repeated="2"/>
          <table:table-cell table:style-name="ce1" office:value-type="float" office:value="-0.26017797">
            <text:p>-0,2602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71862516721468">
            <text:p>-0,2719</text:p>
          </table:table-cell>
          <table:table-cell table:formula="oooc:=[.F439]*COS(RADIANS(30))" office:value-type="float" office:value="-0.236268608987515">
            <text:p>-0,2363</text:p>
          </table:table-cell>
          <table:table-cell table:number-columns-repeated="2"/>
          <table:table-cell table:style-name="ce1" office:value-type="float" office:value="-0.27281949">
            <text:p>-0,2728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71268094204819">
            <text:p>-0,2713</text:p>
          </table:table-cell>
          <table:table-cell table:formula="oooc:=[.F440]*COS(RADIANS(30))" office:value-type="float" office:value="-0.235674186470865">
            <text:p>-0,2357</text:p>
          </table:table-cell>
          <table:table-cell table:number-columns-repeated="2"/>
          <table:table-cell table:style-name="ce1" office:value-type="float" office:value="-0.27213311">
            <text:p>-0,2721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74893986685891">
            <text:p>-0,2749</text:p>
          </table:table-cell>
          <table:table-cell table:formula="oooc:=[.F441]*COS(RADIANS(30))" office:value-type="float" office:value="-0.239300078951938">
            <text:p>-0,2393</text:p>
          </table:table-cell>
          <table:table-cell table:number-columns-repeated="2"/>
          <table:table-cell table:style-name="ce1" office:value-type="float" office:value="-0.27631993">
            <text:p>-0,2763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77621282547743">
            <text:p>-0,2776</text:p>
          </table:table-cell>
          <table:table-cell table:formula="oooc:=[.F442]*COS(RADIANS(30))" office:value-type="float" office:value="-0.24202737481379">
            <text:p>-0,242</text:p>
          </table:table-cell>
          <table:table-cell table:number-columns-repeated="2"/>
          <table:table-cell table:style-name="ce1" office:value-type="float" office:value="-0.27946914">
            <text:p>-0,279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75637365571992">
            <text:p>-0,2756</text:p>
          </table:table-cell>
          <table:table-cell table:formula="oooc:=[.F443]*COS(RADIANS(30))" office:value-type="float" office:value="-0.240043457838038">
            <text:p>-0,24</text:p>
          </table:table-cell>
          <table:table-cell table:number-columns-repeated="2"/>
          <table:table-cell table:style-name="ce1" office:value-type="float" office:value="-0.27717831">
            <text:p>-0,2772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76414095096392">
            <text:p>-0,2764</text:p>
          </table:table-cell>
          <table:table-cell table:formula="oooc:=[.F444]*COS(RADIANS(30))" office:value-type="float" office:value="-0.240820187362438">
            <text:p>-0,2408</text:p>
          </table:table-cell>
          <table:table-cell table:number-columns-repeated="2"/>
          <table:table-cell table:style-name="ce1" office:value-type="float" office:value="-0.2780752">
            <text:p>-0,2781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70968683241968">
            <text:p>-0,271</text:p>
          </table:table-cell>
          <table:table-cell table:formula="oooc:=[.F445]*COS(RADIANS(30))" office:value-type="float" office:value="-0.235374775508015">
            <text:p>-0,2354</text:p>
          </table:table-cell>
          <table:table-cell table:number-columns-repeated="2"/>
          <table:table-cell table:style-name="ce1" office:value-type="float" office:value="-0.27178738">
            <text:p>-0,2718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68918913694513">
            <text:p>-0,2689</text:p>
          </table:table-cell>
          <table:table-cell table:formula="oooc:=[.F446]*COS(RADIANS(30))" office:value-type="float" office:value="-0.233325005960559">
            <text:p>-0,2333</text:p>
          </table:table-cell>
          <table:table-cell table:number-columns-repeated="2"/>
          <table:table-cell table:style-name="ce1" office:value-type="float" office:value="-0.26942051">
            <text:p>-0,2694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69607984127542">
            <text:p>-0,2696</text:p>
          </table:table-cell>
          <table:table-cell table:formula="oooc:=[.F447]*COS(RADIANS(30))" office:value-type="float" office:value="-0.234014076393589">
            <text:p>-0,234</text:p>
          </table:table-cell>
          <table:table-cell table:number-columns-repeated="2"/>
          <table:table-cell table:style-name="ce1" office:value-type="float" office:value="-0.27021618">
            <text:p>-0,2702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69277335628377">
            <text:p>-0,2693</text:p>
          </table:table-cell>
          <table:table-cell table:formula="oooc:=[.F448]*COS(RADIANS(30))" office:value-type="float" office:value="-0.233683427894424">
            <text:p>-0,2337</text:p>
          </table:table-cell>
          <table:table-cell table:number-columns-repeated="2"/>
          <table:table-cell table:style-name="ce1" office:value-type="float" office:value="-0.26983438">
            <text:p>-0,2698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73197027227684">
            <text:p>-0,2732</text:p>
          </table:table-cell>
          <table:table-cell table:formula="oooc:=[.F449]*COS(RADIANS(30))" office:value-type="float" office:value="-0.23760311949373">
            <text:p>-0,2376</text:p>
          </table:table-cell>
          <table:table-cell table:number-columns-repeated="2"/>
          <table:table-cell table:style-name="ce1" office:value-type="float" office:value="-0.27436045">
            <text:p>-0,2744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80761655206692">
            <text:p>-0,2808</text:p>
          </table:table-cell>
          <table:table-cell table:formula="oooc:=[.F450]*COS(RADIANS(30))" office:value-type="float" office:value="-0.245167747472739">
            <text:p>-0,2452</text:p>
          </table:table-cell>
          <table:table-cell table:number-columns-repeated="2"/>
          <table:table-cell table:style-name="ce1" office:value-type="float" office:value="-0.28309533">
            <text:p>-0,2831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8721477422096">
            <text:p>-0,2872</text:p>
          </table:table-cell>
          <table:table-cell table:formula="oooc:=[.F451]*COS(RADIANS(30))" office:value-type="float" office:value="-0.251620866487006">
            <text:p>-0,2516</text:p>
          </table:table-cell>
          <table:table-cell table:number-columns-repeated="2"/>
          <table:table-cell table:style-name="ce1" office:value-type="float" office:value="-0.29054675">
            <text:p>-0,2905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95261397298699">
            <text:p>-0,2953</text:p>
          </table:table-cell>
          <table:table-cell table:formula="oooc:=[.F452]*COS(RADIANS(30))" office:value-type="float" office:value="-0.259667489564745">
            <text:p>-0,2597</text:p>
          </table:table-cell>
          <table:table-cell table:number-columns-repeated="2"/>
          <table:table-cell table:style-name="ce1" office:value-type="float" office:value="-0.29983819">
            <text:p>-0,2998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301549945505485">
            <text:p>-0,3015</text:p>
          </table:table-cell>
          <table:table-cell table:formula="oooc:=[.F453]*COS(RADIANS(30))" office:value-type="float" office:value="-0.265956037771532">
            <text:p>-0,266</text:p>
          </table:table-cell>
          <table:table-cell table:number-columns-repeated="2"/>
          <table:table-cell table:style-name="ce1" office:value-type="float" office:value="-0.30709958">
            <text:p>-0,3071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305041586728463">
            <text:p>-0,305</text:p>
          </table:table-cell>
          <table:table-cell table:formula="oooc:=[.F454]*COS(RADIANS(30))" office:value-type="float" office:value="-0.26944767899451">
            <text:p>-0,2694</text:p>
          </table:table-cell>
          <table:table-cell table:number-columns-repeated="2"/>
          <table:table-cell table:style-name="ce1" office:value-type="float" office:value="-0.31113138">
            <text:p>-0,3111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309787527184758">
            <text:p>-0,3098</text:p>
          </table:table-cell>
          <table:table-cell table:formula="oooc:=[.F455]*COS(RADIANS(30))" office:value-type="float" office:value="-0.274193619450805">
            <text:p>-0,2742</text:p>
          </table:table-cell>
          <table:table-cell table:number-columns-repeated="2"/>
          <table:table-cell table:style-name="ce1" office:value-type="float" office:value="-0.31661152">
            <text:p>-0,3166</text:p>
          </table:table-cell>
          <table:table-cell table:number-columns-repeated="13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315452701645647">
            <text:p>-0,3155</text:p>
          </table:table-cell>
          <table:table-cell table:formula="oooc:=[.F456]*COS(RADIANS(30))" office:value-type="float" office:value="-0.279858793911693">
            <text:p>-0,2799</text:p>
          </table:table-cell>
          <table:table-cell table:number-columns-repeated="2"/>
          <table:table-cell table:style-name="ce1" office:value-type="float" office:value="-0.3231531">
            <text:p>-0,3232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320797541969929">
            <text:p>-0,3208</text:p>
          </table:table-cell>
          <table:table-cell table:formula="oooc:=[.F457]*COS(RADIANS(30))" office:value-type="float" office:value="-0.285203634235975">
            <text:p>-0,2852</text:p>
          </table:table-cell>
          <table:table-cell table:number-columns-repeated="2"/>
          <table:table-cell table:style-name="ce1" office:value-type="float" office:value="-0.32932479">
            <text:p>-0,3293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336614664585664">
            <text:p>-0,3366</text:p>
          </table:table-cell>
          <table:table-cell table:formula="oooc:=[.F458]*COS(RADIANS(30))" office:value-type="float" office:value="-0.301020756851711">
            <text:p>-0,301</text:p>
          </table:table-cell>
          <table:table-cell table:number-columns-repeated="2"/>
          <table:table-cell table:style-name="ce1" office:value-type="float" office:value="-0.34758883">
            <text:p>-0,347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33391925577918">
            <text:p>-0,3339</text:p>
          </table:table-cell>
          <table:table-cell table:formula="oooc:=[.F459]*COS(RADIANS(30))" office:value-type="float" office:value="-0.298325348045226">
            <text:p>-0,2983</text:p>
          </table:table-cell>
          <table:table-cell table:number-columns-repeated="2"/>
          <table:table-cell table:style-name="ce1" office:value-type="float" office:value="-0.34447644">
            <text:p>-0,3445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332831605814313">
            <text:p>-0,3328</text:p>
          </table:table-cell>
          <table:table-cell table:formula="oooc:=[.F460]*COS(RADIANS(30))" office:value-type="float" office:value="-0.297237698080359">
            <text:p>-0,2972</text:p>
          </table:table-cell>
          <table:table-cell table:number-columns-repeated="2"/>
          <table:table-cell table:style-name="ce1" office:value-type="float" office:value="-0.34322053">
            <text:p>-0,3432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328774259477074">
            <text:p>-0,3288</text:p>
          </table:table-cell>
          <table:table-cell table:formula="oooc:=[.F461]*COS(RADIANS(30))" office:value-type="float" office:value="-0.293180351743121">
            <text:p>-0,2932</text:p>
          </table:table-cell>
          <table:table-cell table:style-name="ce1" office:value-type="float" office:value="-0.0616571">
            <text:p>-0,0617</text:p>
          </table:table-cell>
          <table:table-cell/>
          <table:table-cell table:style-name="ce1" office:value-type="float" office:value="-0.33853551">
            <text:p>-0,3385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33584706296902">
            <text:p>-0,3358</text:p>
          </table:table-cell>
          <table:table-cell table:formula="oooc:=[.F462]*COS(RADIANS(30))" office:value-type="float" office:value="-0.300253155235066">
            <text:p>-0,3003</text:p>
          </table:table-cell>
          <table:table-cell table:style-name="ce1" office:value-type="float" office:value="-0.03305429">
            <text:p>-0,0331</text:p>
          </table:table-cell>
          <table:table-cell/>
          <table:table-cell table:style-name="ce1" office:value-type="float" office:value="-0.34670248">
            <text:p>-0,3467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361391010529138">
            <text:p>-0,3614</text:p>
          </table:table-cell>
          <table:table-cell table:formula="oooc:=[.F463]*COS(RADIANS(30))" office:value-type="float" office:value="-0.325797102795185">
            <text:p>-0,3258</text:p>
          </table:table-cell>
          <table:table-cell table:style-name="ce1" office:value-type="float" office:value="-0.0582516900000001">
            <text:p>-0,0583</text:p>
          </table:table-cell>
          <table:table-cell/>
          <table:table-cell table:style-name="ce1" office:value-type="float" office:value="-0.37619809">
            <text:p>-0,3762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73390234171528">
            <text:p>-0,3734</text:p>
          </table:table-cell>
          <table:table-cell table:formula="oooc:=[.F464]*COS(RADIANS(30))" office:value-type="float" office:value="-0.337796326437574">
            <text:p>-0,3378</text:p>
          </table:table-cell>
          <table:table-cell table:style-name="ce1" office:value-type="float" office:value="-0.07899537">
            <text:p>-0,079</text:p>
          </table:table-cell>
          <table:table-cell/>
          <table:table-cell table:style-name="ce1" office:value-type="float" office:value="-0.3900536">
            <text:p>-0,3901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72829967696803">
            <text:p>-0,3728</text:p>
          </table:table-cell>
          <table:table-cell table:formula="oooc:=[.F465]*COS(RADIANS(30))" office:value-type="float" office:value="-0.33723605996285">
            <text:p>-0,3372</text:p>
          </table:table-cell>
          <table:table-cell table:style-name="ce1" office:value-type="float" office:value="-0.10051038">
            <text:p>-0,1005</text:p>
          </table:table-cell>
          <table:table-cell/>
          <table:table-cell table:style-name="ce1" office:value-type="float" office:value="-0.38940666">
            <text:p>-0,3894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78721192108587">
            <text:p>-0,3787</text:p>
          </table:table-cell>
          <table:table-cell table:formula="oooc:=[.F466]*COS(RADIANS(30))" office:value-type="float" office:value="-0.343127284374634">
            <text:p>-0,3431</text:p>
          </table:table-cell>
          <table:table-cell table:formula="oooc:=[.G466]*COS(RADIANS(60))" office:value-type="float" office:value="-0.042951555">
            <text:p>-0,043</text:p>
          </table:table-cell>
          <table:table-cell table:formula="oooc:=[.B466]-[.D466]" office:value-type="float" office:value="-0.335769637108587">
            <text:p>-0,3358</text:p>
          </table:table-cell>
          <table:table-cell table:style-name="ce1" office:value-type="float" office:value="-0.39620926">
            <text:p>-0,3962</text:p>
          </table:table-cell>
          <table:table-cell table:style-name="ce1" office:value-type="float" office:value="-0.0859031099999999">
            <text:p>-0,0859</text:p>
          </table:table-cell>
          <table:table-cell table:number-columns-repeated="12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74496832108587">
            <text:p>-0,3745</text:p>
          </table:table-cell>
          <table:table-cell/>
          <table:table-cell table:formula="oooc:=[.G467]*COS(RADIANS(60))" office:value-type="float" office:value="-0.038727195">
            <text:p>-0,0387</text:p>
          </table:table-cell>
          <table:table-cell table:number-columns-repeated="2"/>
          <table:table-cell table:style-name="ce1" office:value-type="float" office:value="-0.0774543899999999">
            <text:p>-0,0775</text:p>
          </table:table-cell>
          <table:table-cell table:number-columns-repeated="12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85311122108587">
            <text:p>-0,3853</text:p>
          </table:table-cell>
          <table:table-cell/>
          <table:table-cell table:formula="oooc:=[.G468]*COS(RADIANS(60))" office:value-type="float" office:value="-0.049541485">
            <text:p>-0,0495</text:p>
          </table:table-cell>
          <table:table-cell table:number-columns-repeated="2"/>
          <table:table-cell table:style-name="ce1" office:value-type="float" office:value="-0.09908297">
            <text:p>-0,0991</text:p>
          </table:table-cell>
          <table:table-cell table:number-columns-repeated="12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79775812108587">
            <text:p>-0,3798</text:p>
          </table:table-cell>
          <table:table-cell/>
          <table:table-cell table:formula="oooc:=[.G469]*COS(RADIANS(60))" office:value-type="float" office:value="-0.044006175">
            <text:p>-0,044</text:p>
          </table:table-cell>
          <table:table-cell table:number-columns-repeated="2"/>
          <table:table-cell table:style-name="ce1" office:value-type="float" office:value="-0.08801235">
            <text:p>-0,088</text:p>
          </table:table-cell>
          <table:table-cell table:number-columns-repeated="12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87026332108587">
            <text:p>-0,387</text:p>
          </table:table-cell>
          <table:table-cell/>
          <table:table-cell table:formula="oooc:=[.G470]*COS(RADIANS(60))" office:value-type="float" office:value="-0.051256695">
            <text:p>-0,0513</text:p>
          </table:table-cell>
          <table:table-cell table:number-columns-repeated="2"/>
          <table:table-cell table:style-name="ce1" office:value-type="float" office:value="-0.10251339">
            <text:p>-0,1025</text:p>
          </table:table-cell>
          <table:table-cell table:number-columns-repeated="12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91364457108587">
            <text:p>-0,3914</text:p>
          </table:table-cell>
          <table:table-cell/>
          <table:table-cell table:formula="oooc:=[.G471]*COS(RADIANS(60))" office:value-type="float" office:value="-0.05559482">
            <text:p>-0,0556</text:p>
          </table:table-cell>
          <table:table-cell table:number-columns-repeated="2"/>
          <table:table-cell table:style-name="ce1" office:value-type="float" office:value="-0.11118964">
            <text:p>-0,1112</text:p>
          </table:table-cell>
          <table:table-cell table:number-columns-repeated="12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93287867108587">
            <text:p>-0,3933</text:p>
          </table:table-cell>
          <table:table-cell/>
          <table:table-cell table:formula="oooc:=[.G472]*COS(RADIANS(60))" office:value-type="float" office:value="-0.05751823">
            <text:p>-0,0575</text:p>
          </table:table-cell>
          <table:table-cell table:number-columns-repeated="2"/>
          <table:table-cell table:style-name="ce1" office:value-type="float" office:value="-0.11503646">
            <text:p>-0,115</text:p>
          </table:table-cell>
          <table:table-cell table:number-columns-repeated="12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87689327108587">
            <text:p>-0,3877</text:p>
          </table:table-cell>
          <table:table-cell/>
          <table:table-cell table:formula="oooc:=[.G473]*COS(RADIANS(60))" office:value-type="float" office:value="-0.05191969">
            <text:p>-0,0519</text:p>
          </table:table-cell>
          <table:table-cell table:number-columns-repeated="2"/>
          <table:table-cell table:style-name="ce1" office:value-type="float" office:value="-0.10383938">
            <text:p>-0,1038</text:p>
          </table:table-cell>
          <table:table-cell table:number-columns-repeated="12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87564862108587">
            <text:p>-0,3876</text:p>
          </table:table-cell>
          <table:table-cell/>
          <table:table-cell table:formula="oooc:=[.G474]*COS(RADIANS(60))" office:value-type="float" office:value="-0.051795225">
            <text:p>-0,0518</text:p>
          </table:table-cell>
          <table:table-cell table:number-columns-repeated="2"/>
          <table:table-cell table:style-name="ce1" office:value-type="float" office:value="-0.10359045">
            <text:p>-0,1036</text:p>
          </table:table-cell>
          <table:table-cell table:number-columns-repeated="12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82683207108587">
            <text:p>-0,3827</text:p>
          </table:table-cell>
          <table:table-cell/>
          <table:table-cell table:formula="oooc:=[.G475]*COS(RADIANS(60))" office:value-type="float" office:value="-0.04691357">
            <text:p>-0,0469</text:p>
          </table:table-cell>
          <table:table-cell table:number-columns-repeated="2"/>
          <table:table-cell table:style-name="ce1" office:value-type="float" office:value="-0.09382714">
            <text:p>-0,0938</text:p>
          </table:table-cell>
          <table:table-cell table:number-columns-repeated="12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82231002108587">
            <text:p>-0,3822</text:p>
          </table:table-cell>
          <table:table-cell/>
          <table:table-cell table:formula="oooc:=[.G476]*COS(RADIANS(60))" office:value-type="float" office:value="-0.0464613650000001">
            <text:p>-0,0465</text:p>
          </table:table-cell>
          <table:table-cell table:number-columns-repeated="2"/>
          <table:table-cell table:style-name="ce1" office:value-type="float" office:value="-0.0929227300000001">
            <text:p>-0,0929</text:p>
          </table:table-cell>
          <table:table-cell table:number-columns-repeated="12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76108792108587">
            <text:p>-0,3761</text:p>
          </table:table-cell>
          <table:table-cell/>
          <table:table-cell table:formula="oooc:=[.G477]*COS(RADIANS(60))" office:value-type="float" office:value="-0.040339155">
            <text:p>-0,0403</text:p>
          </table:table-cell>
          <table:table-cell table:number-columns-repeated="2"/>
          <table:table-cell table:style-name="ce1" office:value-type="float" office:value="-0.08067831">
            <text:p>-0,0807</text:p>
          </table:table-cell>
          <table:table-cell table:number-columns-repeated="12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79191907108587">
            <text:p>-0,3792</text:p>
          </table:table-cell>
          <table:table-cell/>
          <table:table-cell table:formula="oooc:=[.G478]*COS(RADIANS(60))" office:value-type="float" office:value="-0.04342227">
            <text:p>-0,0434</text:p>
          </table:table-cell>
          <table:table-cell table:number-columns-repeated="2"/>
          <table:table-cell table:style-name="ce1" office:value-type="float" office:value="-0.08684454">
            <text:p>-0,0868</text:p>
          </table:table-cell>
          <table:table-cell table:number-columns-repeated="12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77452242108587">
            <text:p>-0,3775</text:p>
          </table:table-cell>
          <table:table-cell/>
          <table:table-cell table:formula="oooc:=[.G479]*COS(RADIANS(60))" office:value-type="float" office:value="-0.041682605">
            <text:p>-0,0417</text:p>
          </table:table-cell>
          <table:table-cell table:number-columns-repeated="2"/>
          <table:table-cell table:style-name="ce1" office:value-type="float" office:value="-0.08336521">
            <text:p>-0,0834</text:p>
          </table:table-cell>
          <table:table-cell table:number-columns-repeated="12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82692117108587">
            <text:p>-0,3827</text:p>
          </table:table-cell>
          <table:table-cell/>
          <table:table-cell table:formula="oooc:=[.G480]*COS(RADIANS(60))" office:value-type="float" office:value="-0.04692248">
            <text:p>-0,0469</text:p>
          </table:table-cell>
          <table:table-cell table:number-columns-repeated="2"/>
          <table:table-cell table:style-name="ce1" office:value-type="float" office:value="-0.09384496">
            <text:p>-0,0938</text:p>
          </table:table-cell>
          <table:table-cell table:number-columns-repeated="12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78758472108587">
            <text:p>-0,3788</text:p>
          </table:table-cell>
          <table:table-cell/>
          <table:table-cell table:formula="oooc:=[.G481]*COS(RADIANS(60))" office:value-type="float" office:value="-0.042988835">
            <text:p>-0,043</text:p>
          </table:table-cell>
          <table:table-cell table:number-columns-repeated="2"/>
          <table:table-cell table:style-name="ce1" office:value-type="float" office:value="-0.08597767">
            <text:p>-0,086</text:p>
          </table:table-cell>
          <table:table-cell table:number-columns-repeated="12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77897562108587">
            <text:p>-0,3779</text:p>
          </table:table-cell>
          <table:table-cell/>
          <table:table-cell table:formula="oooc:=[.G482]*COS(RADIANS(60))" office:value-type="float" office:value="-0.042127925">
            <text:p>-0,0421</text:p>
          </table:table-cell>
          <table:table-cell table:number-columns-repeated="2"/>
          <table:table-cell table:style-name="ce1" office:value-type="float" office:value="-0.08425585">
            <text:p>-0,0843</text:p>
          </table:table-cell>
          <table:table-cell table:number-columns-repeated="12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74206367108587">
            <text:p>-0,3742</text:p>
          </table:table-cell>
          <table:table-cell/>
          <table:table-cell table:formula="oooc:=[.G483]*COS(RADIANS(60))" office:value-type="float" office:value="-0.03843673">
            <text:p>-0,0384</text:p>
          </table:table-cell>
          <table:table-cell table:number-columns-repeated="2"/>
          <table:table-cell table:style-name="ce1" office:value-type="float" office:value="-0.07687346">
            <text:p>-0,0769</text:p>
          </table:table-cell>
          <table:table-cell table:number-columns-repeated="12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85572697108587">
            <text:p>-0,3856</text:p>
          </table:table-cell>
          <table:table-cell/>
          <table:table-cell table:formula="oooc:=[.G484]*COS(RADIANS(60))" office:value-type="float" office:value="-0.04980306">
            <text:p>-0,0498</text:p>
          </table:table-cell>
          <table:table-cell table:number-columns-repeated="2"/>
          <table:table-cell table:style-name="ce1" office:value-type="float" office:value="-0.09960612">
            <text:p>-0,0996</text:p>
          </table:table-cell>
          <table:table-cell table:number-columns-repeated="12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79026872108587">
            <text:p>-0,379</text:p>
          </table:table-cell>
          <table:table-cell/>
          <table:table-cell table:formula="oooc:=[.G485]*COS(RADIANS(60))" office:value-type="float" office:value="-0.043257235">
            <text:p>-0,0433</text:p>
          </table:table-cell>
          <table:table-cell table:number-columns-repeated="2"/>
          <table:table-cell table:style-name="ce1" office:value-type="float" office:value="-0.08651447">
            <text:p>-0,0865</text:p>
          </table:table-cell>
          <table:table-cell table:number-columns-repeated="12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84174907108587">
            <text:p>-0,3842</text:p>
          </table:table-cell>
          <table:table-cell/>
          <table:table-cell table:formula="oooc:=[.G486]*COS(RADIANS(60))" office:value-type="float" office:value="-0.0484052700000001">
            <text:p>-0,0484</text:p>
          </table:table-cell>
          <table:table-cell table:number-columns-repeated="2"/>
          <table:table-cell table:style-name="ce1" office:value-type="float" office:value="-0.0968105400000001">
            <text:p>-0,0968</text:p>
          </table:table-cell>
          <table:table-cell table:number-columns-repeated="12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72740687108587">
            <text:p>-0,3727</text:p>
          </table:table-cell>
          <table:table-cell/>
          <table:table-cell table:formula="oooc:=[.G487]*COS(RADIANS(60))" office:value-type="float" office:value="-0.0369710500000001">
            <text:p>-0,037</text:p>
          </table:table-cell>
          <table:table-cell table:number-columns-repeated="2"/>
          <table:table-cell table:style-name="ce1" office:value-type="float" office:value="-0.0739421000000001">
            <text:p>-0,0739</text:p>
          </table:table-cell>
          <table:table-cell table:number-columns-repeated="12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76057862108587">
            <text:p>-0,3761</text:p>
          </table:table-cell>
          <table:table-cell/>
          <table:table-cell table:formula="oooc:=[.G488]*COS(RADIANS(60))" office:value-type="float" office:value="-0.040288225">
            <text:p>-0,0403</text:p>
          </table:table-cell>
          <table:table-cell table:number-columns-repeated="2"/>
          <table:table-cell table:style-name="ce1" office:value-type="float" office:value="-0.08057645">
            <text:p>-0,0806</text:p>
          </table:table-cell>
          <table:table-cell table:number-columns-repeated="12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83687917108587">
            <text:p>-0,3837</text:p>
          </table:table-cell>
          <table:table-cell/>
          <table:table-cell table:formula="oooc:=[.G489]*COS(RADIANS(60))" office:value-type="float" office:value="-0.04791828">
            <text:p>-0,0479</text:p>
          </table:table-cell>
          <table:table-cell table:number-columns-repeated="2"/>
          <table:table-cell table:style-name="ce1" office:value-type="float" office:value="-0.09583656">
            <text:p>-0,0958</text:p>
          </table:table-cell>
          <table:table-cell table:number-columns-repeated="12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76723222108587">
            <text:p>-0,3767</text:p>
          </table:table-cell>
          <table:table-cell/>
          <table:table-cell table:formula="oooc:=[.G490]*COS(RADIANS(60))" office:value-type="float" office:value="-0.040953585">
            <text:p>-0,041</text:p>
          </table:table-cell>
          <table:table-cell table:number-columns-repeated="2"/>
          <table:table-cell table:style-name="ce1" office:value-type="float" office:value="-0.08190717">
            <text:p>-0,0819</text:p>
          </table:table-cell>
          <table:table-cell table:number-columns-repeated="12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73765732108587">
            <text:p>-0,3738</text:p>
          </table:table-cell>
          <table:table-cell/>
          <table:table-cell table:formula="oooc:=[.G491]*COS(RADIANS(60))" office:value-type="float" office:value="-0.037996095">
            <text:p>-0,038</text:p>
          </table:table-cell>
          <table:table-cell table:number-columns-repeated="2"/>
          <table:table-cell table:style-name="ce1" office:value-type="float" office:value="-0.07599219">
            <text:p>-0,076</text:p>
          </table:table-cell>
          <table:table-cell table:number-columns-repeated="12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80758127108587">
            <text:p>-0,3808</text:p>
          </table:table-cell>
          <table:table-cell/>
          <table:table-cell table:formula="oooc:=[.G492]*COS(RADIANS(60))" office:value-type="float" office:value="-0.04498849">
            <text:p>-0,045</text:p>
          </table:table-cell>
          <table:table-cell table:number-columns-repeated="2"/>
          <table:table-cell table:style-name="ce1" office:value-type="float" office:value="-0.08997698">
            <text:p>-0,09</text:p>
          </table:table-cell>
          <table:table-cell table:number-columns-repeated="12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80166142108587">
            <text:p>-0,3802</text:p>
          </table:table-cell>
          <table:table-cell/>
          <table:table-cell table:formula="oooc:=[.G493]*COS(RADIANS(60))" office:value-type="float" office:value="-0.044396505">
            <text:p>-0,0444</text:p>
          </table:table-cell>
          <table:table-cell table:number-columns-repeated="2"/>
          <table:table-cell table:style-name="ce1" office:value-type="float" office:value="-0.08879301">
            <text:p>-0,0888</text:p>
          </table:table-cell>
          <table:table-cell table:number-columns-repeated="12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74338597108587">
            <text:p>-0,3743</text:p>
          </table:table-cell>
          <table:table-cell/>
          <table:table-cell table:formula="oooc:=[.G494]*COS(RADIANS(60))" office:value-type="float" office:value="-0.03856896">
            <text:p>-0,0386</text:p>
          </table:table-cell>
          <table:table-cell table:number-columns-repeated="2"/>
          <table:table-cell table:style-name="ce1" office:value-type="float" office:value="-0.07713792">
            <text:p>-0,0771</text:p>
          </table:table-cell>
          <table:table-cell table:number-columns-repeated="12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83873057108587">
            <text:p>-0,3839</text:p>
          </table:table-cell>
          <table:table-cell/>
          <table:table-cell table:formula="oooc:=[.G495]*COS(RADIANS(60))" office:value-type="float" office:value="-0.04810342">
            <text:p>-0,0481</text:p>
          </table:table-cell>
          <table:table-cell table:number-columns-repeated="2"/>
          <table:table-cell table:style-name="ce1" office:value-type="float" office:value="-0.09620684">
            <text:p>-0,0962</text:p>
          </table:table-cell>
          <table:table-cell table:number-columns-repeated="12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65025002108587">
            <text:p>-0,365</text:p>
          </table:table-cell>
          <table:table-cell/>
          <table:table-cell table:formula="oooc:=[.G496]*COS(RADIANS(60))" office:value-type="float" office:value="-0.029255365">
            <text:p>-0,0293</text:p>
          </table:table-cell>
          <table:table-cell table:number-columns-repeated="2"/>
          <table:table-cell table:style-name="ce1" office:value-type="float" office:value="-0.05851073">
            <text:p>-0,0585</text:p>
          </table:table-cell>
          <table:table-cell table:number-columns-repeated="12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7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7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17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>
            <draw:frame table:end-cell-address="Feuille1.J521" table:end-x="2.13cm" table:end-y="0.344cm" draw:z-index="5" svg:width="7.999cm" svg:height="6.999cm" svg:x="0.905cm" svg:y="0.118cm">
              <draw:object draw:notify-on-update-of-ranges="Feuille1.A506:Feuille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Feuille1.O521" table:end-x="0.808cm" table:end-y="0.359cm" draw:z-index="6" svg:width="7.999cm" svg:height="6.999cm" svg:x="1.84cm" svg:y="0.133cm">
              <draw:object draw:notify-on-update-of-ranges="Feuille1.A506:Feuille1.A602 Feuille1.C506:Feuille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0.000473970302196447">
            <text:p>0,0005</text:p>
          </table:table-cell>
          <table:table-cell table:formula="oooc:=[.$B$501]/2*(([.B301]-[.B201])*COS(RADIANS([.A507]))+([.B101]-[.B1])*SIN(RADIANS([.A507])))" office:value-type="float" office:value="-0.00531634993281603">
            <text:p>-0,0053</text:p>
          </table:table-cell>
          <table:table-cell table:formula="oooc:=-[.B401]*[.$B$502]" office:value-type="float" office:value="0.0170351008">
            <text:p>0,017</text:p>
          </table:table-cell>
          <table:table-cell table:formula="oooc:=([.B301]+[.B201])*SIN(RADIANS([.A507]))-([.B101]+[.B1])*COS(RADIANS([.A507]))" office:value-type="float" office:value="0.145377444006272">
            <text:p>0,1454</text:p>
          </table:table-cell>
          <table:table-cell table:formula="oooc:=-([.B301]+[.B201])*COS(RADIANS([.A507]))-([.B1]+[.B101])*SIN(RADIANS([.A507]))-[.B401]" office:value-type="float" office:value="0.284298245274364">
            <text:p>0,2843</text:p>
          </table:table-cell>
          <table:table-cell table:number-columns-repeated="13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0.000589234430877759">
            <text:p>0,0006</text:p>
          </table:table-cell>
          <table:table-cell table:formula="oooc:=[.$B$501]/2*(([.B302]-[.B202])*COS(RADIANS([.A508]))+([.B102]-[.B2])*SIN(RADIANS([.A508])))" office:value-type="float" office:value="-0.00523439783894911">
            <text:p>-0,0052</text:p>
          </table:table-cell>
          <table:table-cell table:formula="oooc:=-[.B402]*[.$B$502]" office:value-type="float" office:value="0.0118378592">
            <text:p>0,0118</text:p>
          </table:table-cell>
          <table:table-cell table:formula="oooc:=([.B302]+[.B202])*SIN(RADIANS([.A508]))-([.B102]+[.B2])*COS(RADIANS([.A508]))" office:value-type="float" office:value="0.144519379366687">
            <text:p>0,1445</text:p>
          </table:table-cell>
          <table:table-cell table:formula="oooc:=-([.B302]+[.B202])*COS(RADIANS([.A508]))-([.B2]+[.B102])*SIN(RADIANS([.A508]))-[.B402]" office:value-type="float" office:value="0.216494441911684">
            <text:p>0,2165</text:p>
          </table:table-cell>
          <table:table-cell table:number-columns-repeated="13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0.000517914321040645">
            <text:p>0,0005</text:p>
          </table:table-cell>
          <table:table-cell table:formula="oooc:=[.$B$501]/2*(([.B303]-[.B203])*COS(RADIANS([.A509]))+([.B103]-[.B3])*SIN(RADIANS([.A509])))" office:value-type="float" office:value="-0.00521297415866618">
            <text:p>-0,0052</text:p>
          </table:table-cell>
          <table:table-cell table:formula="oooc:=-[.B403]*[.$B$502]" office:value-type="float" office:value="0.014841964">
            <text:p>0,0148</text:p>
          </table:table-cell>
          <table:table-cell table:formula="oooc:=([.B303]+[.B203])*SIN(RADIANS([.A509]))-([.B103]+[.B3])*COS(RADIANS([.A509]))" office:value-type="float" office:value="0.142491539868235">
            <text:p>0,1425</text:p>
          </table:table-cell>
          <table:table-cell table:formula="oooc:=-([.B303]+[.B203])*COS(RADIANS([.A509]))-([.B3]+[.B103])*SIN(RADIANS([.A509]))-[.B403]" office:value-type="float" office:value="0.251987464118375">
            <text:p>0,252</text:p>
          </table:table-cell>
          <table:table-cell table:number-columns-repeated="13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0.000523583055906307">
            <text:p>0,0005</text:p>
          </table:table-cell>
          <table:table-cell table:formula="oooc:=[.$B$501]/2*(([.B304]-[.B204])*COS(RADIANS([.A510]))+([.B104]-[.B4])*SIN(RADIANS([.A510])))" office:value-type="float" office:value="-0.00522286624386555">
            <text:p>-0,0052</text:p>
          </table:table-cell>
          <table:table-cell table:formula="oooc:=-[.B404]*[.$B$502]" office:value-type="float" office:value="0.0102749664">
            <text:p>0,0103</text:p>
          </table:table-cell>
          <table:table-cell table:formula="oooc:=([.B304]+[.B204])*SIN(RADIANS([.A510]))-([.B104]+[.B4])*COS(RADIANS([.A510]))" office:value-type="float" office:value="0.141831019760152">
            <text:p>0,1418</text:p>
          </table:table-cell>
          <table:table-cell table:formula="oooc:=-([.B304]+[.B204])*COS(RADIANS([.A510]))-([.B4]+[.B104])*SIN(RADIANS([.A510]))-[.B404]" office:value-type="float" office:value="0.193251772152793">
            <text:p>0,1933</text:p>
          </table:table-cell>
          <table:table-cell table:number-columns-repeated="13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0.000328197382367007">
            <text:p>0,0003</text:p>
          </table:table-cell>
          <table:table-cell table:formula="oooc:=[.$B$501]/2*(([.B305]-[.B205])*COS(RADIANS([.A511]))+([.B105]-[.B5])*SIN(RADIANS([.A511])))" office:value-type="float" office:value="-0.00523837624596618">
            <text:p>-0,0052</text:p>
          </table:table-cell>
          <table:table-cell table:formula="oooc:=-[.B405]*[.$B$502]" office:value-type="float" office:value="0.0117918248">
            <text:p>0,0118</text:p>
          </table:table-cell>
          <table:table-cell table:formula="oooc:=([.B305]+[.B205])*SIN(RADIANS([.A511]))-([.B105]+[.B5])*COS(RADIANS([.A511]))" office:value-type="float" office:value="0.142077717636398">
            <text:p>0,1421</text:p>
          </table:table-cell>
          <table:table-cell table:formula="oooc:=-([.B305]+[.B205])*COS(RADIANS([.A511]))-([.B5]+[.B105])*SIN(RADIANS([.A511]))-[.B405]" office:value-type="float" office:value="0.211188927622321">
            <text:p>0,2112</text:p>
          </table:table-cell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46572565">
            <text:p>0,0005</text:p>
          </table:table-cell>
          <table:table-cell table:formula="oooc:=[.$B$501]/2*(([.B306]-[.B206])*COS(RADIANS([.A512]))+([.B106]-[.B6])*SIN(RADIANS([.A512])))" office:value-type="float" office:value="-0.0051760345">
            <text:p>-0,0052</text:p>
          </table:table-cell>
          <table:table-cell table:formula="oooc:=-[.B406]*[.$B$502]" office:value-type="float" office:value="0.0168715688">
            <text:p>0,0169</text:p>
          </table:table-cell>
          <table:table-cell table:formula="oooc:=([.B306]+[.B206])*SIN(RADIANS([.A512]))-([.B106]+[.B6])*COS(RADIANS([.A512]))" office:value-type="float" office:value="0.13639134">
            <text:p>0,1364</text:p>
          </table:table-cell>
          <table:table-cell table:formula="oooc:=-([.B306]+[.B206])*COS(RADIANS([.A512]))-([.B6]+[.B106])*SIN(RADIANS([.A512]))-[.B406]" office:value-type="float" office:value="0.27242525">
            <text:p>0,2724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625177316445838">
            <text:p>0,0006</text:p>
          </table:table-cell>
          <table:table-cell table:formula="oooc:=[.$B$501]/2*(([.B307]-[.B207])*COS(RADIANS([.A513]))+([.B107]-[.B7])*SIN(RADIANS([.A513])))" office:value-type="float" office:value="-0.00515009213259881">
            <text:p>-0,0052</text:p>
          </table:table-cell>
          <table:table-cell table:formula="oooc:=-[.B407]*[.$B$502]" office:value-type="float" office:value="0.015490008">
            <text:p>0,0155</text:p>
          </table:table-cell>
          <table:table-cell table:formula="oooc:=([.B307]+[.B207])*SIN(RADIANS([.A513]))-([.B107]+[.B7])*COS(RADIANS([.A513]))" office:value-type="float" office:value="0.133584610328572">
            <text:p>0,1336</text:p>
          </table:table-cell>
          <table:table-cell table:formula="oooc:=-([.B307]+[.B207])*COS(RADIANS([.A513]))-([.B7]+[.B107])*SIN(RADIANS([.A513]))-[.B407]" office:value-type="float" office:value="0.253394236042138">
            <text:p>0,2534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778604109239649">
            <text:p>0,0008</text:p>
          </table:table-cell>
          <table:table-cell table:formula="oooc:=[.$B$501]/2*(([.B308]-[.B208])*COS(RADIANS([.A514]))+([.B108]-[.B8])*SIN(RADIANS([.A514])))" office:value-type="float" office:value="-0.00512467620582343">
            <text:p>-0,0051</text:p>
          </table:table-cell>
          <table:table-cell table:formula="oooc:=-[.B408]*[.$B$502]" office:value-type="float" office:value="0.0186581032">
            <text:p>0,0187</text:p>
          </table:table-cell>
          <table:table-cell table:formula="oooc:=([.B308]+[.B208])*SIN(RADIANS([.A514]))-([.B108]+[.B8])*COS(RADIANS([.A514]))" office:value-type="float" office:value="0.137430778224381">
            <text:p>0,1374</text:p>
          </table:table-cell>
          <table:table-cell table:formula="oooc:=-([.B308]+[.B208])*COS(RADIANS([.A514]))-([.B8]+[.B108])*SIN(RADIANS([.A514]))-[.B408]" office:value-type="float" office:value="0.288844596160821">
            <text:p>0,2888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937088217981385">
            <text:p>0,0009</text:p>
          </table:table-cell>
          <table:table-cell table:formula="oooc:=[.$B$501]/2*(([.B309]-[.B209])*COS(RADIANS([.A515]))+([.B109]-[.B9])*SIN(RADIANS([.A515])))" office:value-type="float" office:value="-0.00511104884778562">
            <text:p>-0,0051</text:p>
          </table:table-cell>
          <table:table-cell table:formula="oooc:=-[.B409]*[.$B$502]" office:value-type="float" office:value="0.0184285408">
            <text:p>0,0184</text:p>
          </table:table-cell>
          <table:table-cell table:formula="oooc:=([.B309]+[.B209])*SIN(RADIANS([.A515]))-([.B109]+[.B9])*COS(RADIANS([.A515]))" office:value-type="float" office:value="0.139232153368208">
            <text:p>0,1392</text:p>
          </table:table-cell>
          <table:table-cell table:formula="oooc:=-([.B309]+[.B209])*COS(RADIANS([.A515]))-([.B9]+[.B109])*SIN(RADIANS([.A515]))-[.B409]" office:value-type="float" office:value="0.284998342275753">
            <text:p>0,285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0.00089448156359261">
            <text:p>0,0009</text:p>
          </table:table-cell>
          <table:table-cell table:formula="oooc:=[.$B$501]/2*(([.B310]-[.B210])*COS(RADIANS([.A516]))+([.B110]-[.B10])*SIN(RADIANS([.A516])))" office:value-type="float" office:value="-0.00510472117392264">
            <text:p>-0,0051</text:p>
          </table:table-cell>
          <table:table-cell table:formula="oooc:=-[.B410]*[.$B$502]" office:value-type="float" office:value="0.014967992">
            <text:p>0,015</text:p>
          </table:table-cell>
          <table:table-cell table:formula="oooc:=([.B310]+[.B210])*SIN(RADIANS([.A516]))-([.B110]+[.B10])*COS(RADIANS([.A516]))" office:value-type="float" office:value="0.137976458486206">
            <text:p>0,138</text:p>
          </table:table-cell>
          <table:table-cell table:formula="oooc:=-([.B310]+[.B210])*COS(RADIANS([.A516]))-([.B10]+[.B110])*SIN(RADIANS([.A516]))-[.B410]" office:value-type="float" office:value="0.238059546340964">
            <text:p>0,2381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0.000926503642461893">
            <text:p>0,0009</text:p>
          </table:table-cell>
          <table:table-cell table:formula="oooc:=[.$B$501]/2*(([.B311]-[.B211])*COS(RADIANS([.A517]))+([.B111]-[.B11])*SIN(RADIANS([.A517])))" office:value-type="float" office:value="-0.00501775752038466">
            <text:p>-0,005</text:p>
            <draw:frame table:end-cell-address="Feuille1.I543" table:end-x="1.255cm" table:end-y="0.321cm" draw:z-index="15" svg:width="13.604cm" svg:height="11.903cm" svg:x="1.199cm" svg:y="0.16cm">
              <draw:object draw:notify-on-update-of-ranges="Feuille1.A506:Feuille1.A602 Feuille1.D506:Feuille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formula="oooc:=-[.B411]*[.$B$502]" office:value-type="float" office:value="0.0154478144">
            <text:p>0,0154</text:p>
          </table:table-cell>
          <table:table-cell table:formula="oooc:=([.B311]+[.B211])*SIN(RADIANS([.A517]))-([.B111]+[.B11])*COS(RADIANS([.A517]))" office:value-type="float" office:value="0.138137217644202">
            <text:p>0,1381</text:p>
          </table:table-cell>
          <table:table-cell table:formula="oooc:=-([.B311]+[.B211])*COS(RADIANS([.A517]))-([.B11]+[.B111])*SIN(RADIANS([.A517]))-[.B411]" office:value-type="float" office:value="0.240380808383541">
            <text:p>0,2404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105942998186199">
            <text:p>0,0011</text:p>
          </table:table-cell>
          <table:table-cell table:formula="oooc:=[.$B$501]/2*(([.B312]-[.B212])*COS(RADIANS([.A518]))+([.B112]-[.B12])*SIN(RADIANS([.A518])))" office:value-type="float" office:value="-0.00496406596067508">
            <text:p>-0,005</text:p>
          </table:table-cell>
          <table:table-cell table:formula="oooc:=-[.B412]*[.$B$502]" office:value-type="float" office:value="0.0154887656">
            <text:p>0,0155</text:p>
          </table:table-cell>
          <table:table-cell table:formula="oooc:=([.B312]+[.B212])*SIN(RADIANS([.A518]))-([.B112]+[.B12])*COS(RADIANS([.A518]))" office:value-type="float" office:value="0.138199792528646">
            <text:p>0,1382</text:p>
          </table:table-cell>
          <table:table-cell table:formula="oooc:=-([.B312]+[.B212])*COS(RADIANS([.A518]))-([.B12]+[.B112])*SIN(RADIANS([.A518]))-[.B412]" office:value-type="float" office:value="0.238203934531819">
            <text:p>0,2382</text:p>
          </table:table-cell>
          <table:table-cell table:number-columns-repeated="13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123217429972476">
            <text:p>0,0012</text:p>
          </table:table-cell>
          <table:table-cell table:formula="oooc:=[.$B$501]/2*(([.B313]-[.B213])*COS(RADIANS([.A519]))+([.B113]-[.B13])*SIN(RADIANS([.A519])))" office:value-type="float" office:value="-0.00498018922313492">
            <text:p>-0,005</text:p>
          </table:table-cell>
          <table:table-cell table:formula="oooc:=-[.B413]*[.$B$502]" office:value-type="float" office:value="0.0155023904">
            <text:p>0,0155</text:p>
          </table:table-cell>
          <table:table-cell table:formula="oooc:=([.B313]+[.B213])*SIN(RADIANS([.A519]))-([.B113]+[.B13])*COS(RADIANS([.A519]))" office:value-type="float" office:value="0.140442851811108">
            <text:p>0,1404</text:p>
          </table:table-cell>
          <table:table-cell table:formula="oooc:=-([.B313]+[.B213])*COS(RADIANS([.A519]))-([.B13]+[.B113])*SIN(RADIANS([.A519]))-[.B413]" office:value-type="float" office:value="0.234824065269168">
            <text:p>0,2348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131390933379582">
            <text:p>0,0013</text:p>
          </table:table-cell>
          <table:table-cell table:formula="oooc:=[.$B$501]/2*(([.B314]-[.B214])*COS(RADIANS([.A520]))+([.B114]-[.B14])*SIN(RADIANS([.A520])))" office:value-type="float" office:value="-0.00494635681587651">
            <text:p>-0,0049</text:p>
          </table:table-cell>
          <table:table-cell table:formula="oooc:=-[.B414]*[.$B$502]" office:value-type="float" office:value="0.0147165712">
            <text:p>0,0147</text:p>
          </table:table-cell>
          <table:table-cell table:formula="oooc:=([.B314]+[.B214])*SIN(RADIANS([.A520]))-([.B114]+[.B14])*COS(RADIANS([.A520]))" office:value-type="float" office:value="0.141561294526833">
            <text:p>0,1416</text:p>
          </table:table-cell>
          <table:table-cell table:formula="oooc:=-([.B314]+[.B214])*COS(RADIANS([.A520]))-([.B14]+[.B114])*SIN(RADIANS([.A520]))-[.B414]" office:value-type="float" office:value="0.221727371633089">
            <text:p>0,2217</text:p>
          </table:table-cell>
          <table:table-cell table:number-columns-repeated="13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121475860034015">
            <text:p>0,0012</text:p>
          </table:table-cell>
          <table:table-cell table:formula="oooc:=[.$B$501]/2*(([.B315]-[.B215])*COS(RADIANS([.A521]))+([.B115]-[.B15])*SIN(RADIANS([.A521])))" office:value-type="float" office:value="-0.00491708232970624">
            <text:p>-0,0049</text:p>
          </table:table-cell>
          <table:table-cell table:formula="oooc:=-[.B415]*[.$B$502]" office:value-type="float" office:value="0.0144010672">
            <text:p>0,0144</text:p>
          </table:table-cell>
          <table:table-cell table:formula="oooc:=([.B315]+[.B215])*SIN(RADIANS([.A521]))-([.B115]+[.B15])*COS(RADIANS([.A521]))" office:value-type="float" office:value="0.141056957600813">
            <text:p>0,1411</text:p>
          </table:table-cell>
          <table:table-cell table:formula="oooc:=-([.B315]+[.B215])*COS(RADIANS([.A521]))-([.B15]+[.B115])*SIN(RADIANS([.A521]))-[.B415]" office:value-type="float" office:value="0.216963558203948">
            <text:p>0,217</text:p>
          </table:table-cell>
          <table:table-cell table:number-columns-repeated="13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89198445867783">
            <text:p>0,0009</text:p>
          </table:table-cell>
          <table:table-cell table:formula="oooc:=[.$B$501]/2*(([.B316]-[.B216])*COS(RADIANS([.A522]))+([.B116]-[.B16])*SIN(RADIANS([.A522])))" office:value-type="float" office:value="-0.00487905186170591">
            <text:p>-0,0049</text:p>
          </table:table-cell>
          <table:table-cell table:formula="oooc:=-[.B416]*[.$B$502]" office:value-type="float" office:value="0.014476228">
            <text:p>0,0145</text:p>
          </table:table-cell>
          <table:table-cell table:formula="oooc:=([.B316]+[.B216])*SIN(RADIANS([.A522]))-([.B116]+[.B16])*COS(RADIANS([.A522]))" office:value-type="float" office:value="0.142756230548284">
            <text:p>0,1428</text:p>
          </table:table-cell>
          <table:table-cell table:formula="oooc:=-([.B316]+[.B216])*COS(RADIANS([.A522]))-([.B16]+[.B116])*SIN(RADIANS([.A522]))-[.B416]" office:value-type="float" office:value="0.214428164531669">
            <text:p>0,2144</text:p>
          </table:table-cell>
          <table:table-cell table:number-columns-repeated="13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71218857745913">
            <text:p>0,0007</text:p>
          </table:table-cell>
          <table:table-cell table:formula="oooc:=[.$B$501]/2*(([.B317]-[.B217])*COS(RADIANS([.A523]))+([.B117]-[.B17])*SIN(RADIANS([.A523])))" office:value-type="float" office:value="-0.0049279187848016">
            <text:p>-0,0049</text:p>
          </table:table-cell>
          <table:table-cell table:formula="oooc:=-[.B417]*[.$B$502]" office:value-type="float" office:value="0.0146202352">
            <text:p>0,0146</text:p>
          </table:table-cell>
          <table:table-cell table:formula="oooc:=([.B317]+[.B217])*SIN(RADIANS([.A523]))-([.B117]+[.B17])*COS(RADIANS([.A523]))" office:value-type="float" office:value="0.140428712611921">
            <text:p>0,1404</text:p>
          </table:table-cell>
          <table:table-cell table:formula="oooc:=-([.B317]+[.B217])*COS(RADIANS([.A523]))-([.B17]+[.B117])*SIN(RADIANS([.A523]))-[.B417]" office:value-type="float" office:value="0.213757339723945">
            <text:p>0,2138</text:p>
          </table:table-cell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0.000632144973412022">
            <text:p>0,0006</text:p>
          </table:table-cell>
          <table:table-cell table:formula="oooc:=[.$B$501]/2*(([.B318]-[.B218])*COS(RADIANS([.A524]))+([.B118]-[.B18])*SIN(RADIANS([.A524])))" office:value-type="float" office:value="-0.00490144629161011">
            <text:p>-0,0049</text:p>
          </table:table-cell>
          <table:table-cell table:formula="oooc:=-[.B418]*[.$B$502]" office:value-type="float" office:value="0.014941616">
            <text:p>0,0149</text:p>
          </table:table-cell>
          <table:table-cell table:formula="oooc:=([.B318]+[.B218])*SIN(RADIANS([.A524]))-([.B118]+[.B18])*COS(RADIANS([.A524]))" office:value-type="float" office:value="0.143604222089892">
            <text:p>0,1436</text:p>
          </table:table-cell>
          <table:table-cell table:formula="oooc:=-([.B318]+[.B218])*COS(RADIANS([.A524]))-([.B18]+[.B118])*SIN(RADIANS([.A524]))-[.B418]" office:value-type="float" office:value="0.214373576630503">
            <text:p>0,2144</text:p>
          </table:table-cell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0.000121083139900905">
            <text:p>0,0001</text:p>
          </table:table-cell>
          <table:table-cell table:formula="oooc:=[.$B$501]/2*(([.B319]-[.B219])*COS(RADIANS([.A525]))+([.B119]-[.B19])*SIN(RADIANS([.A525])))" office:value-type="float" office:value="-0.00485845383707206">
            <text:p>-0,0049</text:p>
          </table:table-cell>
          <table:table-cell table:formula="oooc:=-[.B419]*[.$B$502]" office:value-type="float" office:value="0.0151993088">
            <text:p>0,0152</text:p>
          </table:table-cell>
          <table:table-cell table:formula="oooc:=([.B319]+[.B219])*SIN(RADIANS([.A525]))-([.B119]+[.B19])*COS(RADIANS([.A525]))" office:value-type="float" office:value="0.142920763169856">
            <text:p>0,1429</text:p>
          </table:table-cell>
          <table:table-cell table:formula="oooc:=-([.B319]+[.B219])*COS(RADIANS([.A525]))-([.B19]+[.B119])*SIN(RADIANS([.A525]))-[.B419]" office:value-type="float" office:value="0.215167355496224">
            <text:p>0,2152</text:p>
          </table:table-cell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00564561123511437">
            <text:p>0</text:p>
          </table:table-cell>
          <table:table-cell table:formula="oooc:=[.$B$501]/2*(([.B320]-[.B220])*COS(RADIANS([.A526]))+([.B120]-[.B20])*SIN(RADIANS([.A526])))" office:value-type="float" office:value="-0.00484159571232814">
            <text:p>-0,0048</text:p>
          </table:table-cell>
          <table:table-cell table:formula="oooc:=-[.B420]*[.$B$502]" office:value-type="float" office:value="0.0154637856">
            <text:p>0,0155</text:p>
          </table:table-cell>
          <table:table-cell table:formula="oooc:=([.B320]+[.B220])*SIN(RADIANS([.A526]))-([.B120]+[.B20])*COS(RADIANS([.A526]))" office:value-type="float" office:value="0.144727973183638">
            <text:p>0,1447</text:p>
          </table:table-cell>
          <table:table-cell table:formula="oooc:=-([.B320]+[.B220])*COS(RADIANS([.A526]))-([.B20]+[.B120])*SIN(RADIANS([.A526]))-[.B420]" office:value-type="float" office:value="0.21463472782137">
            <text:p>0,2146</text:p>
          </table:table-cell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159614058969246">
            <text:p>-0,0002</text:p>
          </table:table-cell>
          <table:table-cell table:formula="oooc:=[.$B$501]/2*(([.B321]-[.B221])*COS(RADIANS([.A527]))+([.B121]-[.B21])*SIN(RADIANS([.A527])))" office:value-type="float" office:value="-0.0048546500559861">
            <text:p>-0,0049</text:p>
          </table:table-cell>
          <table:table-cell table:formula="oooc:=-[.B421]*[.$B$502]" office:value-type="float" office:value="0.0155705016">
            <text:p>0,0156</text:p>
          </table:table-cell>
          <table:table-cell table:formula="oooc:=([.B321]+[.B221])*SIN(RADIANS([.A527]))-([.B121]+[.B21])*COS(RADIANS([.A527]))" office:value-type="float" office:value="0.143906728607985">
            <text:p>0,1439</text:p>
          </table:table-cell>
          <table:table-cell table:formula="oooc:=-([.B321]+[.B221])*COS(RADIANS([.A527]))-([.B21]+[.B121])*SIN(RADIANS([.A527]))-[.B421]" office:value-type="float" office:value="0.212473211496022">
            <text:p>0,2125</text:p>
          </table:table-cell>
          <table:table-cell table:number-columns-repeated="13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299618387902333">
            <text:p>-0,0003</text:p>
          </table:table-cell>
          <table:table-cell table:formula="oooc:=[.$B$501]/2*(([.B322]-[.B222])*COS(RADIANS([.A528]))+([.B122]-[.B22])*SIN(RADIANS([.A528])))" office:value-type="float" office:value="-0.00479596053216737">
            <text:p>-0,0048</text:p>
          </table:table-cell>
          <table:table-cell table:formula="oooc:=-[.B422]*[.$B$502]" office:value-type="float" office:value="0.0158108456">
            <text:p>0,0158</text:p>
          </table:table-cell>
          <table:table-cell table:formula="oooc:=([.B322]+[.B222])*SIN(RADIANS([.A528]))-([.B122]+[.B22])*COS(RADIANS([.A528]))" office:value-type="float" office:value="0.145399559866241">
            <text:p>0,1454</text:p>
          </table:table-cell>
          <table:table-cell table:formula="oooc:=-([.B322]+[.B222])*COS(RADIANS([.A528]))-([.B22]+[.B122])*SIN(RADIANS([.A528]))-[.B422]" office:value-type="float" office:value="0.213001021760843">
            <text:p>0,213</text:p>
          </table:table-cell>
          <table:table-cell table:number-columns-repeated="13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702033556035372">
            <text:p>-0,0007</text:p>
          </table:table-cell>
          <table:table-cell table:formula="oooc:=[.$B$501]/2*(([.B323]-[.B223])*COS(RADIANS([.A529]))+([.B123]-[.B23])*SIN(RADIANS([.A529])))" office:value-type="float" office:value="-0.00479852583481949">
            <text:p>-0,0048</text:p>
          </table:table-cell>
          <table:table-cell table:formula="oooc:=-[.B423]*[.$B$502]" office:value-type="float" office:value="0.0159705208">
            <text:p>0,016</text:p>
          </table:table-cell>
          <table:table-cell table:formula="oooc:=([.B323]+[.B223])*SIN(RADIANS([.A529]))-([.B123]+[.B23])*COS(RADIANS([.A529]))" office:value-type="float" office:value="0.146125251822331">
            <text:p>0,1461</text:p>
          </table:table-cell>
          <table:table-cell table:formula="oooc:=-([.B323]+[.B223])*COS(RADIANS([.A529]))-([.B23]+[.B123])*SIN(RADIANS([.A529]))-[.B423]" office:value-type="float" office:value="0.214176579332346">
            <text:p>0,2142</text:p>
          </table:table-cell>
          <table:table-cell table:number-columns-repeated="13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768213749623405">
            <text:p>-0,0008</text:p>
          </table:table-cell>
          <table:table-cell table:formula="oooc:=[.$B$501]/2*(([.B324]-[.B224])*COS(RADIANS([.A530]))+([.B124]-[.B24])*SIN(RADIANS([.A530])))" office:value-type="float" office:value="-0.00479760302660903">
            <text:p>-0,0048</text:p>
          </table:table-cell>
          <table:table-cell table:formula="oooc:=-[.B424]*[.$B$502]" office:value-type="float" office:value="0.016229124">
            <text:p>0,0162</text:p>
          </table:table-cell>
          <table:table-cell table:formula="oooc:=([.B324]+[.B224])*SIN(RADIANS([.A530]))-([.B124]+[.B24])*COS(RADIANS([.A530]))" office:value-type="float" office:value="0.146796470058867">
            <text:p>0,1468</text:p>
          </table:table-cell>
          <table:table-cell table:formula="oooc:=-([.B324]+[.B224])*COS(RADIANS([.A530]))-([.B24]+[.B124])*SIN(RADIANS([.A530]))-[.B424]" office:value-type="float" office:value="0.212827678659374">
            <text:p>0,2128</text:p>
          </table:table-cell>
          <table:table-cell table:number-columns-repeated="13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874038856446391">
            <text:p>-0,0009</text:p>
          </table:table-cell>
          <table:table-cell table:formula="oooc:=[.$B$501]/2*(([.B325]-[.B225])*COS(RADIANS([.A531]))+([.B125]-[.B25])*SIN(RADIANS([.A531])))" office:value-type="float" office:value="-0.0047698751499665">
            <text:p>-0,0048</text:p>
          </table:table-cell>
          <table:table-cell table:formula="oooc:=-[.B425]*[.$B$502]" office:value-type="float" office:value="0.0164874792">
            <text:p>0,0165</text:p>
          </table:table-cell>
          <table:table-cell table:formula="oooc:=([.B325]+[.B225])*SIN(RADIANS([.A531]))-([.B125]+[.B25])*COS(RADIANS([.A531]))" office:value-type="float" office:value="0.148729593372573">
            <text:p>0,1487</text:p>
          </table:table-cell>
          <table:table-cell table:formula="oooc:=-([.B325]+[.B225])*COS(RADIANS([.A531]))-([.B25]+[.B125])*SIN(RADIANS([.A531]))-[.B425]" office:value-type="float" office:value="0.213474422969031">
            <text:p>0,2135</text:p>
          </table:table-cell>
          <table:table-cell table:number-columns-repeated="13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952409291430311">
            <text:p>-0,001</text:p>
          </table:table-cell>
          <table:table-cell table:formula="oooc:=[.$B$501]/2*(([.B326]-[.B226])*COS(RADIANS([.A532]))+([.B126]-[.B26])*SIN(RADIANS([.A532])))" office:value-type="float" office:value="-0.00477203503938333">
            <text:p>-0,0048</text:p>
          </table:table-cell>
          <table:table-cell table:formula="oooc:=-[.B426]*[.$B$502]" office:value-type="float" office:value="0.0166849608">
            <text:p>0,0167</text:p>
          </table:table-cell>
          <table:table-cell table:formula="oooc:=([.B326]+[.B226])*SIN(RADIANS([.A532]))-([.B126]+[.B26])*COS(RADIANS([.A532]))" office:value-type="float" office:value="0.152640516456313">
            <text:p>0,1526</text:p>
          </table:table-cell>
          <table:table-cell table:formula="oooc:=-([.B326]+[.B226])*COS(RADIANS([.A532]))-([.B26]+[.B126])*SIN(RADIANS([.A532]))-[.B426]" office:value-type="float" office:value="0.212760192712548">
            <text:p>0,2128</text:p>
          </table:table-cell>
          <table:table-cell table:number-columns-repeated="13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799362225202202">
            <text:p>-0,0008</text:p>
          </table:table-cell>
          <table:table-cell table:formula="oooc:=[.$B$501]/2*(([.B327]-[.B227])*COS(RADIANS([.A533]))+([.B127]-[.B27])*SIN(RADIANS([.A533])))" office:value-type="float" office:value="-0.0047582378789554">
            <text:p>-0,0048</text:p>
          </table:table-cell>
          <table:table-cell table:formula="oooc:=-[.B427]*[.$B$502]" office:value-type="float" office:value="0.0165555352">
            <text:p>0,0166</text:p>
          </table:table-cell>
          <table:table-cell table:formula="oooc:=([.B327]+[.B227])*SIN(RADIANS([.A533]))-([.B127]+[.B27])*COS(RADIANS([.A533]))" office:value-type="float" office:value="0.152708088949521">
            <text:p>0,1527</text:p>
          </table:table-cell>
          <table:table-cell table:formula="oooc:=-([.B327]+[.B227])*COS(RADIANS([.A533]))-([.B27]+[.B127])*SIN(RADIANS([.A533]))-[.B427]" office:value-type="float" office:value="0.208425759960727">
            <text:p>0,2084</text:p>
          </table:table-cell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839937546132031">
            <text:p>-0,0008</text:p>
          </table:table-cell>
          <table:table-cell table:formula="oooc:=[.$B$501]/2*(([.B328]-[.B228])*COS(RADIANS([.A534]))+([.B128]-[.B28])*SIN(RADIANS([.A534])))" office:value-type="float" office:value="-0.00479200550168911">
            <text:p>-0,0048</text:p>
          </table:table-cell>
          <table:table-cell table:formula="oooc:=-[.B428]*[.$B$502]" office:value-type="float" office:value="0.016772504">
            <text:p>0,0168</text:p>
          </table:table-cell>
          <table:table-cell table:formula="oooc:=([.B328]+[.B228])*SIN(RADIANS([.A534]))-([.B128]+[.B28])*COS(RADIANS([.A534]))" office:value-type="float" office:value="0.154728070654259">
            <text:p>0,1547</text:p>
          </table:table-cell>
          <table:table-cell table:formula="oooc:=-([.B328]+[.B228])*COS(RADIANS([.A534]))-([.B28]+[.B128])*SIN(RADIANS([.A534]))-[.B428]" office:value-type="float" office:value="0.205979645656203">
            <text:p>0,206</text:p>
          </table:table-cell>
          <table:table-cell table:number-columns-repeated="13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9317481234575">
            <text:p>-0,0009</text:p>
          </table:table-cell>
          <table:table-cell table:formula="oooc:=[.$B$501]/2*(([.B329]-[.B229])*COS(RADIANS([.A535]))+([.B129]-[.B29])*SIN(RADIANS([.A535])))" office:value-type="float" office:value="-0.00480474118378149">
            <text:p>-0,0048</text:p>
          </table:table-cell>
          <table:table-cell table:formula="oooc:=-[.B429]*[.$B$502]" office:value-type="float" office:value="0.0169858408">
            <text:p>0,017</text:p>
          </table:table-cell>
          <table:table-cell table:formula="oooc:=([.B329]+[.B229])*SIN(RADIANS([.A535]))-([.B129]+[.B29])*COS(RADIANS([.A535]))" office:value-type="float" office:value="0.15360701093278">
            <text:p>0,1536</text:p>
          </table:table-cell>
          <table:table-cell table:formula="oooc:=-([.B329]+[.B229])*COS(RADIANS([.A535]))-([.B29]+[.B129])*SIN(RADIANS([.A535]))-[.B429]" office:value-type="float" office:value="0.205207556724762">
            <text:p>0,2052</text:p>
          </table:table-cell>
          <table:table-cell table:number-columns-repeated="13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943510212218521">
            <text:p>-0,0009</text:p>
          </table:table-cell>
          <table:table-cell table:formula="oooc:=[.$B$501]/2*(([.B330]-[.B230])*COS(RADIANS([.A536]))+([.B130]-[.B30])*SIN(RADIANS([.A536])))" office:value-type="float" office:value="-0.00478350703516291">
            <text:p>-0,0048</text:p>
          </table:table-cell>
          <table:table-cell table:formula="oooc:=-[.B430]*[.$B$502]" office:value-type="float" office:value="0.0169725024">
            <text:p>0,017</text:p>
          </table:table-cell>
          <table:table-cell table:formula="oooc:=([.B330]+[.B230])*SIN(RADIANS([.A536]))-([.B130]+[.B30])*COS(RADIANS([.A536]))" office:value-type="float" office:value="0.155580631930034">
            <text:p>0,1556</text:p>
          </table:table-cell>
          <table:table-cell table:formula="oooc:=-([.B330]+[.B230])*COS(RADIANS([.A536]))-([.B30]+[.B130])*SIN(RADIANS([.A536]))-[.B430]" office:value-type="float" office:value="0.200725960956969">
            <text:p>0,2007</text:p>
          </table:table-cell>
          <table:table-cell table:number-columns-repeated="13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894121955189609">
            <text:p>-0,0009</text:p>
          </table:table-cell>
          <table:table-cell table:formula="oooc:=[.$B$501]/2*(([.B331]-[.B231])*COS(RADIANS([.A537]))+([.B131]-[.B31])*SIN(RADIANS([.A537])))" office:value-type="float" office:value="-0.00481147450224571">
            <text:p>-0,0048</text:p>
          </table:table-cell>
          <table:table-cell table:formula="oooc:=-[.B431]*[.$B$502]" office:value-type="float" office:value="0.0172257936">
            <text:p>0,0172</text:p>
          </table:table-cell>
          <table:table-cell table:formula="oooc:=([.B331]+[.B231])*SIN(RADIANS([.A537]))-([.B131]+[.B31])*COS(RADIANS([.A537]))" office:value-type="float" office:value="0.155490675013013">
            <text:p>0,1555</text:p>
          </table:table-cell>
          <table:table-cell table:formula="oooc:=-([.B331]+[.B231])*COS(RADIANS([.A537]))-([.B31]+[.B131])*SIN(RADIANS([.A537]))-[.B431]" office:value-type="float" office:value="0.201148944506522">
            <text:p>0,2011</text:p>
          </table:table-cell>
          <table:table-cell table:number-columns-repeated="13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106359041360127">
            <text:p>-0,0011</text:p>
          </table:table-cell>
          <table:table-cell table:formula="oooc:=[.$B$501]/2*(([.B332]-[.B232])*COS(RADIANS([.A538]))+([.B132]-[.B32])*SIN(RADIANS([.A538])))" office:value-type="float" office:value="-0.00482371238831354">
            <text:p>-0,0048</text:p>
          </table:table-cell>
          <table:table-cell table:formula="oooc:=-[.B432]*[.$B$502]" office:value-type="float" office:value="0.0173751192">
            <text:p>0,0174</text:p>
          </table:table-cell>
          <table:table-cell table:formula="oooc:=([.B332]+[.B232])*SIN(RADIANS([.A538]))-([.B132]+[.B32])*COS(RADIANS([.A538]))" office:value-type="float" office:value="0.157196322638525">
            <text:p>0,1572</text:p>
          </table:table-cell>
          <table:table-cell table:formula="oooc:=-([.B332]+[.B232])*COS(RADIANS([.A538]))-([.B32]+[.B132])*SIN(RADIANS([.A538]))-[.B432]" office:value-type="float" office:value="0.198051282262894">
            <text:p>0,1981</text:p>
          </table:table-cell>
          <table:table-cell table:number-columns-repeated="13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131757372745242">
            <text:p>-0,0013</text:p>
          </table:table-cell>
          <table:table-cell table:formula="oooc:=[.$B$501]/2*(([.B333]-[.B233])*COS(RADIANS([.A539]))+([.B133]-[.B33])*SIN(RADIANS([.A539])))" office:value-type="float" office:value="-0.00475369801460032">
            <text:p>-0,0048</text:p>
          </table:table-cell>
          <table:table-cell table:formula="oooc:=-[.B433]*[.$B$502]" office:value-type="float" office:value="0.0175025232">
            <text:p>0,0175</text:p>
          </table:table-cell>
          <table:table-cell table:formula="oooc:=([.B333]+[.B233])*SIN(RADIANS([.A539]))-([.B133]+[.B33])*COS(RADIANS([.A539]))" office:value-type="float" office:value="0.159267190816575">
            <text:p>0,1593</text:p>
          </table:table-cell>
          <table:table-cell table:formula="oooc:=-([.B333]+[.B233])*COS(RADIANS([.A539]))-([.B33]+[.B133])*SIN(RADIANS([.A539]))-[.B433]" office:value-type="float" office:value="0.197474032216751">
            <text:p>0,1975</text:p>
          </table:table-cell>
          <table:table-cell table:number-columns-repeated="13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143864755622778">
            <text:p>-0,0014</text:p>
          </table:table-cell>
          <table:table-cell table:formula="oooc:=[.$B$501]/2*(([.B334]-[.B234])*COS(RADIANS([.A540]))+([.B134]-[.B34])*SIN(RADIANS([.A540])))" office:value-type="float" office:value="-0.00474783964233474">
            <text:p>-0,0047</text:p>
          </table:table-cell>
          <table:table-cell table:formula="oooc:=-[.B434]*[.$B$502]" office:value-type="float" office:value="0.0176244208">
            <text:p>0,0176</text:p>
          </table:table-cell>
          <table:table-cell table:formula="oooc:=([.B334]+[.B234])*SIN(RADIANS([.A540]))-([.B134]+[.B34])*COS(RADIANS([.A540]))" office:value-type="float" office:value="0.15997883460343">
            <text:p>0,16</text:p>
          </table:table-cell>
          <table:table-cell table:formula="oooc:=-([.B334]+[.B234])*COS(RADIANS([.A540]))-([.B34]+[.B134])*SIN(RADIANS([.A540]))-[.B434]" office:value-type="float" office:value="0.198176577998843">
            <text:p>0,1982</text:p>
          </table:table-cell>
          <table:table-cell table:number-columns-repeated="2"/>
          <table:table-cell>
            <draw:frame table:end-cell-address="Feuille1.L555" table:end-x="1.756cm" table:end-y="0.385cm" draw:z-index="8" svg:width="7.999cm" svg:height="6.999cm" svg:x="0.53cm" svg:y="0.159cm">
              <draw:object draw:notify-on-update-of-ranges="Feuille1.A506:Feuille1.A602 Feuille1.F506:Feuille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164601165058381">
            <text:p>-0,0016</text:p>
          </table:table-cell>
          <table:table-cell table:formula="oooc:=[.$B$501]/2*(([.B335]-[.B235])*COS(RADIANS([.A541]))+([.B135]-[.B35])*SIN(RADIANS([.A541])))" office:value-type="float" office:value="-0.00475653587816582">
            <text:p>-0,0048</text:p>
          </table:table-cell>
          <table:table-cell table:formula="oooc:=-[.B435]*[.$B$502]" office:value-type="float" office:value="0.01791054">
            <text:p>0,0179</text:p>
          </table:table-cell>
          <table:table-cell table:formula="oooc:=([.B335]+[.B235])*SIN(RADIANS([.A541]))-([.B135]+[.B35])*COS(RADIANS([.A541]))" office:value-type="float" office:value="0.164580808655471">
            <text:p>0,1646</text:p>
          </table:table-cell>
          <table:table-cell table:formula="oooc:=-([.B335]+[.B235])*COS(RADIANS([.A541]))-([.B35]+[.B135])*SIN(RADIANS([.A541]))-[.B435]" office:value-type="float" office:value="0.19769070894648">
            <text:p>0,1977</text:p>
          </table:table-cell>
          <table:table-cell table:number-columns-repeated="13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185770778137779">
            <text:p>-0,0019</text:p>
          </table:table-cell>
          <table:table-cell table:formula="oooc:=[.$B$501]/2*(([.B336]-[.B236])*COS(RADIANS([.A542]))+([.B136]-[.B36])*SIN(RADIANS([.A542])))" office:value-type="float" office:value="-0.00473440821296238">
            <text:p>-0,0047</text:p>
          </table:table-cell>
          <table:table-cell table:formula="oooc:=-[.B436]*[.$B$502]" office:value-type="float" office:value="0.0192565248">
            <text:p>0,0193</text:p>
          </table:table-cell>
          <table:table-cell table:formula="oooc:=([.B336]+[.B236])*SIN(RADIANS([.A542]))-([.B136]+[.B36])*COS(RADIANS([.A542]))" office:value-type="float" office:value="0.173111797292122">
            <text:p>0,1731</text:p>
          </table:table-cell>
          <table:table-cell table:formula="oooc:=-([.B336]+[.B236])*COS(RADIANS([.A542]))-([.B36]+[.B136])*SIN(RADIANS([.A542]))-[.B436]" office:value-type="float" office:value="0.213847311700479">
            <text:p>0,2138</text:p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165636968039787">
            <text:p>-0,0017</text:p>
          </table:table-cell>
          <table:table-cell table:formula="oooc:=[.$B$501]/2*(([.B337]-[.B237])*COS(RADIANS([.A543]))+([.B137]-[.B37])*SIN(RADIANS([.A543])))" office:value-type="float" office:value="-0.00460635653650614">
            <text:p>-0,0046</text:p>
          </table:table-cell>
          <table:table-cell table:formula="oooc:=-[.B437]*[.$B$502]" office:value-type="float" office:value="0.0192572709674879">
            <text:p>0,0193</text:p>
          </table:table-cell>
          <table:table-cell table:formula="oooc:=([.B337]+[.B237])*SIN(RADIANS([.A543]))-([.B137]+[.B37])*COS(RADIANS([.A543]))" office:value-type="float" office:value="0.165755236571404">
            <text:p>0,1658</text:p>
          </table:table-cell>
          <table:table-cell table:formula="oooc:=-([.B337]+[.B237])*COS(RADIANS([.A543]))-([.B37]+[.B137])*SIN(RADIANS([.A543]))-[.B437]" office:value-type="float" office:value="0.210067048729741">
            <text:p>0,2101</text:p>
          </table:table-cell>
          <table:table-cell table:number-columns-repeated="13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199699398921665">
            <text:p>-0,002</text:p>
          </table:table-cell>
          <table:table-cell table:formula="oooc:=[.$B$501]/2*(([.B338]-[.B238])*COS(RADIANS([.A544]))+([.B138]-[.B38])*SIN(RADIANS([.A544])))" office:value-type="float" office:value="-0.00463469808772638">
            <text:p>-0,0046</text:p>
          </table:table-cell>
          <table:table-cell table:formula="oooc:=-[.B438]*[.$B$502]" office:value-type="float" office:value="0.0208731711407215">
            <text:p>0,0209</text:p>
          </table:table-cell>
          <table:table-cell table:formula="oooc:=([.B338]+[.B238])*SIN(RADIANS([.A544]))-([.B138]+[.B38])*COS(RADIANS([.A544]))" office:value-type="float" office:value="0.179855321158738">
            <text:p>0,1799</text:p>
          </table:table-cell>
          <table:table-cell table:formula="oooc:=-([.B338]+[.B238])*COS(RADIANS([.A544]))-([.B38]+[.B138])*SIN(RADIANS([.A544]))-[.B438]" office:value-type="float" office:value="0.225476518851292">
            <text:p>0,2255</text:p>
          </table:table-cell>
          <table:table-cell table:number-columns-repeated="13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199994760088777">
            <text:p>-0,002</text:p>
          </table:table-cell>
          <table:table-cell table:formula="oooc:=[.$B$501]/2*(([.B339]-[.B239])*COS(RADIANS([.A545]))+([.B139]-[.B39])*SIN(RADIANS([.A545])))" office:value-type="float" office:value="-0.00460002704401917">
            <text:p>-0,0046</text:p>
          </table:table-cell>
          <table:table-cell table:formula="oooc:=-[.B439]*[.$B$502]" office:value-type="float" office:value="0.0217490013377175">
            <text:p>0,0217</text:p>
          </table:table-cell>
          <table:table-cell table:formula="oooc:=([.B339]+[.B239])*SIN(RADIANS([.A545]))-([.B139]+[.B39])*COS(RADIANS([.A545]))" office:value-type="float" office:value="0.190504177974311">
            <text:p>0,1905</text:p>
          </table:table-cell>
          <table:table-cell table:formula="oooc:=-([.B339]+[.B239])*COS(RADIANS([.A545]))-([.B39]+[.B139])*SIN(RADIANS([.A545]))-[.B439]" office:value-type="float" office:value="0.228745946611793">
            <text:p>0,2287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178446619394527">
            <text:p>-0,0018</text:p>
          </table:table-cell>
          <table:table-cell table:formula="oooc:=[.$B$501]/2*(([.B340]-[.B240])*COS(RADIANS([.A546]))+([.B140]-[.B40])*SIN(RADIANS([.A546])))" office:value-type="float" office:value="-0.00460889601913509">
            <text:p>-0,0046</text:p>
          </table:table-cell>
          <table:table-cell table:formula="oooc:=-[.B440]*[.$B$502]" office:value-type="float" office:value="0.0217014475363855">
            <text:p>0,0217</text:p>
          </table:table-cell>
          <table:table-cell table:formula="oooc:=([.B340]+[.B240])*SIN(RADIANS([.A546]))-([.B140]+[.B40])*COS(RADIANS([.A546]))" office:value-type="float" office:value="0.191063709057161">
            <text:p>0,1911</text:p>
          </table:table-cell>
          <table:table-cell table:formula="oooc:=-([.B340]+[.B240])*COS(RADIANS([.A546]))-([.B40]+[.B140])*SIN(RADIANS([.A546]))-[.B440]" office:value-type="float" office:value="0.224317134353296">
            <text:p>0,2243</text:p>
          </table:table-cell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177121693463858">
            <text:p>-0,0018</text:p>
          </table:table-cell>
          <table:table-cell table:formula="oooc:=[.$B$501]/2*(([.B341]-[.B241])*COS(RADIANS([.A547]))+([.B141]-[.B41])*SIN(RADIANS([.A547])))" office:value-type="float" office:value="-0.00471150500024119">
            <text:p>-0,0047</text:p>
          </table:table-cell>
          <table:table-cell table:formula="oooc:=-[.B441]*[.$B$502]" office:value-type="float" office:value="0.0219915189348713">
            <text:p>0,022</text:p>
          </table:table-cell>
          <table:table-cell table:formula="oooc:=([.B341]+[.B241])*SIN(RADIANS([.A547]))-([.B141]+[.B41])*COS(RADIANS([.A547]))" office:value-type="float" office:value="0.193524562584542">
            <text:p>0,1935</text:p>
          </table:table-cell>
          <table:table-cell table:formula="oooc:=-([.B341]+[.B241])*COS(RADIANS([.A547]))-([.B41]+[.B141])*SIN(RADIANS([.A547]))-[.B441]" office:value-type="float" office:value="0.225087737246844">
            <text:p>0,2251</text:p>
          </table:table-cell>
          <table:table-cell table:number-columns-repeated="13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183823727144116">
            <text:p>-0,0018</text:p>
          </table:table-cell>
          <table:table-cell table:formula="oooc:=[.$B$501]/2*(([.B342]-[.B242])*COS(RADIANS([.A548]))+([.B142]-[.B42])*SIN(RADIANS([.A548])))" office:value-type="float" office:value="-0.0047482170255279">
            <text:p>-0,0047</text:p>
          </table:table-cell>
          <table:table-cell table:formula="oooc:=-[.B442]*[.$B$502]" office:value-type="float" office:value="0.0222097026038195">
            <text:p>0,0222</text:p>
          </table:table-cell>
          <table:table-cell table:formula="oooc:=([.B342]+[.B242])*SIN(RADIANS([.A548]))-([.B142]+[.B42])*COS(RADIANS([.A548]))" office:value-type="float" office:value="0.193909038144691">
            <text:p>0,1939</text:p>
          </table:table-cell>
          <table:table-cell table:formula="oooc:=-([.B342]+[.B242])*COS(RADIANS([.A548]))-([.B42]+[.B142])*SIN(RADIANS([.A548]))-[.B442]" office:value-type="float" office:value="0.224963875610024">
            <text:p>0,225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276464252889252">
            <text:p>-0,0028</text:p>
          </table:table-cell>
          <table:table-cell table:formula="oooc:=[.$B$501]/2*(([.B343]-[.B243])*COS(RADIANS([.A549]))+([.B143]-[.B43])*SIN(RADIANS([.A549])))" office:value-type="float" office:value="-0.00509283605136285">
            <text:p>-0,0051</text:p>
          </table:table-cell>
          <table:table-cell table:formula="oooc:=-[.B443]*[.$B$502]" office:value-type="float" office:value="0.0220509892457594">
            <text:p>0,0221</text:p>
          </table:table-cell>
          <table:table-cell table:formula="oooc:=([.B343]+[.B243])*SIN(RADIANS([.A549]))-([.B143]+[.B43])*COS(RADIANS([.A549]))" office:value-type="float" office:value="0.191808461211582">
            <text:p>0,1918</text:p>
          </table:table-cell>
          <table:table-cell table:formula="oooc:=-([.B343]+[.B243])*COS(RADIANS([.A549]))-([.B43]+[.B143])*SIN(RADIANS([.A549]))-[.B443]" office:value-type="float" office:value="0.216348170589428">
            <text:p>0,2163</text:p>
          </table:table-cell>
          <table:table-cell table:number-columns-repeated="13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312594497940043">
            <text:p>-0,0031</text:p>
          </table:table-cell>
          <table:table-cell table:formula="oooc:=[.$B$501]/2*(([.B344]-[.B244])*COS(RADIANS([.A550]))+([.B144]-[.B44])*SIN(RADIANS([.A550])))" office:value-type="float" office:value="-0.00513884059787398">
            <text:p>-0,0051</text:p>
          </table:table-cell>
          <table:table-cell table:formula="oooc:=-[.B444]*[.$B$502]" office:value-type="float" office:value="0.0221131276077114">
            <text:p>0,0221</text:p>
          </table:table-cell>
          <table:table-cell table:formula="oooc:=([.B344]+[.B244])*SIN(RADIANS([.A550]))-([.B144]+[.B44])*COS(RADIANS([.A550]))" office:value-type="float" office:value="0.190960372958886">
            <text:p>0,191</text:p>
          </table:table-cell>
          <table:table-cell table:formula="oooc:=-([.B344]+[.B244])*COS(RADIANS([.A550]))-([.B44]+[.B144])*SIN(RADIANS([.A550]))-[.B444]" office:value-type="float" office:value="0.213655389293151">
            <text:p>0,2137</text:p>
          </table:table-cell>
          <table:table-cell table:number-columns-repeated="13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384830910906025">
            <text:p>-0,0038</text:p>
          </table:table-cell>
          <table:table-cell table:formula="oooc:=[.$B$501]/2*(([.B345]-[.B245])*COS(RADIANS([.A551]))+([.B145]-[.B45])*SIN(RADIANS([.A551])))" office:value-type="float" office:value="-0.00528890348204316">
            <text:p>-0,0053</text:p>
          </table:table-cell>
          <table:table-cell table:formula="oooc:=-[.B445]*[.$B$502]" office:value-type="float" office:value="0.0216774946593575">
            <text:p>0,0217</text:p>
          </table:table-cell>
          <table:table-cell table:formula="oooc:=([.B345]+[.B245])*SIN(RADIANS([.A551]))-([.B145]+[.B45])*COS(RADIANS([.A551]))" office:value-type="float" office:value="0.188663154434998">
            <text:p>0,1887</text:p>
          </table:table-cell>
          <table:table-cell table:formula="oooc:=-([.B345]+[.B245])*COS(RADIANS([.A551]))-([.B45]+[.B145])*SIN(RADIANS([.A551]))-[.B445]" office:value-type="float" office:value="0.201399384093954">
            <text:p>0,2014</text:p>
          </table:table-cell>
          <table:table-cell table:number-columns-repeated="13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445208796324074">
            <text:p>-0,0045</text:p>
          </table:table-cell>
          <table:table-cell table:formula="oooc:=[.$B$501]/2*(([.B346]-[.B246])*COS(RADIANS([.A552]))+([.B146]-[.B46])*SIN(RADIANS([.A552])))" office:value-type="float" office:value="-0.00538243728158456">
            <text:p>-0,0054</text:p>
          </table:table-cell>
          <table:table-cell table:formula="oooc:=-[.B446]*[.$B$502]" office:value-type="float" office:value="0.021513513095561">
            <text:p>0,0215</text:p>
          </table:table-cell>
          <table:table-cell table:formula="oooc:=([.B346]+[.B246])*SIN(RADIANS([.A552]))-([.B146]+[.B46])*COS(RADIANS([.A552]))" office:value-type="float" office:value="0.186271632171108">
            <text:p>0,1863</text:p>
          </table:table-cell>
          <table:table-cell table:formula="oooc:=-([.B346]+[.B246])*COS(RADIANS([.A552]))-([.B46]+[.B146])*SIN(RADIANS([.A552]))-[.B446]" office:value-type="float" office:value="0.192362881820505">
            <text:p>0,1924</text:p>
          </table:table-cell>
          <table:table-cell table:number-columns-repeated="13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45803827028678">
            <text:p>-0,0046</text:p>
          </table:table-cell>
          <table:table-cell table:formula="oooc:=[.$B$501]/2*(([.B347]-[.B247])*COS(RADIANS([.A553]))+([.B147]-[.B47])*SIN(RADIANS([.A553])))" office:value-type="float" office:value="-0.00544436506336488">
            <text:p>-0,0054</text:p>
          </table:table-cell>
          <table:table-cell table:formula="oooc:=-[.B447]*[.$B$502]" office:value-type="float" office:value="0.0215686387302034">
            <text:p>0,0216</text:p>
          </table:table-cell>
          <table:table-cell table:formula="oooc:=([.B347]+[.B247])*SIN(RADIANS([.A553]))-([.B147]+[.B47])*COS(RADIANS([.A553]))" office:value-type="float" office:value="0.184811895156227">
            <text:p>0,1848</text:p>
          </table:table-cell>
          <table:table-cell table:formula="oooc:=-([.B347]+[.B247])*COS(RADIANS([.A553]))-([.B47]+[.B147])*SIN(RADIANS([.A553]))-[.B447]" office:value-type="float" office:value="0.189799208545111">
            <text:p>0,1898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447253648501494">
            <text:p>-0,0045</text:p>
          </table:table-cell>
          <table:table-cell table:formula="oooc:=[.$B$501]/2*(([.B348]-[.B248])*COS(RADIANS([.A554]))+([.B148]-[.B48])*SIN(RADIANS([.A554])))" office:value-type="float" office:value="-0.00554585772991459">
            <text:p>-0,0055</text:p>
          </table:table-cell>
          <table:table-cell table:formula="oooc:=-[.B448]*[.$B$502]" office:value-type="float" office:value="0.0215421868502702">
            <text:p>0,0215</text:p>
          </table:table-cell>
          <table:table-cell table:formula="oooc:=([.B348]+[.B248])*SIN(RADIANS([.A554]))-([.B148]+[.B48])*COS(RADIANS([.A554]))" office:value-type="float" office:value="0.182520645089279">
            <text:p>0,1825</text:p>
          </table:table-cell>
          <table:table-cell table:formula="oooc:=-([.B348]+[.B248])*COS(RADIANS([.A554]))-([.B48]+[.B148])*SIN(RADIANS([.A554]))-[.B448]" office:value-type="float" office:value="0.184941822643893">
            <text:p>0,1849</text:p>
          </table:table-cell>
          <table:table-cell table:number-columns-repeated="13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48356931481706">
            <text:p>-0,0048</text:p>
          </table:table-cell>
          <table:table-cell table:formula="oooc:=[.$B$501]/2*(([.B349]-[.B249])*COS(RADIANS([.A555]))+([.B149]-[.B49])*SIN(RADIANS([.A555])))" office:value-type="float" office:value="-0.00562068482607163">
            <text:p>-0,0056</text:p>
          </table:table-cell>
          <table:table-cell table:formula="oooc:=-[.B449]*[.$B$502]" office:value-type="float" office:value="0.0218557621782147">
            <text:p>0,0219</text:p>
          </table:table-cell>
          <table:table-cell table:formula="oooc:=([.B349]+[.B249])*SIN(RADIANS([.A555]))-([.B149]+[.B49])*COS(RADIANS([.A555]))" office:value-type="float" office:value="0.186648130219692">
            <text:p>0,1866</text:p>
          </table:table-cell>
          <table:table-cell table:formula="oooc:=-([.B349]+[.B249])*COS(RADIANS([.A555]))-([.B49]+[.B149])*SIN(RADIANS([.A555]))-[.B449]" office:value-type="float" office:value="0.176984536437449">
            <text:p>0,177</text:p>
          </table:table-cell>
          <table:table-cell table:number-columns-repeated="13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497095156329878">
            <text:p>-0,005</text:p>
          </table:table-cell>
          <table:table-cell table:formula="oooc:=[.$B$501]/2*(([.B350]-[.B250])*COS(RADIANS([.A556]))+([.B150]-[.B50])*SIN(RADIANS([.A556])))" office:value-type="float" office:value="-0.00578309616046521">
            <text:p>-0,0058</text:p>
          </table:table-cell>
          <table:table-cell table:formula="oooc:=-[.B450]*[.$B$502]" office:value-type="float" office:value="0.0224609324165354">
            <text:p>0,0225</text:p>
          </table:table-cell>
          <table:table-cell table:formula="oooc:=([.B350]+[.B250])*SIN(RADIANS([.A556]))-([.B150]+[.B50])*COS(RADIANS([.A556]))" office:value-type="float" office:value="0.194531538036658">
            <text:p>0,1945</text:p>
          </table:table-cell>
          <table:table-cell table:formula="oooc:=-([.B350]+[.B250])*COS(RADIANS([.A556]))-([.B50]+[.B150])*SIN(RADIANS([.A556]))-[.B450]" office:value-type="float" office:value="0.177856715497081">
            <text:p>0,1779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512534287101382">
            <text:p>-0,0051</text:p>
          </table:table-cell>
          <table:table-cell table:formula="oooc:=[.$B$501]/2*(([.B351]-[.B251])*COS(RADIANS([.A557]))+([.B151]-[.B51])*SIN(RADIANS([.A557])))" office:value-type="float" office:value="-0.00581109043121446">
            <text:p>-0,0058</text:p>
          </table:table-cell>
          <table:table-cell table:formula="oooc:=-[.B451]*[.$B$502]" office:value-type="float" office:value="0.0229771819376768">
            <text:p>0,023</text:p>
          </table:table-cell>
          <table:table-cell table:formula="oooc:=([.B351]+[.B251])*SIN(RADIANS([.A557]))-([.B151]+[.B51])*COS(RADIANS([.A557]))" office:value-type="float" office:value="0.19915931192696">
            <text:p>0,1992</text:p>
          </table:table-cell>
          <table:table-cell table:formula="oooc:=-([.B351]+[.B251])*COS(RADIANS([.A557]))-([.B51]+[.B151])*SIN(RADIANS([.A557]))-[.B451]" office:value-type="float" office:value="0.176835264256384">
            <text:p>0,1768</text:p>
          </table:table-cell>
          <table:table-cell table:number-columns-repeated="13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517695485702043">
            <text:p>-0,0052</text:p>
          </table:table-cell>
          <table:table-cell table:formula="oooc:=[.$B$501]/2*(([.B352]-[.B252])*COS(RADIANS([.A558]))+([.B152]-[.B52])*SIN(RADIANS([.A558])))" office:value-type="float" office:value="-0.00587650710822273">
            <text:p>-0,0059</text:p>
          </table:table-cell>
          <table:table-cell table:formula="oooc:=-[.B452]*[.$B$502]" office:value-type="float" office:value="0.0236209117838959">
            <text:p>0,0236</text:p>
          </table:table-cell>
          <table:table-cell table:formula="oooc:=([.B352]+[.B252])*SIN(RADIANS([.A558]))-([.B152]+[.B52])*COS(RADIANS([.A558]))" office:value-type="float" office:value="0.206293909683883">
            <text:p>0,2063</text:p>
          </table:table-cell>
          <table:table-cell table:formula="oooc:=-([.B352]+[.B252])*COS(RADIANS([.A558]))-([.B52]+[.B152])*SIN(RADIANS([.A558]))-[.B452]" office:value-type="float" office:value="0.173823905454793">
            <text:p>0,1738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560861101577737">
            <text:p>-0,0056</text:p>
          </table:table-cell>
          <table:table-cell table:formula="oooc:=[.$B$501]/2*(([.B353]-[.B253])*COS(RADIANS([.A559]))+([.B153]-[.B53])*SIN(RADIANS([.A559])))" office:value-type="float" office:value="-0.00587223354511023">
            <text:p>-0,0059</text:p>
          </table:table-cell>
          <table:table-cell table:formula="oooc:=-[.B453]*[.$B$502]" office:value-type="float" office:value="0.0241239956404388">
            <text:p>0,0241</text:p>
          </table:table-cell>
          <table:table-cell table:formula="oooc:=([.B353]+[.B253])*SIN(RADIANS([.A559]))-([.B153]+[.B53])*COS(RADIANS([.A559]))" office:value-type="float" office:value="0.212722930544483">
            <text:p>0,2127</text:p>
          </table:table-cell>
          <table:table-cell table:formula="oooc:=-([.B353]+[.B253])*COS(RADIANS([.A559]))-([.B53]+[.B153])*SIN(RADIANS([.A559]))-[.B453]" office:value-type="float" office:value="0.171622115006165">
            <text:p>0,1716</text:p>
          </table:table-cell>
          <table:table-cell table:number-columns-repeated="13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569711288645303">
            <text:p>-0,0057</text:p>
          </table:table-cell>
          <table:table-cell table:formula="oooc:=[.$B$501]/2*(([.B354]-[.B254])*COS(RADIANS([.A560]))+([.B154]-[.B54])*SIN(RADIANS([.A560])))" office:value-type="float" office:value="-0.00582411281330901">
            <text:p>-0,0058</text:p>
          </table:table-cell>
          <table:table-cell table:formula="oooc:=-[.B454]*[.$B$502]" office:value-type="float" office:value="0.0244033269382771">
            <text:p>0,0244</text:p>
          </table:table-cell>
          <table:table-cell table:formula="oooc:=([.B354]+[.B254])*SIN(RADIANS([.A560]))-([.B154]+[.B54])*COS(RADIANS([.A560]))" office:value-type="float" office:value="0.21433244410808">
            <text:p>0,2143</text:p>
          </table:table-cell>
          <table:table-cell table:formula="oooc:=-([.B354]+[.B254])*COS(RADIANS([.A560]))-([.B54]+[.B154])*SIN(RADIANS([.A560]))-[.B454]" office:value-type="float" office:value="0.16730663281465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56481373019159">
            <text:p>-0,0056</text:p>
          </table:table-cell>
          <table:table-cell table:formula="oooc:=[.$B$501]/2*(([.B355]-[.B255])*COS(RADIANS([.A561]))+([.B155]-[.B55])*SIN(RADIANS([.A561])))" office:value-type="float" office:value="-0.00574896591032977">
            <text:p>-0,0057</text:p>
          </table:table-cell>
          <table:table-cell table:formula="oooc:=-[.B455]*[.$B$502]" office:value-type="float" office:value="0.0247830021747807">
            <text:p>0,0248</text:p>
          </table:table-cell>
          <table:table-cell table:formula="oooc:=([.B355]+[.B255])*SIN(RADIANS([.A561]))-([.B155]+[.B55])*COS(RADIANS([.A561]))" office:value-type="float" office:value="0.21890380691997">
            <text:p>0,2189</text:p>
          </table:table-cell>
          <table:table-cell table:formula="oooc:=-([.B355]+[.B255])*COS(RADIANS([.A561]))-([.B55]+[.B155])*SIN(RADIANS([.A561]))-[.B455]" office:value-type="float" office:value="0.165285149226273">
            <text:p>0,1653</text:p>
          </table:table-cell>
          <table:table-cell table:number-columns-repeated="13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569325821822155">
            <text:p>-0,0057</text:p>
          </table:table-cell>
          <table:table-cell table:formula="oooc:=[.$B$501]/2*(([.B356]-[.B256])*COS(RADIANS([.A562]))+([.B156]-[.B56])*SIN(RADIANS([.A562])))" office:value-type="float" office:value="-0.00576492996729823">
            <text:p>-0,0058</text:p>
          </table:table-cell>
          <table:table-cell table:formula="oooc:=-[.B456]*[.$B$502]" office:value-type="float" office:value="0.0252362161316517">
            <text:p>0,0252</text:p>
          </table:table-cell>
          <table:table-cell table:formula="oooc:=([.B356]+[.B256])*SIN(RADIANS([.A562]))-([.B156]+[.B56])*COS(RADIANS([.A562]))" office:value-type="float" office:value="0.22208037474218">
            <text:p>0,2221</text:p>
          </table:table-cell>
          <table:table-cell table:formula="oooc:=-([.B356]+[.B256])*COS(RADIANS([.A562]))-([.B56]+[.B156])*SIN(RADIANS([.A562]))-[.B456]" office:value-type="float" office:value="0.161288508824168">
            <text:p>0,1613</text:p>
          </table:table-cell>
          <table:table-cell table:number-columns-repeated="13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571828380887695">
            <text:p>-0,0057</text:p>
          </table:table-cell>
          <table:table-cell table:formula="oooc:=[.$B$501]/2*(([.B357]-[.B257])*COS(RADIANS([.A563]))+([.B157]-[.B57])*SIN(RADIANS([.A563])))" office:value-type="float" office:value="-0.00576610067475015">
            <text:p>-0,0058</text:p>
          </table:table-cell>
          <table:table-cell table:formula="oooc:=-[.B457]*[.$B$502]" office:value-type="float" office:value="0.0256638033575943">
            <text:p>0,0257</text:p>
          </table:table-cell>
          <table:table-cell table:formula="oooc:=([.B357]+[.B257])*SIN(RADIANS([.A563]))-([.B157]+[.B57])*COS(RADIANS([.A563]))" office:value-type="float" office:value="0.229662787933913">
            <text:p>0,2297</text:p>
          </table:table-cell>
          <table:table-cell table:formula="oooc:=-([.B357]+[.B257])*COS(RADIANS([.A563]))-([.B57]+[.B157])*SIN(RADIANS([.A563]))-[.B457]" office:value-type="float" office:value="0.156086635833086">
            <text:p>0,1561</text:p>
          </table:table-cell>
          <table:table-cell table:number-columns-repeated="13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541924577300303">
            <text:p>-0,0054</text:p>
          </table:table-cell>
          <table:table-cell table:formula="oooc:=[.$B$501]/2*(([.B358]-[.B258])*COS(RADIANS([.A564]))+([.B158]-[.B58])*SIN(RADIANS([.A564])))" office:value-type="float" office:value="-0.00575603204270877">
            <text:p>-0,0058</text:p>
          </table:table-cell>
          <table:table-cell table:formula="oooc:=-[.B458]*[.$B$502]" office:value-type="float" office:value="0.0269291731668531">
            <text:p>0,0269</text:p>
          </table:table-cell>
          <table:table-cell table:formula="oooc:=([.B358]+[.B258])*SIN(RADIANS([.A564]))-([.B158]+[.B58])*COS(RADIANS([.A564]))" office:value-type="float" office:value="0.250846590799766">
            <text:p>0,2508</text:p>
          </table:table-cell>
          <table:table-cell table:formula="oooc:=-([.B358]+[.B258])*COS(RADIANS([.A564]))-([.B58]+[.B158])*SIN(RADIANS([.A564]))-[.B458]" office:value-type="float" office:value="0.159970448075814">
            <text:p>0,16</text:p>
          </table:table-cell>
          <table:table-cell table:number-columns-repeated="13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487075873620158">
            <text:p>-0,0049</text:p>
          </table:table-cell>
          <table:table-cell table:formula="oooc:=[.$B$501]/2*(([.B359]-[.B259])*COS(RADIANS([.A565]))+([.B159]-[.B59])*SIN(RADIANS([.A565])))" office:value-type="float" office:value="-0.00568618484210185">
            <text:p>-0,0057</text:p>
          </table:table-cell>
          <table:table-cell table:formula="oooc:=-[.B459]*[.$B$502]" office:value-type="float" office:value="0.0267135404623344">
            <text:p>0,0267</text:p>
          </table:table-cell>
          <table:table-cell table:formula="oooc:=([.B359]+[.B259])*SIN(RADIANS([.A565]))-([.B159]+[.B59])*COS(RADIANS([.A565]))" office:value-type="float" office:value="0.246713053989815">
            <text:p>0,2467</text:p>
          </table:table-cell>
          <table:table-cell table:formula="oooc:=-([.B359]+[.B259])*COS(RADIANS([.A565]))-([.B59]+[.B159])*SIN(RADIANS([.A565]))-[.B459]" office:value-type="float" office:value="0.152452841531945">
            <text:p>0,1525</text:p>
          </table:table-cell>
          <table:table-cell table:number-columns-repeated="13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515416144135491">
            <text:p>-0,0052</text:p>
          </table:table-cell>
          <table:table-cell table:formula="oooc:=[.$B$501]/2*(([.B360]-[.B260])*COS(RADIANS([.A566]))+([.B160]-[.B60])*SIN(RADIANS([.A566])))" office:value-type="float" office:value="-0.00580461259258357">
            <text:p>-0,0058</text:p>
          </table:table-cell>
          <table:table-cell table:formula="oooc:=-[.B460]*[.$B$502]" office:value-type="float" office:value="0.026626528465145">
            <text:p>0,0266</text:p>
          </table:table-cell>
          <table:table-cell table:formula="oooc:=([.B360]+[.B260])*SIN(RADIANS([.A566]))-([.B160]+[.B60])*COS(RADIANS([.A566]))" office:value-type="float" office:value="0.249253317384112">
            <text:p>0,2493</text:p>
          </table:table-cell>
          <table:table-cell table:formula="oooc:=-([.B360]+[.B260])*COS(RADIANS([.A566]))-([.B60]+[.B160])*SIN(RADIANS([.A566]))-[.B460]" office:value-type="float" office:value="0.142087622540412">
            <text:p>0,1421</text:p>
          </table:table-cell>
          <table:table-cell table:number-columns-repeated="13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535382074059767">
            <text:p>-0,0054</text:p>
          </table:table-cell>
          <table:table-cell table:formula="oooc:=[.$B$501]/2*(([.B361]-[.B261])*COS(RADIANS([.A567]))+([.B161]-[.B61])*SIN(RADIANS([.A567])))" office:value-type="float" office:value="-0.00580840962850084">
            <text:p>-0,0058</text:p>
          </table:table-cell>
          <table:table-cell table:formula="oooc:=-[.B461]*[.$B$502]" office:value-type="float" office:value="0.026301940758166">
            <text:p>0,0263</text:p>
          </table:table-cell>
          <table:table-cell table:formula="oooc:=([.B361]+[.B261])*SIN(RADIANS([.A567]))-([.B161]+[.B61])*COS(RADIANS([.A567]))" office:value-type="float" office:value="0.247271131346483">
            <text:p>0,2473</text:p>
          </table:table-cell>
          <table:table-cell table:formula="oooc:=-([.B361]+[.B261])*COS(RADIANS([.A567]))-([.B61]+[.B161])*SIN(RADIANS([.A567]))-[.B461]" office:value-type="float" office:value="0.135349564470992">
            <text:p>0,1353</text:p>
          </table:table-cell>
          <table:table-cell table:number-columns-repeated="13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541360447108253">
            <text:p>-0,0054</text:p>
          </table:table-cell>
          <table:table-cell table:formula="oooc:=[.$B$501]/2*(([.B362]-[.B262])*COS(RADIANS([.A568]))+([.B162]-[.B62])*SIN(RADIANS([.A568])))" office:value-type="float" office:value="-0.00580114660859662">
            <text:p>-0,0058</text:p>
          </table:table-cell>
          <table:table-cell table:formula="oooc:=-[.B462]*[.$B$502]" office:value-type="float" office:value="0.0268677650375216">
            <text:p>0,0269</text:p>
          </table:table-cell>
          <table:table-cell table:formula="oooc:=([.B362]+[.B262])*SIN(RADIANS([.A568]))-([.B162]+[.B62])*COS(RADIANS([.A568]))" office:value-type="float" office:value="0.253759106334832">
            <text:p>0,2538</text:p>
          </table:table-cell>
          <table:table-cell table:formula="oooc:=-([.B362]+[.B262])*COS(RADIANS([.A568]))-([.B62]+[.B162])*SIN(RADIANS([.A568]))-[.B462]" office:value-type="float" office:value="0.13573254832499">
            <text:p>0,1357</text:p>
          </table:table-cell>
          <table:table-cell table:number-columns-repeated="13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556310821018512">
            <text:p>-0,0056</text:p>
          </table:table-cell>
          <table:table-cell table:formula="oooc:=[.$B$501]/2*(([.B363]-[.B263])*COS(RADIANS([.A569]))+([.B163]-[.B63])*SIN(RADIANS([.A569])))" office:value-type="float" office:value="-0.00566376407951936">
            <text:p>-0,0057</text:p>
          </table:table-cell>
          <table:table-cell table:formula="oooc:=-[.B463]*[.$B$502]" office:value-type="float" office:value="0.0289112808423311">
            <text:p>0,0289</text:p>
          </table:table-cell>
          <table:table-cell table:formula="oooc:=([.B363]+[.B263])*SIN(RADIANS([.A569]))-([.B163]+[.B63])*COS(RADIANS([.A569]))" office:value-type="float" office:value="0.26291539587209">
            <text:p>0,2629</text:p>
          </table:table-cell>
          <table:table-cell table:formula="oooc:=-([.B363]+[.B263])*COS(RADIANS([.A569]))-([.B63]+[.B163])*SIN(RADIANS([.A569]))-[.B463]" office:value-type="float" office:value="0.149953749850272">
            <text:p>0,15</text:p>
          </table:table-cell>
          <table:table-cell table:number-columns-repeated="13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556804077188417">
            <text:p>-0,0056</text:p>
          </table:table-cell>
          <table:table-cell table:formula="oooc:=[.$B$501]/2*(([.B364]-[.B264])*COS(RADIANS([.A570]))+([.B164]-[.B64])*SIN(RADIANS([.A570])))" office:value-type="float" office:value="-0.00558222846146705">
            <text:p>-0,0056</text:p>
          </table:table-cell>
          <table:table-cell table:formula="oooc:=-[.B464]*[.$B$502]" office:value-type="float" office:value="0.0298712187337222">
            <text:p>0,0299</text:p>
          </table:table-cell>
          <table:table-cell table:formula="oooc:=([.B364]+[.B264])*SIN(RADIANS([.A570]))-([.B164]+[.B64])*COS(RADIANS([.A570]))" office:value-type="float" office:value="0.271531115567235">
            <text:p>0,2715</text:p>
          </table:table-cell>
          <table:table-cell table:formula="oooc:=-([.B364]+[.B264])*COS(RADIANS([.A570]))-([.B64]+[.B164])*SIN(RADIANS([.A570]))-[.B464]" office:value-type="float" office:value="0.157170835992502">
            <text:p>0,1572</text:p>
          </table:table-cell>
          <table:table-cell table:number-columns-repeated="13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541526456856323">
            <text:p>-0,0054</text:p>
          </table:table-cell>
          <table:table-cell table:formula="oooc:=[.$B$501]/2*(([.B365]-[.B265])*COS(RADIANS([.A571]))+([.B165]-[.B65])*SIN(RADIANS([.A571])))" office:value-type="float" office:value="-0.00547031884520169">
            <text:p>-0,0055</text:p>
          </table:table-cell>
          <table:table-cell table:formula="oooc:=-[.B465]*[.$B$502]" office:value-type="float" office:value="0.0298263974157443">
            <text:p>0,0298</text:p>
          </table:table-cell>
          <table:table-cell table:formula="oooc:=([.B365]+[.B265])*SIN(RADIANS([.A571]))-([.B165]+[.B65])*COS(RADIANS([.A571]))" office:value-type="float" office:value="0.268840313036059">
            <text:p>0,2688</text:p>
          </table:table-cell>
          <table:table-cell table:formula="oooc:=-([.B365]+[.B265])*COS(RADIANS([.A571]))-([.B65]+[.B165])*SIN(RADIANS([.A571]))-[.B465]" office:value-type="float" office:value="0.155916073370678">
            <text:p>0,1559</text:p>
          </table:table-cell>
          <table:table-cell table:number-columns-repeated="13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523978318664862">
            <text:p>-0,0052</text:p>
          </table:table-cell>
          <table:table-cell table:formula="oooc:=[.$B$501]/2*(([.B366]-[.B266])*COS(RADIANS([.A572]))+([.B166]-[.B66])*SIN(RADIANS([.A572])))" office:value-type="float" office:value="-0.00531745795007943">
            <text:p>-0,0053</text:p>
          </table:table-cell>
          <table:table-cell table:formula="oooc:=-[.B466]*[.$B$502]" office:value-type="float" office:value="0.030297695368687">
            <text:p>0,0303</text:p>
          </table:table-cell>
          <table:table-cell table:formula="oooc:=([.B366]+[.B266])*SIN(RADIANS([.A572]))-([.B166]+[.B66])*COS(RADIANS([.A572]))" office:value-type="float" office:value="0.273187480528185">
            <text:p>0,2732</text:p>
          </table:table-cell>
          <table:table-cell table:formula="oooc:=-([.B366]+[.B266])*COS(RADIANS([.A572]))-([.B66]+[.B166])*SIN(RADIANS([.A572]))-[.B466]" office:value-type="float" office:value="0.155395768375137">
            <text:p>0,1554</text:p>
          </table:table-cell>
          <table:table-cell table:number-columns-repeated="13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422811606015305">
            <text:p>-0,0042</text:p>
          </table:table-cell>
          <table:table-cell table:formula="oooc:=[.$B$501]/2*(([.B367]-[.B267])*COS(RADIANS([.A573]))+([.B167]-[.B67])*SIN(RADIANS([.A573])))" office:value-type="float" office:value="-0.00536465343529291">
            <text:p>-0,0054</text:p>
          </table:table-cell>
          <table:table-cell table:formula="oooc:=-[.B467]*[.$B$502]" office:value-type="float" office:value="0.029959746568687">
            <text:p>0,03</text:p>
          </table:table-cell>
          <table:table-cell table:formula="oooc:=([.B367]+[.B267])*SIN(RADIANS([.A573]))-([.B167]+[.B67])*COS(RADIANS([.A573]))" office:value-type="float" office:value="0.268602641302821">
            <text:p>0,2686</text:p>
          </table:table-cell>
          <table:table-cell table:formula="oooc:=-([.B367]+[.B267])*COS(RADIANS([.A573]))-([.B67]+[.B167])*SIN(RADIANS([.A573]))-[.B467]" office:value-type="float" office:value="0.147009624922352">
            <text:p>0,147</text:p>
          </table:table-cell>
          <table:table-cell table:number-columns-repeated="13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637463558298151">
            <text:p>-0,0064</text:p>
          </table:table-cell>
          <table:table-cell table:formula="oooc:=[.$B$501]/2*(([.B368]-[.B268])*COS(RADIANS([.A574]))+([.B168]-[.B68])*SIN(RADIANS([.A574])))" office:value-type="float" office:value="-0.00556967884516178">
            <text:p>-0,0056</text:p>
          </table:table-cell>
          <table:table-cell table:formula="oooc:=-[.B468]*[.$B$502]" office:value-type="float" office:value="0.030824889768687">
            <text:p>0,0308</text:p>
          </table:table-cell>
          <table:table-cell table:formula="oooc:=([.B368]+[.B268])*SIN(RADIANS([.A574]))-([.B168]+[.B68])*COS(RADIANS([.A574]))" office:value-type="float" office:value="0.277884817511144">
            <text:p>0,2779</text:p>
          </table:table-cell>
          <table:table-cell table:formula="oooc:=-([.B368]+[.B268])*COS(RADIANS([.A574]))-([.B68]+[.B168])*SIN(RADIANS([.A574]))-[.B468]" office:value-type="float" office:value="0.157844779625995">
            <text:p>0,1578</text:p>
          </table:table-cell>
          <table:table-cell table:number-columns-repeated="13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821923425933678">
            <text:p>-0,0082</text:p>
          </table:table-cell>
          <table:table-cell table:formula="oooc:=[.$B$501]/2*(([.B369]-[.B269])*COS(RADIANS([.A575]))+([.B169]-[.B69])*SIN(RADIANS([.A575])))" office:value-type="float" office:value="-0.00579524148106133">
            <text:p>-0,0058</text:p>
          </table:table-cell>
          <table:table-cell table:formula="oooc:=-[.B469]*[.$B$502]" office:value-type="float" office:value="0.030382064968687">
            <text:p>0,0304</text:p>
          </table:table-cell>
          <table:table-cell table:formula="oooc:=([.B369]+[.B269])*SIN(RADIANS([.A575]))-([.B169]+[.B69])*COS(RADIANS([.A575]))" office:value-type="float" office:value="0.300464293612374">
            <text:p>0,3005</text:p>
          </table:table-cell>
          <table:table-cell table:formula="oooc:=-([.B369]+[.B269])*COS(RADIANS([.A575]))-([.B69]+[.B169])*SIN(RADIANS([.A575]))-[.B469]" office:value-type="float" office:value="0.147428518131641">
            <text:p>0,1474</text:p>
          </table:table-cell>
          <table:table-cell table:number-columns-repeated="13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726883795057199">
            <text:p>-0,0073</text:p>
          </table:table-cell>
          <table:table-cell table:formula="oooc:=[.$B$501]/2*(([.B370]-[.B270])*COS(RADIANS([.A576]))+([.B170]-[.B70])*SIN(RADIANS([.A576])))" office:value-type="float" office:value="-0.00576773088291096">
            <text:p>-0,0058</text:p>
          </table:table-cell>
          <table:table-cell table:formula="oooc:=-[.B470]*[.$B$502]" office:value-type="float" office:value="0.030962106568687">
            <text:p>0,031</text:p>
          </table:table-cell>
          <table:table-cell table:formula="oooc:=([.B370]+[.B270])*SIN(RADIANS([.A576]))-([.B170]+[.B70])*COS(RADIANS([.A576]))" office:value-type="float" office:value="0.32369685495671">
            <text:p>0,3237</text:p>
          </table:table-cell>
          <table:table-cell table:formula="oooc:=-([.B370]+[.B270])*COS(RADIANS([.A576]))-([.B70]+[.B170])*SIN(RADIANS([.A576]))-[.B470]" office:value-type="float" office:value="0.152548208463738">
            <text:p>0,1525</text:p>
          </table:table-cell>
          <table:table-cell table:number-columns-repeated="13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817941586156501">
            <text:p>-0,0082</text:p>
          </table:table-cell>
          <table:table-cell table:formula="oooc:=[.$B$501]/2*(([.B371]-[.B271])*COS(RADIANS([.A577]))+([.B171]-[.B71])*SIN(RADIANS([.A577])))" office:value-type="float" office:value="-0.00568349614462775">
            <text:p>-0,0057</text:p>
          </table:table-cell>
          <table:table-cell table:formula="oooc:=-[.B471]*[.$B$502]" office:value-type="float" office:value="0.031309156568687">
            <text:p>0,0313</text:p>
          </table:table-cell>
          <table:table-cell table:formula="oooc:=([.B371]+[.B271])*SIN(RADIANS([.A577]))-([.B171]+[.B71])*COS(RADIANS([.A577]))" office:value-type="float" office:value="0.296212227250164">
            <text:p>0,2962</text:p>
          </table:table-cell>
          <table:table-cell table:formula="oooc:=-([.B371]+[.B271])*COS(RADIANS([.A577]))-([.B71]+[.B171])*SIN(RADIANS([.A577]))-[.B471]" office:value-type="float" office:value="0.155499467703878">
            <text:p>0,1555</text:p>
          </table:table-cell>
          <table:table-cell table:number-columns-repeated="13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829987103268773">
            <text:p>-0,0083</text:p>
          </table:table-cell>
          <table:table-cell table:formula="oooc:=[.$B$501]/2*(([.B372]-[.B272])*COS(RADIANS([.A578]))+([.B172]-[.B72])*SIN(RADIANS([.A578])))" office:value-type="float" office:value="-0.00577675126907816">
            <text:p>-0,0058</text:p>
          </table:table-cell>
          <table:table-cell table:formula="oooc:=-[.B472]*[.$B$502]" office:value-type="float" office:value="0.031463029368687">
            <text:p>0,0315</text:p>
          </table:table-cell>
          <table:table-cell table:formula="oooc:=([.B372]+[.B272])*SIN(RADIANS([.A578]))-([.B172]+[.B72])*COS(RADIANS([.A578]))" office:value-type="float" office:value="0.318908933371498">
            <text:p>0,3189</text:p>
          </table:table-cell>
          <table:table-cell table:formula="oooc:=-([.B372]+[.B272])*COS(RADIANS([.A578]))-([.B72]+[.B172])*SIN(RADIANS([.A578]))-[.B472]" office:value-type="float" office:value="0.155185069719927">
            <text:p>0,1552</text:p>
          </table:table-cell>
          <table:table-cell table:number-columns-repeated="13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766943160522477">
            <text:p>-0,0077</text:p>
          </table:table-cell>
          <table:table-cell table:formula="oooc:=[.$B$501]/2*(([.B373]-[.B273])*COS(RADIANS([.A579]))+([.B173]-[.B73])*SIN(RADIANS([.A579])))" office:value-type="float" office:value="-0.00602641596095331">
            <text:p>-0,006</text:p>
          </table:table-cell>
          <table:table-cell table:formula="oooc:=-[.B473]*[.$B$502]" office:value-type="float" office:value="0.031015146168687">
            <text:p>0,031</text:p>
          </table:table-cell>
          <table:table-cell table:formula="oooc:=([.B373]+[.B273])*SIN(RADIANS([.A579]))-([.B173]+[.B73])*COS(RADIANS([.A579]))" office:value-type="float" office:value="0.313769115210904">
            <text:p>0,3138</text:p>
          </table:table-cell>
          <table:table-cell table:formula="oooc:=-([.B373]+[.B273])*COS(RADIANS([.A579]))-([.B73]+[.B173])*SIN(RADIANS([.A579]))-[.B473]" office:value-type="float" office:value="0.148240279507422">
            <text:p>0,1482</text:p>
          </table:table-cell>
          <table:table-cell table:number-columns-repeated="13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751032870833839">
            <text:p>-0,0075</text:p>
          </table:table-cell>
          <table:table-cell table:formula="oooc:=[.$B$501]/2*(([.B374]-[.B274])*COS(RADIANS([.A580]))+([.B174]-[.B74])*SIN(RADIANS([.A580])))" office:value-type="float" office:value="-0.00600134299196164">
            <text:p>-0,006</text:p>
          </table:table-cell>
          <table:table-cell table:formula="oooc:=-[.B474]*[.$B$502]" office:value-type="float" office:value="0.031005188968687">
            <text:p>0,031</text:p>
          </table:table-cell>
          <table:table-cell table:formula="oooc:=([.B374]+[.B274])*SIN(RADIANS([.A580]))-([.B174]+[.B74])*COS(RADIANS([.A580]))" office:value-type="float" office:value="0.315520857894034">
            <text:p>0,3155</text:p>
          </table:table-cell>
          <table:table-cell table:formula="oooc:=-([.B374]+[.B274])*COS(RADIANS([.A580]))-([.B74]+[.B174])*SIN(RADIANS([.A580]))-[.B474]" office:value-type="float" office:value="0.147217985240815">
            <text:p>0,1472</text:p>
          </table:table-cell>
          <table:table-cell table:number-columns-repeated="13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526206645717718">
            <text:p>-0,0053</text:p>
          </table:table-cell>
          <table:table-cell table:formula="oooc:=[.$B$501]/2*(([.B375]-[.B275])*COS(RADIANS([.A581]))+([.B175]-[.B75])*SIN(RADIANS([.A581])))" office:value-type="float" office:value="-0.00600795810669934">
            <text:p>-0,006</text:p>
          </table:table-cell>
          <table:table-cell table:formula="oooc:=-[.B475]*[.$B$502]" office:value-type="float" office:value="0.030614656568687">
            <text:p>0,0306</text:p>
          </table:table-cell>
          <table:table-cell table:formula="oooc:=([.B375]+[.B275])*SIN(RADIANS([.A581]))-([.B175]+[.B75])*COS(RADIANS([.A581]))" office:value-type="float" office:value="0.327702847979027">
            <text:p>0,3277</text:p>
          </table:table-cell>
          <table:table-cell table:formula="oooc:=-([.B375]+[.B275])*COS(RADIANS([.A581]))-([.B75]+[.B175])*SIN(RADIANS([.A581]))-[.B475]" office:value-type="float" office:value="0.141058124482591">
            <text:p>0,1411</text:p>
          </table:table-cell>
          <table:table-cell table:number-columns-repeated="13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674790735942534">
            <text:p>-0,0067</text:p>
          </table:table-cell>
          <table:table-cell table:formula="oooc:=[.$B$501]/2*(([.B376]-[.B276])*COS(RADIANS([.A582]))+([.B176]-[.B76])*SIN(RADIANS([.A582])))" office:value-type="float" office:value="-0.00588085808058935">
            <text:p>-0,0059</text:p>
          </table:table-cell>
          <table:table-cell table:formula="oooc:=-[.B476]*[.$B$502]" office:value-type="float" office:value="0.030578480168687">
            <text:p>0,0306</text:p>
          </table:table-cell>
          <table:table-cell table:formula="oooc:=([.B376]+[.B276])*SIN(RADIANS([.A582]))-([.B176]+[.B76])*COS(RADIANS([.A582]))" office:value-type="float" office:value="0.322319395391575">
            <text:p>0,3223</text:p>
          </table:table-cell>
          <table:table-cell table:formula="oooc:=-([.B376]+[.B276])*COS(RADIANS([.A582]))-([.B76]+[.B176])*SIN(RADIANS([.A582]))-[.B476]" office:value-type="float" office:value="0.137695309558095">
            <text:p>0,1377</text:p>
          </table:table-cell>
          <table:table-cell table:number-columns-repeated="13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76146568978892">
            <text:p>-0,0076</text:p>
          </table:table-cell>
          <table:table-cell table:formula="oooc:=[.$B$501]/2*(([.B377]-[.B277])*COS(RADIANS([.A583]))+([.B177]-[.B77])*SIN(RADIANS([.A583])))" office:value-type="float" office:value="-0.00579774021318995">
            <text:p>-0,0058</text:p>
          </table:table-cell>
          <table:table-cell table:formula="oooc:=-[.B477]*[.$B$502]" office:value-type="float" office:value="0.030088703368687">
            <text:p>0,0301</text:p>
          </table:table-cell>
          <table:table-cell table:formula="oooc:=([.B377]+[.B277])*SIN(RADIANS([.A583]))-([.B177]+[.B77])*COS(RADIANS([.A583]))" office:value-type="float" office:value="0.319921451444665">
            <text:p>0,3199</text:p>
          </table:table-cell>
          <table:table-cell table:formula="oooc:=-([.B377]+[.B277])*COS(RADIANS([.A583]))-([.B77]+[.B177])*SIN(RADIANS([.A583]))-[.B477]" office:value-type="float" office:value="0.127191771764577">
            <text:p>0,1272</text:p>
          </table:table-cell>
          <table:table-cell table:number-columns-repeated="13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6220873299796">
            <text:p>-0,0062</text:p>
          </table:table-cell>
          <table:table-cell table:formula="oooc:=[.$B$501]/2*(([.B378]-[.B278])*COS(RADIANS([.A584]))+([.B178]-[.B78])*SIN(RADIANS([.A584])))" office:value-type="float" office:value="-0.00578677465554774">
            <text:p>-0,0058</text:p>
          </table:table-cell>
          <table:table-cell table:formula="oooc:=-[.B478]*[.$B$502]" office:value-type="float" office:value="0.030335352568687">
            <text:p>0,0303</text:p>
          </table:table-cell>
          <table:table-cell table:formula="oooc:=([.B378]+[.B278])*SIN(RADIANS([.A584]))-([.B178]+[.B78])*COS(RADIANS([.A584]))" office:value-type="float" office:value="0.334778030423551">
            <text:p>0,3348</text:p>
          </table:table-cell>
          <table:table-cell table:formula="oooc:=-([.B378]+[.B278])*COS(RADIANS([.A584]))-([.B78]+[.B178])*SIN(RADIANS([.A584]))-[.B478]" office:value-type="float" office:value="0.131346014981712">
            <text:p>0,1313</text:p>
          </table:table-cell>
          <table:table-cell table:number-columns-repeated="13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643578031375039">
            <text:p>-0,0064</text:p>
          </table:table-cell>
          <table:table-cell table:formula="oooc:=[.$B$501]/2*(([.B379]-[.B279])*COS(RADIANS([.A585]))+([.B179]-[.B79])*SIN(RADIANS([.A585])))" office:value-type="float" office:value="-0.00529676633412876">
            <text:p>-0,0053</text:p>
          </table:table-cell>
          <table:table-cell table:formula="oooc:=-[.B479]*[.$B$502]" office:value-type="float" office:value="0.030196179368687">
            <text:p>0,0302</text:p>
          </table:table-cell>
          <table:table-cell table:formula="oooc:=([.B379]+[.B279])*SIN(RADIANS([.A585]))-([.B179]+[.B79])*COS(RADIANS([.A585]))" office:value-type="float" office:value="0.329033015992703">
            <text:p>0,329</text:p>
          </table:table-cell>
          <table:table-cell table:formula="oooc:=-([.B379]+[.B279])*COS(RADIANS([.A585]))-([.B79]+[.B179])*SIN(RADIANS([.A585]))-[.B479]" office:value-type="float" office:value="0.12580117345579">
            <text:p>0,1258</text:p>
          </table:table-cell>
          <table:table-cell table:number-columns-repeated="13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721313854616293">
            <text:p>-0,0072</text:p>
          </table:table-cell>
          <table:table-cell table:formula="oooc:=[.$B$501]/2*(([.B380]-[.B280])*COS(RADIANS([.A586]))+([.B180]-[.B80])*SIN(RADIANS([.A586])))" office:value-type="float" office:value="-0.00511017648134939">
            <text:p>-0,0051</text:p>
          </table:table-cell>
          <table:table-cell table:formula="oooc:=-[.B480]*[.$B$502]" office:value-type="float" office:value="0.030615369368687">
            <text:p>0,0306</text:p>
          </table:table-cell>
          <table:table-cell table:formula="oooc:=([.B380]+[.B280])*SIN(RADIANS([.A586]))-([.B180]+[.B80])*COS(RADIANS([.A586]))" office:value-type="float" office:value="0.343616357023049">
            <text:p>0,3436</text:p>
          </table:table-cell>
          <table:table-cell table:formula="oooc:=-([.B380]+[.B280])*COS(RADIANS([.A586]))-([.B80]+[.B180])*SIN(RADIANS([.A586]))-[.B480]" office:value-type="float" office:value="0.128860746217304">
            <text:p>0,1289</text:p>
          </table:table-cell>
          <table:table-cell table:number-columns-repeated="13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0734364399489031">
            <text:p>-0,0073</text:p>
          </table:table-cell>
          <table:table-cell table:formula="oooc:=[.$B$501]/2*(([.B381]-[.B281])*COS(RADIANS([.A587]))+([.B181]-[.B81])*SIN(RADIANS([.A587])))" office:value-type="float" office:value="-0.00496532502371984">
            <text:p>-0,005</text:p>
          </table:table-cell>
          <table:table-cell table:formula="oooc:=-[.B481]*[.$B$502]" office:value-type="float" office:value="0.030300677768687">
            <text:p>0,0303</text:p>
          </table:table-cell>
          <table:table-cell table:formula="oooc:=([.B381]+[.B281])*SIN(RADIANS([.A587]))-([.B181]+[.B81])*COS(RADIANS([.A587]))" office:value-type="float" office:value="0.345351261705523">
            <text:p>0,3454</text:p>
          </table:table-cell>
          <table:table-cell table:formula="oooc:=-([.B381]+[.B281])*COS(RADIANS([.A587]))-([.B81]+[.B181])*SIN(RADIANS([.A587]))-[.B481]" office:value-type="float" office:value="0.123564318405728">
            <text:p>0,1236</text:p>
          </table:table-cell>
          <table:table-cell table:number-columns-repeated="13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76429441739476">
            <text:p>-0,0076</text:p>
          </table:table-cell>
          <table:table-cell table:formula="oooc:=[.$B$501]/2*(([.B382]-[.B282])*COS(RADIANS([.A588]))+([.B182]-[.B82])*SIN(RADIANS([.A588])))" office:value-type="float" office:value="-0.00498528483278913">
            <text:p>-0,005</text:p>
          </table:table-cell>
          <table:table-cell table:formula="oooc:=-[.B482]*[.$B$502]" office:value-type="float" office:value="0.030231804968687">
            <text:p>0,0302</text:p>
          </table:table-cell>
          <table:table-cell table:formula="oooc:=([.B382]+[.B282])*SIN(RADIANS([.A588]))-([.B182]+[.B82])*COS(RADIANS([.A588]))" office:value-type="float" office:value="0.347501076793839">
            <text:p>0,3475</text:p>
          </table:table-cell>
          <table:table-cell table:formula="oooc:=-([.B382]+[.B282])*COS(RADIANS([.A588]))-([.B82]+[.B182])*SIN(RADIANS([.A588]))-[.B482]" office:value-type="float" office:value="0.122908570071622">
            <text:p>0,1229</text:p>
          </table:table-cell>
          <table:table-cell table:number-columns-repeated="13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607841652302964">
            <text:p>-0,0061</text:p>
          </table:table-cell>
          <table:table-cell table:formula="oooc:=[.$B$501]/2*(([.B383]-[.B283])*COS(RADIANS([.A589]))+([.B183]-[.B83])*SIN(RADIANS([.A589])))" office:value-type="float" office:value="-0.00484906828663512">
            <text:p>-0,0048</text:p>
          </table:table-cell>
          <table:table-cell table:formula="oooc:=-[.B483]*[.$B$502]" office:value-type="float" office:value="0.029936509368687">
            <text:p>0,0299</text:p>
          </table:table-cell>
          <table:table-cell table:formula="oooc:=([.B383]+[.B283])*SIN(RADIANS([.A589]))-([.B183]+[.B83])*COS(RADIANS([.A589]))" office:value-type="float" office:value="0.357328788445488">
            <text:p>0,3573</text:p>
          </table:table-cell>
          <table:table-cell table:formula="oooc:=-([.B383]+[.B283])*COS(RADIANS([.A589]))-([.B83]+[.B183])*SIN(RADIANS([.A589]))-[.B483]" office:value-type="float" office:value="0.117611191677643">
            <text:p>0,1176</text:p>
          </table:table-cell>
          <table:table-cell table:number-columns-repeated="13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419386627863014">
            <text:p>-0,0042</text:p>
          </table:table-cell>
          <table:table-cell table:formula="oooc:=[.$B$501]/2*(([.B384]-[.B284])*COS(RADIANS([.A590]))+([.B184]-[.B84])*SIN(RADIANS([.A590])))" office:value-type="float" office:value="-0.00511615476058962">
            <text:p>-0,0051</text:p>
          </table:table-cell>
          <table:table-cell table:formula="oooc:=-[.B484]*[.$B$502]" office:value-type="float" office:value="0.030845815768687">
            <text:p>0,0308</text:p>
          </table:table-cell>
          <table:table-cell table:formula="oooc:=([.B384]+[.B284])*SIN(RADIANS([.A590]))-([.B184]+[.B84])*COS(RADIANS([.A590]))" office:value-type="float" office:value="0.37115457075085">
            <text:p>0,3712</text:p>
          </table:table-cell>
          <table:table-cell table:formula="oooc:=-([.B384]+[.B284])*COS(RADIANS([.A590]))-([.B84]+[.B184])*SIN(RADIANS([.A590]))-[.B484]" office:value-type="float" office:value="0.124700223293675">
            <text:p>0,1247</text:p>
          </table:table-cell>
          <table:table-cell table:number-columns-repeated="13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430682329234988">
            <text:p>-0,0043</text:p>
          </table:table-cell>
          <table:table-cell table:formula="oooc:=[.$B$501]/2*(([.B385]-[.B285])*COS(RADIANS([.A591]))+([.B185]-[.B85])*SIN(RADIANS([.A591])))" office:value-type="float" office:value="-0.00479951144397864">
            <text:p>-0,0048</text:p>
          </table:table-cell>
          <table:table-cell table:formula="oooc:=-[.B485]*[.$B$502]" office:value-type="float" office:value="0.030322149768687">
            <text:p>0,0303</text:p>
          </table:table-cell>
          <table:table-cell table:formula="oooc:=([.B385]+[.B285])*SIN(RADIANS([.A591]))-([.B185]+[.B85])*COS(RADIANS([.A591]))" office:value-type="float" office:value="0.375564046758426">
            <text:p>0,3756</text:p>
          </table:table-cell>
          <table:table-cell table:formula="oooc:=-([.B385]+[.B285])*COS(RADIANS([.A591]))-([.B85]+[.B185])*SIN(RADIANS([.A591]))-[.B485]" office:value-type="float" office:value="0.121625943607307">
            <text:p>0,1216</text:p>
          </table:table-cell>
          <table:table-cell table:number-columns-repeated="13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405083521902704">
            <text:p>-0,0041</text:p>
          </table:table-cell>
          <table:table-cell table:formula="oooc:=[.$B$501]/2*(([.B386]-[.B286])*COS(RADIANS([.A592]))+([.B186]-[.B86])*SIN(RADIANS([.A592])))" office:value-type="float" office:value="-0.00506059123069402">
            <text:p>-0,0051</text:p>
          </table:table-cell>
          <table:table-cell table:formula="oooc:=-[.B486]*[.$B$502]" office:value-type="float" office:value="0.030733992568687">
            <text:p>0,0307</text:p>
          </table:table-cell>
          <table:table-cell table:formula="oooc:=([.B386]+[.B286])*SIN(RADIANS([.A592]))-([.B186]+[.B86])*COS(RADIANS([.A592]))" office:value-type="float" office:value="0.38747772220756">
            <text:p>0,3875</text:p>
          </table:table-cell>
          <table:table-cell table:formula="oooc:=-([.B386]+[.B286])*COS(RADIANS([.A592]))-([.B86]+[.B186])*SIN(RADIANS([.A592]))-[.B486]" office:value-type="float" office:value="0.127243186603805">
            <text:p>0,1272</text:p>
          </table:table-cell>
          <table:table-cell table:number-columns-repeated="13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371944855237727">
            <text:p>-0,0037</text:p>
          </table:table-cell>
          <table:table-cell table:formula="oooc:=[.$B$501]/2*(([.B387]-[.B287])*COS(RADIANS([.A593]))+([.B187]-[.B87])*SIN(RADIANS([.A593])))" office:value-type="float" office:value="-0.00515415628625156">
            <text:p>-0,0052</text:p>
          </table:table-cell>
          <table:table-cell table:formula="oooc:=-[.B487]*[.$B$502]" office:value-type="float" office:value="0.029819254968687">
            <text:p>0,0298</text:p>
          </table:table-cell>
          <table:table-cell table:formula="oooc:=([.B387]+[.B287])*SIN(RADIANS([.A593]))-([.B187]+[.B87])*COS(RADIANS([.A593]))" office:value-type="float" office:value="0.376805125746056">
            <text:p>0,3768</text:p>
          </table:table-cell>
          <table:table-cell table:formula="oooc:=-([.B387]+[.B287])*COS(RADIANS([.A593]))-([.B87]+[.B187])*SIN(RADIANS([.A593]))-[.B487]" office:value-type="float" office:value="0.117230939855281">
            <text:p>0,1172</text:p>
          </table:table-cell>
          <table:table-cell table:number-columns-repeated="13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523724358751378">
            <text:p>-0,0052</text:p>
          </table:table-cell>
          <table:table-cell table:formula="oooc:=[.$B$501]/2*(([.B388]-[.B288])*COS(RADIANS([.A594]))+([.B188]-[.B88])*SIN(RADIANS([.A594])))" office:value-type="float" office:value="-0.00521637659903742">
            <text:p>-0,0052</text:p>
          </table:table-cell>
          <table:table-cell table:formula="oooc:=-[.B488]*[.$B$502]" office:value-type="float" office:value="0.030084628968687">
            <text:p>0,0301</text:p>
          </table:table-cell>
          <table:table-cell table:formula="oooc:=([.B388]+[.B288])*SIN(RADIANS([.A594]))-([.B188]+[.B88])*COS(RADIANS([.A594]))" office:value-type="float" office:value="0.383773309029731">
            <text:p>0,3838</text:p>
          </table:table-cell>
          <table:table-cell table:formula="oooc:=-([.B388]+[.B288])*COS(RADIANS([.A594]))-([.B88]+[.B188])*SIN(RADIANS([.A594]))-[.B488]" office:value-type="float" office:value="0.119769641277743">
            <text:p>0,1198</text:p>
          </table:table-cell>
          <table:table-cell table:number-columns-repeated="13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0879161849924734">
            <text:p>-0,0088</text:p>
          </table:table-cell>
          <table:table-cell table:formula="oooc:=[.$B$501]/2*(([.B389]-[.B289])*COS(RADIANS([.A595]))+([.B189]-[.B89])*SIN(RADIANS([.A595])))" office:value-type="float" office:value="-0.00470268814830746">
            <text:p>-0,0047</text:p>
          </table:table-cell>
          <table:table-cell table:formula="oooc:=-[.B489]*[.$B$502]" office:value-type="float" office:value="0.030695033368687">
            <text:p>0,0307</text:p>
          </table:table-cell>
          <table:table-cell table:formula="oooc:=([.B389]+[.B289])*SIN(RADIANS([.A595]))-([.B189]+[.B89])*COS(RADIANS([.A595]))" office:value-type="float" office:value="0.390148501510622">
            <text:p>0,3901</text:p>
          </table:table-cell>
          <table:table-cell table:formula="oooc:=-([.B389]+[.B289])*COS(RADIANS([.A595]))-([.B89]+[.B189])*SIN(RADIANS([.A595]))-[.B489]" office:value-type="float" office:value="0.128427361928723">
            <text:p>0,1284</text:p>
          </table:table-cell>
          <table:table-cell table:number-columns-repeated="13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0960442753444029">
            <text:p>-0,0096</text:p>
          </table:table-cell>
          <table:table-cell table:formula="oooc:=[.$B$501]/2*(([.B390]-[.B290])*COS(RADIANS([.A596]))+([.B190]-[.B90])*SIN(RADIANS([.A596])))" office:value-type="float" office:value="-0.00458052366363809">
            <text:p>-0,0046</text:p>
          </table:table-cell>
          <table:table-cell table:formula="oooc:=-[.B490]*[.$B$502]" office:value-type="float" office:value="0.030137857768687">
            <text:p>0,0301</text:p>
          </table:table-cell>
          <table:table-cell table:formula="oooc:=([.B390]+[.B290])*SIN(RADIANS([.A596]))-([.B190]+[.B90])*COS(RADIANS([.A596]))" office:value-type="float" office:value="0.387009654268902">
            <text:p>0,387</text:p>
          </table:table-cell>
          <table:table-cell table:formula="oooc:=-([.B390]+[.B290])*COS(RADIANS([.A596]))-([.B90]+[.B190])*SIN(RADIANS([.A596]))-[.B490]" office:value-type="float" office:value="0.12069769304149">
            <text:p>0,1207</text:p>
          </table:table-cell>
          <table:table-cell table:number-columns-repeated="13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0923958319655375">
            <text:p>-0,0092</text:p>
          </table:table-cell>
          <table:table-cell table:formula="oooc:=[.$B$501]/2*(([.B391]-[.B291])*COS(RADIANS([.A597]))+([.B191]-[.B91])*SIN(RADIANS([.A597])))" office:value-type="float" office:value="-0.00438379898983585">
            <text:p>-0,0044</text:p>
          </table:table-cell>
          <table:table-cell table:formula="oooc:=-[.B491]*[.$B$502]" office:value-type="float" office:value="0.029901258568687">
            <text:p>0,0299</text:p>
          </table:table-cell>
          <table:table-cell table:formula="oooc:=([.B391]+[.B291])*SIN(RADIANS([.A597]))-([.B191]+[.B91])*COS(RADIANS([.A597]))" office:value-type="float" office:value="0.396725050754041">
            <text:p>0,3967</text:p>
          </table:table-cell>
          <table:table-cell table:formula="oooc:=-([.B391]+[.B291])*COS(RADIANS([.A597]))-([.B91]+[.B191])*SIN(RADIANS([.A597]))-[.B491]" office:value-type="float" office:value="0.117919965258704">
            <text:p>0,1179</text:p>
          </table:table-cell>
          <table:table-cell table:number-columns-repeated="13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0573706543189305">
            <text:p>-0,0057</text:p>
          </table:table-cell>
          <table:table-cell table:formula="oooc:=[.$B$501]/2*(([.B392]-[.B292])*COS(RADIANS([.A598]))+([.B192]-[.B92])*SIN(RADIANS([.A598])))" office:value-type="float" office:value="-0.00457441337022884">
            <text:p>-0,0046</text:p>
          </table:table-cell>
          <table:table-cell table:formula="oooc:=-[.B492]*[.$B$502]" office:value-type="float" office:value="0.030460650168687">
            <text:p>0,0305</text:p>
          </table:table-cell>
          <table:table-cell table:formula="oooc:=([.B392]+[.B292])*SIN(RADIANS([.A598]))-([.B192]+[.B92])*COS(RADIANS([.A598]))" office:value-type="float" office:value="0.413294349513907">
            <text:p>0,4133</text:p>
          </table:table-cell>
          <table:table-cell table:formula="oooc:=-([.B392]+[.B292])*COS(RADIANS([.A598]))-([.B92]+[.B192])*SIN(RADIANS([.A598]))-[.B492]" office:value-type="float" office:value="0.123881542217903">
            <text:p>0,1239</text:p>
          </table:table-cell>
          <table:table-cell table:number-columns-repeated="13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520693183728535">
            <text:p>-0,0052</text:p>
          </table:table-cell>
          <table:table-cell table:formula="oooc:=[.$B$501]/2*(([.B393]-[.B293])*COS(RADIANS([.A599]))+([.B193]-[.B93])*SIN(RADIANS([.A599])))" office:value-type="float" office:value="-0.00463047728999183">
            <text:p>-0,0046</text:p>
          </table:table-cell>
          <table:table-cell table:formula="oooc:=-[.B493]*[.$B$502]" office:value-type="float" office:value="0.030413291368687">
            <text:p>0,0304</text:p>
          </table:table-cell>
          <table:table-cell table:formula="oooc:=([.B393]+[.B293])*SIN(RADIANS([.A599]))-([.B193]+[.B93])*COS(RADIANS([.A599]))" office:value-type="float" office:value="0.424877366376882">
            <text:p>0,4249</text:p>
          </table:table-cell>
          <table:table-cell table:formula="oooc:=-([.B393]+[.B293])*COS(RADIANS([.A599]))-([.B93]+[.B193])*SIN(RADIANS([.A599]))-[.B493]" office:value-type="float" office:value="0.127844330579907">
            <text:p>0,1278</text:p>
          </table:table-cell>
          <table:table-cell table:number-columns-repeated="13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405423811705636">
            <text:p>-0,0041</text:p>
          </table:table-cell>
          <table:table-cell table:formula="oooc:=[.$B$501]/2*(([.B394]-[.B294])*COS(RADIANS([.A600]))+([.B194]-[.B94])*SIN(RADIANS([.A600])))" office:value-type="float" office:value="-0.0047484800905689">
            <text:p>-0,0047</text:p>
          </table:table-cell>
          <table:table-cell table:formula="oooc:=-[.B494]*[.$B$502]" office:value-type="float" office:value="0.029947087768687">
            <text:p>0,0299</text:p>
          </table:table-cell>
          <table:table-cell table:formula="oooc:=([.B394]+[.B294])*SIN(RADIANS([.A600]))-([.B194]+[.B94])*COS(RADIANS([.A600]))" office:value-type="float" office:value="0.422798404612192">
            <text:p>0,4228</text:p>
          </table:table-cell>
          <table:table-cell table:formula="oooc:=-([.B394]+[.B294])*COS(RADIANS([.A600]))-([.B94]+[.B194])*SIN(RADIANS([.A600]))-[.B494]" office:value-type="float" office:value="0.120346030171873">
            <text:p>0,1203</text:p>
          </table:table-cell>
          <table:table-cell table:number-columns-repeated="13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241718394261727">
            <text:p>-0,0024</text:p>
          </table:table-cell>
          <table:table-cell table:formula="oooc:=[.$B$501]/2*(([.B395]-[.B295])*COS(RADIANS([.A601]))+([.B195]-[.B95])*SIN(RADIANS([.A601])))" office:value-type="float" office:value="-0.00494767478143405">
            <text:p>-0,0049</text:p>
          </table:table-cell>
          <table:table-cell table:formula="oooc:=-[.B495]*[.$B$502]" office:value-type="float" office:value="0.030709844568687">
            <text:p>0,0307</text:p>
          </table:table-cell>
          <table:table-cell table:formula="oooc:=([.B395]+[.B295])*SIN(RADIANS([.A601]))-([.B195]+[.B95])*COS(RADIANS([.A601]))" office:value-type="float" office:value="0.4289685359219">
            <text:p>0,429</text:p>
          </table:table-cell>
          <table:table-cell table:formula="oooc:=-([.B395]+[.B295])*COS(RADIANS([.A601]))-([.B95]+[.B195])*SIN(RADIANS([.A601]))-[.B495]" office:value-type="float" office:value="0.132181229986504">
            <text:p>0,1322</text:p>
          </table:table-cell>
          <table:table-cell table:number-columns-repeated="13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3194806225">
            <text:p>-0,0032</text:p>
          </table:table-cell>
          <table:table-cell table:formula="oooc:=[.$B$501]/2*(([.B396]-[.B296])*COS(RADIANS([.A602]))+([.B196]-[.B96])*SIN(RADIANS([.A602])))" office:value-type="float" office:value="-0.00496592785">
            <text:p>-0,005</text:p>
          </table:table-cell>
          <table:table-cell table:formula="oooc:=-[.B496]*[.$B$502]" office:value-type="float" office:value="0.029202000168687">
            <text:p>0,0292</text:p>
          </table:table-cell>
          <table:table-cell table:formula="oooc:=([.B396]+[.B296])*SIN(RADIANS([.A602]))-([.B196]+[.B96])*COS(RADIANS([.A602]))" office:value-type="float" office:value="0.42971683">
            <text:p>0,4297</text:p>
          </table:table-cell>
          <table:table-cell table:formula="oooc:=-([.B396]+[.B296])*COS(RADIANS([.A602]))-([.B96]+[.B196])*SIN(RADIANS([.A602]))-[.B496]" office:value-type="float" office:value="0.114807642108587">
            <text:p>0,1148</text:p>
          </table:table-cell>
          <table:table-cell table:number-columns-repeated="13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8366.38671875">
            <text:p>8366,3867</text:p>
          </table:table-cell>
          <table:table-cell table:number-columns-repeated="17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8386.796875">
            <text:p>8386,7969</text:p>
          </table:table-cell>
          <table:table-cell/>
          <table:table-cell>
            <draw:frame table:end-cell-address="Feuille1.I632" table:end-x="0.504cm" table:end-y="0.428cm" draw:z-index="14" svg:width="11.793cm" svg:height="9.909cm" svg:x="0.001cm" svg:y="0.002cm">
              <draw:object draw:notify-on-update-of-ranges="Feuille1.A610:Feuille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8387.44140625">
            <text:p>8387,4414</text:p>
          </table:table-cell>
          <table:table-cell table:number-columns-repeated="17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387.3046875">
            <text:p>8387,3047</text:p>
          </table:table-cell>
          <table:table-cell table:number-columns-repeated="17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387.3828125">
            <text:p>8387,3828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88.046875">
            <text:p>8388,0469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87.51953125">
            <text:p>8387,5195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76.1328125">
            <text:p>8376,1328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78.203125">
            <text:p>8378,203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377.1484375">
            <text:p>8377,1484</text:p>
          </table:table-cell>
          <table:table-cell table:number-columns-repeated="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370.3515625">
            <text:p>8370,3516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360.05859375">
            <text:p>8360,0586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56.34765625">
            <text:p>8356,3477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347.87109375">
            <text:p>8347,8711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48.0078125">
            <text:p>8348,0078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27.08984375">
            <text:p>8327,0898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27.20703125">
            <text:p>8327,207</text:p>
          </table:table-cell>
          <table:table-cell table:number-columns-repeated="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07.5">
            <text:p>8307,5</text:p>
          </table:table-cell>
          <table:table-cell table:number-columns-repeated="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98.14453125">
            <text:p>8298,1445</text:p>
          </table:table-cell>
          <table:table-cell table:number-columns-repeated="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87.265625">
            <text:p>8287,2656</text:p>
          </table:table-cell>
          <table:table-cell table:number-columns-repeated="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76.19140625">
            <text:p>8276,1914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258.14453125">
            <text:p>8258,1445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246.40625">
            <text:p>8246,4063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27.32421875">
            <text:p>8227,3242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207.03125">
            <text:p>8207,0313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79.609375">
            <text:p>8179,6094</text:p>
          </table:table-cell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166.22998047">
            <text:p>8166,23</text:p>
          </table:table-cell>
          <table:table-cell table:number-columns-repeated="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138.4765625">
            <text:p>8138,4766</text:p>
          </table:table-cell>
          <table:table-cell table:number-columns-repeated="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116.89453125">
            <text:p>8116,8945</text:p>
          </table:table-cell>
          <table:table-cell table:number-columns-repeated="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095.68408203">
            <text:p>8095,6841</text:p>
          </table:table-cell>
          <table:table-cell table:number-columns-repeated="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069.08203125">
            <text:p>8069,082</text:p>
          </table:table-cell>
          <table:table-cell office:value-type="float" office:value="8111.23095703">
            <text:p>8111,231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036.79638672">
            <text:p>8036,7964</text:p>
          </table:table-cell>
          <table:table-cell office:value-type="float" office:value="8076.88525391">
            <text:p>8076,8853</text:p>
          </table:table-cell>
          <table:table-cell table:number-columns-repeated="1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017.40283203">
            <text:p>8017,4028</text:p>
          </table:table-cell>
          <table:table-cell office:value-type="float" office:value="8057.35400391">
            <text:p>8057,354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77.51953125">
            <text:p>7977,5195</text:p>
          </table:table-cell>
          <table:table-cell office:value-type="float" office:value="8027.1875">
            <text:p>8027,1875</text:p>
          </table:table-cell>
          <table:table-cell table:number-columns-repeated="1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38.33984375">
            <text:p>7938,3398</text:p>
          </table:table-cell>
          <table:table-cell office:value-type="float" office:value="7991.77734375">
            <text:p>7991,7773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15.3515625">
            <text:p>7915,3516</text:p>
          </table:table-cell>
          <table:table-cell office:value-type="float" office:value="7967.12890625">
            <text:p>7967,1289</text:p>
          </table:table-cell>
          <table:table-cell table:number-columns-repeated="2"/>
          <table:table-cell>
            <draw:frame table:end-cell-address="Feuille1.K663" table:end-x="0.475cm" table:end-y="0.374cm" draw:z-index="7" svg:width="10.314cm" svg:height="8.503cm" svg:x="1.451cm" svg:y="-0.001cm">
              <draw:object draw:notify-on-update-of-ranges="Feuille1.A506:Feuille1.A602 Feuille1.E506:Feuille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21.2109375">
            <text:p>7921,2109</text:p>
          </table:table-cell>
          <table:table-cell table:number-columns-repeated="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896.97265625">
            <text:p>7896,9727</text:p>
          </table:table-cell>
          <table:table-cell table:number-columns-repeated="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867.58789063">
            <text:p>7867,5879</text:p>
          </table:table-cell>
          <table:table-cell table:number-columns-repeated="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837.03125">
            <text:p>7837,0313</text:p>
          </table:table-cell>
          <table:table-cell table:number-columns-repeated="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806.5234375">
            <text:p>7806,5234</text:p>
          </table:table-cell>
          <table:table-cell table:number-columns-repeated="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76.98242188">
            <text:p>7776,9824</text:p>
          </table:table-cell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736.84570313">
            <text:p>7736,8457</text:p>
          </table:table-cell>
          <table:table-cell table:number-columns-repeated="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02.00195313">
            <text:p>7702,002</text:p>
          </table:table-cell>
          <table:table-cell table:number-columns-repeated="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668.66210938">
            <text:p>7668,6621</text:p>
          </table:table-cell>
          <table:table-cell table:number-columns-repeated="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631.7578125">
            <text:p>7631,7578</text:p>
          </table:table-cell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00.84960938">
            <text:p>7600,8496</text:p>
          </table:table-cell>
          <table:table-cell table:number-columns-repeated="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66.50390625">
            <text:p>7566,5039</text:p>
          </table:table-cell>
          <table:table-cell table:number-columns-repeated="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26.92382813">
            <text:p>7526,9238</text:p>
          </table:table-cell>
          <table:table-cell table:number-columns-repeated="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491.171875">
            <text:p>7491,1719</text:p>
          </table:table-cell>
          <table:table-cell table:number-columns-repeated="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455.98632813">
            <text:p>7455,9863</text:p>
          </table:table-cell>
          <table:table-cell table:number-columns-repeated="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420.75195313">
            <text:p>7420,752</text:p>
          </table:table-cell>
          <table:table-cell table:number-columns-repeated="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378.52539063">
            <text:p>7378,5254</text:p>
          </table:table-cell>
          <table:table-cell table:number-columns-repeated="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342.32421875">
            <text:p>7342,3242</text:p>
          </table:table-cell>
          <table:table-cell table:number-columns-repeated="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300.84960938">
            <text:p>7300,8496</text:p>
          </table:table-cell>
          <table:table-cell table:number-columns-repeated="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271.23046875">
            <text:p>7271,2305</text:p>
          </table:table-cell>
          <table:table-cell table:number-columns-repeated="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236.5234375">
            <text:p>7236,5234</text:p>
          </table:table-cell>
          <table:table-cell table:number-columns-repeated="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202.45117188">
            <text:p>7202,4512</text:p>
          </table:table-cell>
          <table:table-cell table:number-columns-repeated="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176.92382813">
            <text:p>7176,9238</text:p>
          </table:table-cell>
          <table:table-cell table:number-columns-repeated="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141.55273438">
            <text:p>7141,5527</text:p>
          </table:table-cell>
          <table:table-cell table:number-columns-repeated="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91.46484375">
            <text:p>7091,4648</text:p>
          </table:table-cell>
          <table:table-cell/>
          <table:table-cell office:value-type="float" office:value="6952.08984375">
            <text:p>6952,0898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77.21679688">
            <text:p>7077,2168</text:p>
          </table:table-cell>
          <table:table-cell/>
          <table:table-cell office:value-type="float" office:value="6927.50976563">
            <text:p>6927,5098</text:p>
          </table:table-cell>
          <table:table-cell table:number-columns-repeated="1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043.21289063">
            <text:p>7043,2129</text:p>
          </table:table-cell>
          <table:table-cell/>
          <table:table-cell office:value-type="float" office:value="6888.7890625">
            <text:p>6888,7891</text:p>
          </table:table-cell>
          <table:table-cell table:number-columns-repeated="1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009.77539063">
            <text:p>7009,7754</text:p>
          </table:table-cell>
          <table:table-cell/>
          <table:table-cell office:value-type="float" office:value="6871.9921875">
            <text:p>6871,9922</text:p>
          </table:table-cell>
          <table:table-cell table:number-columns-repeated="1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977.74414063">
            <text:p>6977,7441</text:p>
          </table:table-cell>
          <table:table-cell/>
          <table:table-cell office:value-type="float" office:value="6841.57226563">
            <text:p>6841,5723</text:p>
          </table:table-cell>
          <table:table-cell table:number-columns-repeated="1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51.484375">
            <text:p>6951,4844</text:p>
          </table:table-cell>
          <table:table-cell/>
          <table:table-cell office:value-type="float" office:value="6817.01171875">
            <text:p>6817,0117</text:p>
          </table:table-cell>
          <table:table-cell table:number-columns-repeated="1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768.3984375">
            <text:p>6768,3984</text:p>
          </table:table-cell>
          <table:table-cell table:number-columns-repeated="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739.46289063">
            <text:p>6739,4629</text:p>
          </table:table-cell>
          <table:table-cell table:number-columns-repeated="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708.5546875">
            <text:p>6708,5547</text:p>
          </table:table-cell>
          <table:table-cell table:number-columns-repeated="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672.94921875">
            <text:p>6672,9492</text:p>
          </table:table-cell>
          <table:table-cell table:number-columns-repeated="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21.7578125">
            <text:p>6621,7578</text:p>
          </table:table-cell>
          <table:table-cell table:number-columns-repeated="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96.00585938">
            <text:p>6596,0059</text:p>
          </table:table-cell>
          <table:table-cell table:number-columns-repeated="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547.15820313">
            <text:p>6547,1582</text:p>
          </table:table-cell>
          <table:table-cell table:number-columns-repeated="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515.9375">
            <text:p>6515,9375</text:p>
          </table:table-cell>
          <table:table-cell table:number-columns-repeated="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495.79101563">
            <text:p>6495,791</text:p>
          </table:table-cell>
          <table:table-cell table:number-columns-repeated="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451.30859375">
            <text:p>6451,3086</text:p>
          </table:table-cell>
          <table:table-cell table:number-columns-repeated="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423.09570313">
            <text:p>6423,0957</text:p>
          </table:table-cell>
          <table:table-cell table:number-columns-repeated="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369.6875">
            <text:p>6369,6875</text:p>
          </table:table-cell>
          <table:table-cell table:number-columns-repeated="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311.93359375">
            <text:p>6311,9336</text:p>
          </table:table-cell>
          <table:table-cell table:number-columns-repeated="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282.02148438">
            <text:p>6282,0215</text:p>
          </table:table-cell>
          <table:table-cell table:number-columns-repeated="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243.06640625">
            <text:p>6243,0664</text:p>
          </table:table-cell>
          <table:table-cell table:number-columns-repeated="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210.92773438">
            <text:p>6210,9277</text:p>
          </table:table-cell>
          <table:table-cell table:number-columns-repeated="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152.99804688">
            <text:p>6152,998</text:p>
          </table:table-cell>
          <table:table-cell/>
          <table:table-cell>
            <draw:frame table:end-cell-address="Feuille1.H706" table:end-x="1.076cm" table:end-y="0.348cm" draw:z-index="9" svg:width="7.986cm" svg:height="6.615cm" svg:x="2.121cm" svg:y="0.055cm">
              <draw:object draw:notify-on-update-of-ranges="Feuille1.A710:Feuille1.A805 Feuille1.I710:Feuille1.I8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17.56835938">
            <text:p>6117,5684</text:p>
          </table:table-cell>
          <table:table-cell table:number-columns-repeated="6"/>
          <table:table-cell>
            <draw:frame table:end-cell-address="Feuille1.L707" table:end-x="1.626cm" table:end-y="0.348cm" draw:z-index="10" svg:width="7.986cm" svg:height="6.64cm" svg:x="0.413cm" svg:y="0.029cm">
              <draw:object draw:notify-on-update-of-ranges="Feuille1.A710:Feuille1.A805 Feuille1.J710:Feuille1.J80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069.70703125">
            <text:p>6069,707</text:p>
          </table:table-cell>
          <table:table-cell table:number-columns-repeated="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27.41210938">
            <text:p>6027,4121</text:p>
          </table:table-cell>
          <table:table-cell table:number-columns-repeated="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985.69335938">
            <text:p>5985,6934</text:p>
          </table:table-cell>
          <table:table-cell table:number-columns-repeated="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955.52734375">
            <text:p>5955,5273</text:p>
          </table:table-cell>
          <table:table-cell table:number-columns-repeated="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936.33789063">
            <text:p>5936,3379</text:p>
          </table:table-cell>
          <table:table-cell table:number-columns-repeated="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96.33789063">
            <text:p>5896,3379</text:p>
          </table:table-cell>
          <table:table-cell table:number-columns-repeated="14"/>
          <table:table-cell>
            <draw:frame table:end-cell-address="Feuille1.U714" table:end-x="0.084cm" table:end-y="0.242cm" draw:z-index="11" svg:width="7.986cm" svg:height="6.589cm" svg:x="1.129cm" svg:y="0.427cm">
              <draw:object draw:notify-on-update-of-ranges="Feuille1.G710:Feuille1.G805 Feuille1.I710:Feuille1.I80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77.91015625">
            <text:p>5877,9102</text:p>
          </table:table-cell>
          <table:table-cell table:number-columns-repeated="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31.20117188">
            <text:p>5831,2012</text:p>
          </table:table-cell>
          <table:table-cell table:number-columns-repeated="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03.03710938">
            <text:p>5803,0371</text:p>
          </table:table-cell>
          <table:table-cell table:number-columns-repeated="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786.7578125">
            <text:p>5786,7578</text:p>
          </table:table-cell>
          <table:table-cell table:number-columns-repeated="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752.7734375">
            <text:p>5752,7734</text:p>
          </table:table-cell>
          <table:table-cell table:number-columns-repeated="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711.171875">
            <text:p>5711,1719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table:formula="oooc:=[.E710]/(287.053*(273.15+[.F710]))" office:value-type="float" office:value="1.15750825580877">
            <text:p>1,1575</text:p>
          </table:table-cell>
          <table:table-cell table:number-columns-repeated="14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8.70420074">
            <text:p>78,7042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6">
            <text:p>23,6</text:p>
          </table:table-cell>
          <table:table-cell office:value-type="float" office:value="0.118312822359183">
            <text:p>0,1183</text:p>
          </table:table-cell>
          <table:table-cell table:formula="oooc:=([.B710]*2/[.$E$709])^(1/2)" office:value-type="float" office:value="11.6614325769084">
            <text:p>11,6614</text:p>
          </table:table-cell>
          <table:table-cell table:formula="oooc:=[.E507]/([.$E$709]*(2*3.1416/60*[.B610])^2*(0.045*2.5)^4)" office:value-type="float" office:value="0.00102147491217249">
            <text:p>0,001</text:p>
          </table:table-cell>
          <table:table-cell table:formula="oooc:=ABS([.C507])/([.$E$709]*(2*3.1416/60*[.B610])^2*(0.045*2.5)^5)" office:value-type="float" office:value="0.000332040999609094">
            <text:p>0,0003</text:p>
          </table:table-cell>
          <table:table-cell table:formula="oooc:=[.H710]/(2*3.1416/60*[.B610]*(0.045*2.5))" office:value-type="float" office:value="0.118312822359183">
            <text:p>0,1183</text:p>
          </table:table-cell>
          <table:table-cell table:number-columns-repeated="8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9.22373199">
            <text:p>79,2237</text:p>
          </table:table-cell>
          <table:table-cell table:number-columns-repeated="4"/>
          <table:table-cell office:value-type="float" office:value="0.11841379964984">
            <text:p>0,1184</text:p>
          </table:table-cell>
          <table:table-cell table:formula="oooc:=([.B711]*2/[.$E$709])^(1/2)" office:value-type="float" office:value="11.6998581841374">
            <text:p>11,6999</text:p>
          </table:table-cell>
          <table:table-cell table:formula="oooc:=[.E508]/([.$E$709]*(2*3.1416/60*[.B611])^2*(0.045*2.5)^4)" office:value-type="float" office:value="0.00101050946170959">
            <text:p>0,001</text:p>
          </table:table-cell>
          <table:table-cell table:formula="oooc:=ABS([.C508])/([.$E$709]*(2*3.1416/60*[.B611])^2*(0.045*2.5)^5)" office:value-type="float" office:value="0.000325333287682529">
            <text:p>0,0003</text:p>
          </table:table-cell>
          <table:table-cell table:formula="oooc:=[.H711]/(2*3.1416/60*[.B611]*(0.045*2.5))" office:value-type="float" office:value="0.11841379964984">
            <text:p>0,1184</text:p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9.35224915">
            <text:p>79,3522</text:p>
          </table:table-cell>
          <table:table-cell table:number-columns-repeated="4"/>
          <table:table-cell office:value-type="float" office:value="0.118500699615895">
            <text:p>0,1185</text:p>
          </table:table-cell>
          <table:table-cell table:formula="oooc:=([.B712]*2/[.$E$709])^(1/2)" office:value-type="float" office:value="11.7093441247918">
            <text:p>11,7093</text:p>
          </table:table-cell>
          <table:table-cell table:formula="oooc:=[.E509]/([.$E$709]*(2*3.1416/60*[.B612])^2*(0.045*2.5)^4)" office:value-type="float" office:value="0.000996177267799346">
            <text:p>0,001</text:p>
          </table:table-cell>
          <table:table-cell table:formula="oooc:=ABS([.C509])/([.$E$709]*(2*3.1416/60*[.B612])^2*(0.045*2.5)^5)" office:value-type="float" office:value="0.000323951948884719">
            <text:p>0,0003</text:p>
          </table:table-cell>
          <table:table-cell table:formula="oooc:=[.H712]/(2*3.1416/60*[.B612]*(0.045*2.5))" office:value-type="float" office:value="0.118500699615895">
            <text:p>0,1185</text:p>
          </table:table-cell>
          <table:table-cell table:number-columns-repeated="8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8.97285461">
            <text:p>78,9729</text:p>
          </table:table-cell>
          <table:table-cell table:number-columns-repeated="4"/>
          <table:table-cell office:value-type="float" office:value="0.118219002754472">
            <text:p>0,1182</text:p>
          </table:table-cell>
          <table:table-cell table:formula="oooc:=([.B713]*2/[.$E$709])^(1/2)" office:value-type="float" office:value="11.681318555136">
            <text:p>11,6813</text:p>
          </table:table-cell>
          <table:table-cell table:formula="oooc:=[.E510]/([.$E$709]*(2*3.1416/60*[.B613])^2*(0.045*2.5)^4)" office:value-type="float" office:value="0.000991591810500893">
            <text:p>0,001</text:p>
          </table:table-cell>
          <table:table-cell table:formula="oooc:=ABS([.C510])/([.$E$709]*(2*3.1416/60*[.B613])^2*(0.045*2.5)^5)" office:value-type="float" office:value="0.000324577258111906">
            <text:p>0,0003</text:p>
          </table:table-cell>
          <table:table-cell table:formula="oooc:=[.H713]/(2*3.1416/60*[.B613]*(0.045*2.5))" office:value-type="float" office:value="0.118219002754472">
            <text:p>0,1182</text:p>
          </table:table-cell>
          <table:table-cell table:number-columns-repeated="8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.44384766">
            <text:p>79,4438</text:p>
          </table:table-cell>
          <table:table-cell table:number-columns-repeated="4"/>
          <table:table-cell office:value-type="float" office:value="0.118569902534347">
            <text:p>0,1186</text:p>
          </table:table-cell>
          <table:table-cell table:formula="oooc:=([.B714]*2/[.$E$709])^(1/2)" office:value-type="float" office:value="11.716100386548">
            <text:p>11,7161</text:p>
          </table:table-cell>
          <table:table-cell table:formula="oooc:=[.E511]/([.$E$709]*(2*3.1416/60*[.B614])^2*(0.045*2.5)^4)" office:value-type="float" office:value="0.000993298059746024">
            <text:p>0,001</text:p>
          </table:table-cell>
          <table:table-cell table:formula="oooc:=ABS([.C511])/([.$E$709]*(2*3.1416/60*[.B614])^2*(0.045*2.5)^5)" office:value-type="float" office:value="0.000325535069297086">
            <text:p>0,0003</text:p>
          </table:table-cell>
          <table:table-cell table:formula="oooc:=[.H714]/(2*3.1416/60*[.B614]*(0.045*2.5))" office:value-type="float" office:value="0.118569902534347">
            <text:p>0,1186</text:p>
          </table:table-cell>
          <table:table-cell table:number-columns-repeated="7"/>
          <table:table-cell>
            <draw:frame table:end-cell-address="Feuille1.AB728" table:end-x="1.571cm" table:end-y="0.321cm" draw:z-index="12" svg:width="20.736cm" svg:height="6.614cm" svg:x="1.157cm" svg:y="0.028cm">
              <draw:object draw:notify-on-update-of-ranges="Feuille1.G710:Feuille1.G805 Feuille1.J710:Feuille1.J80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58398438">
            <text:p>79,584</text:p>
          </table:table-cell>
          <table:table-cell table:number-columns-repeated="4"/>
          <table:table-cell office:value-type="float" office:value="0.118665038265529">
            <text:p>0,1187</text:p>
          </table:table-cell>
          <table:table-cell table:formula="oooc:=([.B715]*2/[.$E$709])^(1/2)" office:value-type="float" office:value="11.7264292698956">
            <text:p>11,7264</text:p>
          </table:table-cell>
          <table:table-cell table:formula="oooc:=[.E512]/([.$E$709]*(2*3.1416/60*[.B615])^2*(0.045*2.5)^4)" office:value-type="float" office:value="0.000953392309798322">
            <text:p>0,001</text:p>
          </table:table-cell>
          <table:table-cell table:formula="oooc:=ABS([.C512])/([.$E$709]*(2*3.1416/60*[.B615])^2*(0.045*2.5)^5)" office:value-type="float" office:value="0.000321609958687068">
            <text:p>0,0003</text:p>
          </table:table-cell>
          <table:table-cell table:formula="oooc:=[.H715]/(2*3.1416/60*[.B615]*(0.045*2.5))" office:value-type="float" office:value="0.118665038265529">
            <text:p>0,118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87783051">
            <text:p>78,8778</text:p>
          </table:table-cell>
          <table:table-cell table:number-columns-repeated="4"/>
          <table:table-cell office:value-type="float" office:value="0.118144831508436">
            <text:p>0,1181</text:p>
          </table:table-cell>
          <table:table-cell table:formula="oooc:=([.B716]*2/[.$E$709])^(1/2)" office:value-type="float" office:value="11.6742886656063">
            <text:p>11,6743</text:p>
          </table:table-cell>
          <table:table-cell table:formula="oooc:=[.E513]/([.$E$709]*(2*3.1416/60*[.B616])^2*(0.045*2.5)^4)" office:value-type="float" office:value="0.000933890343627251">
            <text:p>0,0009</text:p>
          </table:table-cell>
          <table:table-cell table:formula="oooc:=ABS([.C513])/([.$E$709]*(2*3.1416/60*[.B616])^2*(0.045*2.5)^5)" office:value-type="float" office:value="0.000320038283824242">
            <text:p>0,0003</text:p>
          </table:table-cell>
          <table:table-cell table:formula="oooc:=[.H716]/(2*3.1416/60*[.B616]*(0.045*2.5))" office:value-type="float" office:value="0.118144831508436">
            <text:p>0,118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7881165">
            <text:p>79,0788</text:p>
          </table:table-cell>
          <table:table-cell table:number-columns-repeated="4"/>
          <table:table-cell office:value-type="float" office:value="0.118456066031414">
            <text:p>0,1185</text:p>
          </table:table-cell>
          <table:table-cell table:formula="oooc:=([.B717]*2/[.$E$709])^(1/2)" office:value-type="float" office:value="11.6891522789106">
            <text:p>11,6892</text:p>
          </table:table-cell>
          <table:table-cell table:formula="oooc:=[.E514]/([.$E$709]*(2*3.1416/60*[.B617])^2*(0.045*2.5)^4)" office:value-type="float" office:value="0.000963392900985152">
            <text:p>0,001</text:p>
          </table:table-cell>
          <table:table-cell table:formula="oooc:=ABS([.C514])/([.$E$709]*(2*3.1416/60*[.B617])^2*(0.045*2.5)^5)" office:value-type="float" office:value="0.000319325311117856">
            <text:p>0,0003</text:p>
          </table:table-cell>
          <table:table-cell table:formula="oooc:=[.H717]/(2*3.1416/60*[.B617]*(0.045*2.5))" office:value-type="float" office:value="0.118456066031414">
            <text:p>0,118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.64823914">
            <text:p>79,6482</text:p>
          </table:table-cell>
          <table:table-cell table:number-columns-repeated="4"/>
          <table:table-cell office:value-type="float" office:value="0.118852411316809">
            <text:p>0,1189</text:p>
          </table:table-cell>
          <table:table-cell table:formula="oooc:=([.B718]*2/[.$E$709])^(1/2)" office:value-type="float" office:value="11.7311621748833">
            <text:p>11,7312</text:p>
          </table:table-cell>
          <table:table-cell table:formula="oooc:=[.E515]/([.$E$709]*(2*3.1416/60*[.B618])^2*(0.045*2.5)^4)" office:value-type="float" office:value="0.000975538278569044">
            <text:p>0,001</text:p>
          </table:table-cell>
          <table:table-cell table:formula="oooc:=ABS([.C515])/([.$E$709]*(2*3.1416/60*[.B618])^2*(0.045*2.5)^5)" office:value-type="float" office:value="0.000318318796598671">
            <text:p>0,0003</text:p>
          </table:table-cell>
          <table:table-cell table:formula="oooc:=[.H718]/(2*3.1416/60*[.B618]*(0.045*2.5))" office:value-type="float" office:value="0.118852411316809">
            <text:p>0,1189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.02412415">
            <text:p>79,0241</text:p>
          </table:table-cell>
          <table:table-cell table:number-columns-repeated="4"/>
          <table:table-cell office:value-type="float" office:value="0.118400743033771">
            <text:p>0,1184</text:p>
          </table:table-cell>
          <table:table-cell table:formula="oooc:=([.B719]*2/[.$E$709])^(1/2)" office:value-type="float" office:value="11.6851097227589">
            <text:p>11,6851</text:p>
          </table:table-cell>
          <table:table-cell table:formula="oooc:=[.E516]/([.$E$709]*(2*3.1416/60*[.B619])^2*(0.045*2.5)^4)" office:value-type="float" office:value="0.00096698362000298">
            <text:p>0,001</text:p>
          </table:table-cell>
          <table:table-cell table:formula="oooc:=ABS([.C516])/([.$E$709]*(2*3.1416/60*[.B619])^2*(0.045*2.5)^5)" office:value-type="float" office:value="0.000318004764582296">
            <text:p>0,0003</text:p>
          </table:table-cell>
          <table:table-cell table:formula="oooc:=[.H719]/(2*3.1416/60*[.B619]*(0.045*2.5))" office:value-type="float" office:value="0.118400743033771">
            <text:p>0,1184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.11982727">
            <text:p>79,1198</text:p>
          </table:table-cell>
          <table:table-cell table:number-columns-repeated="4"/>
          <table:table-cell office:value-type="float" office:value="0.118568618383746">
            <text:p>0,1186</text:p>
          </table:table-cell>
          <table:table-cell table:formula="oooc:=([.B720]*2/[.$E$709])^(1/2)" office:value-type="float" office:value="11.692183278409">
            <text:p>11,6922</text:p>
          </table:table-cell>
          <table:table-cell table:formula="oooc:=[.E517]/([.$E$709]*(2*3.1416/60*[.B620])^2*(0.045*2.5)^4)" office:value-type="float" office:value="0.000969683156162483">
            <text:p>0,001</text:p>
          </table:table-cell>
          <table:table-cell table:formula="oooc:=ABS([.C517])/([.$E$709]*(2*3.1416/60*[.B620])^2*(0.045*2.5)^5)" office:value-type="float" office:value="0.000313095117848333">
            <text:p>0,0003</text:p>
          </table:table-cell>
          <table:table-cell table:formula="oooc:=[.H720]/(2*3.1416/60*[.B620]*(0.045*2.5))" office:value-type="float" office:value="0.118568618383746">
            <text:p>0,118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.12939453">
            <text:p>79,1294</text:p>
          </table:table-cell>
          <table:table-cell table:number-columns-repeated="4"/>
          <table:table-cell office:value-type="float" office:value="0.118721778318733">
            <text:p>0,1187</text:p>
          </table:table-cell>
          <table:table-cell table:formula="oooc:=([.B721]*2/[.$E$709])^(1/2)" office:value-type="float" office:value="11.692890173127">
            <text:p>11,6929</text:p>
          </table:table-cell>
          <table:table-cell table:formula="oooc:=[.E518]/([.$E$709]*(2*3.1416/60*[.B621])^2*(0.045*2.5)^4)" office:value-type="float" office:value="0.000972512728689232">
            <text:p>0,001</text:p>
          </table:table-cell>
          <table:table-cell table:formula="oooc:=ABS([.C518])/([.$E$709]*(2*3.1416/60*[.B621])^2*(0.045*2.5)^5)" office:value-type="float" office:value="0.00031050809327751">
            <text:p>0,0003</text:p>
          </table:table-cell>
          <table:table-cell table:formula="oooc:=[.H721]/(2*3.1416/60*[.B621]*(0.045*2.5))" office:value-type="float" office:value="0.118721778318733">
            <text:p>0,1187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.18476868">
            <text:p>79,1848</text:p>
          </table:table-cell>
          <table:table-cell table:number-columns-repeated="4"/>
          <table:table-cell office:value-type="float" office:value="0.118816052484705">
            <text:p>0,1188</text:p>
          </table:table-cell>
          <table:table-cell table:formula="oooc:=([.B722]*2/[.$E$709])^(1/2)" office:value-type="float" office:value="11.6969807555318">
            <text:p>11,697</text:p>
          </table:table-cell>
          <table:table-cell table:formula="oooc:=[.E519]/([.$E$709]*(2*3.1416/60*[.B622])^2*(0.045*2.5)^4)" office:value-type="float" office:value="0.000989175122537895">
            <text:p>0,001</text:p>
          </table:table-cell>
          <table:table-cell table:formula="oooc:=ABS([.C519])/([.$E$709]*(2*3.1416/60*[.B622])^2*(0.045*2.5)^5)" office:value-type="float" office:value="0.00031179336389008">
            <text:p>0,0003</text:p>
          </table:table-cell>
          <table:table-cell table:formula="oooc:=[.H722]/(2*3.1416/60*[.B622]*(0.045*2.5))" office:value-type="float" office:value="0.118816052484705">
            <text:p>0,1188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.06718445">
            <text:p>79,0672</text:p>
          </table:table-cell>
          <table:table-cell table:number-columns-repeated="4"/>
          <table:table-cell office:value-type="float" office:value="0.118848360776492">
            <text:p>0,1188</text:p>
          </table:table-cell>
          <table:table-cell table:formula="oooc:=([.B723]*2/[.$E$709])^(1/2)" office:value-type="float" office:value="11.6882929013808">
            <text:p>11,6883</text:p>
          </table:table-cell>
          <table:table-cell table:formula="oooc:=[.E520]/([.$E$709]*(2*3.1416/60*[.B623])^2*(0.045*2.5)^4)" office:value-type="float" office:value="0.000999078476721524">
            <text:p>0,001</text:p>
          </table:table-cell>
          <table:table-cell table:formula="oooc:=ABS([.C520])/([.$E$709]*(2*3.1416/60*[.B623])^2*(0.045*2.5)^5)" office:value-type="float" office:value="0.000310304445195824">
            <text:p>0,0003</text:p>
          </table:table-cell>
          <table:table-cell table:formula="oooc:=[.H723]/(2*3.1416/60*[.B623]*(0.045*2.5))" office:value-type="float" office:value="0.118848360776492">
            <text:p>0,118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.47871399">
            <text:p>79,4787</text:p>
          </table:table-cell>
          <table:table-cell table:number-columns-repeated="4"/>
          <table:table-cell office:value-type="float" office:value="0.11915529935143">
            <text:p>0,1192</text:p>
          </table:table-cell>
          <table:table-cell table:formula="oooc:=([.B724]*2/[.$E$709])^(1/2)" office:value-type="float" office:value="11.718671086633">
            <text:p>11,7187</text:p>
          </table:table-cell>
          <table:table-cell table:formula="oooc:=[.E521]/([.$E$709]*(2*3.1416/60*[.B624])^2*(0.045*2.5)^4)" office:value-type="float" office:value="0.000995486476737611">
            <text:p>0,001</text:p>
          </table:table-cell>
          <table:table-cell table:formula="oooc:=ABS([.C521])/([.$E$709]*(2*3.1416/60*[.B624])^2*(0.045*2.5)^5)" office:value-type="float" office:value="0.000308457837646008">
            <text:p>0,0003</text:p>
          </table:table-cell>
          <table:table-cell table:formula="oooc:=[.H724]/(2*3.1416/60*[.B624]*(0.045*2.5))" office:value-type="float" office:value="0.11915529935143">
            <text:p>0,1192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.22714996">
            <text:p>79,2271</text:p>
          </table:table-cell>
          <table:table-cell table:number-columns-repeated="4"/>
          <table:table-cell office:value-type="float" office:value="0.119265424814547">
            <text:p>0,1193</text:p>
          </table:table-cell>
          <table:table-cell table:formula="oooc:=([.B725]*2/[.$E$709])^(1/2)" office:value-type="float" office:value="11.7001105664221">
            <text:p>11,7001</text:p>
          </table:table-cell>
          <table:table-cell table:formula="oooc:=[.E522]/([.$E$709]*(2*3.1416/60*[.B625])^2*(0.045*2.5)^4)" office:value-type="float" office:value="0.00101254682679141">
            <text:p>0,001</text:p>
          </table:table-cell>
          <table:table-cell table:formula="oooc:=ABS([.C522])/([.$E$709]*(2*3.1416/60*[.B625])^2*(0.045*2.5)^5)" office:value-type="float" office:value="0.00030761177592176">
            <text:p>0,0003</text:p>
          </table:table-cell>
          <table:table-cell table:formula="oooc:=[.H725]/(2*3.1416/60*[.B625]*(0.045*2.5))" office:value-type="float" office:value="0.119265424814547">
            <text:p>0,1193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42060852">
            <text:p>79,4206</text:p>
          </table:table-cell>
          <table:table-cell table:number-columns-repeated="4"/>
          <table:table-cell office:value-type="float" office:value="0.1194092680218">
            <text:p>0,1194</text:p>
          </table:table-cell>
          <table:table-cell table:formula="oooc:=([.B726]*2/[.$E$709])^(1/2)" office:value-type="float" office:value="11.714386647728">
            <text:p>11,7144</text:p>
          </table:table-cell>
          <table:table-cell table:formula="oooc:=[.E523]/([.$E$709]*(2*3.1416/60*[.B626])^2*(0.045*2.5)^4)" office:value-type="float" office:value="0.000996010084978957">
            <text:p>0,001</text:p>
          </table:table-cell>
          <table:table-cell table:formula="oooc:=ABS([.C523])/([.$E$709]*(2*3.1416/60*[.B626])^2*(0.045*2.5)^5)" office:value-type="float" office:value="0.000310683966188834">
            <text:p>0,0003</text:p>
          </table:table-cell>
          <table:table-cell table:formula="oooc:=[.H726]/(2*3.1416/60*[.B626]*(0.045*2.5))" office:value-type="float" office:value="0.1194092680218">
            <text:p>0,1194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.89355469">
            <text:p>78,8936</text:p>
          </table:table-cell>
          <table:table-cell table:number-columns-repeated="4"/>
          <table:table-cell office:value-type="float" office:value="0.119294715413502">
            <text:p>0,1193</text:p>
          </table:table-cell>
          <table:table-cell table:formula="oooc:=([.B727]*2/[.$E$709])^(1/2)" office:value-type="float" office:value="11.6754522337948">
            <text:p>11,6755</text:p>
          </table:table-cell>
          <table:table-cell table:formula="oooc:=[.E524]/([.$E$709]*(2*3.1416/60*[.B627])^2*(0.045*2.5)^4)" office:value-type="float" office:value="0.0010233708793487">
            <text:p>0,001</text:p>
          </table:table-cell>
          <table:table-cell table:formula="oooc:=ABS([.C524])/([.$E$709]*(2*3.1416/60*[.B627])^2*(0.045*2.5)^5)" office:value-type="float" office:value="0.00031048281812498">
            <text:p>0,0003</text:p>
          </table:table-cell>
          <table:table-cell table:formula="oooc:=[.H727]/(2*3.1416/60*[.B627]*(0.045*2.5))" office:value-type="float" office:value="0.119294715413502">
            <text:p>0,1193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.41103363">
            <text:p>79,411</text:p>
          </table:table-cell>
          <table:table-cell table:number-columns-repeated="4"/>
          <table:table-cell office:value-type="float" office:value="0.11982025040954">
            <text:p>0,1198</text:p>
          </table:table-cell>
          <table:table-cell table:formula="oooc:=([.B728]*2/[.$E$709])^(1/2)" office:value-type="float" office:value="11.7136804875356">
            <text:p>11,7137</text:p>
          </table:table-cell>
          <table:table-cell table:formula="oooc:=[.E525]/([.$E$709]*(2*3.1416/60*[.B628])^2*(0.045*2.5)^4)" office:value-type="float" office:value="0.00102079817011469">
            <text:p>0,001</text:p>
          </table:table-cell>
          <table:table-cell table:formula="oooc:=ABS([.C525])/([.$E$709]*(2*3.1416/60*[.B628])^2*(0.045*2.5)^5)" office:value-type="float" office:value="0.000308453792559832">
            <text:p>0,0003</text:p>
          </table:table-cell>
          <table:table-cell table:formula="oooc:=[.H728]/(2*3.1416/60*[.B628]*(0.045*2.5))" office:value-type="float" office:value="0.11982025040954">
            <text:p>0,1198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.64208984">
            <text:p>79,6421</text:p>
          </table:table-cell>
          <table:table-cell table:number-columns-repeated="4"/>
          <table:table-cell office:value-type="float" office:value="0.120151959483977">
            <text:p>0,1202</text:p>
          </table:table-cell>
          <table:table-cell table:formula="oooc:=([.B729]*2/[.$E$709])^(1/2)" office:value-type="float" office:value="11.7307093097054">
            <text:p>11,7307</text:p>
          </table:table-cell>
          <table:table-cell table:formula="oooc:=[.E526]/([.$E$709]*(2*3.1416/60*[.B629])^2*(0.045*2.5)^4)" office:value-type="float" office:value="0.00103642172455352">
            <text:p>0,001</text:p>
          </table:table-cell>
          <table:table-cell table:formula="oooc:=ABS([.C526])/([.$E$709]*(2*3.1416/60*[.B629])^2*(0.045*2.5)^5)" office:value-type="float" office:value="0.000308191053103469">
            <text:p>0,0003</text:p>
          </table:table-cell>
          <table:table-cell table:formula="oooc:=[.H729]/(2*3.1416/60*[.B629]*(0.045*2.5))" office:value-type="float" office:value="0.120151959483977">
            <text:p>0,1202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.39668274">
            <text:p>79,3967</text:p>
          </table:table-cell>
          <table:table-cell table:number-columns-repeated="4"/>
          <table:table-cell office:value-type="float" office:value="0.120127225296011">
            <text:p>0,1201</text:p>
          </table:table-cell>
          <table:table-cell table:formula="oooc:=([.B730]*2/[.$E$709])^(1/2)" office:value-type="float" office:value="11.7126220116043">
            <text:p>11,7126</text:p>
          </table:table-cell>
          <table:table-cell table:formula="oooc:=[.E527]/([.$E$709]*(2*3.1416/60*[.B630])^2*(0.045*2.5)^4)" office:value-type="float" office:value="0.00103330039188216">
            <text:p>0,001</text:p>
          </table:table-cell>
          <table:table-cell table:formula="oooc:=ABS([.C527])/([.$E$709]*(2*3.1416/60*[.B630])^2*(0.045*2.5)^5)" office:value-type="float" office:value="0.000309849572015563">
            <text:p>0,0003</text:p>
          </table:table-cell>
          <table:table-cell table:formula="oooc:=[.H730]/(2*3.1416/60*[.B630]*(0.045*2.5))" office:value-type="float" office:value="0.120127225296011">
            <text:p>0,1201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.32627106">
            <text:p>79,3263</text:p>
          </table:table-cell>
          <table:table-cell table:number-columns-repeated="4"/>
          <table:table-cell office:value-type="float" office:value="0.120336349736565">
            <text:p>0,1203</text:p>
          </table:table-cell>
          <table:table-cell table:formula="oooc:=([.B731]*2/[.$E$709])^(1/2)" office:value-type="float" office:value="11.7074272837524">
            <text:p>11,7074</text:p>
          </table:table-cell>
          <table:table-cell table:formula="oooc:=[.E528]/([.$E$709]*(2*3.1416/60*[.B631])^2*(0.045*2.5)^4)" office:value-type="float" office:value="0.00104858750608209">
            <text:p>0,001</text:p>
          </table:table-cell>
          <table:table-cell table:formula="oooc:=ABS([.C528])/([.$E$709]*(2*3.1416/60*[.B631])^2*(0.045*2.5)^5)" office:value-type="float" office:value="0.000307443039385623">
            <text:p>0,0003</text:p>
          </table:table-cell>
          <table:table-cell table:formula="oooc:=[.H731]/(2*3.1416/60*[.B631]*(0.045*2.5))" office:value-type="float" office:value="0.120336349736565">
            <text:p>0,1203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.37412262">
            <text:p>79,3741</text:p>
          </table:table-cell>
          <table:table-cell table:number-columns-repeated="4"/>
          <table:table-cell office:value-type="float" office:value="0.120543982663198">
            <text:p>0,1205</text:p>
          </table:table-cell>
          <table:table-cell table:formula="oooc:=([.B732]*2/[.$E$709])^(1/2)" office:value-type="float" office:value="11.7109578556088">
            <text:p>11,711</text:p>
          </table:table-cell>
          <table:table-cell table:formula="oooc:=[.E529]/([.$E$709]*(2*3.1416/60*[.B632])^2*(0.045*2.5)^4)" office:value-type="float" office:value="0.00105682326769699">
            <text:p>0,0011</text:p>
          </table:table-cell>
          <table:table-cell table:formula="oooc:=ABS([.C529])/([.$E$709]*(2*3.1416/60*[.B632])^2*(0.045*2.5)^5)" office:value-type="float" office:value="0.000308483833158465">
            <text:p>0,0003</text:p>
          </table:table-cell>
          <table:table-cell table:formula="oooc:=[.H732]/(2*3.1416/60*[.B632]*(0.045*2.5))" office:value-type="float" office:value="0.120543982663198">
            <text:p>0,120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.52587891">
            <text:p>79,5259</text:p>
          </table:table-cell>
          <table:table-cell table:number-columns-repeated="4"/>
          <table:table-cell office:value-type="float" office:value="0.120939012978488">
            <text:p>0,1209</text:p>
          </table:table-cell>
          <table:table-cell table:formula="oooc:=([.B733]*2/[.$E$709])^(1/2)" office:value-type="float" office:value="11.7221476666028">
            <text:p>11,7221</text:p>
          </table:table-cell>
          <table:table-cell table:formula="oooc:=[.E530]/([.$E$709]*(2*3.1416/60*[.B633])^2*(0.045*2.5)^4)" office:value-type="float" office:value="0.00106660823897471">
            <text:p>0,0011</text:p>
          </table:table-cell>
          <table:table-cell table:formula="oooc:=ABS([.C530])/([.$E$709]*(2*3.1416/60*[.B633])^2*(0.045*2.5)^5)" office:value-type="float" office:value="0.000309856855305044">
            <text:p>0,0003</text:p>
          </table:table-cell>
          <table:table-cell table:formula="oooc:=[.H733]/(2*3.1416/60*[.B633]*(0.045*2.5))" office:value-type="float" office:value="0.120939012978488">
            <text:p>0,120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.57646179">
            <text:p>79,5765</text:p>
          </table:table-cell>
          <table:table-cell table:number-columns-repeated="4"/>
          <table:table-cell office:value-type="float" office:value="0.121276601602588">
            <text:p>0,1213</text:p>
          </table:table-cell>
          <table:table-cell table:formula="oooc:=([.B734]*2/[.$E$709])^(1/2)" office:value-type="float" office:value="11.72587504278">
            <text:p>11,7259</text:p>
          </table:table-cell>
          <table:table-cell table:formula="oooc:=[.E531]/([.$E$709]*(2*3.1416/60*[.B634])^2*(0.045*2.5)^4)" office:value-type="float" office:value="0.00108600484368717">
            <text:p>0,0011</text:p>
          </table:table-cell>
          <table:table-cell table:formula="oooc:=ABS([.C531])/([.$E$709]*(2*3.1416/60*[.B634])^2*(0.045*2.5)^5)" office:value-type="float" office:value="0.000309591380597842">
            <text:p>0,0003</text:p>
          </table:table-cell>
          <table:table-cell table:formula="oooc:=[.H734]/(2*3.1416/60*[.B634]*(0.045*2.5))" office:value-type="float" office:value="0.121276601602588">
            <text:p>0,1213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33174133">
            <text:p>79,3317</text:p>
          </table:table-cell>
          <table:table-cell table:number-columns-repeated="4"/>
          <table:table-cell office:value-type="float" office:value="0.121495928053648">
            <text:p>0,1215</text:p>
          </table:table-cell>
          <table:table-cell table:formula="oooc:=([.B735]*2/[.$E$709])^(1/2)" office:value-type="float" office:value="11.7078309437464">
            <text:p>11,7078</text:p>
          </table:table-cell>
          <table:table-cell table:formula="oooc:=[.E532]/([.$E$709]*(2*3.1416/60*[.B635])^2*(0.045*2.5)^4)" office:value-type="float" office:value="0.00112204750560923">
            <text:p>0,0011</text:p>
          </table:table-cell>
          <table:table-cell table:formula="oooc:=ABS([.C532])/([.$E$709]*(2*3.1416/60*[.B635])^2*(0.045*2.5)^5)" office:value-type="float" office:value="0.000311811780569481">
            <text:p>0,0003</text:p>
          </table:table-cell>
          <table:table-cell table:formula="oooc:=[.H735]/(2*3.1416/60*[.B635]*(0.045*2.5))" office:value-type="float" office:value="0.121495928053648">
            <text:p>0,1215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9.11299133">
            <text:p>79,113</text:p>
          </table:table-cell>
          <table:table-cell table:number-columns-repeated="4"/>
          <table:table-cell office:value-type="float" office:value="0.121527087452239">
            <text:p>0,1215</text:p>
          </table:table-cell>
          <table:table-cell table:formula="oooc:=([.B736]*2/[.$E$709])^(1/2)" office:value-type="float" office:value="11.6916781661469">
            <text:p>11,6917</text:p>
          </table:table-cell>
          <table:table-cell table:formula="oooc:=[.E533]/([.$E$709]*(2*3.1416/60*[.B636])^2*(0.045*2.5)^4)" office:value-type="float" office:value="0.00112622554836372">
            <text:p>0,0011</text:p>
          </table:table-cell>
          <table:table-cell table:formula="oooc:=ABS([.C533])/([.$E$709]*(2*3.1416/60*[.B636])^2*(0.045*2.5)^5)" office:value-type="float" office:value="0.000311929867200157">
            <text:p>0,0003</text:p>
          </table:table-cell>
          <table:table-cell table:formula="oooc:=[.H736]/(2*3.1416/60*[.B636]*(0.045*2.5))" office:value-type="float" office:value="0.121527087452239">
            <text:p>0,1215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9.26542664">
            <text:p>79,2654</text:p>
          </table:table-cell>
          <table:table-cell table:number-columns-repeated="4"/>
          <table:table-cell office:value-type="float" office:value="0.122058935157164">
            <text:p>0,1221</text:p>
          </table:table-cell>
          <table:table-cell table:formula="oooc:=([.B737]*2/[.$E$709])^(1/2)" office:value-type="float" office:value="11.702936537762">
            <text:p>11,7029</text:p>
          </table:table-cell>
          <table:table-cell table:formula="oooc:=[.E534]/([.$E$709]*(2*3.1416/60*[.B637])^2*(0.045*2.5)^4)" office:value-type="float" office:value="0.00114891902726404">
            <text:p>0,0011</text:p>
          </table:table-cell>
          <table:table-cell table:formula="oooc:=ABS([.C534])/([.$E$709]*(2*3.1416/60*[.B637])^2*(0.045*2.5)^5)" office:value-type="float" office:value="0.000316289734851276">
            <text:p>0,0003</text:p>
          </table:table-cell>
          <table:table-cell table:formula="oooc:=[.H737]/(2*3.1416/60*[.B637]*(0.045*2.5))" office:value-type="float" office:value="0.122058935157164">
            <text:p>0,1221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9.18408203">
            <text:p>79,1841</text:p>
          </table:table-cell>
          <table:table-cell table:number-columns-repeated="4"/>
          <table:table-cell office:value-type="float" office:value="0.122320665009214">
            <text:p>0,1223</text:p>
          </table:table-cell>
          <table:table-cell table:formula="oooc:=([.B738]*2/[.$E$709])^(1/2)" office:value-type="float" office:value="11.6969300402908">
            <text:p>11,6969</text:p>
          </table:table-cell>
          <table:table-cell table:formula="oooc:=[.E535]/([.$E$709]*(2*3.1416/60*[.B638])^2*(0.045*2.5)^4)" office:value-type="float" office:value="0.00114666822559688">
            <text:p>0,0011</text:p>
          </table:table-cell>
          <table:table-cell table:formula="oooc:=ABS([.C535])/([.$E$709]*(2*3.1416/60*[.B638])^2*(0.045*2.5)^5)" office:value-type="float" office:value="0.000318819015367872">
            <text:p>0,0003</text:p>
          </table:table-cell>
          <table:table-cell table:formula="oooc:=[.H738]/(2*3.1416/60*[.B638]*(0.045*2.5))" office:value-type="float" office:value="0.122320665009214">
            <text:p>0,1223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.1246109">
            <text:p>79,1246</text:p>
          </table:table-cell>
          <table:table-cell table:number-columns-repeated="2"/>
          <table:table-cell table:formula="oooc:=[.E740]/(287.053*(273.15+[.F740]))" office:value-type="float" office:value="1.15242413346511">
            <text:p>1,1524</text:p>
          </table:table-cell>
          <table:table-cell table:formula="oooc:=[.E740]/(287.053*(273.15+[.F740]))" office:value-type="float" office:value="1.15242413346511">
            <text:p>1,1524</text:p>
          </table:table-cell>
          <table:table-cell office:value-type="float" office:value="0.122595078071514">
            <text:p>0,1226</text:p>
          </table:table-cell>
          <table:table-cell table:formula="oooc:=([.B739]*2/[.$E$709])^(1/2)" office:value-type="float" office:value="11.6925367311101">
            <text:p>11,6925</text:p>
          </table:table-cell>
          <table:table-cell table:formula="oooc:=[.E536]/([.$E$709]*(2*3.1416/60*[.B639])^2*(0.045*2.5)^4)" office:value-type="float" office:value="0.00116749484682303">
            <text:p>0,0012</text:p>
          </table:table-cell>
          <table:table-cell table:formula="oooc:=ABS([.C536])/([.$E$709]*(2*3.1416/60*[.B639])^2*(0.045*2.5)^5)" office:value-type="float" office:value="0.000319075409838127">
            <text:p>0,0003</text:p>
          </table:table-cell>
          <table:table-cell table:formula="oooc:=[.H739]/(2*3.1416/60*[.B639]*(0.045*2.5))" office:value-type="float" office:value="0.122595078071514">
            <text:p>0,1226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.19023132">
            <text:p>79,1902</text:p>
          </table:table-cell>
          <table:table-cell office:value-type="float" office:value="82.75517273">
            <text:p>82,7552</text:p>
          </table:table-cell>
          <table:table-cell/>
          <table:table-cell office:value-type="float" office:value="98200">
            <text:p>98200</text:p>
          </table:table-cell>
          <table:table-cell office:value-type="float" office:value="23.7">
            <text:p>23,7</text:p>
          </table:table-cell>
          <table:table-cell office:value-type="float" office:value="0.123050240940782">
            <text:p>0,1231</text:p>
          </table:table-cell>
          <table:table-cell table:formula="oooc:=([.B740]*2/[.$E$709])^(1/2)" office:value-type="float" office:value="11.6973842124975">
            <text:p>11,6974</text:p>
          </table:table-cell>
          <table:table-cell table:formula="oooc:=[.E537]/([.$E$709]*(2*3.1416/60*[.B640])^2*(0.045*2.5)^4)" office:value-type="float" office:value="0.00117452599621752">
            <text:p>0,0012</text:p>
          </table:table-cell>
          <table:table-cell table:formula="oooc:=ABS([.C537])/([.$E$709]*(2*3.1416/60*[.B640])^2*(0.045*2.5)^5)" office:value-type="float" office:value="0.000323060566961253">
            <text:p>0,0003</text:p>
          </table:table-cell>
          <table:table-cell table:formula="oooc:=[.H740]/(2*3.1416/60*[.B640]*(0.045*2.5))" office:value-type="float" office:value="0.123050240940782">
            <text:p>0,123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.80810547">
            <text:p>78,8081</text:p>
          </table:table-cell>
          <table:table-cell office:value-type="float" office:value="82.70800781">
            <text:p>82,708</text:p>
          </table:table-cell>
          <table:table-cell table:number-columns-repeated="3"/>
          <table:table-cell office:value-type="float" office:value="0.123246124389178">
            <text:p>0,1232</text:p>
          </table:table-cell>
          <table:table-cell table:formula="oooc:=([.B741]*2/[.$E$709])^(1/2)" office:value-type="float" office:value="11.6691277084484">
            <text:p>11,6691</text:p>
          </table:table-cell>
          <table:table-cell table:formula="oooc:=[.E538]/([.$E$709]*(2*3.1416/60*[.B641])^2*(0.045*2.5)^4)" office:value-type="float" office:value="0.00119696925923703">
            <text:p>0,0012</text:p>
          </table:table-cell>
          <table:table-cell table:formula="oooc:=ABS([.C538])/([.$E$709]*(2*3.1416/60*[.B641])^2*(0.045*2.5)^5)" office:value-type="float" office:value="0.000326489709586578">
            <text:p>0,0003</text:p>
          </table:table-cell>
          <table:table-cell table:formula="oooc:=[.H741]/(2*3.1416/60*[.B641]*(0.045*2.5))" office:value-type="float" office:value="0.123246124389178">
            <text:p>0,123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9.14511871">
            <text:p>79,1451</text:p>
          </table:table-cell>
          <table:table-cell office:value-type="float" office:value="83.05595398">
            <text:p>83,056</text:p>
          </table:table-cell>
          <table:table-cell table:number-columns-repeated="3"/>
          <table:table-cell office:value-type="float" office:value="0.123808127556177">
            <text:p>0,1238</text:p>
          </table:table-cell>
          <table:table-cell table:formula="oooc:=([.B742]*2/[.$E$709])^(1/2)" office:value-type="float" office:value="11.6940518904498">
            <text:p>11,6941</text:p>
          </table:table-cell>
          <table:table-cell table:formula="oooc:=[.E539]/([.$E$709]*(2*3.1416/60*[.B642])^2*(0.045*2.5)^4)" office:value-type="float" office:value="0.00121861201435769">
            <text:p>0,0012</text:p>
          </table:table-cell>
          <table:table-cell table:formula="oooc:=ABS([.C539])/([.$E$709]*(2*3.1416/60*[.B642])^2*(0.045*2.5)^5)" office:value-type="float" office:value="0.000323309303679883">
            <text:p>0,0003</text:p>
          </table:table-cell>
          <table:table-cell table:formula="oooc:=[.H742]/(2*3.1416/60*[.B642]*(0.045*2.5))" office:value-type="float" office:value="0.123808127556177">
            <text:p>0,1238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.27500153">
            <text:p>79,275</text:p>
          </table:table-cell>
          <table:table-cell office:value-type="float" office:value="82.90625">
            <text:p>82,9063</text:p>
          </table:table-cell>
          <table:table-cell table:number-columns-repeated="3"/>
          <table:table-cell office:value-type="float" office:value="0.124529156557106">
            <text:p>0,1245</text:p>
          </table:table-cell>
          <table:table-cell table:formula="oooc:=([.B743]*2/[.$E$709])^(1/2)" office:value-type="float" office:value="11.7036433462097">
            <text:p>11,7036</text:p>
          </table:table-cell>
          <table:table-cell table:formula="oooc:=[.E540]/([.$E$709]*(2*3.1416/60*[.B643])^2*(0.045*2.5)^4)" office:value-type="float" office:value="0.00123632691028104">
            <text:p>0,0012</text:p>
          </table:table-cell>
          <table:table-cell table:formula="oooc:=ABS([.C540])/([.$E$709]*(2*3.1416/60*[.B643])^2*(0.045*2.5)^5)" office:value-type="float" office:value="0.000326147694895228">
            <text:p>0,0003</text:p>
          </table:table-cell>
          <table:table-cell table:formula="oooc:=[.H743]/(2*3.1416/60*[.B643]*(0.045*2.5))" office:value-type="float" office:value="0.124529156557106">
            <text:p>0,124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11914063">
            <text:p>79,1191</text:p>
          </table:table-cell>
          <table:table-cell office:value-type="float" office:value="82.98144531">
            <text:p>82,9814</text:p>
          </table:table-cell>
          <table:table-cell table:number-columns-repeated="3"/>
          <table:table-cell office:value-type="float" office:value="0.125020688601071">
            <text:p>0,125</text:p>
          </table:table-cell>
          <table:table-cell table:formula="oooc:=([.B744]*2/[.$E$709])^(1/2)" office:value-type="float" office:value="11.6921325430977">
            <text:p>11,6921</text:p>
          </table:table-cell>
          <table:table-cell table:formula="oooc:=[.E541]/([.$E$709]*(2*3.1416/60*[.B644])^2*(0.045*2.5)^4)" office:value-type="float" office:value="0.00128447709163074">
            <text:p>0,0013</text:p>
          </table:table-cell>
          <table:table-cell table:formula="oooc:=ABS([.C541])/([.$E$709]*(2*3.1416/60*[.B644])^2*(0.045*2.5)^5)" office:value-type="float" office:value="0.000329978334165639">
            <text:p>0,0003</text:p>
          </table:table-cell>
          <table:table-cell table:formula="oooc:=[.H744]/(2*3.1416/60*[.B644]*(0.045*2.5))" office:value-type="float" office:value="0.125020688601071">
            <text:p>0,12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.01181793">
            <text:p>79,0118</text:p>
          </table:table-cell>
          <table:table-cell office:value-type="float" office:value="83.07441711">
            <text:p>83,0744</text:p>
          </table:table-cell>
          <table:table-cell table:number-columns-repeated="3"/>
          <table:table-cell office:value-type="float" office:value="0.125298713359559">
            <text:p>0,1253</text:p>
          </table:table-cell>
          <table:table-cell table:formula="oooc:=([.B745]*2/[.$E$709])^(1/2)" office:value-type="float" office:value="11.6841998415591">
            <text:p>11,6842</text:p>
          </table:table-cell>
          <table:table-cell table:formula="oooc:=[.E542]/([.$E$709]*(2*3.1416/60*[.B645])^2*(0.045*2.5)^4)" office:value-type="float" office:value="0.00135891656716091">
            <text:p>0,0014</text:p>
          </table:table-cell>
          <table:table-cell table:formula="oooc:=ABS([.C542])/([.$E$709]*(2*3.1416/60*[.B645])^2*(0.045*2.5)^5)" office:value-type="float" office:value="0.000330353799975121">
            <text:p>0,0003</text:p>
          </table:table-cell>
          <table:table-cell table:formula="oooc:=[.H745]/(2*3.1416/60*[.B645]*(0.045*2.5))" office:value-type="float" office:value="0.125298713359559">
            <text:p>0,1253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.11543274">
            <text:p>83,1154</text:p>
          </table:table-cell>
          <table:table-cell table:number-columns-repeated="4"/>
          <table:table-cell office:value-type="float" office:value="0.128699223412729">
            <text:p>0,1287</text:p>
          </table:table-cell>
          <table:table-cell table:formula="oooc:=([.B746]*2/[.$E$739])^(1/2)" office:value-type="float" office:value="12.0101839942803">
            <text:p>12,0102</text:p>
          </table:table-cell>
          <table:table-cell table:formula="oooc:=[.E543]/([.$E$739]*(2*3.1416/60*[.B646])^2*(0.045*2.5)^4)" office:value-type="float" office:value="0.00130497562364835">
            <text:p>0,0013</text:p>
          </table:table-cell>
          <table:table-cell table:formula="oooc:=ABS([.C543])/([.$E$739]*(2*3.1416/60*[.B646])^2*(0.045*2.5)^5)" office:value-type="float" office:value="0.000322359274008175">
            <text:p>0,0003</text:p>
          </table:table-cell>
          <table:table-cell table:formula="oooc:=[.H746]/(2*3.1416/60*[.B646]*(0.045*2.5))" office:value-type="float" office:value="0.128699223412729">
            <text:p>0,128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2.78320313">
            <text:p>82,7832</text:p>
          </table:table-cell>
          <table:table-cell table:number-columns-repeated="4"/>
          <table:table-cell office:value-type="float" office:value="0.128835975055337">
            <text:p>0,1288</text:p>
          </table:table-cell>
          <table:table-cell table:formula="oooc:=([.B747]*2/[.$E$739])^(1/2)" office:value-type="float" office:value="11.9861563621381">
            <text:p>11,9862</text:p>
          </table:table-cell>
          <table:table-cell table:formula="oooc:=[.E544]/([.$E$739]*(2*3.1416/60*[.B647])^2*(0.045*2.5)^4)" office:value-type="float" office:value="0.001424689821142">
            <text:p>0,0014</text:p>
          </table:table-cell>
          <table:table-cell table:formula="oooc:=ABS([.C544])/([.$E$739]*(2*3.1416/60*[.B647])^2*(0.045*2.5)^5)" office:value-type="float" office:value="0.000326336729228778">
            <text:p>0,0003</text:p>
          </table:table-cell>
          <table:table-cell table:formula="oooc:=[.H747]/(2*3.1416/60*[.B647]*(0.045*2.5))" office:value-type="float" office:value="0.128835975055337">
            <text:p>0,1288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2.92881012">
            <text:p>82,9288</text:p>
          </table:table-cell>
          <table:table-cell table:number-columns-repeated="4"/>
          <table:table-cell office:value-type="float" office:value="0.129430844081844">
            <text:p>0,1294</text:p>
          </table:table-cell>
          <table:table-cell table:formula="oooc:=([.B748]*2/[.$E$739])^(1/2)" office:value-type="float" office:value="11.9966929282637">
            <text:p>11,9967</text:p>
          </table:table-cell>
          <table:table-cell table:formula="oooc:=[.E545]/([.$E$739]*(2*3.1416/60*[.B648])^2*(0.045*2.5)^4)" office:value-type="float" office:value="0.00152033606174614">
            <text:p>0,0015</text:p>
          </table:table-cell>
          <table:table-cell table:formula="oooc:=ABS([.C545])/([.$E$739]*(2*3.1416/60*[.B648])^2*(0.045*2.5)^5)" office:value-type="float" office:value="0.000326319445794129">
            <text:p>0,0003</text:p>
          </table:table-cell>
          <table:table-cell table:formula="oooc:=[.H748]/(2*3.1416/60*[.B648]*(0.045*2.5))" office:value-type="float" office:value="0.129430844081844">
            <text:p>0,1294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.95751953">
            <text:p>82,9575</text:p>
          </table:table-cell>
          <table:table-cell table:number-columns-repeated="4"/>
          <table:table-cell office:value-type="float" office:value="0.129957985326094">
            <text:p>0,13</text:p>
          </table:table-cell>
          <table:table-cell table:formula="oooc:=([.B749]*2/[.$E$739])^(1/2)" office:value-type="float" office:value="11.9987693367626">
            <text:p>11,9988</text:p>
          </table:table-cell>
          <table:table-cell table:formula="oooc:=[.E546]/([.$E$739]*(2*3.1416/60*[.B649])^2*(0.045*2.5)^4)" office:value-type="float" office:value="0.00153671505470694">
            <text:p>0,0015</text:p>
          </table:table-cell>
          <table:table-cell table:formula="oooc:=ABS([.C546])/([.$E$739]*(2*3.1416/60*[.B649])^2*(0.045*2.5)^5)" office:value-type="float" office:value="0.00032950311859078">
            <text:p>0,0003</text:p>
          </table:table-cell>
          <table:table-cell table:formula="oooc:=[.H749]/(2*3.1416/60*[.B649]*(0.045*2.5))" office:value-type="float" office:value="0.129957985326094">
            <text:p>0,13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2.90761566">
            <text:p>82,9076</text:p>
          </table:table-cell>
          <table:table-cell table:number-columns-repeated="4"/>
          <table:table-cell office:value-type="float" office:value="0.130426612401753">
            <text:p>0,1304</text:p>
          </table:table-cell>
          <table:table-cell table:formula="oooc:=([.B750]*2/[.$E$739])^(1/2)" office:value-type="float" office:value="11.9951598080133">
            <text:p>11,9952</text:p>
          </table:table-cell>
          <table:table-cell table:formula="oooc:=[.E547]/([.$E$739]*(2*3.1416/60*[.B650])^2*(0.045*2.5)^4)" office:value-type="float" office:value="0.00156869696860817">
            <text:p>0,0016</text:p>
          </table:table-cell>
          <table:table-cell table:formula="oooc:=ABS([.C547])/([.$E$739]*(2*3.1416/60*[.B650])^2*(0.045*2.5)^5)" office:value-type="float" office:value="0.000339476797627891">
            <text:p>0,0003</text:p>
          </table:table-cell>
          <table:table-cell table:formula="oooc:=[.H750]/(2*3.1416/60*[.B650]*(0.045*2.5))" office:value-type="float" office:value="0.130426612401753">
            <text:p>0,1304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.14208984">
            <text:p>83,1421</text:p>
          </table:table-cell>
          <table:table-cell table:number-columns-repeated="4"/>
          <table:table-cell office:value-type="float" office:value="0.131107042458716">
            <text:p>0,1311</text:p>
          </table:table-cell>
          <table:table-cell table:formula="oooc:=([.B751]*2/[.$E$739])^(1/2)" office:value-type="float" office:value="12.012109815989">
            <text:p>12,0121</text:p>
          </table:table-cell>
          <table:table-cell table:formula="oooc:=[.E548]/([.$E$739]*(2*3.1416/60*[.B651])^2*(0.045*2.5)^4)" office:value-type="float" office:value="0.00158377730765165">
            <text:p>0,0016</text:p>
          </table:table-cell>
          <table:table-cell table:formula="oooc:=ABS([.C548])/([.$E$739]*(2*3.1416/60*[.B651])^2*(0.045*2.5)^5)" office:value-type="float" office:value="0.000344726049505288">
            <text:p>0,0003</text:p>
          </table:table-cell>
          <table:table-cell table:formula="oooc:=[.H751]/(2*3.1416/60*[.B651]*(0.045*2.5))" office:value-type="float" office:value="0.131107042458716">
            <text:p>0,1311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3.15234375">
            <text:p>83,1523</text:p>
          </table:table-cell>
          <table:table-cell table:number-columns-repeated="4"/>
          <table:table-cell office:value-type="float" office:value="0.131795317683979">
            <text:p>0,1318</text:p>
          </table:table-cell>
          <table:table-cell table:formula="oooc:=([.B752]*2/[.$E$739])^(1/2)" office:value-type="float" office:value="12.0128505196191">
            <text:p>12,0129</text:p>
          </table:table-cell>
          <table:table-cell table:formula="oooc:=[.E549]/([.$E$739]*(2*3.1416/60*[.B652])^2*(0.045*2.5)^4)" office:value-type="float" office:value="0.00158291716421571">
            <text:p>0,0016</text:p>
          </table:table-cell>
          <table:table-cell table:formula="oooc:=ABS([.C549])/([.$E$739]*(2*3.1416/60*[.B652])^2*(0.045*2.5)^5)" office:value-type="float" office:value="0.00037359202795062">
            <text:p>0,0004</text:p>
          </table:table-cell>
          <table:table-cell table:formula="oooc:=[.H752]/(2*3.1416/60*[.B652]*(0.045*2.5))" office:value-type="float" office:value="0.131795317683979">
            <text:p>0,1318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3.0074234">
            <text:p>83,0074</text:p>
          </table:table-cell>
          <table:table-cell table:number-columns-repeated="4"/>
          <table:table-cell office:value-type="float" office:value="0.132276139612317">
            <text:p>0,1323</text:p>
          </table:table-cell>
          <table:table-cell table:formula="oooc:=([.B753]*2/[.$E$739])^(1/2)" office:value-type="float" office:value="12.0023777800021">
            <text:p>12,0024</text:p>
          </table:table-cell>
          <table:table-cell table:formula="oooc:=[.E550]/([.$E$739]*(2*3.1416/60*[.B653])^2*(0.045*2.5)^4)" office:value-type="float" office:value="0.00159020935498023">
            <text:p>0,0016</text:p>
          </table:table-cell>
          <table:table-cell table:formula="oooc:=ABS([.C550])/([.$E$739]*(2*3.1416/60*[.B653])^2*(0.045*2.5)^5)" office:value-type="float" office:value="0.000380385254961344">
            <text:p>0,0004</text:p>
          </table:table-cell>
          <table:table-cell table:formula="oooc:=[.H753]/(2*3.1416/60*[.B653]*(0.045*2.5))" office:value-type="float" office:value="0.132276139612317">
            <text:p>0,1323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2.98007965">
            <text:p>82,9801</text:p>
          </table:table-cell>
          <table:table-cell table:number-columns-repeated="4"/>
          <table:table-cell office:value-type="float" office:value="0.13282933263001">
            <text:p>0,1328</text:p>
          </table:table-cell>
          <table:table-cell table:formula="oooc:=([.B754]*2/[.$E$739])^(1/2)" office:value-type="float" office:value="12.0004007456842">
            <text:p>12,0004</text:p>
          </table:table-cell>
          <table:table-cell table:formula="oooc:=[.E551]/([.$E$739]*(2*3.1416/60*[.B654])^2*(0.045*2.5)^4)" office:value-type="float" office:value="0.00158476979407654">
            <text:p>0,0016</text:p>
          </table:table-cell>
          <table:table-cell table:formula="oooc:=ABS([.C551])/([.$E$739]*(2*3.1416/60*[.B654])^2*(0.045*2.5)^5)" office:value-type="float" office:value="0.00039490461810295">
            <text:p>0,0004</text:p>
          </table:table-cell>
          <table:table-cell table:formula="oooc:=[.H754]/(2*3.1416/60*[.B654]*(0.045*2.5))" office:value-type="float" office:value="0.13282933263001">
            <text:p>0,1328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2.9527359">
            <text:p>82,9527</text:p>
          </table:table-cell>
          <table:table-cell table:number-columns-repeated="4"/>
          <table:table-cell office:value-type="float" office:value="0.1334496523647">
            <text:p>0,1334</text:p>
          </table:table-cell>
          <table:table-cell table:formula="oooc:=([.B755]*2/[.$E$739])^(1/2)" office:value-type="float" office:value="11.9984233856014">
            <text:p>11,9984</text:p>
          </table:table-cell>
          <table:table-cell table:formula="oooc:=[.E552]/([.$E$739]*(2*3.1416/60*[.B655])^2*(0.045*2.5)^4)" office:value-type="float" office:value="0.00157985001554516">
            <text:p>0,0016</text:p>
          </table:table-cell>
          <table:table-cell table:formula="oooc:=ABS([.C552])/([.$E$739]*(2*3.1416/60*[.B655])^2*(0.045*2.5)^5)" office:value-type="float" office:value="0.000405784631060657">
            <text:p>0,0004</text:p>
          </table:table-cell>
          <table:table-cell table:formula="oooc:=[.H755]/(2*3.1416/60*[.B655]*(0.045*2.5))" office:value-type="float" office:value="0.1334496523647">
            <text:p>0,1334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3.39365387">
            <text:p>83,3937</text:p>
          </table:table-cell>
          <table:table-cell table:number-columns-repeated="4"/>
          <table:table-cell office:value-type="float" office:value="0.134347946088139">
            <text:p>0,1343</text:p>
          </table:table-cell>
          <table:table-cell table:formula="oooc:=([.B756]*2/[.$E$739])^(1/2)" office:value-type="float" office:value="12.0302686836941">
            <text:p>12,0303</text:p>
          </table:table-cell>
          <table:table-cell table:formula="oooc:=[.E553]/([.$E$739]*(2*3.1416/60*[.B656])^2*(0.045*2.5)^4)" office:value-type="float" office:value="0.00158024323529862">
            <text:p>0,0016</text:p>
          </table:table-cell>
          <table:table-cell table:formula="oooc:=ABS([.C553])/([.$E$739]*(2*3.1416/60*[.B656])^2*(0.045*2.5)^5)" office:value-type="float" office:value="0.000413798331642658">
            <text:p>0,0004</text:p>
          </table:table-cell>
          <table:table-cell table:formula="oooc:=[.H756]/(2*3.1416/60*[.B656]*(0.045*2.5))" office:value-type="float" office:value="0.134347946088139">
            <text:p>0,1343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3.43534851">
            <text:p>83,4353</text:p>
          </table:table-cell>
          <table:table-cell table:number-columns-repeated="4"/>
          <table:table-cell office:value-type="float" office:value="0.134991508699981">
            <text:p>0,135</text:p>
          </table:table-cell>
          <table:table-cell table:formula="oooc:=([.B757]*2/[.$E$739])^(1/2)" office:value-type="float" office:value="12.0332757173102">
            <text:p>12,0333</text:p>
          </table:table-cell>
          <table:table-cell table:formula="oooc:=[.E554]/([.$E$739]*(2*3.1416/60*[.B657])^2*(0.045*2.5)^4)" office:value-type="float" office:value="0.00157485209482681">
            <text:p>0,0016</text:p>
          </table:table-cell>
          <table:table-cell table:formula="oooc:=ABS([.C554])/([.$E$739]*(2*3.1416/60*[.B657])^2*(0.045*2.5)^5)" office:value-type="float" office:value="0.000425347592714862">
            <text:p>0,0004</text:p>
          </table:table-cell>
          <table:table-cell table:formula="oooc:=[.H757]/(2*3.1416/60*[.B657]*(0.045*2.5))" office:value-type="float" office:value="0.134991508699981">
            <text:p>0,135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3.21250153">
            <text:p>83,2125</text:p>
          </table:table-cell>
          <table:table-cell table:number-columns-repeated="4"/>
          <table:table-cell office:value-type="float" office:value="0.135520013905025">
            <text:p>0,1355</text:p>
          </table:table-cell>
          <table:table-cell table:formula="oooc:=([.B758]*2/[.$E$739])^(1/2)" office:value-type="float" office:value="12.0171951702177">
            <text:p>12,0172</text:p>
          </table:table-cell>
          <table:table-cell table:formula="oooc:=[.E555]/([.$E$739]*(2*3.1416/60*[.B658])^2*(0.045*2.5)^4)" office:value-type="float" office:value="0.0016274471730052">
            <text:p>0,0016</text:p>
          </table:table-cell>
          <table:table-cell table:formula="oooc:=ABS([.C555])/([.$E$739]*(2*3.1416/60*[.B658])^2*(0.045*2.5)^5)" office:value-type="float" office:value="0.000435632194107786">
            <text:p>0,0004</text:p>
          </table:table-cell>
          <table:table-cell table:formula="oooc:=[.H758]/(2*3.1416/60*[.B658]*(0.045*2.5))" office:value-type="float" office:value="0.135520013905025">
            <text:p>0,1355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3.11338043">
            <text:p>83,1134</text:p>
          </table:table-cell>
          <table:table-cell table:number-columns-repeated="4"/>
          <table:table-cell office:value-type="float" office:value="0.136085665468205">
            <text:p>0,1361</text:p>
          </table:table-cell>
          <table:table-cell table:formula="oooc:=([.B759]*2/[.$E$739])^(1/2)" office:value-type="float" office:value="12.0100357139185">
            <text:p>12,01</text:p>
          </table:table-cell>
          <table:table-cell table:formula="oooc:=[.E556]/([.$E$739]*(2*3.1416/60*[.B659])^2*(0.045*2.5)^4)" office:value-type="float" office:value="0.00171241410395088">
            <text:p>0,0017</text:p>
          </table:table-cell>
          <table:table-cell table:formula="oooc:=ABS([.C556])/([.$E$739]*(2*3.1416/60*[.B659])^2*(0.045*2.5)^5)" office:value-type="float" office:value="0.000452508422353542">
            <text:p>0,0005</text:p>
          </table:table-cell>
          <table:table-cell table:formula="oooc:=[.H759]/(2*3.1416/60*[.B659]*(0.045*2.5))" office:value-type="float" office:value="0.136085665468205">
            <text:p>0,1361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3.07920074">
            <text:p>83,0792</text:p>
          </table:table-cell>
          <table:table-cell table:number-columns-repeated="4"/>
          <table:table-cell office:value-type="float" office:value="0.136699750371683">
            <text:p>0,1367</text:p>
          </table:table-cell>
          <table:table-cell table:formula="oooc:=([.B760]*2/[.$E$739])^(1/2)" office:value-type="float" office:value="12.0075659460679">
            <text:p>12,0076</text:p>
          </table:table-cell>
          <table:table-cell table:formula="oooc:=[.E557]/([.$E$739]*(2*3.1416/60*[.B660])^2*(0.045*2.5)^4)" office:value-type="float" office:value="0.001769736914562">
            <text:p>0,0018</text:p>
          </table:table-cell>
          <table:table-cell table:formula="oooc:=ABS([.C557])/([.$E$739]*(2*3.1416/60*[.B660])^2*(0.045*2.5)^5)" office:value-type="float" office:value="0.00045900054809722">
            <text:p>0,0005</text:p>
          </table:table-cell>
          <table:table-cell table:formula="oooc:=[.H760]/(2*3.1416/60*[.B660]*(0.045*2.5))" office:value-type="float" office:value="0.136699750371683">
            <text:p>0,1367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3.27675629">
            <text:p>83,2768</text:p>
          </table:table-cell>
          <table:table-cell table:number-columns-repeated="4"/>
          <table:table-cell office:value-type="float" office:value="0.13751201782469">
            <text:p>0,1375</text:p>
          </table:table-cell>
          <table:table-cell table:formula="oooc:=([.B761]*2/[.$E$739])^(1/2)" office:value-type="float" office:value="12.0218339743245">
            <text:p>12,0218</text:p>
          </table:table-cell>
          <table:table-cell table:formula="oooc:=[.E558]/([.$E$739]*(2*3.1416/60*[.B661])^2*(0.045*2.5)^4)" office:value-type="float" office:value="0.00185058430791839">
            <text:p>0,0019</text:p>
          </table:table-cell>
          <table:table-cell table:formula="oooc:=ABS([.C558])/([.$E$739]*(2*3.1416/60*[.B661])^2*(0.045*2.5)^5)" office:value-type="float" office:value="0.000468585895251735">
            <text:p>0,0005</text:p>
          </table:table-cell>
          <table:table-cell table:formula="oooc:=[.H761]/(2*3.1416/60*[.B661]*(0.045*2.5))" office:value-type="float" office:value="0.13751201782469">
            <text:p>0,1375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2.74013519">
            <text:p>82,7401</text:p>
          </table:table-cell>
          <table:table-cell table:number-columns-repeated="4"/>
          <table:table-cell office:value-type="float" office:value="0.137852677756525">
            <text:p>0,1379</text:p>
          </table:table-cell>
          <table:table-cell table:formula="oooc:=([.B762]*2/[.$E$739])^(1/2)" office:value-type="float" office:value="11.9830380591389">
            <text:p>11,983</text:p>
          </table:table-cell>
          <table:table-cell table:formula="oooc:=[.E559]/([.$E$739]*(2*3.1416/60*[.B662])^2*(0.045*2.5)^4)" office:value-type="float" office:value="0.00193016063386807">
            <text:p>0,0019</text:p>
          </table:table-cell>
          <table:table-cell table:formula="oooc:=ABS([.C559])/([.$E$739]*(2*3.1416/60*[.B662])^2*(0.045*2.5)^5)" office:value-type="float" office:value="0.000473619902038353">
            <text:p>0,0005</text:p>
          </table:table-cell>
          <table:table-cell table:formula="oooc:=[.H762]/(2*3.1416/60*[.B662]*(0.045*2.5))" office:value-type="float" office:value="0.137852677756525">
            <text:p>0,1379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2.9445343">
            <text:p>82,9445</text:p>
          </table:table-cell>
          <table:table-cell table:number-columns-repeated="4"/>
          <table:table-cell office:value-type="float" office:value="0.138703365268683">
            <text:p>0,1387</text:p>
          </table:table-cell>
          <table:table-cell table:formula="oooc:=([.B763]*2/[.$E$739])^(1/2)" office:value-type="float" office:value="11.997830224323">
            <text:p>11,9978</text:p>
          </table:table-cell>
          <table:table-cell table:formula="oooc:=[.E560]/([.$E$739]*(2*3.1416/60*[.B663])^2*(0.045*2.5)^4)" office:value-type="float" office:value="0.00196398921754456">
            <text:p>0,002</text:p>
          </table:table-cell>
          <table:table-cell table:formula="oooc:=ABS([.C560])/([.$E$739]*(2*3.1416/60*[.B663])^2*(0.045*2.5)^5)" office:value-type="float" office:value="0.000474382259130287">
            <text:p>0,0005</text:p>
          </table:table-cell>
          <table:table-cell table:formula="oooc:=[.H763]/(2*3.1416/60*[.B663]*(0.045*2.5))" office:value-type="float" office:value="0.138703365268683">
            <text:p>0,1387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2.70664215">
            <text:p>82,7066</text:p>
          </table:table-cell>
          <table:table-cell table:number-columns-repeated="4"/>
          <table:table-cell office:value-type="float" office:value="0.139291130010073">
            <text:p>0,1393</text:p>
          </table:table-cell>
          <table:table-cell table:formula="oooc:=([.B764]*2/[.$E$739])^(1/2)" office:value-type="float" office:value="11.9806124588145">
            <text:p>11,9806</text:p>
          </table:table-cell>
          <table:table-cell table:formula="oooc:=[.E561]/([.$E$739]*(2*3.1416/60*[.B664])^2*(0.045*2.5)^4)" office:value-type="float" office:value="0.00202873260036284">
            <text:p>0,002</text:p>
          </table:table-cell>
          <table:table-cell table:formula="oooc:=ABS([.C561])/([.$E$739]*(2*3.1416/60*[.B664])^2*(0.045*2.5)^5)" office:value-type="float" office:value="0.000473596740444064">
            <text:p>0,0005</text:p>
          </table:table-cell>
          <table:table-cell table:formula="oooc:=[.H764]/(2*3.1416/60*[.B664]*(0.045*2.5))" office:value-type="float" office:value="0.139291130010073">
            <text:p>0,139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2.72782898">
            <text:p>82,7278</text:p>
          </table:table-cell>
          <table:table-cell table:number-columns-repeated="4"/>
          <table:table-cell office:value-type="float" office:value="0.139876440799416">
            <text:p>0,1399</text:p>
          </table:table-cell>
          <table:table-cell table:formula="oooc:=([.B765]*2/[.$E$739])^(1/2)" office:value-type="float" office:value="11.9821468878462">
            <text:p>11,9821</text:p>
          </table:table-cell>
          <table:table-cell table:formula="oooc:=[.E562]/([.$E$739]*(2*3.1416/60*[.B665])^2*(0.045*2.5)^4)" office:value-type="float" office:value="0.00207497400245066">
            <text:p>0,0021</text:p>
          </table:table-cell>
          <table:table-cell table:formula="oooc:=ABS([.C562])/([.$E$739]*(2*3.1416/60*[.B665])^2*(0.045*2.5)^5)" office:value-type="float" office:value="0.000478788809761319">
            <text:p>0,0005</text:p>
          </table:table-cell>
          <table:table-cell table:formula="oooc:=[.H765]/(2*3.1416/60*[.B665]*(0.045*2.5))" office:value-type="float" office:value="0.139876440799416">
            <text:p>0,1399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2.71211243">
            <text:p>82,7121</text:p>
          </table:table-cell>
          <table:table-cell table:number-columns-repeated="4"/>
          <table:table-cell office:value-type="float" office:value="0.140533949908603">
            <text:p>0,1405</text:p>
          </table:table-cell>
          <table:table-cell table:formula="oooc:=([.B766]*2/[.$E$739])^(1/2)" office:value-type="float" office:value="11.9810086556578">
            <text:p>11,981</text:p>
          </table:table-cell>
          <table:table-cell table:formula="oooc:=[.E563]/([.$E$739]*(2*3.1416/60*[.B666])^2*(0.045*2.5)^4)" office:value-type="float" office:value="0.00216645157046049">
            <text:p>0,0022</text:p>
          </table:table-cell>
          <table:table-cell table:formula="oooc:=ABS([.C563])/([.$E$739]*(2*3.1416/60*[.B666])^2*(0.045*2.5)^5)" office:value-type="float" office:value="0.000483490617783125">
            <text:p>0,0005</text:p>
          </table:table-cell>
          <table:table-cell table:formula="oooc:=[.H766]/(2*3.1416/60*[.B666]*(0.045*2.5))" office:value-type="float" office:value="0.140533949908603">
            <text:p>0,1405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2.54121399">
            <text:p>82,5412</text:p>
          </table:table-cell>
          <table:table-cell table:number-columns-repeated="4"/>
          <table:table-cell office:value-type="float" office:value="0.141052819902712">
            <text:p>0,1411</text:p>
          </table:table-cell>
          <table:table-cell table:formula="oooc:=([.B767]*2/[.$E$739])^(1/2)" office:value-type="float" office:value="11.96862477155">
            <text:p>11,9686</text:p>
          </table:table-cell>
          <table:table-cell table:formula="oooc:=[.E564]/([.$E$739]*(2*3.1416/60*[.B667])^2*(0.045*2.5)^4)" office:value-type="float" office:value="0.0023887233575736">
            <text:p>0,0024</text:p>
          </table:table-cell>
          <table:table-cell table:formula="oooc:=ABS([.C564])/([.$E$739]*(2*3.1416/60*[.B667])^2*(0.045*2.5)^5)" office:value-type="float" office:value="0.000487223619416091">
            <text:p>0,0005</text:p>
          </table:table-cell>
          <table:table-cell table:formula="oooc:=[.H767]/(2*3.1416/60*[.B667]*(0.045*2.5))" office:value-type="float" office:value="0.141052819902712">
            <text:p>0,1411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2.98075867">
            <text:p>82,9808</text:p>
          </table:table-cell>
          <table:table-cell table:number-columns-repeated="4"/>
          <table:table-cell office:value-type="float" office:value="0.141930925031318">
            <text:p>0,1419</text:p>
          </table:table-cell>
          <table:table-cell table:formula="oooc:=([.B768]*2/[.$E$739])^(1/2)" office:value-type="float" office:value="12.0004498447901">
            <text:p>12,0004</text:p>
          </table:table-cell>
          <table:table-cell table:formula="oooc:=[.E565]/([.$E$739]*(2*3.1416/60*[.B668])^2*(0.045*2.5)^4)" office:value-type="float" office:value="0.00236610358836748">
            <text:p>0,0024</text:p>
          </table:table-cell>
          <table:table-cell table:formula="oooc:=ABS([.C565])/([.$E$739]*(2*3.1416/60*[.B668])^2*(0.045*2.5)^5)" office:value-type="float" office:value="0.000484741358574343">
            <text:p>0,0005</text:p>
          </table:table-cell>
          <table:table-cell table:formula="oooc:=[.H768]/(2*3.1416/60*[.B668]*(0.045*2.5))" office:value-type="float" office:value="0.141930925031318">
            <text:p>0,1419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2.96162415">
            <text:p>82,9616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/>
          <table:table-cell office:value-type="float" office:value="0.142617442781285">
            <text:p>0,1426</text:p>
          </table:table-cell>
          <table:table-cell table:formula="oooc:=([.B769]*2/[.$E$739])^(1/2)" office:value-type="float" office:value="11.9990661741058">
            <text:p>11,9991</text:p>
          </table:table-cell>
          <table:table-cell table:formula="oooc:=[.E566]/([.$E$739]*(2*3.1416/60*[.B669])^2*(0.045*2.5)^4)" office:value-type="float" office:value="0.00241420392099183">
            <text:p>0,0024</text:p>
          </table:table-cell>
          <table:table-cell table:formula="oooc:=ABS([.C566])/([.$E$739]*(2*3.1416/60*[.B669])^2*(0.045*2.5)^5)" office:value-type="float" office:value="0.000499751056579681">
            <text:p>0,0005</text:p>
          </table:table-cell>
          <table:table-cell table:formula="oooc:=[.H769]/(2*3.1416/60*[.B669]*(0.045*2.5))" office:value-type="float" office:value="0.142617442781285">
            <text:p>0,1426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2.70185852">
            <text:p>82,7019</text:p>
          </table:table-cell>
          <table:table-cell/>
          <table:table-cell office:value-type="float" office:value="83.38476563">
            <text:p>83,3848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 office:value-type="float" office:value="0.143399735435142">
            <text:p>0,1434</text:p>
          </table:table-cell>
          <table:table-cell table:formula="oooc:=([.B770]*2/[.$E$739])^(1/2)" office:value-type="float" office:value="11.9802659833416">
            <text:p>11,9803</text:p>
          </table:table-cell>
          <table:table-cell table:formula="oooc:=[.E567]/([.$E$739]*(2*3.1416/60*[.B670])^2*(0.045*2.5)^4)" office:value-type="float" office:value="0.00242895688591784">
            <text:p>0,0024</text:p>
          </table:table-cell>
          <table:table-cell table:formula="oooc:=ABS([.C567])/([.$E$739]*(2*3.1416/60*[.B670])^2*(0.045*2.5)^5)" office:value-type="float" office:value="0.000507167136703685">
            <text:p>0,0005</text:p>
          </table:table-cell>
          <table:table-cell table:formula="oooc:=[.H770]/(2*3.1416/60*[.B670]*(0.045*2.5))" office:value-type="float" office:value="0.143399735435142">
            <text:p>0,1434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2.83652496">
            <text:p>82,8365</text:p>
          </table:table-cell>
          <table:table-cell/>
          <table:table-cell office:value-type="float" office:value="84.18320465">
            <text:p>84,1832</text:p>
          </table:table-cell>
          <table:table-cell table:number-columns-repeated="2"/>
          <table:table-cell office:value-type="float" office:value="0.143805370675144">
            <text:p>0,1438</text:p>
          </table:table-cell>
          <table:table-cell table:formula="oooc:=([.B771]*2/[.$E$739])^(1/2)" office:value-type="float" office:value="11.9900159670078">
            <text:p>11,99</text:p>
          </table:table-cell>
          <table:table-cell table:formula="oooc:=[.E568]/([.$E$739]*(2*3.1416/60*[.B671])^2*(0.045*2.5)^4)" office:value-type="float" office:value="0.00250273539495337">
            <text:p>0,0025</text:p>
          </table:table-cell>
          <table:table-cell table:formula="oooc:=ABS([.C568])/([.$E$739]*(2*3.1416/60*[.B671])^2*(0.045*2.5)^5)" office:value-type="float" office:value="0.000508574543904159">
            <text:p>0,0005</text:p>
          </table:table-cell>
          <table:table-cell table:formula="oooc:=[.H771]/(2*3.1416/60*[.B671]*(0.045*2.5))" office:value-type="float" office:value="0.143805370675144">
            <text:p>0,1438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2.86386871">
            <text:p>82,8639</text:p>
          </table:table-cell>
          <table:table-cell/>
          <table:table-cell office:value-type="float" office:value="83.47363281">
            <text:p>83,4736</text:p>
          </table:table-cell>
          <table:table-cell table:number-columns-repeated="2"/>
          <table:table-cell office:value-type="float" office:value="0.144523495377319">
            <text:p>0,1445</text:p>
          </table:table-cell>
          <table:table-cell table:formula="oooc:=([.B772]*2/[.$E$739])^(1/2)" office:value-type="float" office:value="11.99199471339">
            <text:p>11,992</text:p>
          </table:table-cell>
          <table:table-cell table:formula="oooc:=[.E569]/([.$E$739]*(2*3.1416/60*[.B672])^2*(0.045*2.5)^4)" office:value-type="float" office:value="0.00261813891297376">
            <text:p>0,0026</text:p>
          </table:table-cell>
          <table:table-cell table:formula="oooc:=ABS([.C569])/([.$E$739]*(2*3.1416/60*[.B672])^2*(0.045*2.5)^5)" office:value-type="float" office:value="0.000501336470914073">
            <text:p>0,0005</text:p>
          </table:table-cell>
          <table:table-cell table:formula="oooc:=[.H772]/(2*3.1416/60*[.B672]*(0.045*2.5))" office:value-type="float" office:value="0.144523495377319">
            <text:p>0,1445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2.62528992">
            <text:p>82,6253</text:p>
          </table:table-cell>
          <table:table-cell/>
          <table:table-cell office:value-type="float" office:value="83.35742188">
            <text:p>83,3574</text:p>
          </table:table-cell>
          <table:table-cell table:number-columns-repeated="2"/>
          <table:table-cell office:value-type="float" office:value="0.145003693759147">
            <text:p>0,145</text:p>
          </table:table-cell>
          <table:table-cell table:formula="oooc:=([.B773]*2/[.$E$739])^(1/2)" office:value-type="float" office:value="11.9747188007899">
            <text:p>11,9747</text:p>
          </table:table-cell>
          <table:table-cell table:formula="oooc:=[.E570]/([.$E$739]*(2*3.1416/60*[.B673])^2*(0.045*2.5)^4)" office:value-type="float" office:value="0.00272979288675754">
            <text:p>0,0027</text:p>
          </table:table-cell>
          <table:table-cell table:formula="oooc:=ABS([.C570])/([.$E$739]*(2*3.1416/60*[.B673])^2*(0.045*2.5)^5)" office:value-type="float" office:value="0.000498844488334973">
            <text:p>0,0005</text:p>
          </table:table-cell>
          <table:table-cell table:formula="oooc:=[.H773]/(2*3.1416/60*[.B673]*(0.045*2.5))" office:value-type="float" office:value="0.145003693759147">
            <text:p>0,145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2.75312805">
            <text:p>82,7531</text:p>
          </table:table-cell>
          <table:table-cell/>
          <table:table-cell office:value-type="float" office:value="83.45175934">
            <text:p>83,4518</text:p>
          </table:table-cell>
          <table:table-cell table:number-columns-repeated="2"/>
          <table:table-cell office:value-type="float" office:value="0.145781977947817">
            <text:p>0,1458</text:p>
          </table:table-cell>
          <table:table-cell table:formula="oooc:=([.B774]*2/[.$E$739])^(1/2)" office:value-type="float" office:value="11.9839788832248">
            <text:p>11,984</text:p>
          </table:table-cell>
          <table:table-cell table:formula="oooc:=[.E571]/([.$E$739]*(2*3.1416/60*[.B674])^2*(0.045*2.5)^4)" office:value-type="float" office:value="0.00272761210790228">
            <text:p>0,0027</text:p>
          </table:table-cell>
          <table:table-cell table:formula="oooc:=ABS([.C571])/([.$E$739]*(2*3.1416/60*[.B674])^2*(0.045*2.5)^5)" office:value-type="float" office:value="0.000493342278511527">
            <text:p>0,0005</text:p>
          </table:table-cell>
          <table:table-cell table:formula="oooc:=[.H774]/(2*3.1416/60*[.B674]*(0.045*2.5))" office:value-type="float" office:value="0.145781977947817">
            <text:p>0,1458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2.80029297">
            <text:p>82,8003</text:p>
          </table:table-cell>
          <table:table-cell/>
          <table:table-cell office:value-type="float" office:value="83.13183594">
            <text:p>83,1318</text:p>
          </table:table-cell>
          <table:table-cell table:number-columns-repeated="2"/>
          <table:table-cell office:value-type="float" office:value="0.146374375571972">
            <text:p>0,1464</text:p>
          </table:table-cell>
          <table:table-cell table:formula="oooc:=([.B775]*2/[.$E$739])^(1/2)" office:value-type="float" office:value="11.9873935148205">
            <text:p>11,9874</text:p>
          </table:table-cell>
          <table:table-cell table:formula="oooc:=[.E572]/([.$E$739]*(2*3.1416/60*[.B675])^2*(0.045*2.5)^4)" office:value-type="float" office:value="0.00279269810080531">
            <text:p>0,0028</text:p>
          </table:table-cell>
          <table:table-cell table:formula="oooc:=ABS([.C572])/([.$E$739]*(2*3.1416/60*[.B675])^2*(0.045*2.5)^5)" office:value-type="float" office:value="0.000483186440790286">
            <text:p>0,0005</text:p>
          </table:table-cell>
          <table:table-cell table:formula="oooc:=[.H775]/(2*3.1416/60*[.B675]*(0.045*2.5))" office:value-type="float" office:value="0.146374375571972">
            <text:p>0,1464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3.31982422">
            <text:p>83,3198</text:p>
          </table:table-cell>
          <table:table-cell table:number-columns-repeated="4"/>
          <table:table-cell office:value-type="float" office:value="0.150652234805614">
            <text:p>0,1507</text:p>
          </table:table-cell>
          <table:table-cell table:formula="oooc:=([.B776]*2/[.$E$769])^(1/2)" office:value-type="float" office:value="12.0127835251749">
            <text:p>12,0128</text:p>
          </table:table-cell>
          <table:table-cell table:formula="oooc:=[.E573]/([.$E$769]*(2*3.1416/60*[.B676])^2*(0.045*2.5)^4)" office:value-type="float" office:value="0.00289053378819515">
            <text:p>0,0029</text:p>
          </table:table-cell>
          <table:table-cell table:formula="oooc:=ABS([.C573])/([.$E$769]*(2*3.1416/60*[.B676])^2*(0.045*2.5)^5)" office:value-type="float" office:value="0.000513164872391528">
            <text:p>0,0005</text:p>
          </table:table-cell>
          <table:table-cell table:formula="oooc:=[.H776]/(2*3.1416/60*[.B676]*(0.045*2.5))" office:value-type="float" office:value="0.150652234805614">
            <text:p>0,1507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2.96366882">
            <text:p>82,9637</text:p>
          </table:table-cell>
          <table:table-cell table:number-columns-repeated="4"/>
          <table:table-cell office:value-type="float" office:value="0.150975338068069">
            <text:p>0,151</text:p>
          </table:table-cell>
          <table:table-cell table:formula="oooc:=([.B777]*2/[.$E$769])^(1/2)" office:value-type="float" office:value="11.9870813609809">
            <text:p>11,9871</text:p>
          </table:table-cell>
          <table:table-cell table:formula="oooc:=[.E574]/([.$E$769]*(2*3.1416/60*[.B677])^2*(0.045*2.5)^4)" office:value-type="float" office:value="0.00301615635433838">
            <text:p>0,003</text:p>
          </table:table-cell>
          <table:table-cell table:formula="oooc:=ABS([.C574])/([.$E$769]*(2*3.1416/60*[.B677])^2*(0.045*2.5)^5)" office:value-type="float" office:value="0.000537361643125475">
            <text:p>0,0005</text:p>
          </table:table-cell>
          <table:table-cell table:formula="oooc:=[.H777]/(2*3.1416/60*[.B677]*(0.045*2.5))" office:value-type="float" office:value="0.150975338068069">
            <text:p>0,151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3.36083984">
            <text:p>83,3608</text:p>
          </table:table-cell>
          <table:table-cell table:number-columns-repeated="4"/>
          <table:table-cell office:value-type="float" office:value="0.152033536795207">
            <text:p>0,152</text:p>
          </table:table-cell>
          <table:table-cell table:formula="oooc:=([.B778]*2/[.$E$769])^(1/2)" office:value-type="float" office:value="12.0157399112888">
            <text:p>12,0157</text:p>
          </table:table-cell>
          <table:table-cell table:formula="oooc:=[.E575]/([.$E$769]*(2*3.1416/60*[.B678])^2*(0.045*2.5)^4)" office:value-type="float" office:value="0.00329135361615303">
            <text:p>0,0033</text:p>
          </table:table-cell>
          <table:table-cell table:formula="oooc:=ABS([.C575])/([.$E$769]*(2*3.1416/60*[.B678])^2*(0.045*2.5)^5)" office:value-type="float" office:value="0.000564287838245985">
            <text:p>0,0006</text:p>
          </table:table-cell>
          <table:table-cell table:formula="oooc:=[.H778]/(2*3.1416/60*[.B678]*(0.045*2.5))" office:value-type="float" office:value="0.152033536795207">
            <text:p>0,152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3.04707336">
            <text:p>83,0471</text:p>
          </table:table-cell>
          <table:table-cell table:number-columns-repeated="4"/>
          <table:table-cell office:value-type="float" office:value="0.152556834511533">
            <text:p>0,1526</text:p>
          </table:table-cell>
          <table:table-cell table:formula="oooc:=([.B779]*2/[.$E$769])^(1/2)" office:value-type="float" office:value="11.993105237907">
            <text:p>11,9931</text:p>
          </table:table-cell>
          <table:table-cell table:formula="oooc:=[.E576]/([.$E$769]*(2*3.1416/60*[.B679])^2*(0.045*2.5)^4)" office:value-type="float" office:value="0.00358378910191734">
            <text:p>0,0036</text:p>
          </table:table-cell>
          <table:table-cell table:formula="oooc:=ABS([.C576])/([.$E$769]*(2*3.1416/60*[.B679])^2*(0.045*2.5)^5)" office:value-type="float" office:value="0.000567618354833403">
            <text:p>0,0006</text:p>
          </table:table-cell>
          <table:table-cell table:formula="oooc:=[.H779]/(2*3.1416/60*[.B679]*(0.045*2.5))" office:value-type="float" office:value="0.152556834511533">
            <text:p>0,1526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3.11338043">
            <text:p>83,1134</text:p>
          </table:table-cell>
          <table:table-cell table:number-columns-repeated="4"/>
          <table:table-cell office:value-type="float" office:value="0.153797580436076">
            <text:p>0,1538</text:p>
          </table:table-cell>
          <table:table-cell table:formula="oooc:=([.B780]*2/[.$E$769])^(1/2)" office:value-type="float" office:value="11.9978920953289">
            <text:p>11,9979</text:p>
          </table:table-cell>
          <table:table-cell table:formula="oooc:=[.E577]/([.$E$769]*(2*3.1416/60*[.B680])^2*(0.045*2.5)^4)" office:value-type="float" office:value="0.00333039695548464">
            <text:p>0,0033</text:p>
          </table:table-cell>
          <table:table-cell table:formula="oooc:=ABS([.C577])/([.$E$769]*(2*3.1416/60*[.B680])^2*(0.045*2.5)^5)" office:value-type="float" office:value="0.000568010110927548">
            <text:p>0,0006</text:p>
          </table:table-cell>
          <table:table-cell table:formula="oooc:=[.H780]/(2*3.1416/60*[.B680]*(0.045*2.5))" office:value-type="float" office:value="0.153797580436076">
            <text:p>0,1538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2.82148743">
            <text:p>82,8215</text:p>
          </table:table-cell>
          <table:table-cell table:number-columns-repeated="4"/>
          <table:table-cell office:value-type="float" office:value="0.154126672615349">
            <text:p>0,1541</text:p>
          </table:table-cell>
          <table:table-cell table:formula="oooc:=([.B781]*2/[.$E$769])^(1/2)" office:value-type="float" office:value="11.976805352482">
            <text:p>11,9768</text:p>
          </table:table-cell>
          <table:table-cell table:formula="oooc:=[.E578]/([.$E$769]*(2*3.1416/60*[.B681])^2*(0.045*2.5)^4)" office:value-type="float" office:value="0.00361363450014349">
            <text:p>0,0036</text:p>
          </table:table-cell>
          <table:table-cell table:formula="oooc:=ABS([.C578])/([.$E$769]*(2*3.1416/60*[.B681])^2*(0.045*2.5)^5)" office:value-type="float" office:value="0.000581846846482273">
            <text:p>0,0006</text:p>
          </table:table-cell>
          <table:table-cell table:formula="oooc:=[.H781]/(2*3.1416/60*[.B681]*(0.045*2.5))" office:value-type="float" office:value="0.154126672615349">
            <text:p>0,1541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3.04433441">
            <text:p>83,0443</text:p>
          </table:table-cell>
          <table:table-cell table:number-columns-repeated="4"/>
          <table:table-cell office:value-type="float" office:value="0.155485355738762">
            <text:p>0,1555</text:p>
          </table:table-cell>
          <table:table-cell table:formula="oooc:=([.B782]*2/[.$E$769])^(1/2)" office:value-type="float" office:value="11.9929074658176">
            <text:p>11,9929</text:p>
          </table:table-cell>
          <table:table-cell table:formula="oooc:=[.E579]/([.$E$769]*(2*3.1416/60*[.B682])^2*(0.045*2.5)^4)" office:value-type="float" office:value="0.00360864472259069">
            <text:p>0,0036</text:p>
          </table:table-cell>
          <table:table-cell table:formula="oooc:=ABS([.C579])/([.$E$769]*(2*3.1416/60*[.B682])^2*(0.045*2.5)^5)" office:value-type="float" office:value="0.000616084831506699">
            <text:p>0,0006</text:p>
          </table:table-cell>
          <table:table-cell table:formula="oooc:=[.H782]/(2*3.1416/60*[.B682]*(0.045*2.5))" office:value-type="float" office:value="0.155485355738762">
            <text:p>0,1555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2.88505554">
            <text:p>82,8851</text:p>
          </table:table-cell>
          <table:table-cell>
            <draw:frame table:end-cell-address="Feuille1.F798" table:end-x="2.033cm" table:end-y="0.413cm" draw:z-index="13" svg:width="7.999cm" svg:height="6.999cm" svg:x="0.807cm" svg:y="0.187cm">
              <draw:object draw:notify-on-update-of-ranges="Feuille1.G710:Feuille1.G805 Feuille1.I710:Feuille1.I80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3"/>
          <table:table-cell office:value-type="float" office:value="0.156080457338133">
            <text:p>0,1561</text:p>
          </table:table-cell>
          <table:table-cell table:formula="oooc:=([.B783]*2/[.$E$769])^(1/2)" office:value-type="float" office:value="11.9814007592482">
            <text:p>11,9814</text:p>
          </table:table-cell>
          <table:table-cell table:formula="oooc:=[.E580]/([.$E$769]*(2*3.1416/60*[.B683])^2*(0.045*2.5)^4)" office:value-type="float" office:value="0.00366364899717925">
            <text:p>0,0037</text:p>
          </table:table-cell>
          <table:table-cell table:formula="oooc:=ABS([.C580])/([.$E$769]*(2*3.1416/60*[.B683])^2*(0.045*2.5)^5)" office:value-type="float" office:value="0.000619414989085568">
            <text:p>0,0006</text:p>
          </table:table-cell>
          <table:table-cell table:formula="oooc:=[.H783]/(2*3.1416/60*[.B683]*(0.045*2.5))" office:value-type="float" office:value="0.156080457338133">
            <text:p>0,1561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2.85361481">
            <text:p>82,8536</text:p>
          </table:table-cell>
          <table:table-cell table:number-columns-repeated="4"/>
          <table:table-cell office:value-type="float" office:value="0.156534838221152">
            <text:p>0,1565</text:p>
          </table:table-cell>
          <table:table-cell table:formula="oooc:=([.B784]*2/[.$E$769])^(1/2)" office:value-type="float" office:value="11.9791280955314">
            <text:p>11,9791</text:p>
          </table:table-cell>
          <table:table-cell table:formula="oooc:=[.E581]/([.$E$769]*(2*3.1416/60*[.B684])^2*(0.045*2.5)^4)" office:value-type="float" office:value="0.00382873873224561">
            <text:p>0,0038</text:p>
          </table:table-cell>
          <table:table-cell table:formula="oooc:=ABS([.C581])/([.$E$769]*(2*3.1416/60*[.B684])^2*(0.045*2.5)^5)" office:value-type="float" office:value="0.000623950143903294">
            <text:p>0,0006</text:p>
          </table:table-cell>
          <table:table-cell table:formula="oooc:=[.H784]/(2*3.1416/60*[.B684]*(0.045*2.5))" office:value-type="float" office:value="0.156534838221152">
            <text:p>0,1565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.0785141">
            <text:p>83,0785</text:p>
          </table:table-cell>
          <table:table-cell table:number-columns-repeated="4"/>
          <table:table-cell office:value-type="float" office:value="0.157827932021903">
            <text:p>0,1578</text:p>
          </table:table-cell>
          <table:table-cell table:formula="oooc:=([.B785]*2/[.$E$769])^(1/2)" office:value-type="float" office:value="11.9953752542135">
            <text:p>11,9954</text:p>
          </table:table-cell>
          <table:table-cell table:formula="oooc:=[.E582]/([.$E$769]*(2*3.1416/60*[.B685])^2*(0.045*2.5)^4)" office:value-type="float" office:value="0.00381795153372493">
            <text:p>0,0038</text:p>
          </table:table-cell>
          <table:table-cell table:formula="oooc:=ABS([.C582])/([.$E$769]*(2*3.1416/60*[.B685])^2*(0.045*2.5)^5)" office:value-type="float" office:value="0.000619201711081988">
            <text:p>0,0006</text:p>
          </table:table-cell>
          <table:table-cell table:formula="oooc:=[.H785]/(2*3.1416/60*[.B685]*(0.045*2.5))" office:value-type="float" office:value="0.157827932021903">
            <text:p>0,1578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3.04160309">
            <text:p>83,0416</text:p>
          </table:table-cell>
          <table:table-cell table:number-columns-repeated="4"/>
          <table:table-cell office:value-type="float" office:value="0.158485958866851">
            <text:p>0,1585</text:p>
          </table:table-cell>
          <table:table-cell table:formula="oooc:=([.B786]*2/[.$E$769])^(1/2)" office:value-type="float" office:value="11.9927102414218">
            <text:p>11,9927</text:p>
          </table:table-cell>
          <table:table-cell table:formula="oooc:=[.E583]/([.$E$769]*(2*3.1416/60*[.B686])^2*(0.045*2.5)^4)" office:value-type="float" office:value="0.00382291093356227">
            <text:p>0,0038</text:p>
          </table:table-cell>
          <table:table-cell table:formula="oooc:=ABS([.C583])/([.$E$769]*(2*3.1416/60*[.B686])^2*(0.045*2.5)^5)" office:value-type="float" office:value="0.000615824619890516">
            <text:p>0,0006</text:p>
          </table:table-cell>
          <table:table-cell table:formula="oooc:=[.H786]/(2*3.1416/60*[.B686]*(0.045*2.5))" office:value-type="float" office:value="0.158485958866851">
            <text:p>0,1585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2.9144516">
            <text:p>82,9145</text:p>
          </table:table-cell>
          <table:table-cell table:number-columns-repeated="4"/>
          <table:table-cell office:value-type="float" office:value="0.159692423804992">
            <text:p>0,1597</text:p>
          </table:table-cell>
          <table:table-cell table:formula="oooc:=([.B787]*2/[.$E$769])^(1/2)" office:value-type="float" office:value="11.9835252360339">
            <text:p>11,9835</text:p>
          </table:table-cell>
          <table:table-cell table:formula="oooc:=[.E584]/([.$E$769]*(2*3.1416/60*[.B687])^2*(0.045*2.5)^4)" office:value-type="float" office:value="0.00406780665107771">
            <text:p>0,0041</text:p>
          </table:table-cell>
          <table:table-cell table:formula="oooc:=ABS([.C584])/([.$E$769]*(2*3.1416/60*[.B687])^2*(0.045*2.5)^5)" office:value-type="float" office:value="0.000625010625095707">
            <text:p>0,0006</text:p>
          </table:table-cell>
          <table:table-cell table:formula="oooc:=[.H787]/(2*3.1416/60*[.B687]*(0.045*2.5))" office:value-type="float" office:value="0.159692423804992">
            <text:p>0,1597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2.85703278">
            <text:p>82,857</text:p>
          </table:table-cell>
          <table:table-cell table:number-columns-repeated="4"/>
          <table:table-cell office:value-type="float" office:value="0.161097792598621">
            <text:p>0,1611</text:p>
          </table:table-cell>
          <table:table-cell table:formula="oooc:=([.B788]*2/[.$E$769])^(1/2)" office:value-type="float" office:value="11.9793751811793">
            <text:p>11,9794</text:p>
          </table:table-cell>
          <table:table-cell table:formula="oooc:=[.E585]/([.$E$769]*(2*3.1416/60*[.B688])^2*(0.045*2.5)^4)" office:value-type="float" office:value="0.0040714981377573">
            <text:p>0,0041</text:p>
          </table:table-cell>
          <table:table-cell table:formula="oooc:=ABS([.C585])/([.$E$769]*(2*3.1416/60*[.B688])^2*(0.045*2.5)^5)" office:value-type="float" office:value="0.000582603452941948">
            <text:p>0,0006</text:p>
          </table:table-cell>
          <table:table-cell table:formula="oooc:=[.H788]/(2*3.1416/60*[.B688]*(0.045*2.5))" office:value-type="float" office:value="0.161097792598621">
            <text:p>0,1611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2.92128754">
            <text:p>82,9213</text:p>
          </table:table-cell>
          <table:table-cell table:number-columns-repeated="4"/>
          <table:table-cell office:value-type="float" office:value="0.161927616600113">
            <text:p>0,1619</text:p>
          </table:table-cell>
          <table:table-cell table:formula="oooc:=([.B789]*2/[.$E$769])^(1/2)" office:value-type="float" office:value="11.9840192209155">
            <text:p>11,984</text:p>
          </table:table-cell>
          <table:table-cell table:formula="oooc:=[.E586]/([.$E$769]*(2*3.1416/60*[.B689])^2*(0.045*2.5)^4)" office:value-type="float" office:value="0.0042925424520888">
            <text:p>0,0043</text:p>
          </table:table-cell>
          <table:table-cell table:formula="oooc:=ABS([.C586])/([.$E$769]*(2*3.1416/60*[.B689])^2*(0.045*2.5)^5)" office:value-type="float" office:value="0.000567445486754135">
            <text:p>0,0006</text:p>
          </table:table-cell>
          <table:table-cell table:formula="oooc:=[.H789]/(2*3.1416/60*[.B689]*(0.045*2.5))" office:value-type="float" office:value="0.161927616600113">
            <text:p>0,1619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2.80029297">
            <text:p>82,8003</text:p>
          </table:table-cell>
          <table:table-cell table:number-columns-repeated="4"/>
          <table:table-cell office:value-type="float" office:value="0.16281908310687">
            <text:p>0,1628</text:p>
          </table:table-cell>
          <table:table-cell table:formula="oooc:=([.B790]*2/[.$E$769])^(1/2)" office:value-type="float" office:value="11.9752727902702">
            <text:p>11,9753</text:p>
          </table:table-cell>
          <table:table-cell table:formula="oooc:=[.E587]/([.$E$769]*(2*3.1416/60*[.B690])^2*(0.045*2.5)^4)" office:value-type="float" office:value="0.00436822240927543">
            <text:p>0,0044</text:p>
          </table:table-cell>
          <table:table-cell table:formula="oooc:=ABS([.C587])/([.$E$769]*(2*3.1416/60*[.B690])^2*(0.045*2.5)^5)" office:value-type="float" office:value="0.000558263012970475">
            <text:p>0,0006</text:p>
          </table:table-cell>
          <table:table-cell table:formula="oooc:=[.H790]/(2*3.1416/60*[.B690]*(0.045*2.5))" office:value-type="float" office:value="0.16281908310687">
            <text:p>0,1628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2.4420929">
            <text:p>82,4421</text:p>
          </table:table-cell>
          <table:table-cell table:number-columns-repeated="4"/>
          <table:table-cell office:value-type="float" office:value="0.163307206725498">
            <text:p>0,1633</text:p>
          </table:table-cell>
          <table:table-cell table:formula="oooc:=([.B791]*2/[.$E$769])^(1/2)" office:value-type="float" office:value="11.9493417658811">
            <text:p>11,9493</text:p>
          </table:table-cell>
          <table:table-cell table:formula="oooc:=[.E588]/([.$E$769]*(2*3.1416/60*[.B691])^2*(0.045*2.5)^4)" office:value-type="float" office:value="0.00444102079510669">
            <text:p>0,0044</text:p>
          </table:table-cell>
          <table:table-cell table:formula="oooc:=ABS([.C588])/([.$E$769]*(2*3.1416/60*[.B691])^2*(0.045*2.5)^5)" office:value-type="float" office:value="0.00056632287790211">
            <text:p>0,0006</text:p>
          </table:table-cell>
          <table:table-cell table:formula="oooc:=[.H791]/(2*3.1416/60*[.B691]*(0.045*2.5))" office:value-type="float" office:value="0.163307206725498">
            <text:p>0,1633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2.70800781">
            <text:p>82,708</text:p>
          </table:table-cell>
          <table:table-cell table:number-columns-repeated="4"/>
          <table:table-cell office:value-type="float" office:value="0.165110360370908">
            <text:p>0,1651</text:p>
          </table:table-cell>
          <table:table-cell table:formula="oooc:=([.B792]*2/[.$E$769])^(1/2)" office:value-type="float" office:value="11.9685974028331">
            <text:p>11,9686</text:p>
          </table:table-cell>
          <table:table-cell table:formula="oooc:=[.E589]/([.$E$769]*(2*3.1416/60*[.B692])^2*(0.045*2.5)^4)" office:value-type="float" office:value="0.00465301075963508">
            <text:p>0,0047</text:p>
          </table:table-cell>
          <table:table-cell table:formula="oooc:=ABS([.C589])/([.$E$769]*(2*3.1416/60*[.B692])^2*(0.045*2.5)^5)" office:value-type="float" office:value="0.000561269997243834">
            <text:p>0,0006</text:p>
          </table:table-cell>
          <table:table-cell table:formula="oooc:=[.H792]/(2*3.1416/60*[.B692]*(0.045*2.5))" office:value-type="float" office:value="0.165110360370908">
            <text:p>0,1651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2.82080078">
            <text:p>82,8208</text:p>
          </table:table-cell>
          <table:table-cell table:number-columns-repeated="4"/>
          <table:table-cell office:value-type="float" office:value="0.166179789365318">
            <text:p>0,1662</text:p>
          </table:table-cell>
          <table:table-cell table:formula="oooc:=([.B793]*2/[.$E$769])^(1/2)" office:value-type="float" office:value="11.9767557041921">
            <text:p>11,9768</text:p>
          </table:table-cell>
          <table:table-cell table:formula="oooc:=[.E590]/([.$E$769]*(2*3.1416/60*[.B693])^2*(0.045*2.5)^4)" office:value-type="float" office:value="0.00488918820865363">
            <text:p>0,0049</text:p>
          </table:table-cell>
          <table:table-cell table:formula="oooc:=ABS([.C590])/([.$E$769]*(2*3.1416/60*[.B693])^2*(0.045*2.5)^5)" office:value-type="float" office:value="0.000599063822290022">
            <text:p>0,0006</text:p>
          </table:table-cell>
          <table:table-cell table:formula="oooc:=[.H793]/(2*3.1416/60*[.B693]*(0.045*2.5))" office:value-type="float" office:value="0.166179789365318">
            <text:p>0,1662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2.59931946">
            <text:p>82,5993</text:p>
          </table:table-cell>
          <table:table-cell table:number-columns-repeated="4"/>
          <table:table-cell office:value-type="float" office:value="0.167266060245575">
            <text:p>0,1673</text:p>
          </table:table-cell>
          <table:table-cell table:formula="oooc:=([.B794]*2/[.$E$769])^(1/2)" office:value-type="float" office:value="11.960730723495">
            <text:p>11,9607</text:p>
          </table:table-cell>
          <table:table-cell table:formula="oooc:=[.E591]/([.$E$769]*(2*3.1416/60*[.B694])^2*(0.045*2.5)^4)" office:value-type="float" office:value="0.00502560273896057">
            <text:p>0,005</text:p>
          </table:table-cell>
          <table:table-cell table:formula="oooc:=ABS([.C591])/([.$E$769]*(2*3.1416/60*[.B694])^2*(0.045*2.5)^5)" office:value-type="float" office:value="0.000570885029934049">
            <text:p>0,0006</text:p>
          </table:table-cell>
          <table:table-cell table:formula="oooc:=[.H794]/(2*3.1416/60*[.B694]*(0.045*2.5))" office:value-type="float" office:value="0.167266060245575">
            <text:p>0,1673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2.75585938">
            <text:p>82,7559</text:p>
          </table:table-cell>
          <table:table-cell table:number-columns-repeated="4"/>
          <table:table-cell office:value-type="float" office:value="0.168599317669616">
            <text:p>0,1686</text:p>
          </table:table-cell>
          <table:table-cell table:formula="oooc:=([.B795]*2/[.$E$769])^(1/2)" office:value-type="float" office:value="11.9720591798594">
            <text:p>11,9721</text:p>
          </table:table-cell>
          <table:table-cell table:formula="oooc:=[.E592]/([.$E$769]*(2*3.1416/60*[.B695])^2*(0.045*2.5)^4)" office:value-type="float" office:value="0.00525804828435545">
            <text:p>0,0053</text:p>
          </table:table-cell>
          <table:table-cell table:formula="oooc:=ABS([.C592])/([.$E$769]*(2*3.1416/60*[.B695])^2*(0.045*2.5)^5)" office:value-type="float" office:value="0.000610416926665045">
            <text:p>0,0006</text:p>
          </table:table-cell>
          <table:table-cell table:formula="oooc:=[.H795]/(2*3.1416/60*[.B695]*(0.045*2.5))" office:value-type="float" office:value="0.168599317669616">
            <text:p>0,1686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.48720551">
            <text:p>82,4872</text:p>
          </table:table-cell>
          <table:table-cell table:number-columns-repeated="4"/>
          <table:table-cell office:value-type="float" office:value="0.16949861477604">
            <text:p>0,1695</text:p>
          </table:table-cell>
          <table:table-cell table:formula="oooc:=([.B796]*2/[.$E$769])^(1/2)" office:value-type="float" office:value="11.9526106801659">
            <text:p>11,9526</text:p>
          </table:table-cell>
          <table:table-cell table:formula="oooc:=[.E593]/([.$E$769]*(2*3.1416/60*[.B696])^2*(0.045*2.5)^4)" office:value-type="float" office:value="0.00518474590286553">
            <text:p>0,0052</text:p>
          </table:table-cell>
          <table:table-cell table:formula="oooc:=ABS([.C593])/([.$E$769]*(2*3.1416/60*[.B696])^2*(0.045*2.5)^5)" office:value-type="float" office:value="0.000630399319895099">
            <text:p>0,0006</text:p>
          </table:table-cell>
          <table:table-cell table:formula="oooc:=[.H796]/(2*3.1416/60*[.B696]*(0.045*2.5))" office:value-type="float" office:value="0.16949861477604">
            <text:p>0,1695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8249054">
            <text:p>82,8249</text:p>
          </table:table-cell>
          <table:table-cell table:number-columns-repeated="4"/>
          <table:table-cell office:value-type="float" office:value="0.170705523503983">
            <text:p>0,1707</text:p>
          </table:table-cell>
          <table:table-cell table:formula="oooc:=([.B797]*2/[.$E$769])^(1/2)" office:value-type="float" office:value="11.9770524860479">
            <text:p>11,9771</text:p>
          </table:table-cell>
          <table:table-cell table:formula="oooc:=[.E594]/([.$E$769]*(2*3.1416/60*[.B697])^2*(0.045*2.5)^4)" office:value-type="float" office:value="0.00533425687054952">
            <text:p>0,0053</text:p>
          </table:table-cell>
          <table:table-cell table:formula="oooc:=ABS([.C594])/([.$E$769]*(2*3.1416/60*[.B697])^2*(0.045*2.5)^5)" office:value-type="float" office:value="0.000644489095992366">
            <text:p>0,0006</text:p>
          </table:table-cell>
          <table:table-cell table:formula="oooc:=[.H797]/(2*3.1416/60*[.B697]*(0.045*2.5))" office:value-type="float" office:value="0.170705523503983">
            <text:p>0,1707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.67177582">
            <text:p>82,6718</text:p>
          </table:table-cell>
          <table:table-cell table:number-columns-repeated="4"/>
          <table:table-cell office:value-type="float" office:value="0.171098949519883">
            <text:p>0,1711</text:p>
          </table:table-cell>
          <table:table-cell table:formula="oooc:=([.B798]*2/[.$E$769])^(1/2)" office:value-type="float" office:value="11.9659755672015">
            <text:p>11,966</text:p>
          </table:table-cell>
          <table:table-cell table:formula="oooc:=[.E595]/([.$E$769]*(2*3.1416/60*[.B698])^2*(0.045*2.5)^4)" office:value-type="float" office:value="0.00545798480701278">
            <text:p>0,0055</text:p>
          </table:table-cell>
          <table:table-cell table:formula="oooc:=ABS([.C595])/([.$E$769]*(2*3.1416/60*[.B698])^2*(0.045*2.5)^5)" office:value-type="float" office:value="0.000584784747715291">
            <text:p>0,0006</text:p>
          </table:table-cell>
          <table:table-cell table:formula="oooc:=[.H798]/(2*3.1416/60*[.B698]*(0.045*2.5))" office:value-type="float" office:value="0.171098949519883">
            <text:p>0,1711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2.79618835">
            <text:p>82,7962</text:p>
          </table:table-cell>
          <table:table-cell table:number-columns-repeated="4"/>
          <table:table-cell office:value-type="float" office:value="0.172389230668899">
            <text:p>0,1724</text:p>
          </table:table-cell>
          <table:table-cell table:formula="oooc:=([.B799]*2/[.$E$769])^(1/2)" office:value-type="float" office:value="11.9749759643072">
            <text:p>11,975</text:p>
          </table:table-cell>
          <table:table-cell table:formula="oooc:=[.E596]/([.$E$769]*(2*3.1416/60*[.B699])^2*(0.045*2.5)^4)" office:value-type="float" office:value="0.00548777981097102">
            <text:p>0,0055</text:p>
          </table:table-cell>
          <table:table-cell table:formula="oooc:=ABS([.C596])/([.$E$769]*(2*3.1416/60*[.B699])^2*(0.045*2.5)^5)" office:value-type="float" office:value="0.000577347762837806">
            <text:p>0,0006</text:p>
          </table:table-cell>
          <table:table-cell table:formula="oooc:=[.H799]/(2*3.1416/60*[.B699]*(0.045*2.5))" office:value-type="float" office:value="0.172389230668899">
            <text:p>0,1724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2.08935547">
            <text:p>82,0894</text:p>
          </table:table-cell>
          <table:table-cell table:number-columns-repeated="4"/>
          <table:table-cell office:value-type="float" office:value="0.172189950733719">
            <text:p>0,1722</text:p>
          </table:table-cell>
          <table:table-cell table:formula="oooc:=([.B800]*2/[.$E$769])^(1/2)" office:value-type="float" office:value="11.9237510864744">
            <text:p>11,9238</text:p>
          </table:table-cell>
          <table:table-cell table:formula="oooc:=[.E597]/([.$E$769]*(2*3.1416/60*[.B700])^2*(0.045*2.5)^4)" office:value-type="float" office:value="0.00566087208558893">
            <text:p>0,0057</text:p>
          </table:table-cell>
          <table:table-cell table:formula="oooc:=ABS([.C597])/([.$E$769]*(2*3.1416/60*[.B700])^2*(0.045*2.5)^5)" office:value-type="float" office:value="0.00055602180980343">
            <text:p>0,0006</text:p>
          </table:table-cell>
          <table:table-cell table:formula="oooc:=[.H800]/(2*3.1416/60*[.B700]*(0.045*2.5))" office:value-type="float" office:value="0.172189950733719">
            <text:p>0,1722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2.6957016">
            <text:p>82,6957</text:p>
          </table:table-cell>
          <table:table-cell table:number-columns-repeated="4"/>
          <table:table-cell office:value-type="float" office:value="0.174209071502841">
            <text:p>0,1742</text:p>
          </table:table-cell>
          <table:table-cell table:formula="oooc:=([.B801]*2/[.$E$769])^(1/2)" office:value-type="float" office:value="11.9677069597179">
            <text:p>11,9677</text:p>
          </table:table-cell>
          <table:table-cell table:formula="oooc:=[.E598]/([.$E$769]*(2*3.1416/60*[.B701])^2*(0.045*2.5)^4)" office:value-type="float" office:value="0.00599215478389096">
            <text:p>0,006</text:p>
          </table:table-cell>
          <table:table-cell table:formula="oooc:=ABS([.C598])/([.$E$769]*(2*3.1416/60*[.B701])^2*(0.045*2.5)^5)" office:value-type="float" office:value="0.000589530719415304">
            <text:p>0,0006</text:p>
          </table:table-cell>
          <table:table-cell table:formula="oooc:=[.H801]/(2*3.1416/60*[.B701]*(0.045*2.5))" office:value-type="float" office:value="0.174209071502841">
            <text:p>0,1742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2.38261414">
            <text:p>82,3826</text:p>
          </table:table-cell>
          <table:table-cell table:number-columns-repeated="4"/>
          <table:table-cell office:value-type="float" office:value="0.174722871703862">
            <text:p>0,1747</text:p>
          </table:table-cell>
          <table:table-cell table:formula="oooc:=([.B802]*2/[.$E$769])^(1/2)" office:value-type="float" office:value="11.9450304957297">
            <text:p>11,945</text:p>
          </table:table-cell>
          <table:table-cell table:formula="oooc:=[.E599]/([.$E$769]*(2*3.1416/60*[.B702])^2*(0.045*2.5)^4)" office:value-type="float" office:value="0.00622003037039902">
            <text:p>0,0062</text:p>
          </table:table-cell>
          <table:table-cell table:formula="oooc:=ABS([.C599])/([.$E$769]*(2*3.1416/60*[.B702])^2*(0.045*2.5)^5)" office:value-type="float" office:value="0.000602562562020024">
            <text:p>0,0006</text:p>
          </table:table-cell>
          <table:table-cell table:formula="oooc:=[.H802]/(2*3.1416/60*[.B702]*(0.045*2.5))" office:value-type="float" office:value="0.174722871703862">
            <text:p>0,1747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2.43935394">
            <text:p>82,4394</text:p>
          </table:table-cell>
          <table:table-cell table:number-columns-repeated="4"/>
          <table:table-cell office:value-type="float" office:value="0.175274729549351">
            <text:p>0,1753</text:p>
          </table:table-cell>
          <table:table-cell table:formula="oooc:=([.B803]*2/[.$E$769])^(1/2)" office:value-type="float" office:value="11.9491432687311">
            <text:p>11,9491</text:p>
          </table:table-cell>
          <table:table-cell table:formula="oooc:=[.E600]/([.$E$769]*(2*3.1416/60*[.B703])^2*(0.045*2.5)^4)" office:value-type="float" office:value="0.00622446932462313">
            <text:p>0,0062</text:p>
          </table:table-cell>
          <table:table-cell table:formula="oooc:=ABS([.C600])/([.$E$769]*(2*3.1416/60*[.B703])^2*(0.045*2.5)^5)" office:value-type="float" office:value="0.000621399772771202">
            <text:p>0,0006</text:p>
          </table:table-cell>
          <table:table-cell table:formula="oooc:=[.H803]/(2*3.1416/60*[.B703]*(0.045*2.5))" office:value-type="float" office:value="0.175274729549351">
            <text:p>0,1753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2.75244141">
            <text:p>82,7524</text:p>
          </table:table-cell>
          <table:table-cell table:number-columns-repeated="4"/>
          <table:table-cell office:value-type="float" office:value="0.176644638268203">
            <text:p>0,1766</text:p>
          </table:table-cell>
          <table:table-cell table:formula="oooc:=([.B804]*2/[.$E$769])^(1/2)" office:value-type="float" office:value="11.9718119432169">
            <text:p>11,9718</text:p>
          </table:table-cell>
          <table:table-cell table:formula="oooc:=[.E601]/([.$E$769]*(2*3.1416/60*[.B704])^2*(0.045*2.5)^4)" office:value-type="float" office:value="0.00639014189795478">
            <text:p>0,0064</text:p>
          </table:table-cell>
          <table:table-cell table:formula="oooc:=ABS([.C601])/([.$E$769]*(2*3.1416/60*[.B704])^2*(0.045*2.5)^5)" office:value-type="float" office:value="0.000655139350858585">
            <text:p>0,0007</text:p>
          </table:table-cell>
          <table:table-cell table:formula="oooc:=[.H804]/(2*3.1416/60*[.B704]*(0.045*2.5))" office:value-type="float" office:value="0.176644638268203">
            <text:p>0,1766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.34980774">
            <text:p>82,3498</text:p>
          </table:table-cell>
          <table:table-cell table:number-columns-repeated="4"/>
          <table:table-cell office:value-type="float" office:value="0.177497968577765">
            <text:p>0,1775</text:p>
          </table:table-cell>
          <table:table-cell table:formula="oooc:=([.B805]*2/[.$E$769])^(1/2)" office:value-type="float" office:value="11.9426518842152">
            <text:p>11,9427</text:p>
          </table:table-cell>
          <table:table-cell table:formula="oooc:=[.E602]/([.$E$769]*(2*3.1416/60*[.B705])^2*(0.045*2.5)^4)" office:value-type="float" office:value="0.00649488562007312">
            <text:p>0,0065</text:p>
          </table:table-cell>
          <table:table-cell table:formula="oooc:=ABS([.C602])/([.$E$769]*(2*3.1416/60*[.B705])^2*(0.045*2.5)^5)" office:value-type="float" office:value="0.000667170794689467">
            <text:p>0,0007</text:p>
          </table:table-cell>
          <table:table-cell table:formula="oooc:=[.H805]/(2*3.1416/60*[.B705]*(0.045*2.5))" office:value-type="float" office:value="0.177497968577765">
            <text:p>0,1775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6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Popis Olivier</meta:initial-creator>
    <meta:creation-date>2006-11-20T20:55:50</meta:creation-date>
    <dc:date>2006-12-03T16:41:26</dc:date>
    <dc:language>fr-FR</dc:language>
    <meta:editing-cycles>12</meta:editing-cycles>
    <meta:editing-duration>PT5H16M19S</meta:editing-duration>
    <meta:user-defined meta:name="Info 1"/>
    <meta:user-defined meta:name="Info 2"/>
    <meta:user-defined meta:name="Info 3"/>
    <meta:user-defined meta:name="Info 4"/>
    <meta:document-statistic meta:table-count="3" meta:cell-count="288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7pt" style:font-family-asian="'DejaVu Sans'" style:font-family-generic-asian="system" style:font-pitch-asian="variable" style:font-size-asian="27pt" style:font-family-complex="'DejaVu Sans'" style:font-family-generic-complex="system" style:font-pitch-complex="variable" style:font-size-complex="27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2.5pt" style:font-family-asian="'DejaVu Sans'" style:font-family-generic-asian="system" style:font-pitch-asian="variable" style:font-size-asian="12.5pt" style:font-family-complex="'DejaVu Sans'" style:font-family-generic-complex="system" style:font-pitch-complex="variable" style:font-size-complex="12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4.6000003814697pt" style:font-family-asian="'DejaVu Sans'" style:font-family-generic-asian="system" style:font-pitch-asian="variable" style:font-size-asian="14.6000003814697pt" style:font-family-complex="'DejaVu Sans'" style:font-family-generic-complex="system" style:font-pitch-complex="variable" style:font-size-complex="14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4.6000003814697pt" style:font-family-asian="'DejaVu Sans'" style:font-family-generic-asian="system" style:font-pitch-asian="variable" style:font-size-asian="14.6000003814697pt" style:font-family-complex="'DejaVu Sans'" style:font-family-generic-complex="system" style:font-pitch-complex="variable" style:font-size-complex="14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Nimbus Sans L'" style:font-family-generic="swiss" style:font-pitch="variable" fo:font-size="12.5pt" style:font-family-asian="'DejaVu Sans'" style:font-family-generic-asian="system" style:font-pitch-asian="variable" style:font-size-asian="12.5pt" style:font-family-complex="'DejaVu Sans'" style:font-family-generic-complex="system" style:font-pitch-complex="variable" style:font-size-complex="12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2.252cm" svg:height="14.553cm" chart:class="chart:scatter" chart:style-name="ch1">
        <chart:title svg:x="8.265cm" svg:y="0.29cm" chart:style-name="ch2">
          <text:p>Titre principal</text:p>
        </chart:title>
        <chart:legend chart:legend-position="end" svg:x="18.983cm" svg:y="6.855cm" chart:style-name="ch3"/>
        <chart:plot-area chart:style-name="ch4" table:cell-range-address="Feuille1.$A$1:.$B$96" chart:table-number-list="0" svg:x="1.131cm" svg:y="1.752cm" svg:width="17.652cm" svg:height="12.216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06916679">
                <text:p>-0.06916679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06626814">
                <text:p>-0.0662681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06564926">
                <text:p>-0.0656492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06449533">
                <text:p>-0.06449533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06682946">
                <text:p>-0.0668294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06103066">
                <text:p>-0.0610306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05630425">
                <text:p>-0.056304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05492131">
                <text:p>-0.0549213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05243829">
                <text:p>-0.0524382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05139156">
                <text:p>-0.0513915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04993852">
                <text:p>-0.0499385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04685955">
                <text:p>-0.0468595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04404637">
                <text:p>-0.04404637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04211208">
                <text:p>-0.04211208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04225793">
                <text:p>-0.0422579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04665139">
                <text:p>-0.0466513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04666082">
                <text:p>-0.0466608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04791184">
                <text:p>-0.04791184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0538314">
                <text:p>-0.0538314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05485992">
                <text:p>-0.05485992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05485206">
                <text:p>-0.0548520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05609448">
                <text:p>-0.0560944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06074111">
                <text:p>-0.06074111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05977724">
                <text:p>-0.0597772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06033788">
                <text:p>-0.06033788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06109459">
                <text:p>-0.06109459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05679533">
                <text:p>-0.0567953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05540603">
                <text:p>-0.05540603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05362045">
                <text:p>-0.05362045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0520683">
                <text:p>-0.052068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0486498">
                <text:p>-0.0486498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04862381">
                <text:p>-0.04862381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05097632">
                <text:p>-0.05097632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05068245">
                <text:p>-0.0506824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05229505">
                <text:p>-0.05229505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05657738">
                <text:p>-0.0565773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04849097">
                <text:p>-0.04849097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05514302">
                <text:p>-0.05514302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0554043">
                <text:p>-0.0554043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04918183">
                <text:p>-0.04918183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04572514">
                <text:p>-0.04572514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04290428">
                <text:p>-0.04290428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04556729">
                <text:p>-0.0455672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04514331">
                <text:p>-0.04514331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04622307">
                <text:p>-0.0462230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04598359">
                <text:p>-0.04598359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04179131">
                <text:p>-0.0417913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03364758">
                <text:p>-0.03364758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03087997">
                <text:p>-0.03087997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02743336">
                <text:p>-0.0274333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02392845">
                <text:p>-0.02392845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01826694">
                <text:p>-0.0182669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01780188">
                <text:p>-0.0178018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01259051">
                <text:p>-0.0125905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00753535000000002">
                <text:p>-0.00753535000000002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00686380000000014">
                <text:p>-0.000686380000000014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0.00531291999999999">
                <text:p>0.0053129199999999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0.0108327">
                <text:p>0.0108327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0.02299254">
                <text:p>0.02299254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0.02954216">
                <text:p>0.02954216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0.03426375">
                <text:p>0.03426375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0.0394183">
                <text:p>0.0394183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0.0435299">
                <text:p>0.043529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0.04717415">
                <text:p>0.04717415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0.05296365">
                <text:p>0.05296365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0.05894683">
                <text:p>0.05894683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0.07502106">
                <text:p>0.07502106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6480668">
                <text:p>0.0648066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5734049">
                <text:p>0.05734049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6515568">
                <text:p>0.06515568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7035581">
                <text:p>0.07035581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7315617">
                <text:p>0.07315617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8814824">
                <text:p>0.0881482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9464677">
                <text:p>0.09464677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11134845">
                <text:p>0.1113484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10928631">
                <text:p>0.1092863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11179635">
                <text:p>0.11179635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12122697">
                <text:p>0.12122697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12120732">
                <text:p>0.12120732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11962715">
                <text:p>0.11962715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12310312">
                <text:p>0.1231031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12764569">
                <text:p>0.12764569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13647152">
                <text:p>0.13647152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1525776">
                <text:p>0.1525776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15034461">
                <text:p>0.15034461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15872238">
                <text:p>0.15872238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16607627">
                <text:p>0.1660762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6844891">
                <text:p>0.1684489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15823162">
                <text:p>0.15823162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16172312">
                <text:p>0.16172312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16494512">
                <text:p>0.16494512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17775772">
                <text:p>0.17775772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18181785">
                <text:p>0.18181785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19037345">
                <text:p>0.19037345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19754095">
                <text:p>0.19754095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20150757">
                <text:p>0.2015075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32cm" svg:y="0.14cm" chart:style-name="ch2">
          <text:p>Main Title</text:p>
        </chart:title>
        <chart:legend chart:legend-position="end" svg:x="6.631cm" svg:y="3.309cm" chart:style-name="ch3"/>
        <chart:plot-area chart:style-name="ch4" table:cell-range-address="Feuille1.$A$506:.$A$602 Feuille1.$F$506:.$F$602" chart:data-source-has-labels="row" chart:table-number-list="0 0" svg:x="0.16cm" svg:y="0.941cm" svg:width="6.15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84298245274364">
                <text:p>0.28429824527436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216494441911684">
                <text:p>0.216494441911684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51987464118375">
                <text:p>0.25198746411837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93251772152793">
                <text:p>0.193251772152793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211188927622321">
                <text:p>0.21118892762232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7242525">
                <text:p>0.2724252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53394236042138">
                <text:p>0.25339423604213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88844596160821">
                <text:p>0.28884459616082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84998342275753">
                <text:p>0.284998342275753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38059546340964">
                <text:p>0.23805954634096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40380808383541">
                <text:p>0.24038080838354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38203934531819">
                <text:p>0.23820393453181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34824065269168">
                <text:p>0.23482406526916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21727371633089">
                <text:p>0.221727371633089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16963558203948">
                <text:p>0.216963558203948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14428164531669">
                <text:p>0.214428164531669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213757339723945">
                <text:p>0.213757339723945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214373576630503">
                <text:p>0.214373576630503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215167355496224">
                <text:p>0.21516735549622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1463472782137">
                <text:p>0.21463472782137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212473211496022">
                <text:p>0.212473211496022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213001021760843">
                <text:p>0.21300102176084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214176579332346">
                <text:p>0.21417657933234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212827678659374">
                <text:p>0.21282767865937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213474422969031">
                <text:p>0.213474422969031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212760192712548">
                <text:p>0.21276019271254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208425759960727">
                <text:p>0.20842575996072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205979645656203">
                <text:p>0.205979645656203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205207556724762">
                <text:p>0.205207556724762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200725960956969">
                <text:p>0.200725960956969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201148944506522">
                <text:p>0.20114894450652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98051282262894">
                <text:p>0.19805128226289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97474032216751">
                <text:p>0.19747403221675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98176577998843">
                <text:p>0.19817657799884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9769070894648">
                <text:p>0.1976907089464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13847311700479">
                <text:p>0.21384731170047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10067048729741">
                <text:p>0.21006704872974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25476518851292">
                <text:p>0.225476518851292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28745946611793">
                <text:p>0.228745946611793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24317134353296">
                <text:p>0.22431713435329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25087737246844">
                <text:p>0.22508773724684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24963875610024">
                <text:p>0.224963875610024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16348170589428">
                <text:p>0.21634817058942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213655389293151">
                <text:p>0.21365538929315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201399384093954">
                <text:p>0.201399384093954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92362881820505">
                <text:p>0.19236288182050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89799208545111">
                <text:p>0.18979920854511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84941822643893">
                <text:p>0.18494182264389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76984536437449">
                <text:p>0.17698453643744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77856715497081">
                <text:p>0.17785671549708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76835264256384">
                <text:p>0.176835264256384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73823905454793">
                <text:p>0.17382390545479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71622115006165">
                <text:p>0.171622115006165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67306632814653">
                <text:p>0.16730663281465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65285149226273">
                <text:p>0.165285149226273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61288508824168">
                <text:p>0.16128850882416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56086635833086">
                <text:p>0.156086635833086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59970448075814">
                <text:p>0.159970448075814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52452841531945">
                <text:p>0.15245284153194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42087622540412">
                <text:p>0.14208762254041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35349564470992">
                <text:p>0.13534956447099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3573254832499">
                <text:p>0.13573254832499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49953749850272">
                <text:p>0.14995374985027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57170835992502">
                <text:p>0.15717083599250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55916073370678">
                <text:p>0.155916073370678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55395768375137">
                <text:p>0.15539576837513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47009624922352">
                <text:p>0.14700962492235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57844779625995">
                <text:p>0.15784477962599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47428518131641">
                <text:p>0.14742851813164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52548208463738">
                <text:p>0.152548208463738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55499467703878">
                <text:p>0.155499467703878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55185069719927">
                <text:p>0.15518506971992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48240279507422">
                <text:p>0.14824027950742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47217985240815">
                <text:p>0.14721798524081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41058124482591">
                <text:p>0.14105812448259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37695309558095">
                <text:p>0.13769530955809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27191771764577">
                <text:p>0.12719177176457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31346014981712">
                <text:p>0.131346014981712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2580117345579">
                <text:p>0.1258011734557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28860746217304">
                <text:p>0.128860746217304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23564318405728">
                <text:p>0.123564318405728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22908570071622">
                <text:p>0.122908570071622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17611191677643">
                <text:p>0.117611191677643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24700223293675">
                <text:p>0.12470022329367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21625943607307">
                <text:p>0.12162594360730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27243186603805">
                <text:p>0.127243186603805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117230939855281">
                <text:p>0.11723093985528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19769641277743">
                <text:p>0.119769641277743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28427361928723">
                <text:p>0.12842736192872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2069769304149">
                <text:p>0.1206976930414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17919965258704">
                <text:p>0.11791996525870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23881542217903">
                <text:p>0.12388154221790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27844330579907">
                <text:p>0.12784433057990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20346030171873">
                <text:p>0.12034603017187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32181229986504">
                <text:p>0.132181229986504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14807642108587">
                <text:p>0.114807642108587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8.3999996185303pt" style:font-family-asian="'Lucida Sans Unicode'" style:font-family-generic-asian="system" style:font-pitch-asian="variable" style:font-size-asian="18.3999996185303pt" style:font-family-complex="Tahoma" style:font-family-generic-complex="system" style:font-pitch-complex="variable" style:font-size-complex="18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Lucida Sans Unicode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'Lucida Sans Unicode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5pt" style:font-family-asian="'Lucida Sans Unicode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794cm" svg:height="9.91cm" chart:class="chart:scatter" chart:style-name="ch1">
        <chart:title svg:x="3.419cm" svg:y="0.198cm" chart:style-name="ch2">
          <text:p>RPM à V=10 m/s</text:p>
        </chart:title>
        <chart:plot-area chart:style-name="ch3" table:cell-range-address="Feuille1.$A$610:.$B$705" chart:table-number-list="0" svg:x="-0.127cm" svg:y="1.545cm" svg:width="10.942cm" svg:height="8.369cm">
          <chart:axis chart:dimension="x" chart:name="primary-x" chart:style-name="ch4">
            <chart:title svg:x="5.326cm" svg:y="9.391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cm" svg:y="7.702cm" chart:style-name="ch5">
              <text:p>vitesse de rotation en tr/mi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8366.38671875">
                <text:p>8366.3867187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8386.796875">
                <text:p>8386.79687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8387.44140625">
                <text:p>8387.4414062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8387.3046875">
                <text:p>8387.304687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8387.3828125">
                <text:p>8387.382812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8388.046875">
                <text:p>8388.04687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8387.51953125">
                <text:p>8387.5195312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8376.1328125">
                <text:p>8376.132812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8378.203125">
                <text:p>8378.20312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8377.1484375">
                <text:p>8377.148437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8370.3515625">
                <text:p>8370.351562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8360.05859375">
                <text:p>8360.0585937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8356.34765625">
                <text:p>8356.3476562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8347.87109375">
                <text:p>8347.8710937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8348.0078125">
                <text:p>8348.007812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8327.08984375">
                <text:p>8327.0898437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8327.20703125">
                <text:p>8327.2070312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8307.5">
                <text:p>8307.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8298.14453125">
                <text:p>8298.1445312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8287.265625">
                <text:p>8287.26562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8276.19140625">
                <text:p>8276.1914062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8258.14453125">
                <text:p>8258.1445312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8246.40625">
                <text:p>8246.4062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8227.32421875">
                <text:p>8227.3242187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8207.03125">
                <text:p>8207.0312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8179.609375">
                <text:p>8179.60937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8166.22998047">
                <text:p>8166.22998047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8138.4765625">
                <text:p>8138.476562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8116.89453125">
                <text:p>8116.8945312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8095.68408203">
                <text:p>8095.68408203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8069.08203125">
                <text:p>8069.0820312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8036.79638672">
                <text:p>8036.79638672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8017.40283203">
                <text:p>8017.40283203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7977.51953125">
                <text:p>7977.5195312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7938.33984375">
                <text:p>7938.3398437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7915.3515625">
                <text:p>7915.351562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7921.2109375">
                <text:p>7921.2109375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7896.97265625">
                <text:p>7896.9726562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7867.58789063">
                <text:p>7867.58789063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7837.03125">
                <text:p>7837.0312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7806.5234375">
                <text:p>7806.5234375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7776.98242188">
                <text:p>7776.98242188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7736.84570313">
                <text:p>7736.84570313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7702.00195313">
                <text:p>7702.00195313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7668.66210938">
                <text:p>7668.66210938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7631.7578125">
                <text:p>7631.757812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7600.84960938">
                <text:p>7600.84960938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7566.50390625">
                <text:p>7566.5039062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7526.92382813">
                <text:p>7526.92382813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7491.171875">
                <text:p>7491.17187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7455.98632813">
                <text:p>7455.98632813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7420.75195313">
                <text:p>7420.75195313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7378.52539063">
                <text:p>7378.52539063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7342.32421875">
                <text:p>7342.3242187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7300.84960938">
                <text:p>7300.84960938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7271.23046875">
                <text:p>7271.2304687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7236.5234375">
                <text:p>7236.523437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7202.45117188">
                <text:p>7202.45117188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7176.92382813">
                <text:p>7176.92382813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7141.55273438">
                <text:p>7141.55273438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7091.46484375">
                <text:p>7091.4648437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7077.21679688">
                <text:p>7077.21679688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7043.21289063">
                <text:p>7043.21289063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7009.77539063">
                <text:p>7009.77539063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6977.74414063">
                <text:p>6977.74414063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6951.484375">
                <text:p>6951.48437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6768.3984375">
                <text:p>6768.3984375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6739.46289063">
                <text:p>6739.46289063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6708.5546875">
                <text:p>6708.5546875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6672.94921875">
                <text:p>6672.9492187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6621.7578125">
                <text:p>6621.7578125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6596.00585938">
                <text:p>6596.00585938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6547.15820313">
                <text:p>6547.15820313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6515.9375">
                <text:p>6515.9375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6495.79101563">
                <text:p>6495.79101563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6451.30859375">
                <text:p>6451.30859375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6423.09570313">
                <text:p>6423.09570313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6369.6875">
                <text:p>6369.6875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6311.93359375">
                <text:p>6311.93359375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6282.02148438">
                <text:p>6282.02148438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6243.06640625">
                <text:p>6243.06640625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6210.92773438">
                <text:p>6210.9277343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6152.99804688">
                <text:p>6152.99804688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6117.56835938">
                <text:p>6117.56835938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6069.70703125">
                <text:p>6069.70703125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6027.41210938">
                <text:p>6027.41210938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5985.69335938">
                <text:p>5985.69335938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5955.52734375">
                <text:p>5955.52734375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5936.33789063">
                <text:p>5936.33789063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5896.33789063">
                <text:p>5896.33789063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5877.91015625">
                <text:p>5877.91015625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5831.20117188">
                <text:p>5831.20117188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5803.03710938">
                <text:p>5803.03710938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5786.7578125">
                <text:p>5786.7578125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5752.7734375">
                <text:p>5752.7734375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5711.171875">
                <text:p>5711.171875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6.90000009536743pt" style:font-family-asian="'DejaVu Sans'" style:font-family-generic-asian="system" style:font-pitch-asian="variable" style:font-size-asian="6.90000009536743pt" style:font-family-complex="'DejaVu Sans'" style:font-family-generic-complex="system" style:font-pitch-complex="variable" style:font-size-complex="6.9000000953674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6.90000009536743pt" style:font-family-asian="'DejaVu Sans'" style:font-family-generic-asian="system" style:font-pitch-asian="variable" style:font-size-asian="6.90000009536743pt" style:font-family-complex="'DejaVu Sans'" style:font-family-generic-complex="system" style:font-pitch-complex="variable" style:font-size-complex="6.90000009536743pt"/>
    </style:style>
    <style:style style:name="ch7" style:family="chart">
      <style:graphic-properties svg:stroke-color="#800080"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7.987cm" svg:height="6.985cm" chart:class="chart:scatter" chart:style-name="ch1">
        <chart:title svg:x="2.62cm" svg:y="0.138cm" chart:style-name="ch2">
          <text:p>Titre principal</text:p>
        </chart:title>
        <chart:legend chart:legend-position="end" svg:x="6.554cm" svg:y="3.291cm" chart:style-name="ch3"/>
        <chart:plot-area chart:style-name="ch4" table:cell-range-address="Feuille1.$A$710:.$A$805 Feuille1.$I$710:.$I$805" chart:table-number-list="0 0" svg:x="0.785cm" svg:y="0.868cm" svg:width="6.075cm" svg:height="5.86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-5">
                <text:p>-5</text:p>
              </table:table-cell>
              <table:table-cell office:value-type="float" office:value="0.00102147491217249">
                <text:p>0.00102147491217249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-4">
                <text:p>-4</text:p>
              </table:table-cell>
              <table:table-cell office:value-type="float" office:value="0.00101050946170959">
                <text:p>0.00101050946170959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-3">
                <text:p>-3</text:p>
              </table:table-cell>
              <table:table-cell office:value-type="float" office:value="0.000996177267799346">
                <text:p>0.000996177267799346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-2">
                <text:p>-2</text:p>
              </table:table-cell>
              <table:table-cell office:value-type="float" office:value="0.000991591810500893">
                <text:p>0.000991591810500893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-1">
                <text:p>-1</text:p>
              </table:table-cell>
              <table:table-cell office:value-type="float" office:value="0.000993298059746024">
                <text:p>0.000993298059746024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">
                <text:p>0</text:p>
              </table:table-cell>
              <table:table-cell office:value-type="float" office:value="0.000953392309798322">
                <text:p>0.000953392309798322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1">
                <text:p>1</text:p>
              </table:table-cell>
              <table:table-cell office:value-type="float" office:value="0.000933890343627251">
                <text:p>0.000933890343627251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2">
                <text:p>2</text:p>
              </table:table-cell>
              <table:table-cell office:value-type="float" office:value="0.000963392900985152">
                <text:p>0.000963392900985152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3">
                <text:p>3</text:p>
              </table:table-cell>
              <table:table-cell office:value-type="float" office:value="0.000975538278569044">
                <text:p>0.000975538278569044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4">
                <text:p>4</text:p>
              </table:table-cell>
              <table:table-cell office:value-type="float" office:value="0.00096698362000298">
                <text:p>0.00096698362000298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5">
                <text:p>5</text:p>
              </table:table-cell>
              <table:table-cell office:value-type="float" office:value="0.000969683156162483">
                <text:p>0.000969683156162483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6">
                <text:p>6</text:p>
              </table:table-cell>
              <table:table-cell office:value-type="float" office:value="0.000972512728689232">
                <text:p>0.000972512728689232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7">
                <text:p>7</text:p>
              </table:table-cell>
              <table:table-cell office:value-type="float" office:value="0.000989175122537895">
                <text:p>0.000989175122537895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8">
                <text:p>8</text:p>
              </table:table-cell>
              <table:table-cell office:value-type="float" office:value="0.000999078476721524">
                <text:p>0.000999078476721524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9">
                <text:p>9</text:p>
              </table:table-cell>
              <table:table-cell office:value-type="float" office:value="0.000995486476737611">
                <text:p>0.000995486476737611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10">
                <text:p>10</text:p>
              </table:table-cell>
              <table:table-cell office:value-type="float" office:value="0.00101254682679141">
                <text:p>0.00101254682679141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11">
                <text:p>11</text:p>
              </table:table-cell>
              <table:table-cell office:value-type="float" office:value="0.000996010084978957">
                <text:p>0.000996010084978957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12">
                <text:p>12</text:p>
              </table:table-cell>
              <table:table-cell office:value-type="float" office:value="0.0010233708793487">
                <text:p>0.0010233708793487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13">
                <text:p>13</text:p>
              </table:table-cell>
              <table:table-cell office:value-type="float" office:value="0.00102079817011469">
                <text:p>0.00102079817011469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14">
                <text:p>14</text:p>
              </table:table-cell>
              <table:table-cell office:value-type="float" office:value="0.00103642172455352">
                <text:p>0.00103642172455352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15">
                <text:p>15</text:p>
              </table:table-cell>
              <table:table-cell office:value-type="float" office:value="0.00103330039188216">
                <text:p>0.00103330039188216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16">
                <text:p>16</text:p>
              </table:table-cell>
              <table:table-cell office:value-type="float" office:value="0.00104858750608209">
                <text:p>0.00104858750608209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17">
                <text:p>17</text:p>
              </table:table-cell>
              <table:table-cell office:value-type="float" office:value="0.00105682326769699">
                <text:p>0.00105682326769699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18">
                <text:p>18</text:p>
              </table:table-cell>
              <table:table-cell office:value-type="float" office:value="0.00106660823897471">
                <text:p>0.00106660823897471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19">
                <text:p>19</text:p>
              </table:table-cell>
              <table:table-cell office:value-type="float" office:value="0.00108600484368717">
                <text:p>0.00108600484368717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20">
                <text:p>20</text:p>
              </table:table-cell>
              <table:table-cell office:value-type="float" office:value="0.00112204750560923">
                <text:p>0.00112204750560923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21">
                <text:p>21</text:p>
              </table:table-cell>
              <table:table-cell office:value-type="float" office:value="0.00112622554836372">
                <text:p>0.00112622554836372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22">
                <text:p>22</text:p>
              </table:table-cell>
              <table:table-cell office:value-type="float" office:value="0.00114891902726404">
                <text:p>0.00114891902726404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23">
                <text:p>23</text:p>
              </table:table-cell>
              <table:table-cell office:value-type="float" office:value="0.00114666822559688">
                <text:p>0.00114666822559688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24">
                <text:p>24</text:p>
              </table:table-cell>
              <table:table-cell office:value-type="float" office:value="0.00116749484682303">
                <text:p>0.00116749484682303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25">
                <text:p>25</text:p>
              </table:table-cell>
              <table:table-cell office:value-type="float" office:value="0.00117452599621752">
                <text:p>0.00117452599621752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26">
                <text:p>26</text:p>
              </table:table-cell>
              <table:table-cell office:value-type="float" office:value="0.00119696925923703">
                <text:p>0.00119696925923703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27">
                <text:p>27</text:p>
              </table:table-cell>
              <table:table-cell office:value-type="float" office:value="0.00121861201435769">
                <text:p>0.00121861201435769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28">
                <text:p>28</text:p>
              </table:table-cell>
              <table:table-cell office:value-type="float" office:value="0.00123632691028104">
                <text:p>0.00123632691028104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29">
                <text:p>29</text:p>
              </table:table-cell>
              <table:table-cell office:value-type="float" office:value="0.00128447709163074">
                <text:p>0.00128447709163074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30">
                <text:p>30</text:p>
              </table:table-cell>
              <table:table-cell office:value-type="float" office:value="0.00135891656716091">
                <text:p>0.00135891656716091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31">
                <text:p>31</text:p>
              </table:table-cell>
              <table:table-cell office:value-type="float" office:value="0.00130497562364835">
                <text:p>0.00130497562364835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32">
                <text:p>32</text:p>
              </table:table-cell>
              <table:table-cell office:value-type="float" office:value="0.001424689821142">
                <text:p>0.001424689821142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33">
                <text:p>33</text:p>
              </table:table-cell>
              <table:table-cell office:value-type="float" office:value="0.00152033606174614">
                <text:p>0.00152033606174614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34">
                <text:p>34</text:p>
              </table:table-cell>
              <table:table-cell office:value-type="float" office:value="0.00153671505470694">
                <text:p>0.00153671505470694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35">
                <text:p>35</text:p>
              </table:table-cell>
              <table:table-cell office:value-type="float" office:value="0.00156869696860817">
                <text:p>0.00156869696860817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36">
                <text:p>36</text:p>
              </table:table-cell>
              <table:table-cell office:value-type="float" office:value="0.00158377730765165">
                <text:p>0.00158377730765165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37">
                <text:p>37</text:p>
              </table:table-cell>
              <table:table-cell office:value-type="float" office:value="0.00158291716421571">
                <text:p>0.00158291716421571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38">
                <text:p>38</text:p>
              </table:table-cell>
              <table:table-cell office:value-type="float" office:value="0.00159020935498023">
                <text:p>0.00159020935498023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39">
                <text:p>39</text:p>
              </table:table-cell>
              <table:table-cell office:value-type="float" office:value="0.00158476979407654">
                <text:p>0.00158476979407654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40">
                <text:p>40</text:p>
              </table:table-cell>
              <table:table-cell office:value-type="float" office:value="0.00157985001554516">
                <text:p>0.00157985001554516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41">
                <text:p>41</text:p>
              </table:table-cell>
              <table:table-cell office:value-type="float" office:value="0.00158024323529862">
                <text:p>0.00158024323529862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42">
                <text:p>42</text:p>
              </table:table-cell>
              <table:table-cell office:value-type="float" office:value="0.00157485209482681">
                <text:p>0.00157485209482681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43">
                <text:p>43</text:p>
              </table:table-cell>
              <table:table-cell office:value-type="float" office:value="0.0016274471730052">
                <text:p>0.0016274471730052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44">
                <text:p>44</text:p>
              </table:table-cell>
              <table:table-cell office:value-type="float" office:value="0.00171241410395088">
                <text:p>0.00171241410395088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45">
                <text:p>45</text:p>
              </table:table-cell>
              <table:table-cell office:value-type="float" office:value="0.001769736914562">
                <text:p>0.001769736914562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46">
                <text:p>46</text:p>
              </table:table-cell>
              <table:table-cell office:value-type="float" office:value="0.00185058430791839">
                <text:p>0.00185058430791839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47">
                <text:p>47</text:p>
              </table:table-cell>
              <table:table-cell office:value-type="float" office:value="0.00193016063386807">
                <text:p>0.00193016063386807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48">
                <text:p>48</text:p>
              </table:table-cell>
              <table:table-cell office:value-type="float" office:value="0.00196398921754456">
                <text:p>0.00196398921754456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49">
                <text:p>49</text:p>
              </table:table-cell>
              <table:table-cell office:value-type="float" office:value="0.00202873260036284">
                <text:p>0.00202873260036284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50">
                <text:p>50</text:p>
              </table:table-cell>
              <table:table-cell office:value-type="float" office:value="0.00207497400245066">
                <text:p>0.00207497400245066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51">
                <text:p>51</text:p>
              </table:table-cell>
              <table:table-cell office:value-type="float" office:value="0.00216645157046049">
                <text:p>0.00216645157046049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52">
                <text:p>52</text:p>
              </table:table-cell>
              <table:table-cell office:value-type="float" office:value="0.0023887233575736">
                <text:p>0.0023887233575736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53">
                <text:p>53</text:p>
              </table:table-cell>
              <table:table-cell office:value-type="float" office:value="0.00236610358836748">
                <text:p>0.00236610358836748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54">
                <text:p>54</text:p>
              </table:table-cell>
              <table:table-cell office:value-type="float" office:value="0.00241420392099183">
                <text:p>0.00241420392099183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55">
                <text:p>55</text:p>
              </table:table-cell>
              <table:table-cell office:value-type="float" office:value="0.00242895688591784">
                <text:p>0.00242895688591784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56">
                <text:p>56</text:p>
              </table:table-cell>
              <table:table-cell office:value-type="float" office:value="0.00250273539495337">
                <text:p>0.00250273539495337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57">
                <text:p>57</text:p>
              </table:table-cell>
              <table:table-cell office:value-type="float" office:value="0.00261813891297376">
                <text:p>0.00261813891297376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58">
                <text:p>58</text:p>
              </table:table-cell>
              <table:table-cell office:value-type="float" office:value="0.00272979288675754">
                <text:p>0.00272979288675754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59">
                <text:p>59</text:p>
              </table:table-cell>
              <table:table-cell office:value-type="float" office:value="0.00272761210790228">
                <text:p>0.00272761210790228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60">
                <text:p>60</text:p>
              </table:table-cell>
              <table:table-cell office:value-type="float" office:value="0.00279269810080531">
                <text:p>0.00279269810080531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61">
                <text:p>61</text:p>
              </table:table-cell>
              <table:table-cell office:value-type="float" office:value="0.00289053378819515">
                <text:p>0.00289053378819515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62">
                <text:p>62</text:p>
              </table:table-cell>
              <table:table-cell office:value-type="float" office:value="0.00301615635433838">
                <text:p>0.00301615635433838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63">
                <text:p>63</text:p>
              </table:table-cell>
              <table:table-cell office:value-type="float" office:value="0.00329135361615303">
                <text:p>0.00329135361615303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64">
                <text:p>64</text:p>
              </table:table-cell>
              <table:table-cell office:value-type="float" office:value="0.00358378910191734">
                <text:p>0.00358378910191734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65">
                <text:p>65</text:p>
              </table:table-cell>
              <table:table-cell office:value-type="float" office:value="0.00333039695548464">
                <text:p>0.00333039695548464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66">
                <text:p>66</text:p>
              </table:table-cell>
              <table:table-cell office:value-type="float" office:value="0.00361363450014349">
                <text:p>0.00361363450014349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67">
                <text:p>67</text:p>
              </table:table-cell>
              <table:table-cell office:value-type="float" office:value="0.00360864472259069">
                <text:p>0.00360864472259069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68">
                <text:p>68</text:p>
              </table:table-cell>
              <table:table-cell office:value-type="float" office:value="0.00366364899717925">
                <text:p>0.00366364899717925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69">
                <text:p>69</text:p>
              </table:table-cell>
              <table:table-cell office:value-type="float" office:value="0.00382873873224561">
                <text:p>0.00382873873224561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70">
                <text:p>70</text:p>
              </table:table-cell>
              <table:table-cell office:value-type="float" office:value="0.00381795153372493">
                <text:p>0.00381795153372493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71">
                <text:p>71</text:p>
              </table:table-cell>
              <table:table-cell office:value-type="float" office:value="0.00382291093356227">
                <text:p>0.00382291093356227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72">
                <text:p>72</text:p>
              </table:table-cell>
              <table:table-cell office:value-type="float" office:value="0.00406780665107771">
                <text:p>0.00406780665107771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73">
                <text:p>73</text:p>
              </table:table-cell>
              <table:table-cell office:value-type="float" office:value="0.0040714981377573">
                <text:p>0.0040714981377573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74">
                <text:p>74</text:p>
              </table:table-cell>
              <table:table-cell office:value-type="float" office:value="0.0042925424520888">
                <text:p>0.0042925424520888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75">
                <text:p>75</text:p>
              </table:table-cell>
              <table:table-cell office:value-type="float" office:value="0.00436822240927543">
                <text:p>0.00436822240927543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76">
                <text:p>76</text:p>
              </table:table-cell>
              <table:table-cell office:value-type="float" office:value="0.00444102079510669">
                <text:p>0.00444102079510669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77">
                <text:p>77</text:p>
              </table:table-cell>
              <table:table-cell office:value-type="float" office:value="0.00465301075963508">
                <text:p>0.00465301075963508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78">
                <text:p>78</text:p>
              </table:table-cell>
              <table:table-cell office:value-type="float" office:value="0.00488918820865362">
                <text:p>0.00488918820865362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79">
                <text:p>79</text:p>
              </table:table-cell>
              <table:table-cell office:value-type="float" office:value="0.00502560273896057">
                <text:p>0.00502560273896057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80">
                <text:p>80</text:p>
              </table:table-cell>
              <table:table-cell office:value-type="float" office:value="0.00525804828435545">
                <text:p>0.00525804828435545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81">
                <text:p>81</text:p>
              </table:table-cell>
              <table:table-cell office:value-type="float" office:value="0.00518474590286553">
                <text:p>0.00518474590286553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82">
                <text:p>82</text:p>
              </table:table-cell>
              <table:table-cell office:value-type="float" office:value="0.00533425687054952">
                <text:p>0.00533425687054952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83">
                <text:p>83</text:p>
              </table:table-cell>
              <table:table-cell office:value-type="float" office:value="0.00545798480701278">
                <text:p>0.00545798480701278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84">
                <text:p>84</text:p>
              </table:table-cell>
              <table:table-cell office:value-type="float" office:value="0.00548777981097102">
                <text:p>0.00548777981097102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85">
                <text:p>85</text:p>
              </table:table-cell>
              <table:table-cell office:value-type="float" office:value="0.00566087208558893">
                <text:p>0.00566087208558893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86">
                <text:p>86</text:p>
              </table:table-cell>
              <table:table-cell office:value-type="float" office:value="0.00599215478389096">
                <text:p>0.00599215478389096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87">
                <text:p>87</text:p>
              </table:table-cell>
              <table:table-cell office:value-type="float" office:value="0.00622003037039902">
                <text:p>0.00622003037039902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88">
                <text:p>88</text:p>
              </table:table-cell>
              <table:table-cell office:value-type="float" office:value="0.00622446932462313">
                <text:p>0.00622446932462313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89">
                <text:p>89</text:p>
              </table:table-cell>
              <table:table-cell office:value-type="float" office:value="0.00639014189795478">
                <text:p>0.00639014189795478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90">
                <text:p>90</text:p>
              </table:table-cell>
              <table:table-cell office:value-type="float" office:value="0.00649488562007312">
                <text:p>0.00649488562007312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svg:stroke-color="#800080"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7.987cm" svg:height="7.011cm" chart:class="chart:scatter" chart:style-name="ch1">
        <chart:title svg:x="2.62cm" svg:y="0.14cm" chart:style-name="ch2">
          <text:p>Titre principal</text:p>
        </chart:title>
        <chart:legend chart:legend-position="end" svg:x="6.507cm" svg:y="3.304cm" chart:style-name="ch3"/>
        <chart:plot-area chart:style-name="ch4" table:cell-range-address="Feuille1.$A$710:.$A$805 Feuille1.$J$710:.$J$805" chart:table-number-list="0 0" svg:x="0.158cm" svg:y="0.979cm" svg:width="6.034cm" svg:height="5.892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-5">
                <text:p>-5</text:p>
              </table:table-cell>
              <table:table-cell office:value-type="float" office:value="0.000332040999609094">
                <text:p>0.000332040999609094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-4">
                <text:p>-4</text:p>
              </table:table-cell>
              <table:table-cell office:value-type="float" office:value="0.000325333287682529">
                <text:p>0.000325333287682529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-3">
                <text:p>-3</text:p>
              </table:table-cell>
              <table:table-cell office:value-type="float" office:value="0.000323951948884719">
                <text:p>0.000323951948884719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-2">
                <text:p>-2</text:p>
              </table:table-cell>
              <table:table-cell office:value-type="float" office:value="0.000324577258111906">
                <text:p>0.000324577258111906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-1">
                <text:p>-1</text:p>
              </table:table-cell>
              <table:table-cell office:value-type="float" office:value="0.000325535069297086">
                <text:p>0.000325535069297086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">
                <text:p>0</text:p>
              </table:table-cell>
              <table:table-cell office:value-type="float" office:value="0.000321609958687068">
                <text:p>0.000321609958687068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1">
                <text:p>1</text:p>
              </table:table-cell>
              <table:table-cell office:value-type="float" office:value="0.000320038283824242">
                <text:p>0.000320038283824242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2">
                <text:p>2</text:p>
              </table:table-cell>
              <table:table-cell office:value-type="float" office:value="0.000319325311117856">
                <text:p>0.000319325311117856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3">
                <text:p>3</text:p>
              </table:table-cell>
              <table:table-cell office:value-type="float" office:value="0.000318318796598671">
                <text:p>0.000318318796598671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4">
                <text:p>4</text:p>
              </table:table-cell>
              <table:table-cell office:value-type="float" office:value="0.000318004764582296">
                <text:p>0.000318004764582296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5">
                <text:p>5</text:p>
              </table:table-cell>
              <table:table-cell office:value-type="float" office:value="0.000313095117848333">
                <text:p>0.000313095117848333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6">
                <text:p>6</text:p>
              </table:table-cell>
              <table:table-cell office:value-type="float" office:value="0.00031050809327751">
                <text:p>0.00031050809327751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7">
                <text:p>7</text:p>
              </table:table-cell>
              <table:table-cell office:value-type="float" office:value="0.00031179336389008">
                <text:p>0.00031179336389008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8">
                <text:p>8</text:p>
              </table:table-cell>
              <table:table-cell office:value-type="float" office:value="0.000310304445195824">
                <text:p>0.000310304445195824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9">
                <text:p>9</text:p>
              </table:table-cell>
              <table:table-cell office:value-type="float" office:value="0.000308457837646008">
                <text:p>0.000308457837646008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10">
                <text:p>10</text:p>
              </table:table-cell>
              <table:table-cell office:value-type="float" office:value="0.00030761177592176">
                <text:p>0.00030761177592176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11">
                <text:p>11</text:p>
              </table:table-cell>
              <table:table-cell office:value-type="float" office:value="0.000310683966188834">
                <text:p>0.000310683966188834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12">
                <text:p>12</text:p>
              </table:table-cell>
              <table:table-cell office:value-type="float" office:value="0.00031048281812498">
                <text:p>0.00031048281812498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13">
                <text:p>13</text:p>
              </table:table-cell>
              <table:table-cell office:value-type="float" office:value="0.000308453792559832">
                <text:p>0.000308453792559832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14">
                <text:p>14</text:p>
              </table:table-cell>
              <table:table-cell office:value-type="float" office:value="0.000308191053103469">
                <text:p>0.000308191053103469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15">
                <text:p>15</text:p>
              </table:table-cell>
              <table:table-cell office:value-type="float" office:value="0.000309849572015563">
                <text:p>0.000309849572015563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16">
                <text:p>16</text:p>
              </table:table-cell>
              <table:table-cell office:value-type="float" office:value="0.000307443039385623">
                <text:p>0.000307443039385623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17">
                <text:p>17</text:p>
              </table:table-cell>
              <table:table-cell office:value-type="float" office:value="0.000308483833158465">
                <text:p>0.000308483833158465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18">
                <text:p>18</text:p>
              </table:table-cell>
              <table:table-cell office:value-type="float" office:value="0.000309856855305044">
                <text:p>0.000309856855305044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19">
                <text:p>19</text:p>
              </table:table-cell>
              <table:table-cell office:value-type="float" office:value="0.000309591380597842">
                <text:p>0.000309591380597842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20">
                <text:p>20</text:p>
              </table:table-cell>
              <table:table-cell office:value-type="float" office:value="0.000311811780569481">
                <text:p>0.000311811780569481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21">
                <text:p>21</text:p>
              </table:table-cell>
              <table:table-cell office:value-type="float" office:value="0.000311929867200157">
                <text:p>0.000311929867200157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22">
                <text:p>22</text:p>
              </table:table-cell>
              <table:table-cell office:value-type="float" office:value="0.000316289734851276">
                <text:p>0.000316289734851276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23">
                <text:p>23</text:p>
              </table:table-cell>
              <table:table-cell office:value-type="float" office:value="0.000318819015367872">
                <text:p>0.000318819015367872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24">
                <text:p>24</text:p>
              </table:table-cell>
              <table:table-cell office:value-type="float" office:value="0.000319075409838127">
                <text:p>0.000319075409838127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25">
                <text:p>25</text:p>
              </table:table-cell>
              <table:table-cell office:value-type="float" office:value="0.000323060566961253">
                <text:p>0.000323060566961253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26">
                <text:p>26</text:p>
              </table:table-cell>
              <table:table-cell office:value-type="float" office:value="0.000326489709586578">
                <text:p>0.000326489709586578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27">
                <text:p>27</text:p>
              </table:table-cell>
              <table:table-cell office:value-type="float" office:value="0.000323309303679883">
                <text:p>0.000323309303679883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28">
                <text:p>28</text:p>
              </table:table-cell>
              <table:table-cell office:value-type="float" office:value="0.000326147694895228">
                <text:p>0.000326147694895228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29">
                <text:p>29</text:p>
              </table:table-cell>
              <table:table-cell office:value-type="float" office:value="0.000329978334165639">
                <text:p>0.000329978334165639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30">
                <text:p>30</text:p>
              </table:table-cell>
              <table:table-cell office:value-type="float" office:value="0.000330353799975121">
                <text:p>0.000330353799975121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31">
                <text:p>31</text:p>
              </table:table-cell>
              <table:table-cell office:value-type="float" office:value="0.000322359274008175">
                <text:p>0.000322359274008175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32">
                <text:p>32</text:p>
              </table:table-cell>
              <table:table-cell office:value-type="float" office:value="0.000326336729228778">
                <text:p>0.000326336729228778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33">
                <text:p>33</text:p>
              </table:table-cell>
              <table:table-cell office:value-type="float" office:value="0.000326319445794129">
                <text:p>0.000326319445794129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34">
                <text:p>34</text:p>
              </table:table-cell>
              <table:table-cell office:value-type="float" office:value="0.00032950311859078">
                <text:p>0.00032950311859078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35">
                <text:p>35</text:p>
              </table:table-cell>
              <table:table-cell office:value-type="float" office:value="0.000339476797627891">
                <text:p>0.000339476797627891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36">
                <text:p>36</text:p>
              </table:table-cell>
              <table:table-cell office:value-type="float" office:value="0.000344726049505288">
                <text:p>0.000344726049505288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37">
                <text:p>37</text:p>
              </table:table-cell>
              <table:table-cell office:value-type="float" office:value="0.00037359202795062">
                <text:p>0.00037359202795062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38">
                <text:p>38</text:p>
              </table:table-cell>
              <table:table-cell office:value-type="float" office:value="0.000380385254961344">
                <text:p>0.000380385254961344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39">
                <text:p>39</text:p>
              </table:table-cell>
              <table:table-cell office:value-type="float" office:value="0.00039490461810295">
                <text:p>0.00039490461810295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40">
                <text:p>40</text:p>
              </table:table-cell>
              <table:table-cell office:value-type="float" office:value="0.000405784631060656">
                <text:p>0.000405784631060656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41">
                <text:p>41</text:p>
              </table:table-cell>
              <table:table-cell office:value-type="float" office:value="0.000413798331642658">
                <text:p>0.000413798331642658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42">
                <text:p>42</text:p>
              </table:table-cell>
              <table:table-cell office:value-type="float" office:value="0.000425347592714862">
                <text:p>0.000425347592714862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43">
                <text:p>43</text:p>
              </table:table-cell>
              <table:table-cell office:value-type="float" office:value="0.000435632194107786">
                <text:p>0.000435632194107786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44">
                <text:p>44</text:p>
              </table:table-cell>
              <table:table-cell office:value-type="float" office:value="0.000452508422353542">
                <text:p>0.000452508422353542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45">
                <text:p>45</text:p>
              </table:table-cell>
              <table:table-cell office:value-type="float" office:value="0.00045900054809722">
                <text:p>0.00045900054809722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46">
                <text:p>46</text:p>
              </table:table-cell>
              <table:table-cell office:value-type="float" office:value="0.000468585895251735">
                <text:p>0.000468585895251735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47">
                <text:p>47</text:p>
              </table:table-cell>
              <table:table-cell office:value-type="float" office:value="0.000473619902038353">
                <text:p>0.000473619902038353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48">
                <text:p>48</text:p>
              </table:table-cell>
              <table:table-cell office:value-type="float" office:value="0.000474382259130287">
                <text:p>0.000474382259130287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49">
                <text:p>49</text:p>
              </table:table-cell>
              <table:table-cell office:value-type="float" office:value="0.000473596740444064">
                <text:p>0.000473596740444064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50">
                <text:p>50</text:p>
              </table:table-cell>
              <table:table-cell office:value-type="float" office:value="0.000478788809761319">
                <text:p>0.000478788809761319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51">
                <text:p>51</text:p>
              </table:table-cell>
              <table:table-cell office:value-type="float" office:value="0.000483490617783125">
                <text:p>0.000483490617783125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52">
                <text:p>52</text:p>
              </table:table-cell>
              <table:table-cell office:value-type="float" office:value="0.000487223619416091">
                <text:p>0.000487223619416091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53">
                <text:p>53</text:p>
              </table:table-cell>
              <table:table-cell office:value-type="float" office:value="0.000484741358574343">
                <text:p>0.000484741358574343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54">
                <text:p>54</text:p>
              </table:table-cell>
              <table:table-cell office:value-type="float" office:value="0.000499751056579681">
                <text:p>0.000499751056579681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55">
                <text:p>55</text:p>
              </table:table-cell>
              <table:table-cell office:value-type="float" office:value="0.000507167136703685">
                <text:p>0.000507167136703685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56">
                <text:p>56</text:p>
              </table:table-cell>
              <table:table-cell office:value-type="float" office:value="0.000508574543904159">
                <text:p>0.000508574543904159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57">
                <text:p>57</text:p>
              </table:table-cell>
              <table:table-cell office:value-type="float" office:value="0.000501336470914073">
                <text:p>0.000501336470914073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58">
                <text:p>58</text:p>
              </table:table-cell>
              <table:table-cell office:value-type="float" office:value="0.000498844488334973">
                <text:p>0.000498844488334973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59">
                <text:p>59</text:p>
              </table:table-cell>
              <table:table-cell office:value-type="float" office:value="0.000493342278511527">
                <text:p>0.000493342278511527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60">
                <text:p>60</text:p>
              </table:table-cell>
              <table:table-cell office:value-type="float" office:value="0.000483186440790286">
                <text:p>0.000483186440790286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61">
                <text:p>61</text:p>
              </table:table-cell>
              <table:table-cell office:value-type="float" office:value="0.000513164872391528">
                <text:p>0.000513164872391528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62">
                <text:p>62</text:p>
              </table:table-cell>
              <table:table-cell office:value-type="float" office:value="0.000537361643125475">
                <text:p>0.000537361643125475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63">
                <text:p>63</text:p>
              </table:table-cell>
              <table:table-cell office:value-type="float" office:value="0.000564287838245985">
                <text:p>0.000564287838245985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64">
                <text:p>64</text:p>
              </table:table-cell>
              <table:table-cell office:value-type="float" office:value="0.000567618354833403">
                <text:p>0.000567618354833403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65">
                <text:p>65</text:p>
              </table:table-cell>
              <table:table-cell office:value-type="float" office:value="0.000568010110927548">
                <text:p>0.000568010110927548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66">
                <text:p>66</text:p>
              </table:table-cell>
              <table:table-cell office:value-type="float" office:value="0.000581846846482273">
                <text:p>0.000581846846482273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67">
                <text:p>67</text:p>
              </table:table-cell>
              <table:table-cell office:value-type="float" office:value="0.000616084831506699">
                <text:p>0.000616084831506699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68">
                <text:p>68</text:p>
              </table:table-cell>
              <table:table-cell office:value-type="float" office:value="0.000619414989085568">
                <text:p>0.000619414989085568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69">
                <text:p>69</text:p>
              </table:table-cell>
              <table:table-cell office:value-type="float" office:value="0.000623950143903294">
                <text:p>0.000623950143903294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70">
                <text:p>70</text:p>
              </table:table-cell>
              <table:table-cell office:value-type="float" office:value="0.000619201711081988">
                <text:p>0.000619201711081988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71">
                <text:p>71</text:p>
              </table:table-cell>
              <table:table-cell office:value-type="float" office:value="0.000615824619890516">
                <text:p>0.000615824619890516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72">
                <text:p>72</text:p>
              </table:table-cell>
              <table:table-cell office:value-type="float" office:value="0.000625010625095707">
                <text:p>0.000625010625095707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73">
                <text:p>73</text:p>
              </table:table-cell>
              <table:table-cell office:value-type="float" office:value="0.000582603452941948">
                <text:p>0.000582603452941948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74">
                <text:p>74</text:p>
              </table:table-cell>
              <table:table-cell office:value-type="float" office:value="0.000567445486754135">
                <text:p>0.000567445486754135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75">
                <text:p>75</text:p>
              </table:table-cell>
              <table:table-cell office:value-type="float" office:value="0.000558263012970475">
                <text:p>0.000558263012970475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76">
                <text:p>76</text:p>
              </table:table-cell>
              <table:table-cell office:value-type="float" office:value="0.00056632287790211">
                <text:p>0.00056632287790211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77">
                <text:p>77</text:p>
              </table:table-cell>
              <table:table-cell office:value-type="float" office:value="0.000561269997243834">
                <text:p>0.000561269997243834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78">
                <text:p>78</text:p>
              </table:table-cell>
              <table:table-cell office:value-type="float" office:value="0.000599063822290022">
                <text:p>0.000599063822290022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79">
                <text:p>79</text:p>
              </table:table-cell>
              <table:table-cell office:value-type="float" office:value="0.000570885029934049">
                <text:p>0.000570885029934049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80">
                <text:p>80</text:p>
              </table:table-cell>
              <table:table-cell office:value-type="float" office:value="0.000610416926665045">
                <text:p>0.000610416926665045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81">
                <text:p>81</text:p>
              </table:table-cell>
              <table:table-cell office:value-type="float" office:value="0.000630399319895099">
                <text:p>0.000630399319895099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82">
                <text:p>82</text:p>
              </table:table-cell>
              <table:table-cell office:value-type="float" office:value="0.000644489095992366">
                <text:p>0.000644489095992366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83">
                <text:p>83</text:p>
              </table:table-cell>
              <table:table-cell office:value-type="float" office:value="0.000584784747715291">
                <text:p>0.000584784747715291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84">
                <text:p>84</text:p>
              </table:table-cell>
              <table:table-cell office:value-type="float" office:value="0.000577347762837806">
                <text:p>0.000577347762837806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85">
                <text:p>85</text:p>
              </table:table-cell>
              <table:table-cell office:value-type="float" office:value="0.00055602180980343">
                <text:p>0.00055602180980343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86">
                <text:p>86</text:p>
              </table:table-cell>
              <table:table-cell office:value-type="float" office:value="0.000589530719415304">
                <text:p>0.000589530719415304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87">
                <text:p>87</text:p>
              </table:table-cell>
              <table:table-cell office:value-type="float" office:value="0.000602562562020024">
                <text:p>0.000602562562020024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88">
                <text:p>88</text:p>
              </table:table-cell>
              <table:table-cell office:value-type="float" office:value="0.000621399772771202">
                <text:p>0.000621399772771202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89">
                <text:p>89</text:p>
              </table:table-cell>
              <table:table-cell office:value-type="float" office:value="0.000655139350858585">
                <text:p>0.000655139350858585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90">
                <text:p>90</text:p>
              </table:table-cell>
              <table:table-cell office:value-type="float" office:value="0.000667170794689467">
                <text:p>0.000667170794689467</text:p>
              </table:table-cell>
            </table:table-row>
          </table:table-rows>
        </table:table>
      </chart:chart>
    </office:char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7.987cm" svg:height="6.985cm" chart:class="chart:scatter" chart:style-name="ch1">
        <chart:title svg:x="2.62cm" svg:y="0.138cm" chart:style-name="ch2">
          <text:p>Titre principal</text:p>
        </chart:title>
        <chart:legend chart:legend-position="end" svg:x="6.554cm" svg:y="3.291cm" chart:style-name="ch3"/>
        <chart:plot-area chart:style-name="ch4" table:cell-range-address="Feuille1.$G$710:.$G$805 Feuille1.$I$710:.$I$805" chart:table-number-list="0 0" svg:x="0.158cm" svg:y="0.973cm" svg:width="6.081cm" svg:height="5.87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0.118312822359183">
                <text:p>0.118312822359183</text:p>
              </table:table-cell>
              <table:table-cell office:value-type="float" office:value="0.00102147491217249">
                <text:p>0.00102147491217249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0.11841379964984">
                <text:p>0.11841379964984</text:p>
              </table:table-cell>
              <table:table-cell office:value-type="float" office:value="0.00101050946170959">
                <text:p>0.00101050946170959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0.118500699615895">
                <text:p>0.118500699615895</text:p>
              </table:table-cell>
              <table:table-cell office:value-type="float" office:value="0.000996177267799346">
                <text:p>0.000996177267799346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0.118219002754472">
                <text:p>0.118219002754472</text:p>
              </table:table-cell>
              <table:table-cell office:value-type="float" office:value="0.000991591810500893">
                <text:p>0.000991591810500893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0.118569902534347">
                <text:p>0.118569902534347</text:p>
              </table:table-cell>
              <table:table-cell office:value-type="float" office:value="0.000993298059746024">
                <text:p>0.000993298059746024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.118665038265529">
                <text:p>0.118665038265529</text:p>
              </table:table-cell>
              <table:table-cell office:value-type="float" office:value="0.000953392309798322">
                <text:p>0.000953392309798322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0.118144831508436">
                <text:p>0.118144831508436</text:p>
              </table:table-cell>
              <table:table-cell office:value-type="float" office:value="0.000933890343627251">
                <text:p>0.000933890343627251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0.118456066031414">
                <text:p>0.118456066031414</text:p>
              </table:table-cell>
              <table:table-cell office:value-type="float" office:value="0.000963392900985152">
                <text:p>0.000963392900985152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0.118852411316809">
                <text:p>0.118852411316809</text:p>
              </table:table-cell>
              <table:table-cell office:value-type="float" office:value="0.000975538278569044">
                <text:p>0.000975538278569044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0.118400743033771">
                <text:p>0.118400743033771</text:p>
              </table:table-cell>
              <table:table-cell office:value-type="float" office:value="0.00096698362000298">
                <text:p>0.00096698362000298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0.118568618383746">
                <text:p>0.118568618383746</text:p>
              </table:table-cell>
              <table:table-cell office:value-type="float" office:value="0.000969683156162483">
                <text:p>0.000969683156162483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0.118721778318733">
                <text:p>0.118721778318733</text:p>
              </table:table-cell>
              <table:table-cell office:value-type="float" office:value="0.000972512728689232">
                <text:p>0.000972512728689232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0.118816052484705">
                <text:p>0.118816052484705</text:p>
              </table:table-cell>
              <table:table-cell office:value-type="float" office:value="0.000989175122537895">
                <text:p>0.000989175122537895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0.118848360776492">
                <text:p>0.118848360776492</text:p>
              </table:table-cell>
              <table:table-cell office:value-type="float" office:value="0.000999078476721524">
                <text:p>0.000999078476721524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0.11915529935143">
                <text:p>0.11915529935143</text:p>
              </table:table-cell>
              <table:table-cell office:value-type="float" office:value="0.000995486476737611">
                <text:p>0.000995486476737611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0.119265424814547">
                <text:p>0.119265424814547</text:p>
              </table:table-cell>
              <table:table-cell office:value-type="float" office:value="0.00101254682679141">
                <text:p>0.00101254682679141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0.1194092680218">
                <text:p>0.1194092680218</text:p>
              </table:table-cell>
              <table:table-cell office:value-type="float" office:value="0.000996010084978957">
                <text:p>0.000996010084978957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0.119294715413502">
                <text:p>0.119294715413502</text:p>
              </table:table-cell>
              <table:table-cell office:value-type="float" office:value="0.0010233708793487">
                <text:p>0.0010233708793487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0.11982025040954">
                <text:p>0.11982025040954</text:p>
              </table:table-cell>
              <table:table-cell office:value-type="float" office:value="0.00102079817011469">
                <text:p>0.00102079817011469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0.120151959483977">
                <text:p>0.120151959483977</text:p>
              </table:table-cell>
              <table:table-cell office:value-type="float" office:value="0.00103642172455352">
                <text:p>0.00103642172455352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0.120127225296011">
                <text:p>0.120127225296011</text:p>
              </table:table-cell>
              <table:table-cell office:value-type="float" office:value="0.00103330039188216">
                <text:p>0.00103330039188216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0.120336349736565">
                <text:p>0.120336349736565</text:p>
              </table:table-cell>
              <table:table-cell office:value-type="float" office:value="0.00104858750608209">
                <text:p>0.00104858750608209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0.120543982663198">
                <text:p>0.120543982663198</text:p>
              </table:table-cell>
              <table:table-cell office:value-type="float" office:value="0.00105682326769699">
                <text:p>0.00105682326769699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0.120939012978488">
                <text:p>0.120939012978488</text:p>
              </table:table-cell>
              <table:table-cell office:value-type="float" office:value="0.00106660823897471">
                <text:p>0.00106660823897471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0.121276601602588">
                <text:p>0.121276601602588</text:p>
              </table:table-cell>
              <table:table-cell office:value-type="float" office:value="0.00108600484368717">
                <text:p>0.00108600484368717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0.121495928053648">
                <text:p>0.121495928053648</text:p>
              </table:table-cell>
              <table:table-cell office:value-type="float" office:value="0.00112204750560923">
                <text:p>0.00112204750560923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0.121527087452239">
                <text:p>0.121527087452239</text:p>
              </table:table-cell>
              <table:table-cell office:value-type="float" office:value="0.00112622554836372">
                <text:p>0.00112622554836372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0.122058935157164">
                <text:p>0.122058935157164</text:p>
              </table:table-cell>
              <table:table-cell office:value-type="float" office:value="0.00114891902726404">
                <text:p>0.00114891902726404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0.122320665009214">
                <text:p>0.122320665009214</text:p>
              </table:table-cell>
              <table:table-cell office:value-type="float" office:value="0.00114666822559688">
                <text:p>0.00114666822559688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0.122595078071514">
                <text:p>0.122595078071514</text:p>
              </table:table-cell>
              <table:table-cell office:value-type="float" office:value="0.00116749484682303">
                <text:p>0.00116749484682303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0.123050240940782">
                <text:p>0.123050240940782</text:p>
              </table:table-cell>
              <table:table-cell office:value-type="float" office:value="0.00117452599621752">
                <text:p>0.00117452599621752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0.123246124389178">
                <text:p>0.123246124389178</text:p>
              </table:table-cell>
              <table:table-cell office:value-type="float" office:value="0.00119696925923703">
                <text:p>0.00119696925923703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0.123808127556177">
                <text:p>0.123808127556177</text:p>
              </table:table-cell>
              <table:table-cell office:value-type="float" office:value="0.00121861201435769">
                <text:p>0.00121861201435769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0.124529156557106">
                <text:p>0.124529156557106</text:p>
              </table:table-cell>
              <table:table-cell office:value-type="float" office:value="0.00123632691028104">
                <text:p>0.00123632691028104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0.125020688601071">
                <text:p>0.125020688601071</text:p>
              </table:table-cell>
              <table:table-cell office:value-type="float" office:value="0.00128447709163074">
                <text:p>0.00128447709163074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0.125298713359559">
                <text:p>0.125298713359559</text:p>
              </table:table-cell>
              <table:table-cell office:value-type="float" office:value="0.00135891656716091">
                <text:p>0.00135891656716091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0.128699223412729">
                <text:p>0.128699223412729</text:p>
              </table:table-cell>
              <table:table-cell office:value-type="float" office:value="0.00130497562364835">
                <text:p>0.00130497562364835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0.128835975055337">
                <text:p>0.128835975055337</text:p>
              </table:table-cell>
              <table:table-cell office:value-type="float" office:value="0.001424689821142">
                <text:p>0.001424689821142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0.129430844081844">
                <text:p>0.129430844081844</text:p>
              </table:table-cell>
              <table:table-cell office:value-type="float" office:value="0.00152033606174614">
                <text:p>0.00152033606174614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0.129957985326094">
                <text:p>0.129957985326094</text:p>
              </table:table-cell>
              <table:table-cell office:value-type="float" office:value="0.00153671505470694">
                <text:p>0.00153671505470694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0.130426612401753">
                <text:p>0.130426612401753</text:p>
              </table:table-cell>
              <table:table-cell office:value-type="float" office:value="0.00156869696860817">
                <text:p>0.00156869696860817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0.131107042458716">
                <text:p>0.131107042458716</text:p>
              </table:table-cell>
              <table:table-cell office:value-type="float" office:value="0.00158377730765165">
                <text:p>0.00158377730765165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0.131795317683979">
                <text:p>0.131795317683979</text:p>
              </table:table-cell>
              <table:table-cell office:value-type="float" office:value="0.00158291716421571">
                <text:p>0.00158291716421571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0.132276139612317">
                <text:p>0.132276139612317</text:p>
              </table:table-cell>
              <table:table-cell office:value-type="float" office:value="0.00159020935498023">
                <text:p>0.00159020935498023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0.13282933263001">
                <text:p>0.13282933263001</text:p>
              </table:table-cell>
              <table:table-cell office:value-type="float" office:value="0.00158476979407654">
                <text:p>0.00158476979407654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0.1334496523647">
                <text:p>0.1334496523647</text:p>
              </table:table-cell>
              <table:table-cell office:value-type="float" office:value="0.00157985001554516">
                <text:p>0.00157985001554516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0.134347946088139">
                <text:p>0.134347946088139</text:p>
              </table:table-cell>
              <table:table-cell office:value-type="float" office:value="0.00158024323529862">
                <text:p>0.00158024323529862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0.134991508699981">
                <text:p>0.134991508699981</text:p>
              </table:table-cell>
              <table:table-cell office:value-type="float" office:value="0.00157485209482681">
                <text:p>0.00157485209482681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0.135520013905025">
                <text:p>0.135520013905025</text:p>
              </table:table-cell>
              <table:table-cell office:value-type="float" office:value="0.0016274471730052">
                <text:p>0.0016274471730052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0.136085665468205">
                <text:p>0.136085665468205</text:p>
              </table:table-cell>
              <table:table-cell office:value-type="float" office:value="0.00171241410395088">
                <text:p>0.00171241410395088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0.136699750371683">
                <text:p>0.136699750371683</text:p>
              </table:table-cell>
              <table:table-cell office:value-type="float" office:value="0.001769736914562">
                <text:p>0.001769736914562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0.13751201782469">
                <text:p>0.13751201782469</text:p>
              </table:table-cell>
              <table:table-cell office:value-type="float" office:value="0.00185058430791839">
                <text:p>0.00185058430791839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0.137852677756525">
                <text:p>0.137852677756525</text:p>
              </table:table-cell>
              <table:table-cell office:value-type="float" office:value="0.00193016063386807">
                <text:p>0.00193016063386807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0.138703365268683">
                <text:p>0.138703365268683</text:p>
              </table:table-cell>
              <table:table-cell office:value-type="float" office:value="0.00196398921754456">
                <text:p>0.00196398921754456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0.139291130010073">
                <text:p>0.139291130010073</text:p>
              </table:table-cell>
              <table:table-cell office:value-type="float" office:value="0.00202873260036284">
                <text:p>0.00202873260036284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0.139876440799416">
                <text:p>0.139876440799416</text:p>
              </table:table-cell>
              <table:table-cell office:value-type="float" office:value="0.00207497400245066">
                <text:p>0.00207497400245066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0.140533949908603">
                <text:p>0.140533949908603</text:p>
              </table:table-cell>
              <table:table-cell office:value-type="float" office:value="0.00216645157046049">
                <text:p>0.00216645157046049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0.141052819902712">
                <text:p>0.141052819902712</text:p>
              </table:table-cell>
              <table:table-cell office:value-type="float" office:value="0.0023887233575736">
                <text:p>0.0023887233575736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0.141930925031318">
                <text:p>0.141930925031318</text:p>
              </table:table-cell>
              <table:table-cell office:value-type="float" office:value="0.00236610358836748">
                <text:p>0.00236610358836748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0.142617442781285">
                <text:p>0.142617442781285</text:p>
              </table:table-cell>
              <table:table-cell office:value-type="float" office:value="0.00241420392099183">
                <text:p>0.00241420392099183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0.143399735435142">
                <text:p>0.143399735435142</text:p>
              </table:table-cell>
              <table:table-cell office:value-type="float" office:value="0.00242895688591784">
                <text:p>0.00242895688591784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0.143805370675144">
                <text:p>0.143805370675144</text:p>
              </table:table-cell>
              <table:table-cell office:value-type="float" office:value="0.00250273539495337">
                <text:p>0.00250273539495337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0.144523495377319">
                <text:p>0.144523495377319</text:p>
              </table:table-cell>
              <table:table-cell office:value-type="float" office:value="0.00261813891297376">
                <text:p>0.00261813891297376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0.145003693759147">
                <text:p>0.145003693759147</text:p>
              </table:table-cell>
              <table:table-cell office:value-type="float" office:value="0.00272979288675754">
                <text:p>0.00272979288675754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0.145781977947817">
                <text:p>0.145781977947817</text:p>
              </table:table-cell>
              <table:table-cell office:value-type="float" office:value="0.00272761210790228">
                <text:p>0.00272761210790228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0.146374375571972">
                <text:p>0.146374375571972</text:p>
              </table:table-cell>
              <table:table-cell office:value-type="float" office:value="0.00279269810080531">
                <text:p>0.00279269810080531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0.150652234805614">
                <text:p>0.150652234805614</text:p>
              </table:table-cell>
              <table:table-cell office:value-type="float" office:value="0.00289053378819515">
                <text:p>0.00289053378819515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0.150975338068069">
                <text:p>0.150975338068069</text:p>
              </table:table-cell>
              <table:table-cell office:value-type="float" office:value="0.00301615635433838">
                <text:p>0.00301615635433838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0.152033536795207">
                <text:p>0.152033536795207</text:p>
              </table:table-cell>
              <table:table-cell office:value-type="float" office:value="0.00329135361615303">
                <text:p>0.00329135361615303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0.152556834511533">
                <text:p>0.152556834511533</text:p>
              </table:table-cell>
              <table:table-cell office:value-type="float" office:value="0.00358378910191734">
                <text:p>0.00358378910191734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0.153797580436076">
                <text:p>0.153797580436076</text:p>
              </table:table-cell>
              <table:table-cell office:value-type="float" office:value="0.00333039695548464">
                <text:p>0.00333039695548464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0.154126672615349">
                <text:p>0.154126672615349</text:p>
              </table:table-cell>
              <table:table-cell office:value-type="float" office:value="0.00361363450014349">
                <text:p>0.00361363450014349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0.155485355738762">
                <text:p>0.155485355738762</text:p>
              </table:table-cell>
              <table:table-cell office:value-type="float" office:value="0.00360864472259069">
                <text:p>0.00360864472259069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0.156080457338133">
                <text:p>0.156080457338133</text:p>
              </table:table-cell>
              <table:table-cell office:value-type="float" office:value="0.00366364899717925">
                <text:p>0.00366364899717925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0.156534838221152">
                <text:p>0.156534838221152</text:p>
              </table:table-cell>
              <table:table-cell office:value-type="float" office:value="0.00382873873224561">
                <text:p>0.00382873873224561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0.157827932021903">
                <text:p>0.157827932021903</text:p>
              </table:table-cell>
              <table:table-cell office:value-type="float" office:value="0.00381795153372493">
                <text:p>0.00381795153372493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0.158485958866851">
                <text:p>0.158485958866851</text:p>
              </table:table-cell>
              <table:table-cell office:value-type="float" office:value="0.00382291093356227">
                <text:p>0.00382291093356227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0.159692423804992">
                <text:p>0.159692423804992</text:p>
              </table:table-cell>
              <table:table-cell office:value-type="float" office:value="0.00406780665107771">
                <text:p>0.00406780665107771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0.161097792598621">
                <text:p>0.161097792598621</text:p>
              </table:table-cell>
              <table:table-cell office:value-type="float" office:value="0.0040714981377573">
                <text:p>0.0040714981377573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0.161927616600113">
                <text:p>0.161927616600113</text:p>
              </table:table-cell>
              <table:table-cell office:value-type="float" office:value="0.0042925424520888">
                <text:p>0.0042925424520888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0.16281908310687">
                <text:p>0.16281908310687</text:p>
              </table:table-cell>
              <table:table-cell office:value-type="float" office:value="0.00436822240927543">
                <text:p>0.00436822240927543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0.163307206725498">
                <text:p>0.163307206725498</text:p>
              </table:table-cell>
              <table:table-cell office:value-type="float" office:value="0.00444102079510669">
                <text:p>0.00444102079510669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0.165110360370908">
                <text:p>0.165110360370908</text:p>
              </table:table-cell>
              <table:table-cell office:value-type="float" office:value="0.00465301075963508">
                <text:p>0.00465301075963508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0.166179789365318">
                <text:p>0.166179789365318</text:p>
              </table:table-cell>
              <table:table-cell office:value-type="float" office:value="0.00488918820865362">
                <text:p>0.00488918820865362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0.167266060245575">
                <text:p>0.167266060245575</text:p>
              </table:table-cell>
              <table:table-cell office:value-type="float" office:value="0.00502560273896057">
                <text:p>0.00502560273896057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0.168599317669616">
                <text:p>0.168599317669616</text:p>
              </table:table-cell>
              <table:table-cell office:value-type="float" office:value="0.00525804828435545">
                <text:p>0.00525804828435545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0.16949861477604">
                <text:p>0.16949861477604</text:p>
              </table:table-cell>
              <table:table-cell office:value-type="float" office:value="0.00518474590286553">
                <text:p>0.00518474590286553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0.170705523503983">
                <text:p>0.170705523503983</text:p>
              </table:table-cell>
              <table:table-cell office:value-type="float" office:value="0.00533425687054952">
                <text:p>0.00533425687054952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0.171098949519883">
                <text:p>0.171098949519883</text:p>
              </table:table-cell>
              <table:table-cell office:value-type="float" office:value="0.00545798480701278">
                <text:p>0.00545798480701278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0.172389230668899">
                <text:p>0.172389230668899</text:p>
              </table:table-cell>
              <table:table-cell office:value-type="float" office:value="0.00548777981097102">
                <text:p>0.00548777981097102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0.172189950733719">
                <text:p>0.172189950733719</text:p>
              </table:table-cell>
              <table:table-cell office:value-type="float" office:value="0.00566087208558893">
                <text:p>0.00566087208558893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0.174209071502841">
                <text:p>0.174209071502841</text:p>
              </table:table-cell>
              <table:table-cell office:value-type="float" office:value="0.00599215478389096">
                <text:p>0.00599215478389096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0.174722871703862">
                <text:p>0.174722871703862</text:p>
              </table:table-cell>
              <table:table-cell office:value-type="float" office:value="0.00622003037039902">
                <text:p>0.00622003037039902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0.175274729549351">
                <text:p>0.175274729549351</text:p>
              </table:table-cell>
              <table:table-cell office:value-type="float" office:value="0.00622446932462313">
                <text:p>0.00622446932462313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0.176644638268203">
                <text:p>0.176644638268203</text:p>
              </table:table-cell>
              <table:table-cell office:value-type="float" office:value="0.00639014189795478">
                <text:p>0.00639014189795478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0.177497968577765">
                <text:p>0.177497968577765</text:p>
              </table:table-cell>
              <table:table-cell office:value-type="float" office:value="0.00649488562007312">
                <text:p>0.00649488562007312</text:p>
              </table:table-cell>
            </table:table-row>
          </table:table-rows>
        </table:table>
      </chart:chart>
    </office:char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3pt" style:font-family-asian="'DejaVu Sans'" style:font-family-generic-asian="system" style:font-pitch-asian="variable" style:font-size-asian="13pt" style:font-family-complex="'DejaVu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7pt" style:font-family-asian="'DejaVu Sans'" style:font-family-generic-asian="system" style:font-pitch-asian="variable" style:font-size-asian="7pt" style:font-family-complex="'DejaVu Sans'" style:font-family-generic-complex="system" style:font-pitch-complex="variable" style:font-size-complex="7pt"/>
    </style:style>
    <style:style style:name="ch7" style:family="chart">
      <style:graphic-properties draw:fill-color="#800080"/>
      <style:text-properties fo:font-family="'Nimbus Sans L'" style:font-family-generic="swiss" style:font-pitch="variable" fo:font-size="6pt" style:font-family-asian="'DejaVu Sans'" style:font-family-generic-asian="system" style:font-pitch-asian="variable" style:font-size-asian="6pt" style:font-family-complex="'DejaVu Sans'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737cm" svg:height="6.985cm" chart:class="chart:scatter" chart:style-name="ch1">
        <chart:title svg:x="8.995cm" svg:y="0.138cm" chart:style-name="ch2">
          <text:p>Titre principal</text:p>
        </chart:title>
        <chart:legend chart:legend-position="end" svg:x="19.001cm" svg:y="3.291cm" chart:style-name="ch3"/>
        <chart:plot-area chart:style-name="ch4" table:cell-range-address="Feuille1.$G$710:.$G$805 Feuille1.$J$710:.$J$805" chart:table-number-list="0 0" svg:x="0.414cm" svg:y="0.973cm" svg:width="17.76cm" svg:height="5.874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Ligne 710</text:p>
              </table:table-cell>
              <table:table-cell office:value-type="float" office:value="0.118312822359183">
                <text:p>0.118312822359183</text:p>
              </table:table-cell>
              <table:table-cell office:value-type="float" office:value="0.000332040999609094">
                <text:p>0.000332040999609094</text:p>
              </table:table-cell>
            </table:table-row>
            <table:table-row>
              <table:table-cell office:value-type="string">
                <text:p>Ligne 711</text:p>
              </table:table-cell>
              <table:table-cell office:value-type="float" office:value="0.11841379964984">
                <text:p>0.11841379964984</text:p>
              </table:table-cell>
              <table:table-cell office:value-type="float" office:value="0.000325333287682529">
                <text:p>0.000325333287682529</text:p>
              </table:table-cell>
            </table:table-row>
            <table:table-row>
              <table:table-cell office:value-type="string">
                <text:p>Ligne 712</text:p>
              </table:table-cell>
              <table:table-cell office:value-type="float" office:value="0.118500699615895">
                <text:p>0.118500699615895</text:p>
              </table:table-cell>
              <table:table-cell office:value-type="float" office:value="0.000323951948884719">
                <text:p>0.000323951948884719</text:p>
              </table:table-cell>
            </table:table-row>
            <table:table-row>
              <table:table-cell office:value-type="string">
                <text:p>Ligne 713</text:p>
              </table:table-cell>
              <table:table-cell office:value-type="float" office:value="0.118219002754472">
                <text:p>0.118219002754472</text:p>
              </table:table-cell>
              <table:table-cell office:value-type="float" office:value="0.000324577258111906">
                <text:p>0.000324577258111906</text:p>
              </table:table-cell>
            </table:table-row>
            <table:table-row>
              <table:table-cell office:value-type="string">
                <text:p>Ligne 714</text:p>
              </table:table-cell>
              <table:table-cell office:value-type="float" office:value="0.118569902534347">
                <text:p>0.118569902534347</text:p>
              </table:table-cell>
              <table:table-cell office:value-type="float" office:value="0.000325535069297086">
                <text:p>0.000325535069297086</text:p>
              </table:table-cell>
            </table:table-row>
            <table:table-row>
              <table:table-cell office:value-type="string">
                <text:p>Ligne 715</text:p>
              </table:table-cell>
              <table:table-cell office:value-type="float" office:value="0.118665038265529">
                <text:p>0.118665038265529</text:p>
              </table:table-cell>
              <table:table-cell office:value-type="float" office:value="0.000321609958687068">
                <text:p>0.000321609958687068</text:p>
              </table:table-cell>
            </table:table-row>
            <table:table-row>
              <table:table-cell office:value-type="string">
                <text:p>Ligne 716</text:p>
              </table:table-cell>
              <table:table-cell office:value-type="float" office:value="0.118144831508436">
                <text:p>0.118144831508436</text:p>
              </table:table-cell>
              <table:table-cell office:value-type="float" office:value="0.000320038283824242">
                <text:p>0.000320038283824242</text:p>
              </table:table-cell>
            </table:table-row>
            <table:table-row>
              <table:table-cell office:value-type="string">
                <text:p>Ligne 717</text:p>
              </table:table-cell>
              <table:table-cell office:value-type="float" office:value="0.118456066031414">
                <text:p>0.118456066031414</text:p>
              </table:table-cell>
              <table:table-cell office:value-type="float" office:value="0.000319325311117856">
                <text:p>0.000319325311117856</text:p>
              </table:table-cell>
            </table:table-row>
            <table:table-row>
              <table:table-cell office:value-type="string">
                <text:p>Ligne 718</text:p>
              </table:table-cell>
              <table:table-cell office:value-type="float" office:value="0.118852411316809">
                <text:p>0.118852411316809</text:p>
              </table:table-cell>
              <table:table-cell office:value-type="float" office:value="0.000318318796598671">
                <text:p>0.000318318796598671</text:p>
              </table:table-cell>
            </table:table-row>
            <table:table-row>
              <table:table-cell office:value-type="string">
                <text:p>Ligne 719</text:p>
              </table:table-cell>
              <table:table-cell office:value-type="float" office:value="0.118400743033771">
                <text:p>0.118400743033771</text:p>
              </table:table-cell>
              <table:table-cell office:value-type="float" office:value="0.000318004764582296">
                <text:p>0.000318004764582296</text:p>
              </table:table-cell>
            </table:table-row>
            <table:table-row>
              <table:table-cell office:value-type="string">
                <text:p>Ligne 720</text:p>
              </table:table-cell>
              <table:table-cell office:value-type="float" office:value="0.118568618383746">
                <text:p>0.118568618383746</text:p>
              </table:table-cell>
              <table:table-cell office:value-type="float" office:value="0.000313095117848333">
                <text:p>0.000313095117848333</text:p>
              </table:table-cell>
            </table:table-row>
            <table:table-row>
              <table:table-cell office:value-type="string">
                <text:p>Ligne 721</text:p>
              </table:table-cell>
              <table:table-cell office:value-type="float" office:value="0.118721778318733">
                <text:p>0.118721778318733</text:p>
              </table:table-cell>
              <table:table-cell office:value-type="float" office:value="0.00031050809327751">
                <text:p>0.00031050809327751</text:p>
              </table:table-cell>
            </table:table-row>
            <table:table-row>
              <table:table-cell office:value-type="string">
                <text:p>Ligne 722</text:p>
              </table:table-cell>
              <table:table-cell office:value-type="float" office:value="0.118816052484705">
                <text:p>0.118816052484705</text:p>
              </table:table-cell>
              <table:table-cell office:value-type="float" office:value="0.00031179336389008">
                <text:p>0.00031179336389008</text:p>
              </table:table-cell>
            </table:table-row>
            <table:table-row>
              <table:table-cell office:value-type="string">
                <text:p>Ligne 723</text:p>
              </table:table-cell>
              <table:table-cell office:value-type="float" office:value="0.118848360776492">
                <text:p>0.118848360776492</text:p>
              </table:table-cell>
              <table:table-cell office:value-type="float" office:value="0.000310304445195824">
                <text:p>0.000310304445195824</text:p>
              </table:table-cell>
            </table:table-row>
            <table:table-row>
              <table:table-cell office:value-type="string">
                <text:p>Ligne 724</text:p>
              </table:table-cell>
              <table:table-cell office:value-type="float" office:value="0.11915529935143">
                <text:p>0.11915529935143</text:p>
              </table:table-cell>
              <table:table-cell office:value-type="float" office:value="0.000308457837646008">
                <text:p>0.000308457837646008</text:p>
              </table:table-cell>
            </table:table-row>
            <table:table-row>
              <table:table-cell office:value-type="string">
                <text:p>Ligne 725</text:p>
              </table:table-cell>
              <table:table-cell office:value-type="float" office:value="0.119265424814547">
                <text:p>0.119265424814547</text:p>
              </table:table-cell>
              <table:table-cell office:value-type="float" office:value="0.00030761177592176">
                <text:p>0.00030761177592176</text:p>
              </table:table-cell>
            </table:table-row>
            <table:table-row>
              <table:table-cell office:value-type="string">
                <text:p>Ligne 726</text:p>
              </table:table-cell>
              <table:table-cell office:value-type="float" office:value="0.1194092680218">
                <text:p>0.1194092680218</text:p>
              </table:table-cell>
              <table:table-cell office:value-type="float" office:value="0.000310683966188834">
                <text:p>0.000310683966188834</text:p>
              </table:table-cell>
            </table:table-row>
            <table:table-row>
              <table:table-cell office:value-type="string">
                <text:p>Ligne 727</text:p>
              </table:table-cell>
              <table:table-cell office:value-type="float" office:value="0.119294715413502">
                <text:p>0.119294715413502</text:p>
              </table:table-cell>
              <table:table-cell office:value-type="float" office:value="0.00031048281812498">
                <text:p>0.00031048281812498</text:p>
              </table:table-cell>
            </table:table-row>
            <table:table-row>
              <table:table-cell office:value-type="string">
                <text:p>Ligne 728</text:p>
              </table:table-cell>
              <table:table-cell office:value-type="float" office:value="0.11982025040954">
                <text:p>0.11982025040954</text:p>
              </table:table-cell>
              <table:table-cell office:value-type="float" office:value="0.000308453792559832">
                <text:p>0.000308453792559832</text:p>
              </table:table-cell>
            </table:table-row>
            <table:table-row>
              <table:table-cell office:value-type="string">
                <text:p>Ligne 729</text:p>
              </table:table-cell>
              <table:table-cell office:value-type="float" office:value="0.120151959483977">
                <text:p>0.120151959483977</text:p>
              </table:table-cell>
              <table:table-cell office:value-type="float" office:value="0.000308191053103469">
                <text:p>0.000308191053103469</text:p>
              </table:table-cell>
            </table:table-row>
            <table:table-row>
              <table:table-cell office:value-type="string">
                <text:p>Ligne 730</text:p>
              </table:table-cell>
              <table:table-cell office:value-type="float" office:value="0.120127225296011">
                <text:p>0.120127225296011</text:p>
              </table:table-cell>
              <table:table-cell office:value-type="float" office:value="0.000309849572015563">
                <text:p>0.000309849572015563</text:p>
              </table:table-cell>
            </table:table-row>
            <table:table-row>
              <table:table-cell office:value-type="string">
                <text:p>Ligne 731</text:p>
              </table:table-cell>
              <table:table-cell office:value-type="float" office:value="0.120336349736565">
                <text:p>0.120336349736565</text:p>
              </table:table-cell>
              <table:table-cell office:value-type="float" office:value="0.000307443039385623">
                <text:p>0.000307443039385623</text:p>
              </table:table-cell>
            </table:table-row>
            <table:table-row>
              <table:table-cell office:value-type="string">
                <text:p>Ligne 732</text:p>
              </table:table-cell>
              <table:table-cell office:value-type="float" office:value="0.120543982663198">
                <text:p>0.120543982663198</text:p>
              </table:table-cell>
              <table:table-cell office:value-type="float" office:value="0.000308483833158465">
                <text:p>0.000308483833158465</text:p>
              </table:table-cell>
            </table:table-row>
            <table:table-row>
              <table:table-cell office:value-type="string">
                <text:p>Ligne 733</text:p>
              </table:table-cell>
              <table:table-cell office:value-type="float" office:value="0.120939012978488">
                <text:p>0.120939012978488</text:p>
              </table:table-cell>
              <table:table-cell office:value-type="float" office:value="0.000309856855305044">
                <text:p>0.000309856855305044</text:p>
              </table:table-cell>
            </table:table-row>
            <table:table-row>
              <table:table-cell office:value-type="string">
                <text:p>Ligne 734</text:p>
              </table:table-cell>
              <table:table-cell office:value-type="float" office:value="0.121276601602588">
                <text:p>0.121276601602588</text:p>
              </table:table-cell>
              <table:table-cell office:value-type="float" office:value="0.000309591380597842">
                <text:p>0.000309591380597842</text:p>
              </table:table-cell>
            </table:table-row>
            <table:table-row>
              <table:table-cell office:value-type="string">
                <text:p>Ligne 735</text:p>
              </table:table-cell>
              <table:table-cell office:value-type="float" office:value="0.121495928053648">
                <text:p>0.121495928053648</text:p>
              </table:table-cell>
              <table:table-cell office:value-type="float" office:value="0.000311811780569481">
                <text:p>0.000311811780569481</text:p>
              </table:table-cell>
            </table:table-row>
            <table:table-row>
              <table:table-cell office:value-type="string">
                <text:p>Ligne 736</text:p>
              </table:table-cell>
              <table:table-cell office:value-type="float" office:value="0.121527087452239">
                <text:p>0.121527087452239</text:p>
              </table:table-cell>
              <table:table-cell office:value-type="float" office:value="0.000311929867200157">
                <text:p>0.000311929867200157</text:p>
              </table:table-cell>
            </table:table-row>
            <table:table-row>
              <table:table-cell office:value-type="string">
                <text:p>Ligne 737</text:p>
              </table:table-cell>
              <table:table-cell office:value-type="float" office:value="0.122058935157164">
                <text:p>0.122058935157164</text:p>
              </table:table-cell>
              <table:table-cell office:value-type="float" office:value="0.000316289734851276">
                <text:p>0.000316289734851276</text:p>
              </table:table-cell>
            </table:table-row>
            <table:table-row>
              <table:table-cell office:value-type="string">
                <text:p>Ligne 738</text:p>
              </table:table-cell>
              <table:table-cell office:value-type="float" office:value="0.122320665009214">
                <text:p>0.122320665009214</text:p>
              </table:table-cell>
              <table:table-cell office:value-type="float" office:value="0.000318819015367872">
                <text:p>0.000318819015367872</text:p>
              </table:table-cell>
            </table:table-row>
            <table:table-row>
              <table:table-cell office:value-type="string">
                <text:p>Ligne 739</text:p>
              </table:table-cell>
              <table:table-cell office:value-type="float" office:value="0.122595078071514">
                <text:p>0.122595078071514</text:p>
              </table:table-cell>
              <table:table-cell office:value-type="float" office:value="0.000319075409838127">
                <text:p>0.000319075409838127</text:p>
              </table:table-cell>
            </table:table-row>
            <table:table-row>
              <table:table-cell office:value-type="string">
                <text:p>Ligne 740</text:p>
              </table:table-cell>
              <table:table-cell office:value-type="float" office:value="0.123050240940782">
                <text:p>0.123050240940782</text:p>
              </table:table-cell>
              <table:table-cell office:value-type="float" office:value="0.000323060566961253">
                <text:p>0.000323060566961253</text:p>
              </table:table-cell>
            </table:table-row>
            <table:table-row>
              <table:table-cell office:value-type="string">
                <text:p>Ligne 741</text:p>
              </table:table-cell>
              <table:table-cell office:value-type="float" office:value="0.123246124389178">
                <text:p>0.123246124389178</text:p>
              </table:table-cell>
              <table:table-cell office:value-type="float" office:value="0.000326489709586578">
                <text:p>0.000326489709586578</text:p>
              </table:table-cell>
            </table:table-row>
            <table:table-row>
              <table:table-cell office:value-type="string">
                <text:p>Ligne 742</text:p>
              </table:table-cell>
              <table:table-cell office:value-type="float" office:value="0.123808127556177">
                <text:p>0.123808127556177</text:p>
              </table:table-cell>
              <table:table-cell office:value-type="float" office:value="0.000323309303679883">
                <text:p>0.000323309303679883</text:p>
              </table:table-cell>
            </table:table-row>
            <table:table-row>
              <table:table-cell office:value-type="string">
                <text:p>Ligne 743</text:p>
              </table:table-cell>
              <table:table-cell office:value-type="float" office:value="0.124529156557106">
                <text:p>0.124529156557106</text:p>
              </table:table-cell>
              <table:table-cell office:value-type="float" office:value="0.000326147694895228">
                <text:p>0.000326147694895228</text:p>
              </table:table-cell>
            </table:table-row>
            <table:table-row>
              <table:table-cell office:value-type="string">
                <text:p>Ligne 744</text:p>
              </table:table-cell>
              <table:table-cell office:value-type="float" office:value="0.125020688601071">
                <text:p>0.125020688601071</text:p>
              </table:table-cell>
              <table:table-cell office:value-type="float" office:value="0.000329978334165639">
                <text:p>0.000329978334165639</text:p>
              </table:table-cell>
            </table:table-row>
            <table:table-row>
              <table:table-cell office:value-type="string">
                <text:p>Ligne 745</text:p>
              </table:table-cell>
              <table:table-cell office:value-type="float" office:value="0.125298713359559">
                <text:p>0.125298713359559</text:p>
              </table:table-cell>
              <table:table-cell office:value-type="float" office:value="0.000330353799975121">
                <text:p>0.000330353799975121</text:p>
              </table:table-cell>
            </table:table-row>
            <table:table-row>
              <table:table-cell office:value-type="string">
                <text:p>Ligne 746</text:p>
              </table:table-cell>
              <table:table-cell office:value-type="float" office:value="0.128699223412729">
                <text:p>0.128699223412729</text:p>
              </table:table-cell>
              <table:table-cell office:value-type="float" office:value="0.000322359274008175">
                <text:p>0.000322359274008175</text:p>
              </table:table-cell>
            </table:table-row>
            <table:table-row>
              <table:table-cell office:value-type="string">
                <text:p>Ligne 747</text:p>
              </table:table-cell>
              <table:table-cell office:value-type="float" office:value="0.128835975055337">
                <text:p>0.128835975055337</text:p>
              </table:table-cell>
              <table:table-cell office:value-type="float" office:value="0.000326336729228778">
                <text:p>0.000326336729228778</text:p>
              </table:table-cell>
            </table:table-row>
            <table:table-row>
              <table:table-cell office:value-type="string">
                <text:p>Ligne 748</text:p>
              </table:table-cell>
              <table:table-cell office:value-type="float" office:value="0.129430844081844">
                <text:p>0.129430844081844</text:p>
              </table:table-cell>
              <table:table-cell office:value-type="float" office:value="0.000326319445794129">
                <text:p>0.000326319445794129</text:p>
              </table:table-cell>
            </table:table-row>
            <table:table-row>
              <table:table-cell office:value-type="string">
                <text:p>Ligne 749</text:p>
              </table:table-cell>
              <table:table-cell office:value-type="float" office:value="0.129957985326094">
                <text:p>0.129957985326094</text:p>
              </table:table-cell>
              <table:table-cell office:value-type="float" office:value="0.00032950311859078">
                <text:p>0.00032950311859078</text:p>
              </table:table-cell>
            </table:table-row>
            <table:table-row>
              <table:table-cell office:value-type="string">
                <text:p>Ligne 750</text:p>
              </table:table-cell>
              <table:table-cell office:value-type="float" office:value="0.130426612401753">
                <text:p>0.130426612401753</text:p>
              </table:table-cell>
              <table:table-cell office:value-type="float" office:value="0.000339476797627891">
                <text:p>0.000339476797627891</text:p>
              </table:table-cell>
            </table:table-row>
            <table:table-row>
              <table:table-cell office:value-type="string">
                <text:p>Ligne 751</text:p>
              </table:table-cell>
              <table:table-cell office:value-type="float" office:value="0.131107042458716">
                <text:p>0.131107042458716</text:p>
              </table:table-cell>
              <table:table-cell office:value-type="float" office:value="0.000344726049505288">
                <text:p>0.000344726049505288</text:p>
              </table:table-cell>
            </table:table-row>
            <table:table-row>
              <table:table-cell office:value-type="string">
                <text:p>Ligne 752</text:p>
              </table:table-cell>
              <table:table-cell office:value-type="float" office:value="0.131795317683979">
                <text:p>0.131795317683979</text:p>
              </table:table-cell>
              <table:table-cell office:value-type="float" office:value="0.00037359202795062">
                <text:p>0.00037359202795062</text:p>
              </table:table-cell>
            </table:table-row>
            <table:table-row>
              <table:table-cell office:value-type="string">
                <text:p>Ligne 753</text:p>
              </table:table-cell>
              <table:table-cell office:value-type="float" office:value="0.132276139612317">
                <text:p>0.132276139612317</text:p>
              </table:table-cell>
              <table:table-cell office:value-type="float" office:value="0.000380385254961344">
                <text:p>0.000380385254961344</text:p>
              </table:table-cell>
            </table:table-row>
            <table:table-row>
              <table:table-cell office:value-type="string">
                <text:p>Ligne 754</text:p>
              </table:table-cell>
              <table:table-cell office:value-type="float" office:value="0.13282933263001">
                <text:p>0.13282933263001</text:p>
              </table:table-cell>
              <table:table-cell office:value-type="float" office:value="0.00039490461810295">
                <text:p>0.00039490461810295</text:p>
              </table:table-cell>
            </table:table-row>
            <table:table-row>
              <table:table-cell office:value-type="string">
                <text:p>Ligne 755</text:p>
              </table:table-cell>
              <table:table-cell office:value-type="float" office:value="0.1334496523647">
                <text:p>0.1334496523647</text:p>
              </table:table-cell>
              <table:table-cell office:value-type="float" office:value="0.000405784631060656">
                <text:p>0.000405784631060656</text:p>
              </table:table-cell>
            </table:table-row>
            <table:table-row>
              <table:table-cell office:value-type="string">
                <text:p>Ligne 756</text:p>
              </table:table-cell>
              <table:table-cell office:value-type="float" office:value="0.134347946088139">
                <text:p>0.134347946088139</text:p>
              </table:table-cell>
              <table:table-cell office:value-type="float" office:value="0.000413798331642658">
                <text:p>0.000413798331642658</text:p>
              </table:table-cell>
            </table:table-row>
            <table:table-row>
              <table:table-cell office:value-type="string">
                <text:p>Ligne 757</text:p>
              </table:table-cell>
              <table:table-cell office:value-type="float" office:value="0.134991508699981">
                <text:p>0.134991508699981</text:p>
              </table:table-cell>
              <table:table-cell office:value-type="float" office:value="0.000425347592714862">
                <text:p>0.000425347592714862</text:p>
              </table:table-cell>
            </table:table-row>
            <table:table-row>
              <table:table-cell office:value-type="string">
                <text:p>Ligne 758</text:p>
              </table:table-cell>
              <table:table-cell office:value-type="float" office:value="0.135520013905025">
                <text:p>0.135520013905025</text:p>
              </table:table-cell>
              <table:table-cell office:value-type="float" office:value="0.000435632194107786">
                <text:p>0.000435632194107786</text:p>
              </table:table-cell>
            </table:table-row>
            <table:table-row>
              <table:table-cell office:value-type="string">
                <text:p>Ligne 759</text:p>
              </table:table-cell>
              <table:table-cell office:value-type="float" office:value="0.136085665468205">
                <text:p>0.136085665468205</text:p>
              </table:table-cell>
              <table:table-cell office:value-type="float" office:value="0.000452508422353542">
                <text:p>0.000452508422353542</text:p>
              </table:table-cell>
            </table:table-row>
            <table:table-row>
              <table:table-cell office:value-type="string">
                <text:p>Ligne 760</text:p>
              </table:table-cell>
              <table:table-cell office:value-type="float" office:value="0.136699750371683">
                <text:p>0.136699750371683</text:p>
              </table:table-cell>
              <table:table-cell office:value-type="float" office:value="0.00045900054809722">
                <text:p>0.00045900054809722</text:p>
              </table:table-cell>
            </table:table-row>
            <table:table-row>
              <table:table-cell office:value-type="string">
                <text:p>Ligne 761</text:p>
              </table:table-cell>
              <table:table-cell office:value-type="float" office:value="0.13751201782469">
                <text:p>0.13751201782469</text:p>
              </table:table-cell>
              <table:table-cell office:value-type="float" office:value="0.000468585895251735">
                <text:p>0.000468585895251735</text:p>
              </table:table-cell>
            </table:table-row>
            <table:table-row>
              <table:table-cell office:value-type="string">
                <text:p>Ligne 762</text:p>
              </table:table-cell>
              <table:table-cell office:value-type="float" office:value="0.137852677756525">
                <text:p>0.137852677756525</text:p>
              </table:table-cell>
              <table:table-cell office:value-type="float" office:value="0.000473619902038353">
                <text:p>0.000473619902038353</text:p>
              </table:table-cell>
            </table:table-row>
            <table:table-row>
              <table:table-cell office:value-type="string">
                <text:p>Ligne 763</text:p>
              </table:table-cell>
              <table:table-cell office:value-type="float" office:value="0.138703365268683">
                <text:p>0.138703365268683</text:p>
              </table:table-cell>
              <table:table-cell office:value-type="float" office:value="0.000474382259130287">
                <text:p>0.000474382259130287</text:p>
              </table:table-cell>
            </table:table-row>
            <table:table-row>
              <table:table-cell office:value-type="string">
                <text:p>Ligne 764</text:p>
              </table:table-cell>
              <table:table-cell office:value-type="float" office:value="0.139291130010073">
                <text:p>0.139291130010073</text:p>
              </table:table-cell>
              <table:table-cell office:value-type="float" office:value="0.000473596740444064">
                <text:p>0.000473596740444064</text:p>
              </table:table-cell>
            </table:table-row>
            <table:table-row>
              <table:table-cell office:value-type="string">
                <text:p>Ligne 765</text:p>
              </table:table-cell>
              <table:table-cell office:value-type="float" office:value="0.139876440799416">
                <text:p>0.139876440799416</text:p>
              </table:table-cell>
              <table:table-cell office:value-type="float" office:value="0.000478788809761319">
                <text:p>0.000478788809761319</text:p>
              </table:table-cell>
            </table:table-row>
            <table:table-row>
              <table:table-cell office:value-type="string">
                <text:p>Ligne 766</text:p>
              </table:table-cell>
              <table:table-cell office:value-type="float" office:value="0.140533949908603">
                <text:p>0.140533949908603</text:p>
              </table:table-cell>
              <table:table-cell office:value-type="float" office:value="0.000483490617783125">
                <text:p>0.000483490617783125</text:p>
              </table:table-cell>
            </table:table-row>
            <table:table-row>
              <table:table-cell office:value-type="string">
                <text:p>Ligne 767</text:p>
              </table:table-cell>
              <table:table-cell office:value-type="float" office:value="0.141052819902712">
                <text:p>0.141052819902712</text:p>
              </table:table-cell>
              <table:table-cell office:value-type="float" office:value="0.000487223619416091">
                <text:p>0.000487223619416091</text:p>
              </table:table-cell>
            </table:table-row>
            <table:table-row>
              <table:table-cell office:value-type="string">
                <text:p>Ligne 768</text:p>
              </table:table-cell>
              <table:table-cell office:value-type="float" office:value="0.141930925031318">
                <text:p>0.141930925031318</text:p>
              </table:table-cell>
              <table:table-cell office:value-type="float" office:value="0.000484741358574343">
                <text:p>0.000484741358574343</text:p>
              </table:table-cell>
            </table:table-row>
            <table:table-row>
              <table:table-cell office:value-type="string">
                <text:p>Ligne 769</text:p>
              </table:table-cell>
              <table:table-cell office:value-type="float" office:value="0.142617442781285">
                <text:p>0.142617442781285</text:p>
              </table:table-cell>
              <table:table-cell office:value-type="float" office:value="0.000499751056579681">
                <text:p>0.000499751056579681</text:p>
              </table:table-cell>
            </table:table-row>
            <table:table-row>
              <table:table-cell office:value-type="string">
                <text:p>Ligne 770</text:p>
              </table:table-cell>
              <table:table-cell office:value-type="float" office:value="0.143399735435142">
                <text:p>0.143399735435142</text:p>
              </table:table-cell>
              <table:table-cell office:value-type="float" office:value="0.000507167136703685">
                <text:p>0.000507167136703685</text:p>
              </table:table-cell>
            </table:table-row>
            <table:table-row>
              <table:table-cell office:value-type="string">
                <text:p>Ligne 771</text:p>
              </table:table-cell>
              <table:table-cell office:value-type="float" office:value="0.143805370675144">
                <text:p>0.143805370675144</text:p>
              </table:table-cell>
              <table:table-cell office:value-type="float" office:value="0.000508574543904159">
                <text:p>0.000508574543904159</text:p>
              </table:table-cell>
            </table:table-row>
            <table:table-row>
              <table:table-cell office:value-type="string">
                <text:p>Ligne 772</text:p>
              </table:table-cell>
              <table:table-cell office:value-type="float" office:value="0.144523495377319">
                <text:p>0.144523495377319</text:p>
              </table:table-cell>
              <table:table-cell office:value-type="float" office:value="0.000501336470914073">
                <text:p>0.000501336470914073</text:p>
              </table:table-cell>
            </table:table-row>
            <table:table-row>
              <table:table-cell office:value-type="string">
                <text:p>Ligne 773</text:p>
              </table:table-cell>
              <table:table-cell office:value-type="float" office:value="0.145003693759147">
                <text:p>0.145003693759147</text:p>
              </table:table-cell>
              <table:table-cell office:value-type="float" office:value="0.000498844488334973">
                <text:p>0.000498844488334973</text:p>
              </table:table-cell>
            </table:table-row>
            <table:table-row>
              <table:table-cell office:value-type="string">
                <text:p>Ligne 774</text:p>
              </table:table-cell>
              <table:table-cell office:value-type="float" office:value="0.145781977947817">
                <text:p>0.145781977947817</text:p>
              </table:table-cell>
              <table:table-cell office:value-type="float" office:value="0.000493342278511527">
                <text:p>0.000493342278511527</text:p>
              </table:table-cell>
            </table:table-row>
            <table:table-row>
              <table:table-cell office:value-type="string">
                <text:p>Ligne 775</text:p>
              </table:table-cell>
              <table:table-cell office:value-type="float" office:value="0.146374375571972">
                <text:p>0.146374375571972</text:p>
              </table:table-cell>
              <table:table-cell office:value-type="float" office:value="0.000483186440790286">
                <text:p>0.000483186440790286</text:p>
              </table:table-cell>
            </table:table-row>
            <table:table-row>
              <table:table-cell office:value-type="string">
                <text:p>Ligne 776</text:p>
              </table:table-cell>
              <table:table-cell office:value-type="float" office:value="0.150652234805614">
                <text:p>0.150652234805614</text:p>
              </table:table-cell>
              <table:table-cell office:value-type="float" office:value="0.000513164872391528">
                <text:p>0.000513164872391528</text:p>
              </table:table-cell>
            </table:table-row>
            <table:table-row>
              <table:table-cell office:value-type="string">
                <text:p>Ligne 777</text:p>
              </table:table-cell>
              <table:table-cell office:value-type="float" office:value="0.150975338068069">
                <text:p>0.150975338068069</text:p>
              </table:table-cell>
              <table:table-cell office:value-type="float" office:value="0.000537361643125475">
                <text:p>0.000537361643125475</text:p>
              </table:table-cell>
            </table:table-row>
            <table:table-row>
              <table:table-cell office:value-type="string">
                <text:p>Ligne 778</text:p>
              </table:table-cell>
              <table:table-cell office:value-type="float" office:value="0.152033536795207">
                <text:p>0.152033536795207</text:p>
              </table:table-cell>
              <table:table-cell office:value-type="float" office:value="0.000564287838245985">
                <text:p>0.000564287838245985</text:p>
              </table:table-cell>
            </table:table-row>
            <table:table-row>
              <table:table-cell office:value-type="string">
                <text:p>Ligne 779</text:p>
              </table:table-cell>
              <table:table-cell office:value-type="float" office:value="0.152556834511533">
                <text:p>0.152556834511533</text:p>
              </table:table-cell>
              <table:table-cell office:value-type="float" office:value="0.000567618354833403">
                <text:p>0.000567618354833403</text:p>
              </table:table-cell>
            </table:table-row>
            <table:table-row>
              <table:table-cell office:value-type="string">
                <text:p>Ligne 780</text:p>
              </table:table-cell>
              <table:table-cell office:value-type="float" office:value="0.153797580436076">
                <text:p>0.153797580436076</text:p>
              </table:table-cell>
              <table:table-cell office:value-type="float" office:value="0.000568010110927548">
                <text:p>0.000568010110927548</text:p>
              </table:table-cell>
            </table:table-row>
            <table:table-row>
              <table:table-cell office:value-type="string">
                <text:p>Ligne 781</text:p>
              </table:table-cell>
              <table:table-cell office:value-type="float" office:value="0.154126672615349">
                <text:p>0.154126672615349</text:p>
              </table:table-cell>
              <table:table-cell office:value-type="float" office:value="0.000581846846482273">
                <text:p>0.000581846846482273</text:p>
              </table:table-cell>
            </table:table-row>
            <table:table-row>
              <table:table-cell office:value-type="string">
                <text:p>Ligne 782</text:p>
              </table:table-cell>
              <table:table-cell office:value-type="float" office:value="0.155485355738762">
                <text:p>0.155485355738762</text:p>
              </table:table-cell>
              <table:table-cell office:value-type="float" office:value="0.000616084831506699">
                <text:p>0.000616084831506699</text:p>
              </table:table-cell>
            </table:table-row>
            <table:table-row>
              <table:table-cell office:value-type="string">
                <text:p>Ligne 783</text:p>
              </table:table-cell>
              <table:table-cell office:value-type="float" office:value="0.156080457338133">
                <text:p>0.156080457338133</text:p>
              </table:table-cell>
              <table:table-cell office:value-type="float" office:value="0.000619414989085568">
                <text:p>0.000619414989085568</text:p>
              </table:table-cell>
            </table:table-row>
            <table:table-row>
              <table:table-cell office:value-type="string">
                <text:p>Ligne 784</text:p>
              </table:table-cell>
              <table:table-cell office:value-type="float" office:value="0.156534838221152">
                <text:p>0.156534838221152</text:p>
              </table:table-cell>
              <table:table-cell office:value-type="float" office:value="0.000623950143903294">
                <text:p>0.000623950143903294</text:p>
              </table:table-cell>
            </table:table-row>
            <table:table-row>
              <table:table-cell office:value-type="string">
                <text:p>Ligne 785</text:p>
              </table:table-cell>
              <table:table-cell office:value-type="float" office:value="0.157827932021903">
                <text:p>0.157827932021903</text:p>
              </table:table-cell>
              <table:table-cell office:value-type="float" office:value="0.000619201711081988">
                <text:p>0.000619201711081988</text:p>
              </table:table-cell>
            </table:table-row>
            <table:table-row>
              <table:table-cell office:value-type="string">
                <text:p>Ligne 786</text:p>
              </table:table-cell>
              <table:table-cell office:value-type="float" office:value="0.158485958866851">
                <text:p>0.158485958866851</text:p>
              </table:table-cell>
              <table:table-cell office:value-type="float" office:value="0.000615824619890516">
                <text:p>0.000615824619890516</text:p>
              </table:table-cell>
            </table:table-row>
            <table:table-row>
              <table:table-cell office:value-type="string">
                <text:p>Ligne 787</text:p>
              </table:table-cell>
              <table:table-cell office:value-type="float" office:value="0.159692423804992">
                <text:p>0.159692423804992</text:p>
              </table:table-cell>
              <table:table-cell office:value-type="float" office:value="0.000625010625095707">
                <text:p>0.000625010625095707</text:p>
              </table:table-cell>
            </table:table-row>
            <table:table-row>
              <table:table-cell office:value-type="string">
                <text:p>Ligne 788</text:p>
              </table:table-cell>
              <table:table-cell office:value-type="float" office:value="0.161097792598621">
                <text:p>0.161097792598621</text:p>
              </table:table-cell>
              <table:table-cell office:value-type="float" office:value="0.000582603452941948">
                <text:p>0.000582603452941948</text:p>
              </table:table-cell>
            </table:table-row>
            <table:table-row>
              <table:table-cell office:value-type="string">
                <text:p>Ligne 789</text:p>
              </table:table-cell>
              <table:table-cell office:value-type="float" office:value="0.161927616600113">
                <text:p>0.161927616600113</text:p>
              </table:table-cell>
              <table:table-cell office:value-type="float" office:value="0.000567445486754135">
                <text:p>0.000567445486754135</text:p>
              </table:table-cell>
            </table:table-row>
            <table:table-row>
              <table:table-cell office:value-type="string">
                <text:p>Ligne 790</text:p>
              </table:table-cell>
              <table:table-cell office:value-type="float" office:value="0.16281908310687">
                <text:p>0.16281908310687</text:p>
              </table:table-cell>
              <table:table-cell office:value-type="float" office:value="0.000558263012970475">
                <text:p>0.000558263012970475</text:p>
              </table:table-cell>
            </table:table-row>
            <table:table-row>
              <table:table-cell office:value-type="string">
                <text:p>Ligne 791</text:p>
              </table:table-cell>
              <table:table-cell office:value-type="float" office:value="0.163307206725498">
                <text:p>0.163307206725498</text:p>
              </table:table-cell>
              <table:table-cell office:value-type="float" office:value="0.00056632287790211">
                <text:p>0.00056632287790211</text:p>
              </table:table-cell>
            </table:table-row>
            <table:table-row>
              <table:table-cell office:value-type="string">
                <text:p>Ligne 792</text:p>
              </table:table-cell>
              <table:table-cell office:value-type="float" office:value="0.165110360370908">
                <text:p>0.165110360370908</text:p>
              </table:table-cell>
              <table:table-cell office:value-type="float" office:value="0.000561269997243834">
                <text:p>0.000561269997243834</text:p>
              </table:table-cell>
            </table:table-row>
            <table:table-row>
              <table:table-cell office:value-type="string">
                <text:p>Ligne 793</text:p>
              </table:table-cell>
              <table:table-cell office:value-type="float" office:value="0.166179789365318">
                <text:p>0.166179789365318</text:p>
              </table:table-cell>
              <table:table-cell office:value-type="float" office:value="0.000599063822290022">
                <text:p>0.000599063822290022</text:p>
              </table:table-cell>
            </table:table-row>
            <table:table-row>
              <table:table-cell office:value-type="string">
                <text:p>Ligne 794</text:p>
              </table:table-cell>
              <table:table-cell office:value-type="float" office:value="0.167266060245575">
                <text:p>0.167266060245575</text:p>
              </table:table-cell>
              <table:table-cell office:value-type="float" office:value="0.000570885029934049">
                <text:p>0.000570885029934049</text:p>
              </table:table-cell>
            </table:table-row>
            <table:table-row>
              <table:table-cell office:value-type="string">
                <text:p>Ligne 795</text:p>
              </table:table-cell>
              <table:table-cell office:value-type="float" office:value="0.168599317669616">
                <text:p>0.168599317669616</text:p>
              </table:table-cell>
              <table:table-cell office:value-type="float" office:value="0.000610416926665045">
                <text:p>0.000610416926665045</text:p>
              </table:table-cell>
            </table:table-row>
            <table:table-row>
              <table:table-cell office:value-type="string">
                <text:p>Ligne 796</text:p>
              </table:table-cell>
              <table:table-cell office:value-type="float" office:value="0.16949861477604">
                <text:p>0.16949861477604</text:p>
              </table:table-cell>
              <table:table-cell office:value-type="float" office:value="0.000630399319895099">
                <text:p>0.000630399319895099</text:p>
              </table:table-cell>
            </table:table-row>
            <table:table-row>
              <table:table-cell office:value-type="string">
                <text:p>Ligne 797</text:p>
              </table:table-cell>
              <table:table-cell office:value-type="float" office:value="0.170705523503983">
                <text:p>0.170705523503983</text:p>
              </table:table-cell>
              <table:table-cell office:value-type="float" office:value="0.000644489095992366">
                <text:p>0.000644489095992366</text:p>
              </table:table-cell>
            </table:table-row>
            <table:table-row>
              <table:table-cell office:value-type="string">
                <text:p>Ligne 798</text:p>
              </table:table-cell>
              <table:table-cell office:value-type="float" office:value="0.171098949519883">
                <text:p>0.171098949519883</text:p>
              </table:table-cell>
              <table:table-cell office:value-type="float" office:value="0.000584784747715291">
                <text:p>0.000584784747715291</text:p>
              </table:table-cell>
            </table:table-row>
            <table:table-row>
              <table:table-cell office:value-type="string">
                <text:p>Ligne 799</text:p>
              </table:table-cell>
              <table:table-cell office:value-type="float" office:value="0.172389230668899">
                <text:p>0.172389230668899</text:p>
              </table:table-cell>
              <table:table-cell office:value-type="float" office:value="0.000577347762837806">
                <text:p>0.000577347762837806</text:p>
              </table:table-cell>
            </table:table-row>
            <table:table-row>
              <table:table-cell office:value-type="string">
                <text:p>Ligne 800</text:p>
              </table:table-cell>
              <table:table-cell office:value-type="float" office:value="0.172189950733719">
                <text:p>0.172189950733719</text:p>
              </table:table-cell>
              <table:table-cell office:value-type="float" office:value="0.00055602180980343">
                <text:p>0.00055602180980343</text:p>
              </table:table-cell>
            </table:table-row>
            <table:table-row>
              <table:table-cell office:value-type="string">
                <text:p>Ligne 801</text:p>
              </table:table-cell>
              <table:table-cell office:value-type="float" office:value="0.174209071502841">
                <text:p>0.174209071502841</text:p>
              </table:table-cell>
              <table:table-cell office:value-type="float" office:value="0.000589530719415304">
                <text:p>0.000589530719415304</text:p>
              </table:table-cell>
            </table:table-row>
            <table:table-row>
              <table:table-cell office:value-type="string">
                <text:p>Ligne 802</text:p>
              </table:table-cell>
              <table:table-cell office:value-type="float" office:value="0.174722871703862">
                <text:p>0.174722871703862</text:p>
              </table:table-cell>
              <table:table-cell office:value-type="float" office:value="0.000602562562020024">
                <text:p>0.000602562562020024</text:p>
              </table:table-cell>
            </table:table-row>
            <table:table-row>
              <table:table-cell office:value-type="string">
                <text:p>Ligne 803</text:p>
              </table:table-cell>
              <table:table-cell office:value-type="float" office:value="0.175274729549351">
                <text:p>0.175274729549351</text:p>
              </table:table-cell>
              <table:table-cell office:value-type="float" office:value="0.000621399772771202">
                <text:p>0.000621399772771202</text:p>
              </table:table-cell>
            </table:table-row>
            <table:table-row>
              <table:table-cell office:value-type="string">
                <text:p>Ligne 804</text:p>
              </table:table-cell>
              <table:table-cell office:value-type="float" office:value="0.176644638268203">
                <text:p>0.176644638268203</text:p>
              </table:table-cell>
              <table:table-cell office:value-type="float" office:value="0.000655139350858585">
                <text:p>0.000655139350858585</text:p>
              </table:table-cell>
            </table:table-row>
            <table:table-row>
              <table:table-cell office:value-type="string">
                <text:p>Ligne 805</text:p>
              </table:table-cell>
              <table:table-cell office:value-type="float" office:value="0.177497968577765">
                <text:p>0.177497968577765</text:p>
              </table:table-cell>
              <table:table-cell office:value-type="float" office:value="0.000667170794689467">
                <text:p>0.000667170794689467</text:p>
              </table:table-cell>
            </table:table-row>
          </table:table-rows>
        </table:table>
      </chart:chart>
    </office:char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643cm" svg:y="3.309cm" chart:style-name="ch3"/>
        <chart:plot-area chart:style-name="ch4" table:cell-range-address="Feuille1.$G$710:.$G$805 Feuille1.$I$710:.$I$805" chart:table-number-list="0 0" svg:x="0.731cm" svg:y="0.591cm" svg:width="6.164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118312822359183">
                <text:p>0.118312822359183</text:p>
              </table:table-cell>
              <table:table-cell office:value-type="float" office:value="0.00102147491217249">
                <text:p>0.00102147491217249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11841379964984">
                <text:p>0.11841379964984</text:p>
              </table:table-cell>
              <table:table-cell office:value-type="float" office:value="0.00101050946170959">
                <text:p>0.00101050946170959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118500699615895">
                <text:p>0.118500699615895</text:p>
              </table:table-cell>
              <table:table-cell office:value-type="float" office:value="0.000996177267799346">
                <text:p>0.000996177267799346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118219002754472">
                <text:p>0.118219002754472</text:p>
              </table:table-cell>
              <table:table-cell office:value-type="float" office:value="0.000991591810500893">
                <text:p>0.000991591810500893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118569902534347">
                <text:p>0.118569902534347</text:p>
              </table:table-cell>
              <table:table-cell office:value-type="float" office:value="0.000993298059746024">
                <text:p>0.000993298059746024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118665038265529">
                <text:p>0.118665038265529</text:p>
              </table:table-cell>
              <table:table-cell office:value-type="float" office:value="0.000953392309798322">
                <text:p>0.000953392309798322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118144831508436">
                <text:p>0.118144831508436</text:p>
              </table:table-cell>
              <table:table-cell office:value-type="float" office:value="0.000933890343627251">
                <text:p>0.000933890343627251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118456066031414">
                <text:p>0.118456066031414</text:p>
              </table:table-cell>
              <table:table-cell office:value-type="float" office:value="0.000963392900985152">
                <text:p>0.000963392900985152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118852411316809">
                <text:p>0.118852411316809</text:p>
              </table:table-cell>
              <table:table-cell office:value-type="float" office:value="0.000975538278569044">
                <text:p>0.000975538278569044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118400743033771">
                <text:p>0.118400743033771</text:p>
              </table:table-cell>
              <table:table-cell office:value-type="float" office:value="0.00096698362000298">
                <text:p>0.00096698362000298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118568618383746">
                <text:p>0.118568618383746</text:p>
              </table:table-cell>
              <table:table-cell office:value-type="float" office:value="0.000969683156162483">
                <text:p>0.000969683156162483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118721778318733">
                <text:p>0.118721778318733</text:p>
              </table:table-cell>
              <table:table-cell office:value-type="float" office:value="0.000972512728689232">
                <text:p>0.000972512728689232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118816052484705">
                <text:p>0.118816052484705</text:p>
              </table:table-cell>
              <table:table-cell office:value-type="float" office:value="0.000989175122537895">
                <text:p>0.000989175122537895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118848360776492">
                <text:p>0.118848360776492</text:p>
              </table:table-cell>
              <table:table-cell office:value-type="float" office:value="0.000999078476721524">
                <text:p>0.000999078476721524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11915529935143">
                <text:p>0.11915529935143</text:p>
              </table:table-cell>
              <table:table-cell office:value-type="float" office:value="0.000995486476737611">
                <text:p>0.000995486476737611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119265424814547">
                <text:p>0.119265424814547</text:p>
              </table:table-cell>
              <table:table-cell office:value-type="float" office:value="0.00101254682679141">
                <text:p>0.00101254682679141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1194092680218">
                <text:p>0.1194092680218</text:p>
              </table:table-cell>
              <table:table-cell office:value-type="float" office:value="0.000996010084978957">
                <text:p>0.000996010084978957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119294715413502">
                <text:p>0.119294715413502</text:p>
              </table:table-cell>
              <table:table-cell office:value-type="float" office:value="0.0010233708793487">
                <text:p>0.0010233708793487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11982025040954">
                <text:p>0.11982025040954</text:p>
              </table:table-cell>
              <table:table-cell office:value-type="float" office:value="0.00102079817011469">
                <text:p>0.00102079817011469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120151959483977">
                <text:p>0.120151959483977</text:p>
              </table:table-cell>
              <table:table-cell office:value-type="float" office:value="0.00103642172455352">
                <text:p>0.00103642172455352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120127225296011">
                <text:p>0.120127225296011</text:p>
              </table:table-cell>
              <table:table-cell office:value-type="float" office:value="0.00103330039188216">
                <text:p>0.00103330039188216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120336349736565">
                <text:p>0.120336349736565</text:p>
              </table:table-cell>
              <table:table-cell office:value-type="float" office:value="0.00104858750608209">
                <text:p>0.00104858750608209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120543982663198">
                <text:p>0.120543982663198</text:p>
              </table:table-cell>
              <table:table-cell office:value-type="float" office:value="0.00105682326769699">
                <text:p>0.00105682326769699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120939012978488">
                <text:p>0.120939012978488</text:p>
              </table:table-cell>
              <table:table-cell office:value-type="float" office:value="0.00106660823897471">
                <text:p>0.00106660823897471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121276601602588">
                <text:p>0.121276601602588</text:p>
              </table:table-cell>
              <table:table-cell office:value-type="float" office:value="0.00108600484368717">
                <text:p>0.00108600484368717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121495928053648">
                <text:p>0.121495928053648</text:p>
              </table:table-cell>
              <table:table-cell office:value-type="float" office:value="0.00112204750560923">
                <text:p>0.00112204750560923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121527087452239">
                <text:p>0.121527087452239</text:p>
              </table:table-cell>
              <table:table-cell office:value-type="float" office:value="0.00112622554836372">
                <text:p>0.0011262255483637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122058935157164">
                <text:p>0.122058935157164</text:p>
              </table:table-cell>
              <table:table-cell office:value-type="float" office:value="0.00114891902726404">
                <text:p>0.00114891902726404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122320665009214">
                <text:p>0.122320665009214</text:p>
              </table:table-cell>
              <table:table-cell office:value-type="float" office:value="0.00114666822559688">
                <text:p>0.00114666822559688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122595078071514">
                <text:p>0.122595078071514</text:p>
              </table:table-cell>
              <table:table-cell office:value-type="float" office:value="0.00116749484682303">
                <text:p>0.00116749484682303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123050240940782">
                <text:p>0.123050240940782</text:p>
              </table:table-cell>
              <table:table-cell office:value-type="float" office:value="0.00117452599621752">
                <text:p>0.00117452599621752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123246124389178">
                <text:p>0.123246124389178</text:p>
              </table:table-cell>
              <table:table-cell office:value-type="float" office:value="0.00119696925923703">
                <text:p>0.00119696925923703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123808127556177">
                <text:p>0.123808127556177</text:p>
              </table:table-cell>
              <table:table-cell office:value-type="float" office:value="0.00121861201435769">
                <text:p>0.00121861201435769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124529156557106">
                <text:p>0.124529156557106</text:p>
              </table:table-cell>
              <table:table-cell office:value-type="float" office:value="0.00123632691028104">
                <text:p>0.00123632691028104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125020688601071">
                <text:p>0.125020688601071</text:p>
              </table:table-cell>
              <table:table-cell office:value-type="float" office:value="0.00128447709163074">
                <text:p>0.00128447709163074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125298713359559">
                <text:p>0.125298713359559</text:p>
              </table:table-cell>
              <table:table-cell office:value-type="float" office:value="0.00135891656716091">
                <text:p>0.00135891656716091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128699223412729">
                <text:p>0.128699223412729</text:p>
              </table:table-cell>
              <table:table-cell office:value-type="float" office:value="0.00130497562364835">
                <text:p>0.00130497562364835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128835975055337">
                <text:p>0.128835975055337</text:p>
              </table:table-cell>
              <table:table-cell office:value-type="float" office:value="0.001424689821142">
                <text:p>0.001424689821142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129430844081844">
                <text:p>0.129430844081844</text:p>
              </table:table-cell>
              <table:table-cell office:value-type="float" office:value="0.00152033606174614">
                <text:p>0.00152033606174614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129957985326094">
                <text:p>0.129957985326094</text:p>
              </table:table-cell>
              <table:table-cell office:value-type="float" office:value="0.00153671505470694">
                <text:p>0.00153671505470694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130426612401753">
                <text:p>0.130426612401753</text:p>
              </table:table-cell>
              <table:table-cell office:value-type="float" office:value="0.00156869696860817">
                <text:p>0.00156869696860817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131107042458716">
                <text:p>0.131107042458716</text:p>
              </table:table-cell>
              <table:table-cell office:value-type="float" office:value="0.00158377730765165">
                <text:p>0.00158377730765165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131795317683979">
                <text:p>0.131795317683979</text:p>
              </table:table-cell>
              <table:table-cell office:value-type="float" office:value="0.00158291716421571">
                <text:p>0.00158291716421571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132276139612317">
                <text:p>0.132276139612317</text:p>
              </table:table-cell>
              <table:table-cell office:value-type="float" office:value="0.00159020935498023">
                <text:p>0.00159020935498023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13282933263001">
                <text:p>0.13282933263001</text:p>
              </table:table-cell>
              <table:table-cell office:value-type="float" office:value="0.00158476979407654">
                <text:p>0.00158476979407654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1334496523647">
                <text:p>0.1334496523647</text:p>
              </table:table-cell>
              <table:table-cell office:value-type="float" office:value="0.00157985001554516">
                <text:p>0.00157985001554516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134347946088139">
                <text:p>0.134347946088139</text:p>
              </table:table-cell>
              <table:table-cell office:value-type="float" office:value="0.00158024323529862">
                <text:p>0.00158024323529862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134991508699981">
                <text:p>0.134991508699981</text:p>
              </table:table-cell>
              <table:table-cell office:value-type="float" office:value="0.00157485209482681">
                <text:p>0.00157485209482681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135520013905025">
                <text:p>0.135520013905025</text:p>
              </table:table-cell>
              <table:table-cell office:value-type="float" office:value="0.0016274471730052">
                <text:p>0.0016274471730052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136085665468205">
                <text:p>0.136085665468205</text:p>
              </table:table-cell>
              <table:table-cell office:value-type="float" office:value="0.00171241410395088">
                <text:p>0.00171241410395088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136699750371683">
                <text:p>0.136699750371683</text:p>
              </table:table-cell>
              <table:table-cell office:value-type="float" office:value="0.001769736914562">
                <text:p>0.001769736914562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13751201782469">
                <text:p>0.13751201782469</text:p>
              </table:table-cell>
              <table:table-cell office:value-type="float" office:value="0.00185058430791839">
                <text:p>0.00185058430791839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137852677756525">
                <text:p>0.137852677756525</text:p>
              </table:table-cell>
              <table:table-cell office:value-type="float" office:value="0.00193016063386807">
                <text:p>0.00193016063386807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138703365268683">
                <text:p>0.138703365268683</text:p>
              </table:table-cell>
              <table:table-cell office:value-type="float" office:value="0.00196398921754456">
                <text:p>0.00196398921754456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139291130010073">
                <text:p>0.139291130010073</text:p>
              </table:table-cell>
              <table:table-cell office:value-type="float" office:value="0.00202873260036284">
                <text:p>0.00202873260036284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139876440799416">
                <text:p>0.139876440799416</text:p>
              </table:table-cell>
              <table:table-cell office:value-type="float" office:value="0.00207497400245066">
                <text:p>0.00207497400245066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140533949908603">
                <text:p>0.140533949908603</text:p>
              </table:table-cell>
              <table:table-cell office:value-type="float" office:value="0.00216645157046049">
                <text:p>0.00216645157046049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141052819902712">
                <text:p>0.141052819902712</text:p>
              </table:table-cell>
              <table:table-cell office:value-type="float" office:value="0.0023887233575736">
                <text:p>0.0023887233575736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141930925031318">
                <text:p>0.141930925031318</text:p>
              </table:table-cell>
              <table:table-cell office:value-type="float" office:value="0.00236610358836748">
                <text:p>0.00236610358836748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142617442781285">
                <text:p>0.142617442781285</text:p>
              </table:table-cell>
              <table:table-cell office:value-type="float" office:value="0.00241420392099183">
                <text:p>0.00241420392099183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143399735435142">
                <text:p>0.143399735435142</text:p>
              </table:table-cell>
              <table:table-cell office:value-type="float" office:value="0.00242895688591784">
                <text:p>0.00242895688591784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143805370675144">
                <text:p>0.143805370675144</text:p>
              </table:table-cell>
              <table:table-cell office:value-type="float" office:value="0.00250273539495337">
                <text:p>0.00250273539495337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144523495377319">
                <text:p>0.144523495377319</text:p>
              </table:table-cell>
              <table:table-cell office:value-type="float" office:value="0.00261813891297376">
                <text:p>0.00261813891297376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145003693759147">
                <text:p>0.145003693759147</text:p>
              </table:table-cell>
              <table:table-cell office:value-type="float" office:value="0.00272979288675754">
                <text:p>0.00272979288675754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145781977947817">
                <text:p>0.145781977947817</text:p>
              </table:table-cell>
              <table:table-cell office:value-type="float" office:value="0.00272761210790228">
                <text:p>0.00272761210790228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146374375571972">
                <text:p>0.146374375571972</text:p>
              </table:table-cell>
              <table:table-cell office:value-type="float" office:value="0.00279269810080531">
                <text:p>0.00279269810080531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150652234805614">
                <text:p>0.150652234805614</text:p>
              </table:table-cell>
              <table:table-cell office:value-type="float" office:value="0.00289053378819515">
                <text:p>0.00289053378819515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150975338068069">
                <text:p>0.150975338068069</text:p>
              </table:table-cell>
              <table:table-cell office:value-type="float" office:value="0.00301615635433838">
                <text:p>0.00301615635433838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152033536795207">
                <text:p>0.152033536795207</text:p>
              </table:table-cell>
              <table:table-cell office:value-type="float" office:value="0.00329135361615303">
                <text:p>0.00329135361615303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152556834511533">
                <text:p>0.152556834511533</text:p>
              </table:table-cell>
              <table:table-cell office:value-type="float" office:value="0.00358378910191734">
                <text:p>0.00358378910191734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153797580436076">
                <text:p>0.153797580436076</text:p>
              </table:table-cell>
              <table:table-cell office:value-type="float" office:value="0.00333039695548464">
                <text:p>0.00333039695548464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154126672615349">
                <text:p>0.154126672615349</text:p>
              </table:table-cell>
              <table:table-cell office:value-type="float" office:value="0.00361363450014349">
                <text:p>0.00361363450014349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155485355738762">
                <text:p>0.155485355738762</text:p>
              </table:table-cell>
              <table:table-cell office:value-type="float" office:value="0.00360864472259069">
                <text:p>0.00360864472259069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156080457338133">
                <text:p>0.156080457338133</text:p>
              </table:table-cell>
              <table:table-cell office:value-type="float" office:value="0.00366364899717925">
                <text:p>0.00366364899717925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156534838221152">
                <text:p>0.156534838221152</text:p>
              </table:table-cell>
              <table:table-cell office:value-type="float" office:value="0.00382873873224561">
                <text:p>0.00382873873224561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157827932021903">
                <text:p>0.157827932021903</text:p>
              </table:table-cell>
              <table:table-cell office:value-type="float" office:value="0.00381795153372493">
                <text:p>0.00381795153372493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158485958866851">
                <text:p>0.158485958866851</text:p>
              </table:table-cell>
              <table:table-cell office:value-type="float" office:value="0.00382291093356227">
                <text:p>0.00382291093356227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159692423804992">
                <text:p>0.159692423804992</text:p>
              </table:table-cell>
              <table:table-cell office:value-type="float" office:value="0.00406780665107771">
                <text:p>0.00406780665107771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161097792598621">
                <text:p>0.161097792598621</text:p>
              </table:table-cell>
              <table:table-cell office:value-type="float" office:value="0.0040714981377573">
                <text:p>0.0040714981377573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161927616600113">
                <text:p>0.161927616600113</text:p>
              </table:table-cell>
              <table:table-cell office:value-type="float" office:value="0.0042925424520888">
                <text:p>0.0042925424520888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16281908310687">
                <text:p>0.16281908310687</text:p>
              </table:table-cell>
              <table:table-cell office:value-type="float" office:value="0.00436822240927543">
                <text:p>0.00436822240927543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163307206725498">
                <text:p>0.163307206725498</text:p>
              </table:table-cell>
              <table:table-cell office:value-type="float" office:value="0.00444102079510669">
                <text:p>0.00444102079510669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165110360370908">
                <text:p>0.165110360370908</text:p>
              </table:table-cell>
              <table:table-cell office:value-type="float" office:value="0.00465301075963508">
                <text:p>0.00465301075963508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166179789365318">
                <text:p>0.166179789365318</text:p>
              </table:table-cell>
              <table:table-cell office:value-type="float" office:value="0.00488918820865363">
                <text:p>0.00488918820865363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167266060245575">
                <text:p>0.167266060245575</text:p>
              </table:table-cell>
              <table:table-cell office:value-type="float" office:value="0.00502560273896057">
                <text:p>0.00502560273896057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168599317669616">
                <text:p>0.168599317669616</text:p>
              </table:table-cell>
              <table:table-cell office:value-type="float" office:value="0.00525804828435545">
                <text:p>0.00525804828435545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16949861477604">
                <text:p>0.16949861477604</text:p>
              </table:table-cell>
              <table:table-cell office:value-type="float" office:value="0.00518474590286553">
                <text:p>0.00518474590286553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170705523503983">
                <text:p>0.170705523503983</text:p>
              </table:table-cell>
              <table:table-cell office:value-type="float" office:value="0.00533425687054952">
                <text:p>0.00533425687054952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171098949519883">
                <text:p>0.171098949519883</text:p>
              </table:table-cell>
              <table:table-cell office:value-type="float" office:value="0.00545798480701278">
                <text:p>0.00545798480701278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172389230668899">
                <text:p>0.172389230668899</text:p>
              </table:table-cell>
              <table:table-cell office:value-type="float" office:value="0.00548777981097102">
                <text:p>0.00548777981097102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172189950733719">
                <text:p>0.172189950733719</text:p>
              </table:table-cell>
              <table:table-cell office:value-type="float" office:value="0.00566087208558893">
                <text:p>0.00566087208558893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174209071502841">
                <text:p>0.174209071502841</text:p>
              </table:table-cell>
              <table:table-cell office:value-type="float" office:value="0.00599215478389096">
                <text:p>0.00599215478389096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174722871703862">
                <text:p>0.174722871703862</text:p>
              </table:table-cell>
              <table:table-cell office:value-type="float" office:value="0.00622003037039902">
                <text:p>0.00622003037039902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175274729549351">
                <text:p>0.175274729549351</text:p>
              </table:table-cell>
              <table:table-cell office:value-type="float" office:value="0.00622446932462313">
                <text:p>0.00622446932462313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176644638268203">
                <text:p>0.176644638268203</text:p>
              </table:table-cell>
              <table:table-cell office:value-type="float" office:value="0.00639014189795478">
                <text:p>0.00639014189795478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0.177497968577765">
                <text:p>0.177497968577765</text:p>
              </table:table-cell>
              <table:table-cell office:value-type="float" office:value="0.00649488562007312">
                <text:p>0.00649488562007312</text:p>
              </table:table-cell>
            </table:table-row>
          </table:table-rows>
        </table:table>
      </chart:chart>
    </office:char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30.2999992370605pt" style:font-family-asian="'DejaVu Sans'" style:font-family-generic-asian="system" style:font-pitch-asian="variable" style:font-size-asian="30.2999992370605pt" style:font-family-complex="'DejaVu Sans'" style:font-family-generic-complex="system" style:font-pitch-complex="variable" style:font-size-complex="30.299999237060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4pt" style:font-family-asian="'DejaVu Sans'" style:font-family-generic-asian="system" style:font-pitch-asian="variable" style:font-size-asian="14pt" style:font-family-complex="'DejaVu Sans'" style:font-family-generic-complex="system" style:font-pitch-complex="variable" style:font-size-complex="14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Nimbus Sans L'" style:font-family-generic="swiss" style:font-pitch="variable" fo:font-size="14pt" style:font-family-asian="'DejaVu Sans'" style:font-family-generic-asian="system" style:font-pitch-asian="variable" style:font-size-asian="14pt" style:font-family-complex="'DejaVu Sans'" style:font-family-generic-complex="system" style:font-pitch-complex="variable" style:font-size-complex="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5.199cm" svg:height="16.358cm" chart:class="chart:scatter" chart:style-name="ch1">
        <chart:title svg:x="9.385cm" svg:y="0.326cm" chart:style-name="ch2">
          <text:p>Titre principal</text:p>
        </chart:title>
        <chart:legend chart:legend-position="end" svg:x="21.541cm" svg:y="7.71cm" chart:style-name="ch3"/>
        <chart:plot-area chart:style-name="ch4" table:cell-range-address="Feuille1.$A$101:.$B$196" chart:table-number-list="0" svg:x="0.502cm" svg:y="2.299cm" svg:width="20.036cm" svg:height="13.733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06943806">
                <text:p>-0.06943806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0731194">
                <text:p>-0.0731194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0731686">
                <text:p>-0.0731686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07498729">
                <text:p>-0.07498729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07411331">
                <text:p>-0.0741133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07536068">
                <text:p>-0.07536068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07830313">
                <text:p>-0.0783031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0843668">
                <text:p>-0.0843668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08946277">
                <text:p>-0.0894627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08980356">
                <text:p>-0.08980356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09179404">
                <text:p>-0.09179404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09524455">
                <text:p>-0.09524455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10035167">
                <text:p>-0.10035167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10332815">
                <text:p>-0.10332815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10284267">
                <text:p>-0.10284267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09974898">
                <text:p>-0.0997489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09710374">
                <text:p>-0.09710374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09829335">
                <text:p>-0.09829335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09108968">
                <text:p>-0.09108968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090731">
                <text:p>-0.090731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088769">
                <text:p>-0.088769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08790784">
                <text:p>-0.08790784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08325173">
                <text:p>-0.08325173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08291343">
                <text:p>-0.08291343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08269171">
                <text:p>-0.08269171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08377644">
                <text:p>-0.08377644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0863009">
                <text:p>-0.0863009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08667804">
                <text:p>-0.08667804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08499532">
                <text:p>-0.0849953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08541255">
                <text:p>-0.08541255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08628264">
                <text:p>-0.08628264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08427389">
                <text:p>-0.08427389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08125838">
                <text:p>-0.08125838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08018169">
                <text:p>-0.0801816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0789529">
                <text:p>-0.0789529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07991221">
                <text:p>-0.07991221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07780368">
                <text:p>-0.07780368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0786036">
                <text:p>-0.078603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08088298">
                <text:p>-0.08088298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08296252">
                <text:p>-0.0829625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08423321">
                <text:p>-0.08423321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08302018">
                <text:p>-0.08302018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07193663">
                <text:p>-0.07193663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0666974">
                <text:p>-0.0666974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05661436">
                <text:p>-0.05661436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04749949">
                <text:p>-0.04749949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04532873">
                <text:p>-0.04532873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04556022">
                <text:p>-0.04556022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04000907">
                <text:p>-0.04000907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04101714">
                <text:p>-0.04101714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03884835">
                <text:p>-0.03884835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03768203">
                <text:p>-0.03768203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03225161">
                <text:p>-0.0322516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02846887">
                <text:p>-0.0284688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02702114">
                <text:p>-0.02702114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02396751">
                <text:p>-0.02396751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02183998">
                <text:p>-0.02183998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02607174">
                <text:p>-0.02607174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02654264">
                <text:p>-0.02654264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02173446">
                <text:p>-0.02173446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01764841">
                <text:p>-0.01764841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01541614">
                <text:p>-0.01541614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00939768">
                <text:p>-0.00939768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00769927">
                <text:p>-0.00769927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00549515">
                <text:p>-0.00549515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00213508">
                <text:p>-0.00213508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00627741">
                <text:p>-0.00627741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0.00557516">
                <text:p>0.00557516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0.01327453">
                <text:p>0.01327453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0.0036925">
                <text:p>0.0036925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0.01822577">
                <text:p>0.01822577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0.01464961">
                <text:p>0.01464961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0.00966641000000001">
                <text:p>0.00966641000000001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0.01000278">
                <text:p>0.01000278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032102">
                <text:p>-0.0032102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0.01026235">
                <text:p>0.01026235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0.01940308">
                <text:p>0.01940308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0.01103638">
                <text:p>0.01103638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0.02324785">
                <text:p>0.02324785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0.02965772">
                <text:p>0.02965772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0.03401202">
                <text:p>0.03401202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0.03570092">
                <text:p>0.03570092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0.03316565">
                <text:p>0.03316565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0.02542681">
                <text:p>0.02542681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0.03066614">
                <text:p>0.03066614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0.02702117">
                <text:p>0.0270211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0.02734242">
                <text:p>0.0273424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0.03193421">
                <text:p>0.03193421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0.04757912">
                <text:p>0.04757912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0.05244635">
                <text:p>0.05244635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0.05535021">
                <text:p>0.05535021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0.04966317">
                <text:p>0.04966317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0.0479218">
                <text:p>0.0479218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0.04870894">
                <text:p>0.0487089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0.04662601">
                <text:p>0.04662601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0.04870979">
                <text:p>0.0487097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31.5pt" style:font-family-asian="'DejaVu Sans'" style:font-family-generic-asian="system" style:font-pitch-asian="variable" style:font-size-asian="31.5pt" style:font-family-complex="'DejaVu Sans'" style:font-family-generic-complex="system" style:font-pitch-complex="variable" style:font-size-complex="31.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4.5pt" style:font-family-asian="'DejaVu Sans'" style:font-family-generic-asian="system" style:font-pitch-asian="variable" style:font-size-asian="14.5pt" style:font-family-complex="'DejaVu Sans'" style:font-family-generic-complex="system" style:font-pitch-complex="variable" style:font-size-complex="14.5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6.8999996185303pt" style:font-family-asian="'DejaVu Sans'" style:font-family-generic-asian="system" style:font-pitch-asian="variable" style:font-size-asian="16.8999996185303pt" style:font-family-complex="'DejaVu Sans'" style:font-family-generic-complex="system" style:font-pitch-complex="variable" style:font-size-complex="16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6.8999996185303pt" style:font-family-asian="'DejaVu Sans'" style:font-family-generic-asian="system" style:font-pitch-asian="variable" style:font-size-asian="16.8999996185303pt" style:font-family-complex="'DejaVu Sans'" style:font-family-generic-complex="system" style:font-pitch-complex="variable" style:font-size-complex="16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Nimbus Sans L'" style:font-family-generic="swiss" style:font-pitch="variable" fo:font-size="14.5pt" style:font-family-asian="'DejaVu Sans'" style:font-family-generic-asian="system" style:font-pitch-asian="variable" style:font-size-asian="14.5pt" style:font-family-complex="'DejaVu Sans'" style:font-family-generic-complex="system" style:font-pitch-complex="variable" style:font-size-complex="14.5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3.133cm" svg:height="16.969cm" chart:class="chart:scatter" chart:style-name="ch1">
        <chart:title svg:x="8.236cm" svg:y="0.338cm" chart:style-name="ch2">
          <text:p>Titre principal</text:p>
        </chart:title>
        <chart:legend chart:legend-position="end" svg:x="19.405cm" svg:y="8.001cm" chart:style-name="ch3"/>
        <chart:plot-area chart:style-name="ch4" table:cell-range-address="Feuille1.$A$201:.$B$296" chart:table-number-list="0" svg:x="0.462cm" svg:y="2.386cm" svg:width="18.02cm" svg:height="14.24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4023508">
                <text:p>0.04023508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4174766">
                <text:p>0.04174766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4359207">
                <text:p>0.04359207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4572144">
                <text:p>0.04572144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4753575">
                <text:p>0.04753575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4886598">
                <text:p>0.04886598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05033793">
                <text:p>0.05033793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05298102">
                <text:p>0.05298102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05412932">
                <text:p>0.05412932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05677755">
                <text:p>0.05677755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05812833">
                <text:p>0.0581283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05929605">
                <text:p>0.05929605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06192569">
                <text:p>0.06192569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06369341">
                <text:p>0.06369341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06457797">
                <text:p>0.06457797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06745033">
                <text:p>0.0674503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07051072">
                <text:p>0.07051072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07316545">
                <text:p>0.07316545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0762204">
                <text:p>0.0762204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07944918">
                <text:p>0.07944918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08278349">
                <text:p>0.08278349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08484996">
                <text:p>0.08484996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08816219">
                <text:p>0.0881621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09179228">
                <text:p>0.09179228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09448394">
                <text:p>0.09448394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0981304">
                <text:p>0.0981304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09941993">
                <text:p>0.09941993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0388118">
                <text:p>0.10388118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0692828">
                <text:p>0.10692828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10999525">
                <text:p>0.10999525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11218012">
                <text:p>0.1121801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116929">
                <text:p>0.116929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12001072">
                <text:p>0.1200107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12220657">
                <text:p>0.12220657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1276282">
                <text:p>0.1276282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13227714">
                <text:p>0.13227714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12969013">
                <text:p>0.12969013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13943013">
                <text:p>0.13943013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14606841">
                <text:p>0.14606841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14701831">
                <text:p>0.14701831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15090566">
                <text:p>0.15090566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15400999">
                <text:p>0.15400999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16956296">
                <text:p>0.16956296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17541821">
                <text:p>0.17541821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18689091">
                <text:p>0.18689091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19664972">
                <text:p>0.19664972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20018484">
                <text:p>0.20018484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20184931">
                <text:p>0.20184931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21280867">
                <text:p>0.21280867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22170328">
                <text:p>0.22170328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22841121">
                <text:p>0.22841121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23647118">
                <text:p>0.23647118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24681209">
                <text:p>0.24681209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2508117">
                <text:p>0.2508117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25361105">
                <text:p>0.25361105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25871551">
                <text:p>0.25871551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26526358">
                <text:p>0.26526358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27342975">
                <text:p>0.2734297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2656137">
                <text:p>0.2656137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27352441">
                <text:p>0.27352441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27547379">
                <text:p>0.27547379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28009371">
                <text:p>0.28009371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28706392">
                <text:p>0.28706392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29058047">
                <text:p>0.29058047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2858371">
                <text:p>0.2858371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28484061">
                <text:p>0.28484061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26951164">
                <text:p>0.26951164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30289297">
                <text:p>0.30289297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3397438">
                <text:p>0.339743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33627178">
                <text:p>0.33627178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33507042">
                <text:p>0.33507042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34689033">
                <text:p>0.34689033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3360309">
                <text:p>0.3360309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33300758">
                <text:p>0.33300758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3049657">
                <text:p>0.3049657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32175604">
                <text:p>0.32175604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33157109">
                <text:p>0.33157109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31602323">
                <text:p>0.31602323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31262639">
                <text:p>0.31262639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32847793">
                <text:p>0.32847793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32871696">
                <text:p>0.3287169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33207874">
                <text:p>0.33207874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31084484">
                <text:p>0.31084484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28811702">
                <text:p>0.28811702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28801968">
                <text:p>0.2880196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28799657">
                <text:p>0.28799657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27499049">
                <text:p>0.27499049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2988112">
                <text:p>0.2988112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35223904">
                <text:p>0.35223904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36014282">
                <text:p>0.36014282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35624148">
                <text:p>0.35624148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30805989">
                <text:p>0.30805989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30247547">
                <text:p>0.30247547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28058696">
                <text:p>0.28058696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25515814">
                <text:p>0.25515814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26400928">
                <text:p>0.2640092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25.2000007629395pt" style:font-family-asian="'DejaVu Sans'" style:font-family-generic-asian="system" style:font-pitch-asian="variable" style:font-size-asian="25.2000007629395pt" style:font-family-complex="'DejaVu Sans'" style:font-family-generic-complex="system" style:font-pitch-complex="variable" style:font-size-complex="25.2000007629395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1.6000003814697pt" style:font-family-asian="'DejaVu Sans'" style:font-family-generic-asian="system" style:font-pitch-asian="variable" style:font-size-asian="11.6000003814697pt" style:font-family-complex="'DejaVu Sans'" style:font-family-generic-complex="system" style:font-pitch-complex="variable" style:font-size-complex="11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Nimbus Sans L'" style:font-family-generic="swiss" style:font-pitch="variable" fo:font-size="11.6000003814697pt" style:font-family-asian="'DejaVu Sans'" style:font-family-generic-asian="system" style:font-pitch-asian="variable" style:font-size-asian="11.6000003814697pt" style:font-family-complex="'DejaVu Sans'" style:font-family-generic-complex="system" style:font-pitch-complex="variable" style:font-size-complex="11.600000381469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0.242cm" svg:height="13.57cm" chart:class="chart:scatter" chart:style-name="ch1">
        <chart:title svg:x="7.444cm" svg:y="0.27cm" chart:style-name="ch2">
          <text:p>Titre principal</text:p>
        </chart:title>
        <chart:legend chart:legend-position="end" svg:x="17.224cm" svg:y="6.395cm" chart:style-name="ch3"/>
        <chart:plot-area chart:style-name="ch4" table:cell-range-address="Feuille1.$A$301:.$B$396" chart:table-number-list="0" svg:x="0.404cm" svg:y="1.911cm" svg:width="16.013cm" svg:height="11.38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239935">
                <text:p>-0.1239935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2018311">
                <text:p>-0.12018311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1742133">
                <text:p>-0.11742133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1544648">
                <text:p>-0.11544648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1379675">
                <text:p>-0.11379675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1039662">
                <text:p>-0.11039662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0776659">
                <text:p>-0.10776659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0376918">
                <text:p>-0.10376918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0140917">
                <text:p>-0.10140917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09798831">
                <text:p>-0.09798831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09319208">
                <text:p>-0.09319208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08920031">
                <text:p>-0.08920031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08554826">
                <text:p>-0.08554826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08139454">
                <text:p>-0.08139454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790071">
                <text:p>-0.0790071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7562772">
                <text:p>-0.07562772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7415042">
                <text:p>-0.07415042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7030863">
                <text:p>-0.07030863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6860096">
                <text:p>-0.06860096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6513991">
                <text:p>-0.06513991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6277168">
                <text:p>-0.06277168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5954263">
                <text:p>-0.05954263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5934882">
                <text:p>-0.05934882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5590565">
                <text:p>-0.05590565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5304113">
                <text:p>-0.05304113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4986927">
                <text:p>-0.04986927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4607741">
                <text:p>-0.04607741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4251009">
                <text:p>-0.04251009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4035943">
                <text:p>-0.04035943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3627279">
                <text:p>-0.03627279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3362139">
                <text:p>-0.03362139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3081781">
                <text:p>-0.03081781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287198">
                <text:p>-0.0287198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2756259">
                <text:p>-0.02756259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2493064">
                <text:p>-0.02493064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-0.02246045">
                <text:p>-0.02246045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-0.01804869">
                <text:p>-0.01804869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-0.0140681">
                <text:p>-0.0140681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-0.0061518">
                <text:p>-0.0061518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-0.00125273">
                <text:p>-0.00125273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00894360000000004">
                <text:p>0.000894360000000004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0256762">
                <text:p>0.00256762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-0.00677929">
                <text:p>-0.00677929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-0.00839673">
                <text:p>-0.00839673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-0.01409584">
                <text:p>-0.01409584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-0.0182713">
                <text:p>-0.0182713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-0.01870488">
                <text:p>-0.01870488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-0.01704566">
                <text:p>-0.01704566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-0.01514959">
                <text:p>-0.01514959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-0.0125467">
                <text:p>-0.0125467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-0.00953421">
                <text:p>-0.00953421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-0.00371819">
                <text:p>-0.00371819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-0.00262582">
                <text:p>-0.00262582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00631020000000001">
                <text:p>0.000631020000000001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0639983999999999">
                <text:p>0.00639983999999999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1050276">
                <text:p>0.01050276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01687386">
                <text:p>0.01687386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0329931">
                <text:p>0.0329931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04062932">
                <text:p>0.04062932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04024226">
                <text:p>0.04024226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03802271">
                <text:p>0.03802271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04218474">
                <text:p>0.04218474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04859247">
                <text:p>0.04859247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0542698">
                <text:p>0.0542698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05632294">
                <text:p>0.05632294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0634094">
                <text:p>0.0634094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07570151">
                <text:p>0.07570151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04925374">
                <text:p>0.04925374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03345531">
                <text:p>0.0334553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05745347">
                <text:p>0.05745347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03306988">
                <text:p>0.03306988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04129261">
                <text:p>0.04129261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04635529">
                <text:p>0.04635529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04957379">
                <text:p>0.04957379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08756195">
                <text:p>0.08756195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06476125">
                <text:p>0.06476125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05196004">
                <text:p>0.05196004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07895819">
                <text:p>0.07895819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0756051">
                <text:p>0.0756051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07179272">
                <text:p>0.07179272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07091585">
                <text:p>0.07091585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06678749">
                <text:p>0.06678749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09504699">
                <text:p>0.09504699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12916537">
                <text:p>0.12916537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2975861">
                <text:p>0.12975861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13821022">
                <text:p>0.13821022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13714607">
                <text:p>0.13714607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11689568">
                <text:p>0.11689568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06610979">
                <text:p>0.06610979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05150871">
                <text:p>0.05150871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06127234">
                <text:p>0.06127234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1221465">
                <text:p>0.1221465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13502512">
                <text:p>0.13502512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1508181">
                <text:p>0.1508181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17813769">
                <text:p>0.17813769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16570755">
                <text:p>0.1657075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31.8999996185303pt" style:font-family-asian="'DejaVu Sans'" style:font-family-generic-asian="system" style:font-pitch-asian="variable" style:font-size-asian="31.8999996185303pt" style:font-family-complex="'DejaVu Sans'" style:font-family-generic-complex="system" style:font-pitch-complex="variable" style:font-size-complex="31.8999996185303pt"/>
    </style:style>
    <style:style style:name="ch3" style:family="chart">
      <style:graphic-properties draw:fill="solid" draw:fill-color="#d9d9d9"/>
      <style:text-properties fo:font-family="'Nimbus Sans L'" style:font-family-generic="swiss" style:font-pitch="variable" fo:font-size="14.6999998092651pt" style:font-family-asian="'DejaVu Sans'" style:font-family-generic-asian="system" style:font-pitch-asian="variable" style:font-size-asian="14.6999998092651pt" style:font-family-complex="'DejaVu Sans'" style:font-family-generic-complex="system" style:font-pitch-complex="variable" style:font-size-complex="14.6999998092651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7.1000003814697pt" style:font-family-asian="'DejaVu Sans'" style:font-family-generic-asian="system" style:font-pitch-asian="variable" style:font-size-asian="17.1000003814697pt" style:font-family-complex="'DejaVu Sans'" style:font-family-generic-complex="system" style:font-pitch-complex="variable" style:font-size-complex="17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7.1000003814697pt" style:font-family-asian="'DejaVu Sans'" style:font-family-generic-asian="system" style:font-pitch-asian="variable" style:font-size-asian="17.1000003814697pt" style:font-family-complex="'DejaVu Sans'" style:font-family-generic-complex="system" style:font-pitch-complex="variable" style:font-size-complex="17.100000381469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800080" draw:fill-color="#800080"/>
      <style:text-properties fo:font-family="'Nimbus Sans L'" style:font-family-generic="swiss" style:font-pitch="variable" fo:font-size="14.6999998092651pt" style:font-family-asian="'DejaVu Sans'" style:font-family-generic-asian="system" style:font-pitch-asian="variable" style:font-size-asian="14.6999998092651pt" style:font-family-complex="'DejaVu Sans'" style:font-family-generic-complex="system" style:font-pitch-complex="variable" style:font-size-complex="14.6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22.224cm" svg:height="17.208cm" chart:class="chart:scatter" chart:style-name="ch1">
        <chart:title svg:x="7.731cm" svg:y="0.344cm" chart:style-name="ch2">
          <text:p>Titre principal</text:p>
        </chart:title>
        <chart:legend chart:legend-position="end" svg:x="18.463cm" svg:y="8.115cm" chart:style-name="ch3"/>
        <chart:plot-area chart:style-name="ch4" table:cell-range-address="Feuille1.$A$401:.$B$496" chart:table-number-list="0" svg:x="0.444cm" svg:y="2.429cm" svg:width="17.132cm" svg:height="14.43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1293876">
                <text:p>-0.21293876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4797324">
                <text:p>-0.14797324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18552455">
                <text:p>-0.18552455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2843708">
                <text:p>-0.12843708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4739781">
                <text:p>-0.14739781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1089461">
                <text:p>-0.21089461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936251">
                <text:p>-0.1936251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3322629">
                <text:p>-0.23322629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3035676">
                <text:p>-0.23035676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870999">
                <text:p>-0.1870999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9309768">
                <text:p>-0.19309768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9360957">
                <text:p>-0.19360957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9377988">
                <text:p>-0.19377988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8395714">
                <text:p>-0.18395714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8001334">
                <text:p>-0.18001334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8095285">
                <text:p>-0.18095285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8275294">
                <text:p>-0.18275294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867702">
                <text:p>-0.1867702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8999136">
                <text:p>-0.18999136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9329732">
                <text:p>-0.19329732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9463127">
                <text:p>-0.19463127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9763557">
                <text:p>-0.19763557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9963151">
                <text:p>-0.19963151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20286405">
                <text:p>-0.20286405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20609349">
                <text:p>-0.20609349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20856201">
                <text:p>-0.20856201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20694419">
                <text:p>-0.2069441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2096563">
                <text:p>-0.2096563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21232301">
                <text:p>-0.21232301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21215628">
                <text:p>-0.21215628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1532242">
                <text:p>-0.21532242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1718899">
                <text:p>-0.21718899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1878154">
                <text:p>-0.21878154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2030526">
                <text:p>-0.22030526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2388175">
                <text:p>-0.22388175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4070656">
                <text:p>-0.24070656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40715887093599">
                <text:p>-0.240715887093599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60914639259019">
                <text:p>-0.260914639259019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71862516721468">
                <text:p>-0.271862516721468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71268094204819">
                <text:p>-0.271268094204819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74893986685891">
                <text:p>-0.274893986685891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77621282547743">
                <text:p>-0.277621282547743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75637365571992">
                <text:p>-0.275637365571992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76414095096392">
                <text:p>-0.276414095096392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70968683241968">
                <text:p>-0.270968683241968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68918913694513">
                <text:p>-0.268918913694513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69607984127542">
                <text:p>-0.269607984127542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69277335628377">
                <text:p>-0.269277335628377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73197027227684">
                <text:p>-0.273197027227684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80761655206692">
                <text:p>-0.280761655206692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8721477422096">
                <text:p>-0.28721477422096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95261397298699">
                <text:p>-0.295261397298699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301549945505485">
                <text:p>-0.301549945505485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305041586728463">
                <text:p>-0.305041586728463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309787527184758">
                <text:p>-0.309787527184758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315452701645647">
                <text:p>-0.315452701645647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320797541969929">
                <text:p>-0.320797541969929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336614664585664">
                <text:p>-0.336614664585664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33391925577918">
                <text:p>-0.33391925577918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332831605814313">
                <text:p>-0.332831605814313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28774259477074">
                <text:p>-0.328774259477074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3584706296902">
                <text:p>-0.33584706296902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61391010529138">
                <text:p>-0.361391010529138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73390234171528">
                <text:p>-0.373390234171528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72829967696803">
                <text:p>-0.372829967696803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78721192108587">
                <text:p>-0.378721192108587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74496832108587">
                <text:p>-0.374496832108587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85311122108587">
                <text:p>-0.385311122108587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79775812108587">
                <text:p>-0.379775812108587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87026332108587">
                <text:p>-0.387026332108587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91364457108587">
                <text:p>-0.391364457108587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93287867108587">
                <text:p>-0.393287867108587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87689327108587">
                <text:p>-0.387689327108587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87564862108587">
                <text:p>-0.387564862108587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82683207108587">
                <text:p>-0.382683207108587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82231002108587">
                <text:p>-0.382231002108587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76108792108587">
                <text:p>-0.376108792108587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79191907108587">
                <text:p>-0.379191907108587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77452242108587">
                <text:p>-0.377452242108587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82692117108587">
                <text:p>-0.382692117108587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78758472108587">
                <text:p>-0.378758472108587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77897562108587">
                <text:p>-0.377897562108587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74206367108587">
                <text:p>-0.374206367108587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85572697108587">
                <text:p>-0.385572697108587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79026872108587">
                <text:p>-0.379026872108587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84174907108587">
                <text:p>-0.384174907108587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72740687108587">
                <text:p>-0.372740687108587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76057862108587">
                <text:p>-0.376057862108587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83687917108587">
                <text:p>-0.383687917108587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76723222108587">
                <text:p>-0.376723222108587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73765732108587">
                <text:p>-0.373765732108587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80758127108587">
                <text:p>-0.380758127108587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80166142108587">
                <text:p>-0.380166142108587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74338597108587">
                <text:p>-0.374338597108587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83873057108587">
                <text:p>-0.383873057108587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65025002108587">
                <text:p>-0.365025002108587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961cm" svg:y="3.309cm" chart:style-name="ch3"/>
        <chart:plot-area chart:style-name="ch4" table:cell-range-address="Feuille1.$A$506:.$B$602" chart:data-source-has-labels="row" chart:table-number-list="0" svg:x="0.16cm" svg:y="0.941cm" svg:width="6.48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00473970302196447">
                <text:p>0.00047397030219644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0589234430877759">
                <text:p>0.000589234430877759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0517914321040645">
                <text:p>0.00051791432104064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0523583055906307">
                <text:p>0.00052358305590630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0328197382367007">
                <text:p>0.000328197382367007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0046572565">
                <text:p>0.0004657256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0625177316445838">
                <text:p>0.00062517731644583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00778604109239649">
                <text:p>0.000778604109239649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0937088217981385">
                <text:p>0.000937088217981385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089448156359261">
                <text:p>0.00089448156359261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0926503642461893">
                <text:p>0.000926503642461893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105942998186199">
                <text:p>0.0010594299818619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123217429972476">
                <text:p>0.00123217429972476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131390933379582">
                <text:p>0.0013139093337958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121475860034015">
                <text:p>0.00121475860034015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089198445867783">
                <text:p>0.00089198445867783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071218857745913">
                <text:p>0.00071218857745913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0632144973412022">
                <text:p>0.00063214497341202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0121083139900905">
                <text:p>0.000121083139900905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000564561123511437">
                <text:p>-0.00000564561123511437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0159614058969246">
                <text:p>-0.00015961405896924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0299618387902333">
                <text:p>-0.00029961838790233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0702033556035372">
                <text:p>-0.00070203355603537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0768213749623405">
                <text:p>-0.00076821374962340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0874038856446391">
                <text:p>-0.000874038856446391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0952409291430311">
                <text:p>-0.00095240929143031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0799362225202202">
                <text:p>-0.00079936222520220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0839937546132031">
                <text:p>-0.00083993754613203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09317481234575">
                <text:p>-0.000931748123457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0943510212218521">
                <text:p>-0.00094351021221852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0894121955189609">
                <text:p>-0.00089412195518960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106359041360127">
                <text:p>-0.00106359041360127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131757372745242">
                <text:p>-0.0013175737274524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143864755622778">
                <text:p>-0.0014386475562277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164601165058381">
                <text:p>-0.0016460116505838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185770778137779">
                <text:p>-0.0018577077813777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165636968039787">
                <text:p>-0.00165636968039787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199699398921665">
                <text:p>-0.0019969939892166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199994760088777">
                <text:p>-0.0019999476008877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178446619394527">
                <text:p>-0.0017844661939452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177121693463858">
                <text:p>-0.00177121693463858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183823727144116">
                <text:p>-0.0018382372714411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276464252889252">
                <text:p>-0.0027646425288925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312594497940043">
                <text:p>-0.0031259449794004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384830910906025">
                <text:p>-0.00384830910906025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445208796324074">
                <text:p>-0.00445208796324074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45803827028678">
                <text:p>-0.004580382702867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447253648501494">
                <text:p>-0.00447253648501494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48356931481706">
                <text:p>-0.004835693148170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497095156329878">
                <text:p>-0.00497095156329878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512534287101382">
                <text:p>-0.00512534287101382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517695485702043">
                <text:p>-0.0051769548570204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560861101577737">
                <text:p>-0.0056086110157773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569711288645303">
                <text:p>-0.0056971128864530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6481373019159">
                <text:p>-0.005648137301915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69325821822155">
                <text:p>-0.0056932582182215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571828380887695">
                <text:p>-0.00571828380887695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541924577300303">
                <text:p>-0.0054192457730030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487075873620158">
                <text:p>-0.00487075873620158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515416144135491">
                <text:p>-0.00515416144135491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35382074059767">
                <text:p>-0.0053538207405976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541360447108253">
                <text:p>-0.0054136044710825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556310821018512">
                <text:p>-0.0055631082101851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556804077188417">
                <text:p>-0.00556804077188417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541526456856323">
                <text:p>-0.0054152645685632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523978318664862">
                <text:p>-0.00523978318664862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422811606015305">
                <text:p>-0.0042281160601530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637463558298151">
                <text:p>-0.0063746355829815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821923425933678">
                <text:p>-0.00821923425933678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726883795057199">
                <text:p>-0.0072688379505719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817941586156501">
                <text:p>-0.0081794158615650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829987103268773">
                <text:p>-0.0082998710326877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766943160522477">
                <text:p>-0.0076694316052247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751032870833839">
                <text:p>-0.00751032870833839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526206645717718">
                <text:p>-0.0052620664571771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674790735942534">
                <text:p>-0.0067479073594253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76146568978892">
                <text:p>-0.0076146568978892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6220873299796">
                <text:p>-0.00622087329979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643578031375039">
                <text:p>-0.0064357803137503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721313854616293">
                <text:p>-0.0072131385461629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734364399489031">
                <text:p>-0.0073436439948903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76429441739476">
                <text:p>-0.0076429441739476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607841652302964">
                <text:p>-0.0060784165230296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419386627863014">
                <text:p>-0.0041938662786301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430682329234988">
                <text:p>-0.00430682329234988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405083521902704">
                <text:p>-0.0040508352190270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371944855237727">
                <text:p>-0.0037194485523772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523724358751378">
                <text:p>-0.00523724358751378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879161849924734">
                <text:p>-0.00879161849924734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960442753444029">
                <text:p>-0.0096044275344402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923958319655375">
                <text:p>-0.00923958319655375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573706543189305">
                <text:p>-0.0057370654318930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520693183728535">
                <text:p>-0.00520693183728535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405423811705636">
                <text:p>-0.00405423811705636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241718394261727">
                <text:p>-0.0024171839426172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3194806225">
                <text:p>-0.00319480622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5cm" svg:y="0.14cm" chart:style-name="ch2">
          <text:p>Main Title</text:p>
        </chart:title>
        <chart:legend chart:legend-position="end" svg:x="6.91cm" svg:y="3.309cm" chart:style-name="ch3"/>
        <chart:plot-area chart:style-name="ch4" table:cell-range-address="Feuille1.$A$506:.$A$602 Feuille1.$C$506:.$C$602" chart:data-source-has-labels="row" chart:table-number-list="0 0" svg:x="0.16cm" svg:y="0.941cm" svg:width="6.431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531634993281603">
                <text:p>-0.00531634993281603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523439783894911">
                <text:p>-0.00523439783894911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521297415866618">
                <text:p>-0.0052129741586661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522286624386555">
                <text:p>-0.00522286624386555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523837624596618">
                <text:p>-0.0052383762459661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51760345">
                <text:p>-0.005176034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515009213259881">
                <text:p>-0.00515009213259881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512467620582343">
                <text:p>-0.00512467620582343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511104884778562">
                <text:p>-0.0051110488477856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510472117392264">
                <text:p>-0.00510472117392264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501775752038466">
                <text:p>-0.0050177575203846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496406596067508">
                <text:p>-0.0049640659606750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498018922313492">
                <text:p>-0.0049801892231349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494635681587651">
                <text:p>-0.00494635681587651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491708232970624">
                <text:p>-0.00491708232970624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487905186170591">
                <text:p>-0.00487905186170591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49279187848016">
                <text:p>-0.004927918784801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490144629161011">
                <text:p>-0.00490144629161011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485845383707206">
                <text:p>-0.0048584538370720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484159571232814">
                <text:p>-0.00484159571232814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48546500559861">
                <text:p>-0.004854650055986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479596053216737">
                <text:p>-0.0047959605321673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479852583481949">
                <text:p>-0.00479852583481949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479760302660903">
                <text:p>-0.0047976030266090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47698751499665">
                <text:p>-0.004769875149966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477203503938333">
                <text:p>-0.0047720350393833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47582378789554">
                <text:p>-0.004758237878955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479200550168911">
                <text:p>-0.0047920055016891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480474118378149">
                <text:p>-0.0048047411837814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478350703516291">
                <text:p>-0.0047835070351629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481147450224571">
                <text:p>-0.0048114745022457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482371238831354">
                <text:p>-0.0048237123883135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475369801460032">
                <text:p>-0.0047536980146003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474783964233474">
                <text:p>-0.0047478396423347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475653587816582">
                <text:p>-0.0047565358781658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473440821296238">
                <text:p>-0.0047344082129623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460635653650614">
                <text:p>-0.0046063565365061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463469808772638">
                <text:p>-0.0046346980877263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460002704401917">
                <text:p>-0.00460002704401917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460889601913509">
                <text:p>-0.00460889601913509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471150500024119">
                <text:p>-0.00471150500024119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47482170255279">
                <text:p>-0.004748217025527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509283605136285">
                <text:p>-0.0050928360513628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513884059787398">
                <text:p>-0.00513884059787398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528890348204316">
                <text:p>-0.0052889034820431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538243728158456">
                <text:p>-0.0053824372815845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544436506336488">
                <text:p>-0.0054443650633648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554585772991459">
                <text:p>-0.0055458577299145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562068482607163">
                <text:p>-0.0056206848260716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578309616046521">
                <text:p>-0.00578309616046521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581109043121446">
                <text:p>-0.0058110904312144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587650710822273">
                <text:p>-0.0058765071082227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587223354511023">
                <text:p>-0.0058722335451102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582411281330901">
                <text:p>-0.0058241128133090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74896591032977">
                <text:p>-0.0057489659103297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76492996729823">
                <text:p>-0.0057649299672982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576610067475015">
                <text:p>-0.00576610067475015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575603204270877">
                <text:p>-0.0057560320427087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568618484210185">
                <text:p>-0.0056861848421018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580461259258357">
                <text:p>-0.0058046125925835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580840962850084">
                <text:p>-0.0058084096285008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580114660859662">
                <text:p>-0.0058011466085966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566376407951936">
                <text:p>-0.00566376407951936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558222846146705">
                <text:p>-0.0055822284614670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547031884520169">
                <text:p>-0.00547031884520169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531745795007943">
                <text:p>-0.00531745795007943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536465343529291">
                <text:p>-0.0053646534352929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556967884516178">
                <text:p>-0.00556967884516178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579524148106133">
                <text:p>-0.0057952414810613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576773088291096">
                <text:p>-0.0057677308829109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568349614462775">
                <text:p>-0.0056834961446277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577675126907816">
                <text:p>-0.0057767512690781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602641596095331">
                <text:p>-0.0060264159609533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600134299196164">
                <text:p>-0.0060013429919616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600795810669934">
                <text:p>-0.00600795810669934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588085808058935">
                <text:p>-0.0058808580805893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579774021318995">
                <text:p>-0.00579774021318995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578677465554774">
                <text:p>-0.00578677465554774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529676633412876">
                <text:p>-0.00529676633412876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511017648134939">
                <text:p>-0.0051101764813493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496532502371984">
                <text:p>-0.00496532502371984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498528483278913">
                <text:p>-0.0049852848327891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484906828663512">
                <text:p>-0.00484906828663512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511615476058962">
                <text:p>-0.00511615476058962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479951144397864">
                <text:p>-0.00479951144397864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506059123069402">
                <text:p>-0.0050605912306940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515415628625156">
                <text:p>-0.0051541562862515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521637659903742">
                <text:p>-0.00521637659903742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470268814830746">
                <text:p>-0.0047026881483074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458052366363809">
                <text:p>-0.0045805236636380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438379898983585">
                <text:p>-0.00438379898983585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457441337022884">
                <text:p>-0.00457441337022884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463047728999183">
                <text:p>-0.00463047728999183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47484800905689">
                <text:p>-0.004748480090568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494767478143405">
                <text:p>-0.0049476747814340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496592785">
                <text:p>-0.0049659278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1000003814697pt" style:font-family-asian="'Lucida Sans Unicode'" style:font-family-generic-asian="system" style:font-pitch-asian="variable" style:font-size-asian="22.1000003814697pt" style:font-family-complex="Tahoma" style:font-family-generic-complex="system" style:font-pitch-complex="variable" style:font-size-complex="22.1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5.3000001907349pt" style:font-family-asian="'Lucida Sans Unicode'" style:font-family-generic-asian="system" style:font-pitch-asian="variable" style:font-size-asian="15.3000001907349pt" style:font-family-complex="Tahoma" style:font-family-generic-complex="system" style:font-pitch-complex="variable" style:font-size-complex="15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8999996185303pt" style:font-family-asian="'Lucida Sans Unicode'" style:font-family-generic-asian="system" style:font-pitch-asian="variable" style:font-size-asian="11.8999996185303pt" style:font-family-complex="Tahoma" style:font-family-generic-complex="system" style:font-pitch-complex="variable" style:font-size-complex="11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10.1999998092651pt" style:font-family-asian="'Lucida Sans Unicode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605cm" svg:height="11.904cm" chart:class="chart:scatter" chart:style-name="ch1">
        <chart:title svg:x="3.487cm" svg:y="0.238cm" chart:style-name="ch2">
          <text:p>Couple de tangage</text:p>
        </chart:title>
        <chart:plot-area chart:style-name="ch3" table:cell-range-address="Feuille1.$A$506:.$A$602 Feuille1.$D$506:.$D$602" chart:data-source-has-labels="row" chart:table-number-list="0 0" svg:x="0.272cm" svg:y="1.6cm" svg:width="11.983cm" svg:height="10.065cm">
          <chart:axis chart:dimension="x" chart:name="primary-x" chart:style-name="ch4">
            <chart:title svg:x="6.372cm" svg:y="11.065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72cm" svg:y="7.589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70351008">
                <text:p>0.01703510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18378592">
                <text:p>0.011837859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4841964">
                <text:p>0.01484196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102749664">
                <text:p>0.010274966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17918248">
                <text:p>0.011791824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68715688">
                <text:p>0.016871568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5490008">
                <text:p>0.01549000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86581032">
                <text:p>0.0186581032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84285408">
                <text:p>0.018428540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4967992">
                <text:p>0.014967992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54478144">
                <text:p>0.0154478144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54887656">
                <text:p>0.015488765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55023904">
                <text:p>0.015502390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47165712">
                <text:p>0.014716571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44010672">
                <text:p>0.014401067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4476228">
                <text:p>0.01447622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46202352">
                <text:p>0.014620235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4941616">
                <text:p>0.01494161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51993088">
                <text:p>0.015199308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54637856">
                <text:p>0.0154637856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55705016">
                <text:p>0.015570501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58108456">
                <text:p>0.015810845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59705208">
                <text:p>0.015970520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6229124">
                <text:p>0.016229124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64874792">
                <text:p>0.0164874792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66849608">
                <text:p>0.0166849608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65555352">
                <text:p>0.016555535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6772504">
                <text:p>0.016772504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69858408">
                <text:p>0.016985840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69725024">
                <text:p>0.016972502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72257936">
                <text:p>0.0172257936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73751192">
                <text:p>0.017375119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75025232">
                <text:p>0.017502523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76244208">
                <text:p>0.017624420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791054">
                <text:p>0.01791054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92565248">
                <text:p>0.019256524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192572709674879">
                <text:p>0.019257270967487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208731711407215">
                <text:p>0.020873171140721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217490013377175">
                <text:p>0.021749001337717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217014475363855">
                <text:p>0.0217014475363855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219915189348713">
                <text:p>0.0219915189348713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222097026038195">
                <text:p>0.022209702603819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220509892457594">
                <text:p>0.022050989245759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221131276077114">
                <text:p>0.022113127607711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216774946593575">
                <text:p>0.0216774946593575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21513513095561">
                <text:p>0.021513513095561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215686387302034">
                <text:p>0.021568638730203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215421868502702">
                <text:p>0.0215421868502702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218557621782147">
                <text:p>0.0218557621782147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224609324165354">
                <text:p>0.0224609324165354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229771819376768">
                <text:p>0.022977181937676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36209117838959">
                <text:p>0.0236209117838959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41239956404388">
                <text:p>0.024123995640438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44033269382771">
                <text:p>0.024403326938277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47830021747807">
                <text:p>0.024783002174780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52362161316517">
                <text:p>0.025236216131651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56638033575943">
                <text:p>0.025663803357594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69291731668531">
                <text:p>0.026929173166853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67135404623344">
                <text:p>0.026713540462334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6626528465145">
                <text:p>0.02662652846514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6301940758166">
                <text:p>0.026301940758166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68677650375216">
                <text:p>0.0268677650375216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89112808423311">
                <text:p>0.028911280842331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98712187337222">
                <text:p>0.029871218733722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98263974157443">
                <text:p>0.029826397415744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30297695368687">
                <text:p>0.03029769536868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9959746568687">
                <text:p>0.02995974656868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30824889768687">
                <text:p>0.03082488976868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30382064968687">
                <text:p>0.03038206496868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30962106568687">
                <text:p>0.03096210656868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31309156568687">
                <text:p>0.03130915656868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31463029368687">
                <text:p>0.03146302936868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31015146168687">
                <text:p>0.03101514616868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31005188968687">
                <text:p>0.03100518896868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30614656568687">
                <text:p>0.03061465656868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30578480168687">
                <text:p>0.03057848016868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30088703368687">
                <text:p>0.03008870336868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30335352568687">
                <text:p>0.03033535256868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30196179368687">
                <text:p>0.03019617936868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30615369368687">
                <text:p>0.03061536936868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30300677768687">
                <text:p>0.03030067776868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30231804968687">
                <text:p>0.03023180496868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9936509368687">
                <text:p>0.02993650936868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30845815768687">
                <text:p>0.03084581576868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30322149768687">
                <text:p>0.03032214976868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30733992568687">
                <text:p>0.03073399256868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9819254968687">
                <text:p>0.02981925496868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30084628968687">
                <text:p>0.03008462896868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30695033368687">
                <text:p>0.03069503336868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30137857768687">
                <text:p>0.03013785776868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9901258568687">
                <text:p>0.02990125856868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30460650168687">
                <text:p>0.03046065016868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30413291368687">
                <text:p>0.03041329136868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9947087768687">
                <text:p>0.02994708776868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30709844568687">
                <text:p>0.03070984456868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9202000168687">
                <text:p>0.02920200016868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000001907349pt" style:font-family-asian="'Lucida Sans Unicode'" style:font-family-generic-asian="system" style:font-pitch-asian="variable" style:font-size-asian="15.8000001907349pt" style:font-family-complex="Tahoma" style:font-family-generic-complex="system" style:font-pitch-complex="variable" style:font-size-complex="15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Lucida Sans Unicode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Lucida Sans Unicode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7.30000019073486pt" style:font-family-asian="'Lucida Sans Unicode'" style:font-family-generic-asian="system" style:font-pitch-asian="variable" style:font-size-asian="7.30000019073486pt" style:font-family-complex="Tahoma" style:font-family-generic-complex="system" style:font-pitch-complex="variable" style:font-size-complex="7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0.315cm" svg:height="8.504cm" chart:class="chart:scatter" chart:style-name="ch1">
        <chart:title svg:x="2.666cm" svg:y="0.17cm" chart:style-name="ch2">
          <text:p>Poussée à V=10 m/s</text:p>
        </chart:title>
        <chart:plot-area chart:style-name="ch3" table:cell-range-address="Feuille1.$A$506:.$A$602 Feuille1.$E$506:.$E$602" chart:data-source-has-labels="row" chart:table-number-list="0 0" svg:x="0.206cm" svg:y="1.143cm" svg:width="9.421cm" svg:height="7.19cm">
          <chart:axis chart:dimension="x" chart:name="primary-x" chart:style-name="ch4">
            <chart:title svg:x="4.959cm" svg:y="7.885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06cm" svg:y="5.289cm" chart:style-name="ch5">
              <text:p>poussée en 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145377444006272">
                <text:p>0.145377444006272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144519379366687">
                <text:p>0.14451937936668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142491539868235">
                <text:p>0.142491539868235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41831019760152">
                <text:p>0.14183101976015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42077717636398">
                <text:p>0.14207771763639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13639134">
                <text:p>0.1363913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133584610328572">
                <text:p>0.13358461032857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137430778224381">
                <text:p>0.13743077822438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139232153368208">
                <text:p>0.13923215336820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137976458486206">
                <text:p>0.13797645848620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138137217644202">
                <text:p>0.13813721764420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38199792528646">
                <text:p>0.138199792528646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40442851811108">
                <text:p>0.14044285181110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41561294526833">
                <text:p>0.141561294526833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41056957600813">
                <text:p>0.141056957600813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42756230548284">
                <text:p>0.14275623054828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40428712611921">
                <text:p>0.14042871261192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43604222089892">
                <text:p>0.14360422208989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42920763169856">
                <text:p>0.14292076316985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44727973183638">
                <text:p>0.14472797318363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43906728607985">
                <text:p>0.143906728607985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45399559866241">
                <text:p>0.145399559866241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46125251822331">
                <text:p>0.146125251822331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46796470058867">
                <text:p>0.14679647005886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48729593372573">
                <text:p>0.148729593372573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52640516456313">
                <text:p>0.15264051645631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52708088949521">
                <text:p>0.15270808894952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54728070654259">
                <text:p>0.154728070654259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5360701093278">
                <text:p>0.1536070109327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55580631930034">
                <text:p>0.155580631930034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55490675013013">
                <text:p>0.155490675013013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57196322638525">
                <text:p>0.157196322638525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59267190816575">
                <text:p>0.15926719081657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5997883460343">
                <text:p>0.15997883460343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64580808655471">
                <text:p>0.164580808655471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73111797292122">
                <text:p>0.17311179729212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65755236571404">
                <text:p>0.16575523657140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79855321158738">
                <text:p>0.17985532115873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90504177974311">
                <text:p>0.19050417797431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91063709057161">
                <text:p>0.191063709057161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93524562584542">
                <text:p>0.19352456258454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93909038144691">
                <text:p>0.19390903814469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91808461211582">
                <text:p>0.19180846121158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90960372958886">
                <text:p>0.190960372958886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88663154434998">
                <text:p>0.188663154434998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86271632171108">
                <text:p>0.186271632171108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84811895156227">
                <text:p>0.184811895156227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82520645089279">
                <text:p>0.18252064508927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86648130219692">
                <text:p>0.186648130219692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94531538036658">
                <text:p>0.194531538036658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9915931192696">
                <text:p>0.1991593119269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206293909683883">
                <text:p>0.206293909683883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212722930544483">
                <text:p>0.21272293054448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21433244410808">
                <text:p>0.21433244410808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21890380691997">
                <text:p>0.2189038069199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22208037474218">
                <text:p>0.2220803747421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229662787933913">
                <text:p>0.22966278793391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250846590799766">
                <text:p>0.25084659079976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246713053989815">
                <text:p>0.24671305398981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249253317384112">
                <text:p>0.24925331738411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247271131346483">
                <text:p>0.247271131346483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253759106334832">
                <text:p>0.25375910633483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26291539587209">
                <text:p>0.2629153958720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271531115567235">
                <text:p>0.27153111556723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268840313036059">
                <text:p>0.268840313036059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273187480528185">
                <text:p>0.27318748052818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268602641302821">
                <text:p>0.26860264130282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277884817511144">
                <text:p>0.27788481751114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300464293612374">
                <text:p>0.30046429361237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32369685495671">
                <text:p>0.3236968549567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296212227250164">
                <text:p>0.296212227250164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318908933371498">
                <text:p>0.318908933371498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313769115210904">
                <text:p>0.31376911521090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315520857894034">
                <text:p>0.31552085789403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327702847979027">
                <text:p>0.32770284797902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322319395391575">
                <text:p>0.32231939539157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319921451444665">
                <text:p>0.319921451444665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334778030423551">
                <text:p>0.334778030423551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329033015992703">
                <text:p>0.32903301599270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343616357023049">
                <text:p>0.34361635702304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345351261705523">
                <text:p>0.34535126170552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347501076793839">
                <text:p>0.347501076793839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357328788445488">
                <text:p>0.357328788445488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37115457075085">
                <text:p>0.37115457075085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375564046758426">
                <text:p>0.37556404675842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38747772220756">
                <text:p>0.3874777222075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376805125746056">
                <text:p>0.376805125746056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383773309029731">
                <text:p>0.383773309029731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390148501510622">
                <text:p>0.39014850151062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387009654268902">
                <text:p>0.38700965426890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396725050754041">
                <text:p>0.396725050754041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413294349513907">
                <text:p>0.41329434951390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424877366376882">
                <text:p>0.42487736637688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422798404612192">
                <text:p>0.422798404612192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4289685359219">
                <text:p>0.428968535921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42971683">
                <text:p>0.42971683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